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emission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Blocks</text:p>
          </table:table-cell>
        </table:table-row>
        <table:table-row table:style-name="ro1">
          <table:table-cell office:value-type="date" office:date-value="2014-05-29" calcext:value-type="date">
            <text:p>29/05/14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date" office:date-value="2014-05-30" calcext:value-type="date">
            <text:p>30/05/14</text:p>
          </table:table-cell>
          <table:table-cell office:value-type="float" office:value="1085" calcext:value-type="float">
            <text:p>1085</text:p>
          </table:table-cell>
          <table:table-cell table:formula="of:=([.B3]-[.B2])" office:value-type="float" office:value="909" calcext:value-type="float">
            <text:p>909</text:p>
          </table:table-cell>
        </table:table-row>
        <table:table-row table:style-name="ro1">
          <table:table-cell office:value-type="date" office:date-value="2014-05-31" calcext:value-type="date">
            <text:p>31/05/14</text:p>
          </table:table-cell>
          <table:table-cell office:value-type="float" office:value="1997" calcext:value-type="float">
            <text:p>1997</text:p>
          </table:table-cell>
          <table:table-cell table:formula="of:=([.B4]-[.B3])" office:value-type="float" office:value="912" calcext:value-type="float">
            <text:p>912</text:p>
          </table:table-cell>
        </table:table-row>
        <table:table-row table:style-name="ro1">
          <table:table-cell office:value-type="date" office:date-value="2014-06-01" calcext:value-type="date">
            <text:p>01/06/14</text:p>
          </table:table-cell>
          <table:table-cell office:value-type="float" office:value="2890" calcext:value-type="float">
            <text:p>2890</text:p>
          </table:table-cell>
          <table:table-cell table:formula="of:=([.B5]-[.B4])" office:value-type="float" office:value="893" calcext:value-type="float">
            <text:p>893</text:p>
          </table:table-cell>
        </table:table-row>
        <table:table-row table:style-name="ro1">
          <table:table-cell office:value-type="date" office:date-value="2014-06-02" calcext:value-type="date">
            <text:p>02/06/14</text:p>
          </table:table-cell>
          <table:table-cell office:value-type="float" office:value="3804" calcext:value-type="float">
            <text:p>3804</text:p>
          </table:table-cell>
          <table:table-cell table:formula="of:=([.B6]-[.B5])" office:value-type="float" office:value="914" calcext:value-type="float">
            <text:p>914</text:p>
          </table:table-cell>
        </table:table-row>
        <table:table-row table:style-name="ro1">
          <table:table-cell office:value-type="date" office:date-value="2014-06-03" calcext:value-type="date">
            <text:p>03/06/14</text:p>
          </table:table-cell>
          <table:table-cell office:value-type="float" office:value="4365" calcext:value-type="float">
            <text:p>4365</text:p>
          </table:table-cell>
          <table:table-cell table:formula="of:=([.B7]-[.B6])"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14-06-04" calcext:value-type="date">
            <text:p>04/06/14</text:p>
          </table:table-cell>
          <table:table-cell office:value-type="float" office:value="5593" calcext:value-type="float">
            <text:p>5593</text:p>
          </table:table-cell>
          <table:table-cell table:formula="of:=([.B8]-[.B7])" office:value-type="float" office:value="1228" calcext:value-type="float">
            <text:p>1228</text:p>
          </table:table-cell>
        </table:table-row>
        <table:table-row table:style-name="ro1">
          <table:table-cell office:value-type="date" office:date-value="2014-06-05" calcext:value-type="date">
            <text:p>05/06/14</text:p>
          </table:table-cell>
          <table:table-cell office:value-type="float" office:value="6443" calcext:value-type="float">
            <text:p>6443</text:p>
          </table:table-cell>
          <table:table-cell table:formula="of:=([.B9]-[.B8])"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14-06-06" calcext:value-type="date">
            <text:p>06/06/14</text:p>
          </table:table-cell>
          <table:table-cell office:value-type="float" office:value="7323" calcext:value-type="float">
            <text:p>7323</text:p>
          </table:table-cell>
          <table:table-cell table:formula="of:=([.B10]-[.B9])"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14-06-07" calcext:value-type="date">
            <text:p>07/06/14</text:p>
          </table:table-cell>
          <table:table-cell office:value-type="float" office:value="8259" calcext:value-type="float">
            <text:p>8259</text:p>
          </table:table-cell>
          <table:table-cell table:formula="of:=([.B11]-[.B10])" office:value-type="float" office:value="936" calcext:value-type="float">
            <text:p>936</text:p>
          </table:table-cell>
        </table:table-row>
        <table:table-row table:style-name="ro1">
          <table:table-cell office:value-type="date" office:date-value="2014-06-08" calcext:value-type="date">
            <text:p>08/06/14</text:p>
          </table:table-cell>
          <table:table-cell office:value-type="float" office:value="9107" calcext:value-type="float">
            <text:p>9107</text:p>
          </table:table-cell>
          <table:table-cell table:formula="of:=([.B12]-[.B11])"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14-06-09" calcext:value-type="date">
            <text:p>09/06/14</text:p>
          </table:table-cell>
          <table:table-cell office:value-type="float" office:value="10024" calcext:value-type="float">
            <text:p>10024</text:p>
          </table:table-cell>
          <table:table-cell table:formula="of:=([.B13]-[.B12])" office:value-type="float" office:value="917" calcext:value-type="float">
            <text:p>917</text:p>
          </table:table-cell>
        </table:table-row>
        <table:table-row table:style-name="ro1">
          <table:table-cell office:value-type="date" office:date-value="2014-06-10" calcext:value-type="date">
            <text:p>10/06/14</text:p>
          </table:table-cell>
          <table:table-cell office:value-type="float" office:value="10963" calcext:value-type="float">
            <text:p>10963</text:p>
          </table:table-cell>
          <table:table-cell table:formula="of:=([.B14]-[.B13])" office:value-type="float" office:value="939" calcext:value-type="float">
            <text:p>939</text:p>
          </table:table-cell>
        </table:table-row>
        <table:table-row table:style-name="ro1">
          <table:table-cell office:value-type="date" office:date-value="2014-06-11" calcext:value-type="date">
            <text:p>11/06/14</text:p>
          </table:table-cell>
          <table:table-cell office:value-type="float" office:value="11831" calcext:value-type="float">
            <text:p>11831</text:p>
          </table:table-cell>
          <table:table-cell table:formula="of:=([.B15]-[.B14])"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14-06-12" calcext:value-type="date">
            <text:p>12/06/14</text:p>
          </table:table-cell>
          <table:table-cell office:value-type="float" office:value="12757" calcext:value-type="float">
            <text:p>12757</text:p>
          </table:table-cell>
          <table:table-cell table:formula="of:=([.B16]-[.B15])" office:value-type="float" office:value="926" calcext:value-type="float">
            <text:p>926</text:p>
          </table:table-cell>
        </table:table-row>
        <table:table-row table:style-name="ro1">
          <table:table-cell office:value-type="date" office:date-value="2014-06-13" calcext:value-type="date">
            <text:p>13/06/14</text:p>
          </table:table-cell>
          <table:table-cell office:value-type="float" office:value="13702" calcext:value-type="float">
            <text:p>13702</text:p>
          </table:table-cell>
          <table:table-cell table:formula="of:=([.B17]-[.B16])" office:value-type="float" office:value="945" calcext:value-type="float">
            <text:p>945</text:p>
          </table:table-cell>
        </table:table-row>
        <table:table-row table:style-name="ro1">
          <table:table-cell office:value-type="date" office:date-value="2014-06-14" calcext:value-type="date">
            <text:p>14/06/14</text:p>
          </table:table-cell>
          <table:table-cell office:value-type="float" office:value="14703" calcext:value-type="float">
            <text:p>14703</text:p>
          </table:table-cell>
          <table:table-cell table:formula="of:=([.B18]-[.B17])" office:value-type="float" office:value="1001" calcext:value-type="float">
            <text:p>1001</text:p>
          </table:table-cell>
        </table:table-row>
        <table:table-row table:style-name="ro1">
          <table:table-cell office:value-type="date" office:date-value="2014-06-15" calcext:value-type="date">
            <text:p>15/06/14</text:p>
          </table:table-cell>
          <table:table-cell office:value-type="float" office:value="15295" calcext:value-type="float">
            <text:p>15295</text:p>
          </table:table-cell>
          <table:table-cell table:formula="of:=([.B19]-[.B18])"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14-06-16" calcext:value-type="date">
            <text:p>16/06/14</text:p>
          </table:table-cell>
          <table:table-cell office:value-type="float" office:value="15935" calcext:value-type="float">
            <text:p>15935</text:p>
          </table:table-cell>
          <table:table-cell table:formula="of:=([.B20]-[.B19])"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14-06-17" calcext:value-type="date">
            <text:p>17/06/14</text:p>
          </table:table-cell>
          <table:table-cell office:value-type="float" office:value="15935" calcext:value-type="float">
            <text:p>15935</text:p>
          </table:table-cell>
          <table:table-cell table:formula="of:=([.B21]-[.B2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6-18" calcext:value-type="date">
            <text:p>18/06/14</text:p>
          </table:table-cell>
          <table:table-cell office:value-type="float" office:value="15935" calcext:value-type="float">
            <text:p>15935</text:p>
          </table:table-cell>
          <table:table-cell table:formula="of:=([.B22]-[.B2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6-19" calcext:value-type="date">
            <text:p>19/06/14</text:p>
          </table:table-cell>
          <table:table-cell office:value-type="float" office:value="15935" calcext:value-type="float">
            <text:p>15935</text:p>
          </table:table-cell>
          <table:table-cell table:formula="of:=([.B23]-[.B2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6-20" calcext:value-type="date">
            <text:p>20/06/14</text:p>
          </table:table-cell>
          <table:table-cell office:value-type="float" office:value="15935" calcext:value-type="float">
            <text:p>15935</text:p>
          </table:table-cell>
          <table:table-cell table:formula="of:=([.B24]-[.B2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6-21" calcext:value-type="date">
            <text:p>21/06/14</text:p>
          </table:table-cell>
          <table:table-cell office:value-type="float" office:value="15936" calcext:value-type="float">
            <text:p>15936</text:p>
          </table:table-cell>
          <table:table-cell table:formula="of:=([.B25]-[.B2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4-06-22" calcext:value-type="date">
            <text:p>22/06/14</text:p>
          </table:table-cell>
          <table:table-cell office:value-type="float" office:value="15938" calcext:value-type="float">
            <text:p>15938</text:p>
          </table:table-cell>
          <table:table-cell table:formula="of:=([.B26]-[.B2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4-06-23" calcext:value-type="date">
            <text:p>23/06/14</text:p>
          </table:table-cell>
          <table:table-cell office:value-type="float" office:value="17729" calcext:value-type="float">
            <text:p>17729</text:p>
          </table:table-cell>
          <table:table-cell table:formula="of:=([.B27]-[.B26])" office:value-type="float" office:value="1791" calcext:value-type="float">
            <text:p>1791</text:p>
          </table:table-cell>
        </table:table-row>
        <table:table-row table:style-name="ro1">
          <table:table-cell office:value-type="date" office:date-value="2014-06-24" calcext:value-type="date">
            <text:p>24/06/14</text:p>
          </table:table-cell>
          <table:table-cell office:value-type="float" office:value="18826" calcext:value-type="float">
            <text:p>18826</text:p>
          </table:table-cell>
          <table:table-cell table:formula="of:=([.B28]-[.B27])" office:value-type="float" office:value="1097" calcext:value-type="float">
            <text:p>1097</text:p>
          </table:table-cell>
        </table:table-row>
        <table:table-row table:style-name="ro1">
          <table:table-cell office:value-type="date" office:date-value="2014-06-25" calcext:value-type="date">
            <text:p>25/06/14</text:p>
          </table:table-cell>
          <table:table-cell office:value-type="float" office:value="20021" calcext:value-type="float">
            <text:p>20021</text:p>
          </table:table-cell>
          <table:table-cell table:formula="of:=([.B29]-[.B28])" office:value-type="float" office:value="1195" calcext:value-type="float">
            <text:p>1195</text:p>
          </table:table-cell>
        </table:table-row>
        <table:table-row table:style-name="ro1">
          <table:table-cell office:value-type="date" office:date-value="2014-06-26" calcext:value-type="date">
            <text:p>26/06/14</text:p>
          </table:table-cell>
          <table:table-cell office:value-type="float" office:value="20964" calcext:value-type="float">
            <text:p>20964</text:p>
          </table:table-cell>
          <table:table-cell table:formula="of:=([.B30]-[.B29])" office:value-type="float" office:value="943" calcext:value-type="float">
            <text:p>943</text:p>
          </table:table-cell>
        </table:table-row>
        <table:table-row table:style-name="ro1">
          <table:table-cell office:value-type="date" office:date-value="2014-06-27" calcext:value-type="date">
            <text:p>27/06/14</text:p>
          </table:table-cell>
          <table:table-cell office:value-type="float" office:value="22033" calcext:value-type="float">
            <text:p>22033</text:p>
          </table:table-cell>
          <table:table-cell table:formula="of:=([.B31]-[.B30])" office:value-type="float" office:value="1069" calcext:value-type="float">
            <text:p>1069</text:p>
          </table:table-cell>
        </table:table-row>
        <table:table-row table:style-name="ro1">
          <table:table-cell office:value-type="date" office:date-value="2014-06-28" calcext:value-type="date">
            <text:p>28/06/14</text:p>
          </table:table-cell>
          <table:table-cell office:value-type="float" office:value="23000" calcext:value-type="float">
            <text:p>23000</text:p>
          </table:table-cell>
          <table:table-cell table:formula="of:=([.B32]-[.B31])" office:value-type="float" office:value="967" calcext:value-type="float">
            <text:p>967</text:p>
          </table:table-cell>
        </table:table-row>
        <table:table-row table:style-name="ro1">
          <table:table-cell office:value-type="date" office:date-value="2014-06-29" calcext:value-type="date">
            <text:p>29/06/14</text:p>
          </table:table-cell>
          <table:table-cell office:value-type="float" office:value="23989" calcext:value-type="float">
            <text:p>23989</text:p>
          </table:table-cell>
          <table:table-cell table:formula="of:=([.B33]-[.B32])" office:value-type="float" office:value="989" calcext:value-type="float">
            <text:p>989</text:p>
          </table:table-cell>
        </table:table-row>
        <table:table-row table:style-name="ro1">
          <table:table-cell office:value-type="date" office:date-value="2014-06-30" calcext:value-type="date">
            <text:p>30/06/14</text:p>
          </table:table-cell>
          <table:table-cell office:value-type="float" office:value="24921" calcext:value-type="float">
            <text:p>24921</text:p>
          </table:table-cell>
          <table:table-cell table:formula="of:=([.B34]-[.B33])" office:value-type="float" office:value="932" calcext:value-type="float">
            <text:p>932</text:p>
          </table:table-cell>
        </table:table-row>
        <table:table-row table:style-name="ro1">
          <table:table-cell office:value-type="date" office:date-value="2014-07-01" calcext:value-type="date">
            <text:p>01/07/14</text:p>
          </table:table-cell>
          <table:table-cell office:value-type="float" office:value="25812" calcext:value-type="float">
            <text:p>25812</text:p>
          </table:table-cell>
          <table:table-cell table:formula="of:=([.B35]-[.B34])" office:value-type="float" office:value="891" calcext:value-type="float">
            <text:p>891</text:p>
          </table:table-cell>
        </table:table-row>
        <table:table-row table:style-name="ro1">
          <table:table-cell office:value-type="date" office:date-value="2014-07-02" calcext:value-type="date">
            <text:p>02/07/14</text:p>
          </table:table-cell>
          <table:table-cell office:value-type="float" office:value="26909" calcext:value-type="float">
            <text:p>26909</text:p>
          </table:table-cell>
          <table:table-cell table:formula="of:=([.B36]-[.B35])" office:value-type="float" office:value="1097" calcext:value-type="float">
            <text:p>1097</text:p>
          </table:table-cell>
        </table:table-row>
        <table:table-row table:style-name="ro1">
          <table:table-cell office:value-type="date" office:date-value="2014-07-03" calcext:value-type="date">
            <text:p>03/07/14</text:p>
          </table:table-cell>
          <table:table-cell office:value-type="float" office:value="27922" calcext:value-type="float">
            <text:p>27922</text:p>
          </table:table-cell>
          <table:table-cell table:formula="of:=([.B37]-[.B36])" office:value-type="float" office:value="1013" calcext:value-type="float">
            <text:p>1013</text:p>
          </table:table-cell>
        </table:table-row>
        <table:table-row table:style-name="ro1">
          <table:table-cell office:value-type="date" office:date-value="2014-07-04" calcext:value-type="date">
            <text:p>04/07/14</text:p>
          </table:table-cell>
          <table:table-cell office:value-type="float" office:value="28908" calcext:value-type="float">
            <text:p>28908</text:p>
          </table:table-cell>
          <table:table-cell table:formula="of:=([.B38]-[.B37])" office:value-type="float" office:value="986" calcext:value-type="float">
            <text:p>986</text:p>
          </table:table-cell>
        </table:table-row>
        <table:table-row table:style-name="ro1">
          <table:table-cell office:value-type="date" office:date-value="2014-07-05" calcext:value-type="date">
            <text:p>05/07/14</text:p>
          </table:table-cell>
          <table:table-cell office:value-type="float" office:value="29909" calcext:value-type="float">
            <text:p>29909</text:p>
          </table:table-cell>
          <table:table-cell table:formula="of:=([.B39]-[.B38])" office:value-type="float" office:value="1001" calcext:value-type="float">
            <text:p>1001</text:p>
          </table:table-cell>
        </table:table-row>
        <table:table-row table:style-name="ro1">
          <table:table-cell office:value-type="date" office:date-value="2014-07-06" calcext:value-type="date">
            <text:p>06/07/14</text:p>
          </table:table-cell>
          <table:table-cell office:value-type="float" office:value="30878" calcext:value-type="float">
            <text:p>30878</text:p>
          </table:table-cell>
          <table:table-cell table:formula="of:=([.B40]-[.B39])" office:value-type="float" office:value="969" calcext:value-type="float">
            <text:p>969</text:p>
          </table:table-cell>
        </table:table-row>
        <table:table-row table:style-name="ro1">
          <table:table-cell office:value-type="date" office:date-value="2014-07-07" calcext:value-type="date">
            <text:p>07/07/14</text:p>
          </table:table-cell>
          <table:table-cell office:value-type="float" office:value="31812" calcext:value-type="float">
            <text:p>31812</text:p>
          </table:table-cell>
          <table:table-cell table:formula="of:=([.B41]-[.B40])" office:value-type="float" office:value="934" calcext:value-type="float">
            <text:p>934</text:p>
          </table:table-cell>
        </table:table-row>
        <table:table-row table:style-name="ro1">
          <table:table-cell office:value-type="date" office:date-value="2014-07-08" calcext:value-type="date">
            <text:p>08/07/14</text:p>
          </table:table-cell>
          <table:table-cell office:value-type="float" office:value="32786" calcext:value-type="float">
            <text:p>32786</text:p>
          </table:table-cell>
          <table:table-cell table:formula="of:=([.B42]-[.B41])" office:value-type="float" office:value="974" calcext:value-type="float">
            <text:p>974</text:p>
          </table:table-cell>
        </table:table-row>
        <table:table-row table:style-name="ro1">
          <table:table-cell office:value-type="date" office:date-value="2014-07-09" calcext:value-type="date">
            <text:p>09/07/14</text:p>
          </table:table-cell>
          <table:table-cell office:value-type="float" office:value="33784" calcext:value-type="float">
            <text:p>33784</text:p>
          </table:table-cell>
          <table:table-cell table:formula="of:=([.B43]-[.B42])" office:value-type="float" office:value="998" calcext:value-type="float">
            <text:p>998</text:p>
          </table:table-cell>
        </table:table-row>
        <table:table-row table:style-name="ro1">
          <table:table-cell office:value-type="date" office:date-value="2014-07-10" calcext:value-type="date">
            <text:p>10/07/14</text:p>
          </table:table-cell>
          <table:table-cell office:value-type="float" office:value="34797" calcext:value-type="float">
            <text:p>34797</text:p>
          </table:table-cell>
          <table:table-cell table:formula="of:=([.B44]-[.B43])" office:value-type="float" office:value="1013" calcext:value-type="float">
            <text:p>1013</text:p>
          </table:table-cell>
        </table:table-row>
        <table:table-row table:style-name="ro1">
          <table:table-cell office:value-type="date" office:date-value="2014-07-11" calcext:value-type="date">
            <text:p>11/07/14</text:p>
          </table:table-cell>
          <table:table-cell office:value-type="float" office:value="35805" calcext:value-type="float">
            <text:p>35805</text:p>
          </table:table-cell>
          <table:table-cell table:formula="of:=([.B45]-[.B44])" office:value-type="float" office:value="1008" calcext:value-type="float">
            <text:p>1008</text:p>
          </table:table-cell>
        </table:table-row>
        <table:table-row table:style-name="ro1">
          <table:table-cell office:value-type="date" office:date-value="2014-07-12" calcext:value-type="date">
            <text:p>12/07/14</text:p>
          </table:table-cell>
          <table:table-cell office:value-type="float" office:value="36744" calcext:value-type="float">
            <text:p>36744</text:p>
          </table:table-cell>
          <table:table-cell table:formula="of:=([.B46]-[.B45])" office:value-type="float" office:value="939" calcext:value-type="float">
            <text:p>939</text:p>
          </table:table-cell>
        </table:table-row>
        <table:table-row table:style-name="ro1">
          <table:table-cell office:value-type="date" office:date-value="2014-07-13" calcext:value-type="date">
            <text:p>13/07/14</text:p>
          </table:table-cell>
          <table:table-cell office:value-type="float" office:value="37697" calcext:value-type="float">
            <text:p>37697</text:p>
          </table:table-cell>
          <table:table-cell table:formula="of:=([.B47]-[.B46])" office:value-type="float" office:value="953" calcext:value-type="float">
            <text:p>953</text:p>
          </table:table-cell>
        </table:table-row>
        <table:table-row table:style-name="ro1">
          <table:table-cell office:value-type="date" office:date-value="2014-07-14" calcext:value-type="date">
            <text:p>14/07/14</text:p>
          </table:table-cell>
          <table:table-cell office:value-type="float" office:value="38649" calcext:value-type="float">
            <text:p>38649</text:p>
          </table:table-cell>
          <table:table-cell table:formula="of:=([.B48]-[.B47])"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14-07-15" calcext:value-type="date">
            <text:p>15/07/14</text:p>
          </table:table-cell>
          <table:table-cell office:value-type="float" office:value="39581" calcext:value-type="float">
            <text:p>39581</text:p>
          </table:table-cell>
          <table:table-cell table:formula="of:=([.B49]-[.B48])" office:value-type="float" office:value="932" calcext:value-type="float">
            <text:p>932</text:p>
          </table:table-cell>
        </table:table-row>
        <table:table-row table:style-name="ro1">
          <table:table-cell office:value-type="date" office:date-value="2014-07-16" calcext:value-type="date">
            <text:p>16/07/14</text:p>
          </table:table-cell>
          <table:table-cell office:value-type="float" office:value="40523" calcext:value-type="float">
            <text:p>40523</text:p>
          </table:table-cell>
          <table:table-cell table:formula="of:=([.B50]-[.B49])" office:value-type="float" office:value="942" calcext:value-type="float">
            <text:p>942</text:p>
          </table:table-cell>
        </table:table-row>
        <table:table-row table:style-name="ro1">
          <table:table-cell office:value-type="date" office:date-value="2014-07-17" calcext:value-type="date">
            <text:p>17/07/14</text:p>
          </table:table-cell>
          <table:table-cell office:value-type="float" office:value="41455" calcext:value-type="float">
            <text:p>41455</text:p>
          </table:table-cell>
          <table:table-cell table:formula="of:=([.B51]-[.B50])" office:value-type="float" office:value="932" calcext:value-type="float">
            <text:p>932</text:p>
          </table:table-cell>
        </table:table-row>
        <table:table-row table:style-name="ro1">
          <table:table-cell office:value-type="date" office:date-value="2014-07-18" calcext:value-type="date">
            <text:p>18/07/14</text:p>
          </table:table-cell>
          <table:table-cell office:value-type="float" office:value="42357" calcext:value-type="float">
            <text:p>42357</text:p>
          </table:table-cell>
          <table:table-cell table:formula="of:=([.B52]-[.B51])" office:value-type="float" office:value="902" calcext:value-type="float">
            <text:p>902</text:p>
          </table:table-cell>
        </table:table-row>
        <table:table-row table:style-name="ro1">
          <table:table-cell office:value-type="date" office:date-value="2014-07-19" calcext:value-type="date">
            <text:p>19/07/14</text:p>
          </table:table-cell>
          <table:table-cell office:value-type="float" office:value="43369" calcext:value-type="float">
            <text:p>43369</text:p>
          </table:table-cell>
          <table:table-cell table:formula="of:=([.B53]-[.B52])" office:value-type="float" office:value="1012" calcext:value-type="float">
            <text:p>1012</text:p>
          </table:table-cell>
        </table:table-row>
        <table:table-row table:style-name="ro1">
          <table:table-cell office:value-type="date" office:date-value="2014-07-20" calcext:value-type="date">
            <text:p>20/07/14</text:p>
          </table:table-cell>
          <table:table-cell office:value-type="float" office:value="43685" calcext:value-type="float">
            <text:p>43685</text:p>
          </table:table-cell>
          <table:table-cell table:formula="of:=([.B54]-[.B53])"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14-07-21" calcext:value-type="date">
            <text:p>21/07/14</text:p>
          </table:table-cell>
          <table:table-cell office:value-type="float" office:value="44308" calcext:value-type="float">
            <text:p>44308</text:p>
          </table:table-cell>
          <table:table-cell table:formula="of:=([.B55]-[.B54])"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14-07-22" calcext:value-type="date">
            <text:p>22/07/14</text:p>
          </table:table-cell>
          <table:table-cell office:value-type="float" office:value="45270" calcext:value-type="float">
            <text:p>45270</text:p>
          </table:table-cell>
          <table:table-cell table:formula="of:=([.B56]-[.B55])" office:value-type="float" office:value="962" calcext:value-type="float">
            <text:p>962</text:p>
          </table:table-cell>
        </table:table-row>
        <table:table-row table:style-name="ro1">
          <table:table-cell office:value-type="date" office:date-value="2014-07-23" calcext:value-type="date">
            <text:p>23/07/14</text:p>
          </table:table-cell>
          <table:table-cell office:value-type="float" office:value="46466" calcext:value-type="float">
            <text:p>46466</text:p>
          </table:table-cell>
          <table:table-cell table:formula="of:=([.B57]-[.B56])" office:value-type="float" office:value="1196" calcext:value-type="float">
            <text:p>1196</text:p>
          </table:table-cell>
        </table:table-row>
        <table:table-row table:style-name="ro1">
          <table:table-cell office:value-type="date" office:date-value="2014-07-24" calcext:value-type="date">
            <text:p>24/07/14</text:p>
          </table:table-cell>
          <table:table-cell office:value-type="float" office:value="47341" calcext:value-type="float">
            <text:p>47341</text:p>
          </table:table-cell>
          <table:table-cell table:formula="of:=([.B58]-[.B57])"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14-07-25" calcext:value-type="date">
            <text:p>25/07/14</text:p>
          </table:table-cell>
          <table:table-cell office:value-type="float" office:value="48316" calcext:value-type="float">
            <text:p>48316</text:p>
          </table:table-cell>
          <table:table-cell table:formula="of:=([.B59]-[.B58])"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14-07-26" calcext:value-type="date">
            <text:p>26/07/14</text:p>
          </table:table-cell>
          <table:table-cell office:value-type="float" office:value="49278" calcext:value-type="float">
            <text:p>49278</text:p>
          </table:table-cell>
          <table:table-cell table:formula="of:=([.B60]-[.B59])" office:value-type="float" office:value="962" calcext:value-type="float">
            <text:p>962</text:p>
          </table:table-cell>
        </table:table-row>
        <table:table-row table:style-name="ro1">
          <table:table-cell office:value-type="date" office:date-value="2014-07-27" calcext:value-type="date">
            <text:p>27/07/14</text:p>
          </table:table-cell>
          <table:table-cell office:value-type="float" office:value="50227" calcext:value-type="float">
            <text:p>50227</text:p>
          </table:table-cell>
          <table:table-cell table:formula="of:=([.B61]-[.B60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4-07-28" calcext:value-type="date">
            <text:p>28/07/14</text:p>
          </table:table-cell>
          <table:table-cell office:value-type="float" office:value="51238" calcext:value-type="float">
            <text:p>51238</text:p>
          </table:table-cell>
          <table:table-cell table:formula="of:=([.B62]-[.B61])" office:value-type="float" office:value="1011" calcext:value-type="float">
            <text:p>1011</text:p>
          </table:table-cell>
        </table:table-row>
        <table:table-row table:style-name="ro1">
          <table:table-cell office:value-type="date" office:date-value="2014-07-29" calcext:value-type="date">
            <text:p>29/07/14</text:p>
          </table:table-cell>
          <table:table-cell office:value-type="float" office:value="52136" calcext:value-type="float">
            <text:p>52136</text:p>
          </table:table-cell>
          <table:table-cell table:formula="of:=([.B63]-[.B62])" office:value-type="float" office:value="898" calcext:value-type="float">
            <text:p>898</text:p>
          </table:table-cell>
        </table:table-row>
        <table:table-row table:style-name="ro1">
          <table:table-cell office:value-type="date" office:date-value="2014-07-30" calcext:value-type="date">
            <text:p>30/07/14</text:p>
          </table:table-cell>
          <table:table-cell office:value-type="float" office:value="53057" calcext:value-type="float">
            <text:p>53057</text:p>
          </table:table-cell>
          <table:table-cell table:formula="of:=([.B64]-[.B63])" office:value-type="float" office:value="921" calcext:value-type="float">
            <text:p>921</text:p>
          </table:table-cell>
        </table:table-row>
        <table:table-row table:style-name="ro1">
          <table:table-cell office:value-type="date" office:date-value="2014-07-31" calcext:value-type="date">
            <text:p>31/07/14</text:p>
          </table:table-cell>
          <table:table-cell office:value-type="float" office:value="54089" calcext:value-type="float">
            <text:p>54089</text:p>
          </table:table-cell>
          <table:table-cell table:formula="of:=([.B65]-[.B64])" office:value-type="float" office:value="1032" calcext:value-type="float">
            <text:p>1032</text:p>
          </table:table-cell>
        </table:table-row>
        <table:table-row table:style-name="ro1">
          <table:table-cell office:value-type="date" office:date-value="2014-08-01" calcext:value-type="date">
            <text:p>01/08/14</text:p>
          </table:table-cell>
          <table:table-cell office:value-type="float" office:value="55140" calcext:value-type="float">
            <text:p>55140</text:p>
          </table:table-cell>
          <table:table-cell table:formula="of:=([.B66]-[.B65])" office:value-type="float" office:value="1051" calcext:value-type="float">
            <text:p>1051</text:p>
          </table:table-cell>
        </table:table-row>
        <table:table-row table:style-name="ro1">
          <table:table-cell office:value-type="date" office:date-value="2014-08-02" calcext:value-type="date">
            <text:p>02/08/14</text:p>
          </table:table-cell>
          <table:table-cell office:value-type="float" office:value="56309" calcext:value-type="float">
            <text:p>56309</text:p>
          </table:table-cell>
          <table:table-cell table:formula="of:=([.B67]-[.B66])" office:value-type="float" office:value="1169" calcext:value-type="float">
            <text:p>1169</text:p>
          </table:table-cell>
        </table:table-row>
        <table:table-row table:style-name="ro1">
          <table:table-cell office:value-type="date" office:date-value="2014-08-03" calcext:value-type="date">
            <text:p>03/08/14</text:p>
          </table:table-cell>
          <table:table-cell office:value-type="float" office:value="57318" calcext:value-type="float">
            <text:p>57318</text:p>
          </table:table-cell>
          <table:table-cell table:formula="of:=([.B68]-[.B67])" office:value-type="float" office:value="1009" calcext:value-type="float">
            <text:p>1009</text:p>
          </table:table-cell>
        </table:table-row>
        <table:table-row table:style-name="ro1">
          <table:table-cell office:value-type="date" office:date-value="2014-08-04" calcext:value-type="date">
            <text:p>04/08/14</text:p>
          </table:table-cell>
          <table:table-cell office:value-type="float" office:value="58400" calcext:value-type="float">
            <text:p>58400</text:p>
          </table:table-cell>
          <table:table-cell table:formula="of:=([.B69]-[.B68])" office:value-type="float" office:value="1082" calcext:value-type="float">
            <text:p>1082</text:p>
          </table:table-cell>
        </table:table-row>
        <table:table-row table:style-name="ro1">
          <table:table-cell office:value-type="date" office:date-value="2014-08-05" calcext:value-type="date">
            <text:p>05/08/14</text:p>
          </table:table-cell>
          <table:table-cell office:value-type="float" office:value="59223" calcext:value-type="float">
            <text:p>59223</text:p>
          </table:table-cell>
          <table:table-cell table:formula="of:=([.B70]-[.B69])" office:value-type="float" office:value="823" calcext:value-type="float">
            <text:p>823</text:p>
          </table:table-cell>
        </table:table-row>
        <table:table-row table:style-name="ro1">
          <table:table-cell office:value-type="date" office:date-value="2014-08-06" calcext:value-type="date">
            <text:p>06/08/14</text:p>
          </table:table-cell>
          <table:table-cell office:value-type="float" office:value="60147" calcext:value-type="float">
            <text:p>60147</text:p>
          </table:table-cell>
          <table:table-cell table:formula="of:=([.B71]-[.B70])" office:value-type="float" office:value="924" calcext:value-type="float">
            <text:p>924</text:p>
          </table:table-cell>
        </table:table-row>
        <table:table-row table:style-name="ro1">
          <table:table-cell office:value-type="date" office:date-value="2014-08-07" calcext:value-type="date">
            <text:p>07/08/14</text:p>
          </table:table-cell>
          <table:table-cell office:value-type="float" office:value="61155" calcext:value-type="float">
            <text:p>61155</text:p>
          </table:table-cell>
          <table:table-cell table:formula="of:=([.B72]-[.B71])" office:value-type="float" office:value="1008" calcext:value-type="float">
            <text:p>1008</text:p>
          </table:table-cell>
        </table:table-row>
        <table:table-row table:style-name="ro1">
          <table:table-cell office:value-type="date" office:date-value="2014-08-08" calcext:value-type="date">
            <text:p>08/08/14</text:p>
          </table:table-cell>
          <table:table-cell office:value-type="float" office:value="62103" calcext:value-type="float">
            <text:p>62103</text:p>
          </table:table-cell>
          <table:table-cell table:formula="of:=([.B73]-[.B72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4-08-09" calcext:value-type="date">
            <text:p>09/08/14</text:p>
          </table:table-cell>
          <table:table-cell office:value-type="float" office:value="62988" calcext:value-type="float">
            <text:p>62988</text:p>
          </table:table-cell>
          <table:table-cell table:formula="of:=([.B74]-[.B73])"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14-08-10" calcext:value-type="date">
            <text:p>10/08/14</text:p>
          </table:table-cell>
          <table:table-cell office:value-type="float" office:value="63575" calcext:value-type="float">
            <text:p>63575</text:p>
          </table:table-cell>
          <table:table-cell table:formula="of:=([.B75]-[.B74])"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14-08-11" calcext:value-type="date">
            <text:p>11/08/14</text:p>
          </table:table-cell>
          <table:table-cell office:value-type="float" office:value="64472" calcext:value-type="float">
            <text:p>64472</text:p>
          </table:table-cell>
          <table:table-cell table:formula="of:=([.B76]-[.B75])" office:value-type="float" office:value="897" calcext:value-type="float">
            <text:p>897</text:p>
          </table:table-cell>
        </table:table-row>
        <table:table-row table:style-name="ro1">
          <table:table-cell office:value-type="date" office:date-value="2014-08-12" calcext:value-type="date">
            <text:p>12/08/14</text:p>
          </table:table-cell>
          <table:table-cell office:value-type="float" office:value="65563" calcext:value-type="float">
            <text:p>65563</text:p>
          </table:table-cell>
          <table:table-cell table:formula="of:=([.B77]-[.B76])" office:value-type="float" office:value="1091" calcext:value-type="float">
            <text:p>1091</text:p>
          </table:table-cell>
        </table:table-row>
        <table:table-row table:style-name="ro1">
          <table:table-cell office:value-type="date" office:date-value="2014-08-13" calcext:value-type="date">
            <text:p>13/08/14</text:p>
          </table:table-cell>
          <table:table-cell office:value-type="float" office:value="66486" calcext:value-type="float">
            <text:p>66486</text:p>
          </table:table-cell>
          <table:table-cell table:formula="of:=([.B78]-[.B77])" office:value-type="float" office:value="923" calcext:value-type="float">
            <text:p>923</text:p>
          </table:table-cell>
        </table:table-row>
        <table:table-row table:style-name="ro1">
          <table:table-cell office:value-type="date" office:date-value="2014-08-14" calcext:value-type="date">
            <text:p>14/08/14</text:p>
          </table:table-cell>
          <table:table-cell office:value-type="float" office:value="67435" calcext:value-type="float">
            <text:p>67435</text:p>
          </table:table-cell>
          <table:table-cell table:formula="of:=([.B79]-[.B78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4-08-15" calcext:value-type="date">
            <text:p>15/08/14</text:p>
          </table:table-cell>
          <table:table-cell office:value-type="float" office:value="68386" calcext:value-type="float">
            <text:p>68386</text:p>
          </table:table-cell>
          <table:table-cell table:formula="of:=([.B80]-[.B79])" office:value-type="float" office:value="951" calcext:value-type="float">
            <text:p>951</text:p>
          </table:table-cell>
        </table:table-row>
        <table:table-row table:style-name="ro1">
          <table:table-cell office:value-type="date" office:date-value="2014-08-16" calcext:value-type="date">
            <text:p>16/08/14</text:p>
          </table:table-cell>
          <table:table-cell office:value-type="float" office:value="69332" calcext:value-type="float">
            <text:p>69332</text:p>
          </table:table-cell>
          <table:table-cell table:formula="of:=([.B81]-[.B80])" office:value-type="float" office:value="946" calcext:value-type="float">
            <text:p>946</text:p>
          </table:table-cell>
        </table:table-row>
        <table:table-row table:style-name="ro1">
          <table:table-cell office:value-type="date" office:date-value="2014-08-17" calcext:value-type="date">
            <text:p>17/08/14</text:p>
          </table:table-cell>
          <table:table-cell office:value-type="float" office:value="69930" calcext:value-type="float">
            <text:p>69930</text:p>
          </table:table-cell>
          <table:table-cell table:formula="of:=([.B82]-[.B81])"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14-08-18" calcext:value-type="date">
            <text:p>18/08/14</text:p>
          </table:table-cell>
          <table:table-cell office:value-type="float" office:value="71180" calcext:value-type="float">
            <text:p>71180</text:p>
          </table:table-cell>
          <table:table-cell table:formula="of:=([.B83]-[.B82])" office:value-type="float" office:value="1250" calcext:value-type="float">
            <text:p>1250</text:p>
          </table:table-cell>
        </table:table-row>
        <table:table-row table:style-name="ro1">
          <table:table-cell office:value-type="date" office:date-value="2014-08-19" calcext:value-type="date">
            <text:p>19/08/14</text:p>
          </table:table-cell>
          <table:table-cell office:value-type="float" office:value="72127" calcext:value-type="float">
            <text:p>72127</text:p>
          </table:table-cell>
          <table:table-cell table:formula="of:=([.B84]-[.B83])" office:value-type="float" office:value="947" calcext:value-type="float">
            <text:p>947</text:p>
          </table:table-cell>
        </table:table-row>
        <table:table-row table:style-name="ro1">
          <table:table-cell office:value-type="date" office:date-value="2014-08-20" calcext:value-type="date">
            <text:p>20/08/14</text:p>
          </table:table-cell>
          <table:table-cell office:value-type="float" office:value="73049" calcext:value-type="float">
            <text:p>73049</text:p>
          </table:table-cell>
          <table:table-cell table:formula="of:=([.B85]-[.B84])" office:value-type="float" office:value="922" calcext:value-type="float">
            <text:p>922</text:p>
          </table:table-cell>
        </table:table-row>
        <table:table-row table:style-name="ro1">
          <table:table-cell office:value-type="date" office:date-value="2014-08-21" calcext:value-type="date">
            <text:p>21/08/14</text:p>
          </table:table-cell>
          <table:table-cell office:value-type="float" office:value="74035" calcext:value-type="float">
            <text:p>74035</text:p>
          </table:table-cell>
          <table:table-cell table:formula="of:=([.B86]-[.B85])" office:value-type="float" office:value="986" calcext:value-type="float">
            <text:p>986</text:p>
          </table:table-cell>
        </table:table-row>
        <table:table-row table:style-name="ro1">
          <table:table-cell office:value-type="date" office:date-value="2014-08-22" calcext:value-type="date">
            <text:p>22/08/14</text:p>
          </table:table-cell>
          <table:table-cell office:value-type="float" office:value="75026" calcext:value-type="float">
            <text:p>75026</text:p>
          </table:table-cell>
          <table:table-cell table:formula="of:=([.B87]-[.B86])" office:value-type="float" office:value="991" calcext:value-type="float">
            <text:p>991</text:p>
          </table:table-cell>
        </table:table-row>
        <table:table-row table:style-name="ro1">
          <table:table-cell office:value-type="date" office:date-value="2014-08-23" calcext:value-type="date">
            <text:p>23/08/14</text:p>
          </table:table-cell>
          <table:table-cell office:value-type="float" office:value="75922" calcext:value-type="float">
            <text:p>75922</text:p>
          </table:table-cell>
          <table:table-cell table:formula="of:=([.B88]-[.B87])" office:value-type="float" office:value="896" calcext:value-type="float">
            <text:p>896</text:p>
          </table:table-cell>
        </table:table-row>
        <table:table-row table:style-name="ro1">
          <table:table-cell office:value-type="date" office:date-value="2014-08-24" calcext:value-type="date">
            <text:p>24/08/14</text:p>
          </table:table-cell>
          <table:table-cell office:value-type="float" office:value="76857" calcext:value-type="float">
            <text:p>76857</text:p>
          </table:table-cell>
          <table:table-cell table:formula="of:=([.B89]-[.B88])" office:value-type="float" office:value="935" calcext:value-type="float">
            <text:p>935</text:p>
          </table:table-cell>
        </table:table-row>
        <table:table-row table:style-name="ro1">
          <table:table-cell office:value-type="date" office:date-value="2014-08-25" calcext:value-type="date">
            <text:p>25/08/14</text:p>
          </table:table-cell>
          <table:table-cell office:value-type="float" office:value="77721" calcext:value-type="float">
            <text:p>77721</text:p>
          </table:table-cell>
          <table:table-cell table:formula="of:=([.B90]-[.B89])"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14-08-26" calcext:value-type="date">
            <text:p>26/08/14</text:p>
          </table:table-cell>
          <table:table-cell office:value-type="float" office:value="78687" calcext:value-type="float">
            <text:p>78687</text:p>
          </table:table-cell>
          <table:table-cell table:formula="of:=([.B91]-[.B90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4-08-27" calcext:value-type="date">
            <text:p>27/08/14</text:p>
          </table:table-cell>
          <table:table-cell office:value-type="float" office:value="79641" calcext:value-type="float">
            <text:p>79641</text:p>
          </table:table-cell>
          <table:table-cell table:formula="of:=([.B92]-[.B91])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14-08-28" calcext:value-type="date">
            <text:p>28/08/14</text:p>
          </table:table-cell>
          <table:table-cell office:value-type="float" office:value="80518" calcext:value-type="float">
            <text:p>80518</text:p>
          </table:table-cell>
          <table:table-cell table:formula="of:=([.B93]-[.B92])"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14-08-29" calcext:value-type="date">
            <text:p>29/08/14</text:p>
          </table:table-cell>
          <table:table-cell office:value-type="float" office:value="81329" calcext:value-type="float">
            <text:p>81329</text:p>
          </table:table-cell>
          <table:table-cell table:formula="of:=([.B94]-[.B93])"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14-08-30" calcext:value-type="date">
            <text:p>30/08/14</text:p>
          </table:table-cell>
          <table:table-cell office:value-type="float" office:value="82371" calcext:value-type="float">
            <text:p>82371</text:p>
          </table:table-cell>
          <table:table-cell table:formula="of:=([.B95]-[.B94])" office:value-type="float" office:value="1042" calcext:value-type="float">
            <text:p>1042</text:p>
          </table:table-cell>
        </table:table-row>
        <table:table-row table:style-name="ro1">
          <table:table-cell office:value-type="date" office:date-value="2014-08-31" calcext:value-type="date">
            <text:p>31/08/14</text:p>
          </table:table-cell>
          <table:table-cell office:value-type="float" office:value="83429" calcext:value-type="float">
            <text:p>83429</text:p>
          </table:table-cell>
          <table:table-cell table:formula="of:=([.B96]-[.B95])" office:value-type="float" office:value="1058" calcext:value-type="float">
            <text:p>1058</text:p>
          </table:table-cell>
        </table:table-row>
        <table:table-row table:style-name="ro1">
          <table:table-cell office:value-type="date" office:date-value="2014-09-01" calcext:value-type="date">
            <text:p>01/09/14</text:p>
          </table:table-cell>
          <table:table-cell office:value-type="float" office:value="84334" calcext:value-type="float">
            <text:p>84334</text:p>
          </table:table-cell>
          <table:table-cell table:formula="of:=([.B97]-[.B96])" office:value-type="float" office:value="905" calcext:value-type="float">
            <text:p>905</text:p>
          </table:table-cell>
        </table:table-row>
        <table:table-row table:style-name="ro1">
          <table:table-cell office:value-type="date" office:date-value="2014-09-02" calcext:value-type="date">
            <text:p>02/09/14</text:p>
          </table:table-cell>
          <table:table-cell office:value-type="float" office:value="85254" calcext:value-type="float">
            <text:p>85254</text:p>
          </table:table-cell>
          <table:table-cell table:formula="of:=([.B98]-[.B97])" office:value-type="float" office:value="920" calcext:value-type="float">
            <text:p>920</text:p>
          </table:table-cell>
        </table:table-row>
        <table:table-row table:style-name="ro1">
          <table:table-cell office:value-type="date" office:date-value="2014-09-03" calcext:value-type="date">
            <text:p>03/09/14</text:p>
          </table:table-cell>
          <table:table-cell office:value-type="float" office:value="86341" calcext:value-type="float">
            <text:p>86341</text:p>
          </table:table-cell>
          <table:table-cell table:formula="of:=([.B99]-[.B98])" office:value-type="float" office:value="1087" calcext:value-type="float">
            <text:p>1087</text:p>
          </table:table-cell>
        </table:table-row>
        <table:table-row table:style-name="ro1">
          <table:table-cell office:value-type="date" office:date-value="2014-09-04" calcext:value-type="date">
            <text:p>04/09/14</text:p>
          </table:table-cell>
          <table:table-cell office:value-type="float" office:value="87245" calcext:value-type="float">
            <text:p>87245</text:p>
          </table:table-cell>
          <table:table-cell table:formula="of:=([.B100]-[.B99])" office:value-type="float" office:value="904" calcext:value-type="float">
            <text:p>904</text:p>
          </table:table-cell>
        </table:table-row>
        <table:table-row table:style-name="ro1">
          <table:table-cell office:value-type="date" office:date-value="2014-09-05" calcext:value-type="date">
            <text:p>05/09/14</text:p>
          </table:table-cell>
          <table:table-cell office:value-type="float" office:value="88176" calcext:value-type="float">
            <text:p>88176</text:p>
          </table:table-cell>
          <table:table-cell table:formula="of:=([.B101]-[.B100])" office:value-type="float" office:value="931" calcext:value-type="float">
            <text:p>931</text:p>
          </table:table-cell>
        </table:table-row>
        <table:table-row table:style-name="ro1">
          <table:table-cell office:value-type="date" office:date-value="2014-09-06" calcext:value-type="date">
            <text:p>06/09/14</text:p>
          </table:table-cell>
          <table:table-cell office:value-type="float" office:value="89107" calcext:value-type="float">
            <text:p>89107</text:p>
          </table:table-cell>
          <table:table-cell table:formula="of:=([.B102]-[.B101])" office:value-type="float" office:value="931" calcext:value-type="float">
            <text:p>931</text:p>
          </table:table-cell>
        </table:table-row>
        <table:table-row table:style-name="ro1">
          <table:table-cell office:value-type="date" office:date-value="2014-09-07" calcext:value-type="date">
            <text:p>07/09/14</text:p>
          </table:table-cell>
          <table:table-cell office:value-type="float" office:value="90094" calcext:value-type="float">
            <text:p>90094</text:p>
          </table:table-cell>
          <table:table-cell table:formula="of:=([.B103]-[.B102])" office:value-type="float" office:value="987" calcext:value-type="float">
            <text:p>987</text:p>
          </table:table-cell>
        </table:table-row>
        <table:table-row table:style-name="ro1">
          <table:table-cell office:value-type="date" office:date-value="2014-09-08" calcext:value-type="date">
            <text:p>08/09/14</text:p>
          </table:table-cell>
          <table:table-cell office:value-type="float" office:value="91058" calcext:value-type="float">
            <text:p>91058</text:p>
          </table:table-cell>
          <table:table-cell table:formula="of:=([.B104]-[.B103])" office:value-type="float" office:value="964" calcext:value-type="float">
            <text:p>964</text:p>
          </table:table-cell>
        </table:table-row>
        <table:table-row table:style-name="ro1">
          <table:table-cell office:value-type="date" office:date-value="2014-09-09" calcext:value-type="date">
            <text:p>09/09/14</text:p>
          </table:table-cell>
          <table:table-cell office:value-type="float" office:value="91985" calcext:value-type="float">
            <text:p>91985</text:p>
          </table:table-cell>
          <table:table-cell table:formula="of:=([.B105]-[.B104])" office:value-type="float" office:value="927" calcext:value-type="float">
            <text:p>927</text:p>
          </table:table-cell>
        </table:table-row>
        <table:table-row table:style-name="ro1">
          <table:table-cell office:value-type="date" office:date-value="2014-09-10" calcext:value-type="date">
            <text:p>10/09/14</text:p>
          </table:table-cell>
          <table:table-cell office:value-type="float" office:value="92051" calcext:value-type="float">
            <text:p>92051</text:p>
          </table:table-cell>
          <table:table-cell table:formula="of:=([.B106]-[.B105])"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4-09-11" calcext:value-type="date">
            <text:p>11/09/14</text:p>
          </table:table-cell>
          <table:table-cell office:value-type="float" office:value="92053" calcext:value-type="float">
            <text:p>92053</text:p>
          </table:table-cell>
          <table:table-cell table:formula="of:=([.B107]-[.B10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4-09-12" calcext:value-type="date">
            <text:p>12/09/14</text:p>
          </table:table-cell>
          <table:table-cell office:value-type="float" office:value="93012" calcext:value-type="float">
            <text:p>93012</text:p>
          </table:table-cell>
          <table:table-cell table:formula="of:=([.B108]-[.B107])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14-09-13" calcext:value-type="date">
            <text:p>13/09/14</text:p>
          </table:table-cell>
          <table:table-cell office:value-type="float" office:value="94013" calcext:value-type="float">
            <text:p>94013</text:p>
          </table:table-cell>
          <table:table-cell table:formula="of:=([.B109]-[.B108])" office:value-type="float" office:value="1001" calcext:value-type="float">
            <text:p>1001</text:p>
          </table:table-cell>
        </table:table-row>
        <table:table-row table:style-name="ro1">
          <table:table-cell office:value-type="date" office:date-value="2014-09-14" calcext:value-type="date">
            <text:p>14/09/14</text:p>
          </table:table-cell>
          <table:table-cell office:value-type="float" office:value="94960" calcext:value-type="float">
            <text:p>94960</text:p>
          </table:table-cell>
          <table:table-cell table:formula="of:=([.B110]-[.B109])" office:value-type="float" office:value="947" calcext:value-type="float">
            <text:p>947</text:p>
          </table:table-cell>
        </table:table-row>
        <table:table-row table:style-name="ro1">
          <table:table-cell office:value-type="date" office:date-value="2014-09-15" calcext:value-type="date">
            <text:p>15/09/14</text:p>
          </table:table-cell>
          <table:table-cell office:value-type="float" office:value="95969" calcext:value-type="float">
            <text:p>95969</text:p>
          </table:table-cell>
          <table:table-cell table:formula="of:=([.B111]-[.B110])" office:value-type="float" office:value="1009" calcext:value-type="float">
            <text:p>1009</text:p>
          </table:table-cell>
        </table:table-row>
        <table:table-row table:style-name="ro1">
          <table:table-cell office:value-type="date" office:date-value="2014-09-16" calcext:value-type="date">
            <text:p>16/09/14</text:p>
          </table:table-cell>
          <table:table-cell office:value-type="float" office:value="96917" calcext:value-type="float">
            <text:p>96917</text:p>
          </table:table-cell>
          <table:table-cell table:formula="of:=([.B112]-[.B111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4-09-17" calcext:value-type="date">
            <text:p>17/09/14</text:p>
          </table:table-cell>
          <table:table-cell office:value-type="float" office:value="97873" calcext:value-type="float">
            <text:p>97873</text:p>
          </table:table-cell>
          <table:table-cell table:formula="of:=([.B113]-[.B112])" office:value-type="float" office:value="956" calcext:value-type="float">
            <text:p>956</text:p>
          </table:table-cell>
        </table:table-row>
        <table:table-row table:style-name="ro1">
          <table:table-cell office:value-type="date" office:date-value="2014-09-18" calcext:value-type="date">
            <text:p>18/09/14</text:p>
          </table:table-cell>
          <table:table-cell office:value-type="float" office:value="98816" calcext:value-type="float">
            <text:p>98816</text:p>
          </table:table-cell>
          <table:table-cell table:formula="of:=([.B114]-[.B113])" office:value-type="float" office:value="943" calcext:value-type="float">
            <text:p>943</text:p>
          </table:table-cell>
        </table:table-row>
        <table:table-row table:style-name="ro1">
          <table:table-cell office:value-type="date" office:date-value="2014-09-19" calcext:value-type="date">
            <text:p>19/09/14</text:p>
          </table:table-cell>
          <table:table-cell office:value-type="float" office:value="99786" calcext:value-type="float">
            <text:p>99786</text:p>
          </table:table-cell>
          <table:table-cell table:formula="of:=([.B115]-[.B114])" office:value-type="float" office:value="970" calcext:value-type="float">
            <text:p>970</text:p>
          </table:table-cell>
        </table:table-row>
        <table:table-row table:style-name="ro1">
          <table:table-cell office:value-type="date" office:date-value="2014-09-20" calcext:value-type="date">
            <text:p>20/09/14</text:p>
          </table:table-cell>
          <table:table-cell office:value-type="float" office:value="100574" calcext:value-type="float">
            <text:p>100574</text:p>
          </table:table-cell>
          <table:table-cell table:formula="of:=([.B116]-[.B115])"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14-09-21" calcext:value-type="date">
            <text:p>21/09/14</text:p>
          </table:table-cell>
          <table:table-cell office:value-type="float" office:value="101638" calcext:value-type="float">
            <text:p>101638</text:p>
          </table:table-cell>
          <table:table-cell table:formula="of:=([.B117]-[.B116])" office:value-type="float" office:value="1064" calcext:value-type="float">
            <text:p>1064</text:p>
          </table:table-cell>
        </table:table-row>
        <table:table-row table:style-name="ro1">
          <table:table-cell office:value-type="date" office:date-value="2014-09-22" calcext:value-type="date">
            <text:p>22/09/14</text:p>
          </table:table-cell>
          <table:table-cell office:value-type="float" office:value="102622" calcext:value-type="float">
            <text:p>102622</text:p>
          </table:table-cell>
          <table:table-cell table:formula="of:=([.B118]-[.B117])" office:value-type="float" office:value="984" calcext:value-type="float">
            <text:p>984</text:p>
          </table:table-cell>
        </table:table-row>
        <table:table-row table:style-name="ro1">
          <table:table-cell office:value-type="date" office:date-value="2014-09-23" calcext:value-type="date">
            <text:p>23/09/14</text:p>
          </table:table-cell>
          <table:table-cell office:value-type="float" office:value="103582" calcext:value-type="float">
            <text:p>103582</text:p>
          </table:table-cell>
          <table:table-cell table:formula="of:=([.B119]-[.B118])"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14-09-24" calcext:value-type="date">
            <text:p>24/09/14</text:p>
          </table:table-cell>
          <table:table-cell office:value-type="float" office:value="104560" calcext:value-type="float">
            <text:p>104560</text:p>
          </table:table-cell>
          <table:table-cell table:formula="of:=([.B120]-[.B119])" office:value-type="float" office:value="978" calcext:value-type="float">
            <text:p>978</text:p>
          </table:table-cell>
        </table:table-row>
        <table:table-row table:style-name="ro1">
          <table:table-cell office:value-type="date" office:date-value="2014-09-25" calcext:value-type="date">
            <text:p>25/09/14</text:p>
          </table:table-cell>
          <table:table-cell office:value-type="float" office:value="105513" calcext:value-type="float">
            <text:p>105513</text:p>
          </table:table-cell>
          <table:table-cell table:formula="of:=([.B121]-[.B120])" office:value-type="float" office:value="953" calcext:value-type="float">
            <text:p>953</text:p>
          </table:table-cell>
        </table:table-row>
        <table:table-row table:style-name="ro1">
          <table:table-cell office:value-type="date" office:date-value="2014-09-26" calcext:value-type="date">
            <text:p>26/09/14</text:p>
          </table:table-cell>
          <table:table-cell office:value-type="float" office:value="106461" calcext:value-type="float">
            <text:p>106461</text:p>
          </table:table-cell>
          <table:table-cell table:formula="of:=([.B122]-[.B121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4-09-27" calcext:value-type="date">
            <text:p>27/09/14</text:p>
          </table:table-cell>
          <table:table-cell office:value-type="float" office:value="107378" calcext:value-type="float">
            <text:p>107378</text:p>
          </table:table-cell>
          <table:table-cell table:formula="of:=([.B123]-[.B122])" office:value-type="float" office:value="917" calcext:value-type="float">
            <text:p>917</text:p>
          </table:table-cell>
        </table:table-row>
        <table:table-row table:style-name="ro1">
          <table:table-cell office:value-type="date" office:date-value="2014-09-28" calcext:value-type="date">
            <text:p>28/09/14</text:p>
          </table:table-cell>
          <table:table-cell office:value-type="float" office:value="108369" calcext:value-type="float">
            <text:p>108369</text:p>
          </table:table-cell>
          <table:table-cell table:formula="of:=([.B124]-[.B123])" office:value-type="float" office:value="991" calcext:value-type="float">
            <text:p>991</text:p>
          </table:table-cell>
        </table:table-row>
        <table:table-row table:style-name="ro1">
          <table:table-cell office:value-type="date" office:date-value="2014-09-29" calcext:value-type="date">
            <text:p>29/09/14</text:p>
          </table:table-cell>
          <table:table-cell office:value-type="float" office:value="109332" calcext:value-type="float">
            <text:p>109332</text:p>
          </table:table-cell>
          <table:table-cell table:formula="of:=([.B125]-[.B124])" office:value-type="float" office:value="963" calcext:value-type="float">
            <text:p>963</text:p>
          </table:table-cell>
        </table:table-row>
        <table:table-row table:style-name="ro1">
          <table:table-cell office:value-type="date" office:date-value="2014-09-30" calcext:value-type="date">
            <text:p>30/09/14</text:p>
          </table:table-cell>
          <table:table-cell office:value-type="float" office:value="110279" calcext:value-type="float">
            <text:p>110279</text:p>
          </table:table-cell>
          <table:table-cell table:formula="of:=([.B126]-[.B125])" office:value-type="float" office:value="947" calcext:value-type="float">
            <text:p>947</text:p>
          </table:table-cell>
        </table:table-row>
        <table:table-row table:style-name="ro1">
          <table:table-cell office:value-type="date" office:date-value="2014-10-01" calcext:value-type="date">
            <text:p>01/10/14</text:p>
          </table:table-cell>
          <table:table-cell office:value-type="float" office:value="111240" calcext:value-type="float">
            <text:p>111240</text:p>
          </table:table-cell>
          <table:table-cell table:formula="of:=([.B127]-[.B126])" office:value-type="float" office:value="961" calcext:value-type="float">
            <text:p>961</text:p>
          </table:table-cell>
        </table:table-row>
        <table:table-row table:style-name="ro1">
          <table:table-cell office:value-type="date" office:date-value="2014-10-02" calcext:value-type="date">
            <text:p>02/10/14</text:p>
          </table:table-cell>
          <table:table-cell office:value-type="float" office:value="112175" calcext:value-type="float">
            <text:p>112175</text:p>
          </table:table-cell>
          <table:table-cell table:formula="of:=([.B128]-[.B127])" office:value-type="float" office:value="935" calcext:value-type="float">
            <text:p>935</text:p>
          </table:table-cell>
        </table:table-row>
        <table:table-row table:style-name="ro1">
          <table:table-cell office:value-type="date" office:date-value="2014-10-03" calcext:value-type="date">
            <text:p>03/10/14</text:p>
          </table:table-cell>
          <table:table-cell office:value-type="float" office:value="112949" calcext:value-type="float">
            <text:p>112949</text:p>
          </table:table-cell>
          <table:table-cell table:formula="of:=([.B129]-[.B128])" office:value-type="float" office:value="774" calcext:value-type="float">
            <text:p>774</text:p>
          </table:table-cell>
        </table:table-row>
        <table:table-row table:style-name="ro1">
          <table:table-cell office:value-type="date" office:date-value="2014-10-04" calcext:value-type="date">
            <text:p>04/10/14</text:p>
          </table:table-cell>
          <table:table-cell office:value-type="float" office:value="114046" calcext:value-type="float">
            <text:p>114046</text:p>
          </table:table-cell>
          <table:table-cell table:formula="of:=([.B130]-[.B129])" office:value-type="float" office:value="1097" calcext:value-type="float">
            <text:p>1097</text:p>
          </table:table-cell>
        </table:table-row>
        <table:table-row table:style-name="ro1">
          <table:table-cell office:value-type="date" office:date-value="2014-10-05" calcext:value-type="date">
            <text:p>05/10/14</text:p>
          </table:table-cell>
          <table:table-cell office:value-type="float" office:value="115031" calcext:value-type="float">
            <text:p>115031</text:p>
          </table:table-cell>
          <table:table-cell table:formula="of:=([.B131]-[.B130])" office:value-type="float" office:value="985" calcext:value-type="float">
            <text:p>985</text:p>
          </table:table-cell>
        </table:table-row>
        <table:table-row table:style-name="ro1">
          <table:table-cell office:value-type="date" office:date-value="2014-10-06" calcext:value-type="date">
            <text:p>06/10/14</text:p>
          </table:table-cell>
          <table:table-cell office:value-type="float" office:value="115989" calcext:value-type="float">
            <text:p>115989</text:p>
          </table:table-cell>
          <table:table-cell table:formula="of:=([.B132]-[.B131])" office:value-type="float" office:value="958" calcext:value-type="float">
            <text:p>958</text:p>
          </table:table-cell>
        </table:table-row>
        <table:table-row table:style-name="ro1">
          <table:table-cell office:value-type="date" office:date-value="2014-10-07" calcext:value-type="date">
            <text:p>07/10/14</text:p>
          </table:table-cell>
          <table:table-cell office:value-type="float" office:value="116956" calcext:value-type="float">
            <text:p>116956</text:p>
          </table:table-cell>
          <table:table-cell table:formula="of:=([.B133]-[.B132])" office:value-type="float" office:value="967" calcext:value-type="float">
            <text:p>967</text:p>
          </table:table-cell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float" office:value="117905" calcext:value-type="float">
            <text:p>117905</text:p>
          </table:table-cell>
          <table:table-cell table:formula="of:=([.B134]-[.B133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4-10-09" calcext:value-type="date">
            <text:p>09/10/14</text:p>
          </table:table-cell>
          <table:table-cell office:value-type="float" office:value="118867" calcext:value-type="float">
            <text:p>118867</text:p>
          </table:table-cell>
          <table:table-cell table:formula="of:=([.B135]-[.B134])" office:value-type="float" office:value="962" calcext:value-type="float">
            <text:p>962</text:p>
          </table:table-cell>
        </table:table-row>
        <table:table-row table:style-name="ro1">
          <table:table-cell office:value-type="date" office:date-value="2014-10-10" calcext:value-type="date">
            <text:p>10/10/14</text:p>
          </table:table-cell>
          <table:table-cell office:value-type="float" office:value="119823" calcext:value-type="float">
            <text:p>119823</text:p>
          </table:table-cell>
          <table:table-cell table:formula="of:=([.B136]-[.B135])" office:value-type="float" office:value="956" calcext:value-type="float">
            <text:p>956</text:p>
          </table:table-cell>
        </table:table-row>
        <table:table-row table:style-name="ro1">
          <table:table-cell office:value-type="date" office:date-value="2014-10-11" calcext:value-type="date">
            <text:p>11/10/14</text:p>
          </table:table-cell>
          <table:table-cell office:value-type="float" office:value="120758" calcext:value-type="float">
            <text:p>120758</text:p>
          </table:table-cell>
          <table:table-cell table:formula="of:=([.B137]-[.B136])" office:value-type="float" office:value="935" calcext:value-type="float">
            <text:p>935</text:p>
          </table:table-cell>
        </table:table-row>
        <table:table-row table:style-name="ro1">
          <table:table-cell office:value-type="date" office:date-value="2014-10-12" calcext:value-type="date">
            <text:p>12/10/14</text:p>
          </table:table-cell>
          <table:table-cell office:value-type="float" office:value="121675" calcext:value-type="float">
            <text:p>121675</text:p>
          </table:table-cell>
          <table:table-cell table:formula="of:=([.B138]-[.B137])" office:value-type="float" office:value="917" calcext:value-type="float">
            <text:p>917</text:p>
          </table:table-cell>
        </table:table-row>
        <table:table-row table:style-name="ro1">
          <table:table-cell office:value-type="date" office:date-value="2014-10-13" calcext:value-type="date">
            <text:p>13/10/14</text:p>
          </table:table-cell>
          <table:table-cell office:value-type="float" office:value="122685" calcext:value-type="float">
            <text:p>122685</text:p>
          </table:table-cell>
          <table:table-cell table:formula="of:=([.B139]-[.B138])" office:value-type="float" office:value="1010" calcext:value-type="float">
            <text:p>1010</text:p>
          </table:table-cell>
        </table:table-row>
        <table:table-row table:style-name="ro1">
          <table:table-cell office:value-type="date" office:date-value="2014-10-14" calcext:value-type="date">
            <text:p>14/10/14</text:p>
          </table:table-cell>
          <table:table-cell office:value-type="float" office:value="123654" calcext:value-type="float">
            <text:p>123654</text:p>
          </table:table-cell>
          <table:table-cell table:formula="of:=([.B140]-[.B139])" office:value-type="float" office:value="969" calcext:value-type="float">
            <text:p>969</text:p>
          </table:table-cell>
        </table:table-row>
        <table:table-row table:style-name="ro1">
          <table:table-cell office:value-type="date" office:date-value="2014-10-15" calcext:value-type="date">
            <text:p>15/10/14</text:p>
          </table:table-cell>
          <table:table-cell office:value-type="float" office:value="124588" calcext:value-type="float">
            <text:p>124588</text:p>
          </table:table-cell>
          <table:table-cell table:formula="of:=([.B141]-[.B140])" office:value-type="float" office:value="934" calcext:value-type="float">
            <text:p>934</text:p>
          </table:table-cell>
        </table:table-row>
        <table:table-row table:style-name="ro1">
          <table:table-cell office:value-type="date" office:date-value="2014-10-16" calcext:value-type="date">
            <text:p>16/10/14</text:p>
          </table:table-cell>
          <table:table-cell office:value-type="float" office:value="125590" calcext:value-type="float">
            <text:p>125590</text:p>
          </table:table-cell>
          <table:table-cell table:formula="of:=([.B142]-[.B141])" office:value-type="float" office:value="1002" calcext:value-type="float">
            <text:p>1002</text:p>
          </table:table-cell>
        </table:table-row>
        <table:table-row table:style-name="ro1">
          <table:table-cell office:value-type="date" office:date-value="2014-10-17" calcext:value-type="date">
            <text:p>17/10/14</text:p>
          </table:table-cell>
          <table:table-cell office:value-type="float" office:value="126564" calcext:value-type="float">
            <text:p>126564</text:p>
          </table:table-cell>
          <table:table-cell table:formula="of:=([.B143]-[.B142])" office:value-type="float" office:value="974" calcext:value-type="float">
            <text:p>974</text:p>
          </table:table-cell>
        </table:table-row>
        <table:table-row table:style-name="ro1">
          <table:table-cell office:value-type="date" office:date-value="2014-10-18" calcext:value-type="date">
            <text:p>18/10/14</text:p>
          </table:table-cell>
          <table:table-cell office:value-type="float" office:value="127483" calcext:value-type="float">
            <text:p>127483</text:p>
          </table:table-cell>
          <table:table-cell table:formula="of:=([.B144]-[.B143])" office:value-type="float" office:value="919" calcext:value-type="float">
            <text:p>919</text:p>
          </table:table-cell>
        </table:table-row>
        <table:table-row table:style-name="ro1">
          <table:table-cell office:value-type="date" office:date-value="2014-10-19" calcext:value-type="date">
            <text:p>19/10/14</text:p>
          </table:table-cell>
          <table:table-cell office:value-type="float" office:value="128487" calcext:value-type="float">
            <text:p>128487</text:p>
          </table:table-cell>
          <table:table-cell table:formula="of:=([.B145]-[.B144])" office:value-type="float" office:value="1004" calcext:value-type="float">
            <text:p>1004</text:p>
          </table:table-cell>
        </table:table-row>
        <table:table-row table:style-name="ro1">
          <table:table-cell office:value-type="date" office:date-value="2014-10-20" calcext:value-type="date">
            <text:p>20/10/14</text:p>
          </table:table-cell>
          <table:table-cell office:value-type="float" office:value="129467" calcext:value-type="float">
            <text:p>129467</text:p>
          </table:table-cell>
          <table:table-cell table:formula="of:=([.B146]-[.B145])" office:value-type="float" office:value="980" calcext:value-type="float">
            <text:p>980</text:p>
          </table:table-cell>
        </table:table-row>
        <table:table-row table:style-name="ro1">
          <table:table-cell office:value-type="date" office:date-value="2014-10-21" calcext:value-type="date">
            <text:p>21/10/14</text:p>
          </table:table-cell>
          <table:table-cell office:value-type="float" office:value="130475" calcext:value-type="float">
            <text:p>130475</text:p>
          </table:table-cell>
          <table:table-cell table:formula="of:=([.B147]-[.B146])" office:value-type="float" office:value="1008" calcext:value-type="float">
            <text:p>1008</text:p>
          </table:table-cell>
        </table:table-row>
        <table:table-row table:style-name="ro1">
          <table:table-cell office:value-type="date" office:date-value="2014-10-22" calcext:value-type="date">
            <text:p>22/10/14</text:p>
          </table:table-cell>
          <table:table-cell office:value-type="float" office:value="131430" calcext:value-type="float">
            <text:p>131430</text:p>
          </table:table-cell>
          <table:table-cell table:formula="of:=([.B148]-[.B147])" office:value-type="float" office:value="955" calcext:value-type="float">
            <text:p>955</text:p>
          </table:table-cell>
        </table:table-row>
        <table:table-row table:style-name="ro1">
          <table:table-cell office:value-type="date" office:date-value="2014-10-23" calcext:value-type="date">
            <text:p>23/10/14</text:p>
          </table:table-cell>
          <table:table-cell office:value-type="float" office:value="132409" calcext:value-type="float">
            <text:p>132409</text:p>
          </table:table-cell>
          <table:table-cell table:formula="of:=([.B149]-[.B148])" office:value-type="float" office:value="979" calcext:value-type="float">
            <text:p>979</text:p>
          </table:table-cell>
        </table:table-row>
        <table:table-row table:style-name="ro1">
          <table:table-cell office:value-type="date" office:date-value="2014-10-24" calcext:value-type="date">
            <text:p>24/10/14</text:p>
          </table:table-cell>
          <table:table-cell office:value-type="float" office:value="133380" calcext:value-type="float">
            <text:p>133380</text:p>
          </table:table-cell>
          <table:table-cell table:formula="of:=([.B150]-[.B149])" office:value-type="float" office:value="971" calcext:value-type="float">
            <text:p>971</text:p>
          </table:table-cell>
        </table:table-row>
        <table:table-row table:style-name="ro1">
          <table:table-cell office:value-type="date" office:date-value="2014-10-25" calcext:value-type="date">
            <text:p>25/10/14</text:p>
          </table:table-cell>
          <table:table-cell office:value-type="float" office:value="134331" calcext:value-type="float">
            <text:p>134331</text:p>
          </table:table-cell>
          <table:table-cell table:formula="of:=([.B151]-[.B150])" office:value-type="float" office:value="951" calcext:value-type="float">
            <text:p>951</text:p>
          </table:table-cell>
        </table:table-row>
        <table:table-row table:style-name="ro1">
          <table:table-cell office:value-type="date" office:date-value="2014-10-26" calcext:value-type="date">
            <text:p>26/10/14</text:p>
          </table:table-cell>
          <table:table-cell office:value-type="float" office:value="135289" calcext:value-type="float">
            <text:p>135289</text:p>
          </table:table-cell>
          <table:table-cell table:formula="of:=([.B152]-[.B151])" office:value-type="float" office:value="958" calcext:value-type="float">
            <text:p>958</text:p>
          </table:table-cell>
        </table:table-row>
        <table:table-row table:style-name="ro1">
          <table:table-cell office:value-type="date" office:date-value="2014-10-27" calcext:value-type="date">
            <text:p>27/10/14</text:p>
          </table:table-cell>
          <table:table-cell office:value-type="float" office:value="136238" calcext:value-type="float">
            <text:p>136238</text:p>
          </table:table-cell>
          <table:table-cell table:formula="of:=([.B153]-[.B152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4-10-28" calcext:value-type="date">
            <text:p>28/10/14</text:p>
          </table:table-cell>
          <table:table-cell office:value-type="float" office:value="137153" calcext:value-type="float">
            <text:p>137153</text:p>
          </table:table-cell>
          <table:table-cell table:formula="of:=([.B154]-[.B153])" office:value-type="float" office:value="915" calcext:value-type="float">
            <text:p>915</text:p>
          </table:table-cell>
        </table:table-row>
        <table:table-row table:style-name="ro1">
          <table:table-cell office:value-type="date" office:date-value="2014-10-29" calcext:value-type="date">
            <text:p>29/10/14</text:p>
          </table:table-cell>
          <table:table-cell office:value-type="float" office:value="138099" calcext:value-type="float">
            <text:p>138099</text:p>
          </table:table-cell>
          <table:table-cell table:formula="of:=([.B155]-[.B154])" office:value-type="float" office:value="946" calcext:value-type="float">
            <text:p>946</text:p>
          </table:table-cell>
        </table:table-row>
        <table:table-row table:style-name="ro1">
          <table:table-cell office:value-type="date" office:date-value="2014-10-30" calcext:value-type="date">
            <text:p>30/10/14</text:p>
          </table:table-cell>
          <table:table-cell office:value-type="float" office:value="139090" calcext:value-type="float">
            <text:p>139090</text:p>
          </table:table-cell>
          <table:table-cell table:formula="of:=([.B156]-[.B155])" office:value-type="float" office:value="991" calcext:value-type="float">
            <text:p>991</text:p>
          </table:table-cell>
        </table:table-row>
        <table:table-row table:style-name="ro1">
          <table:table-cell office:value-type="date" office:date-value="2014-10-31" calcext:value-type="date">
            <text:p>31/10/14</text:p>
          </table:table-cell>
          <table:table-cell office:value-type="float" office:value="140067" calcext:value-type="float">
            <text:p>140067</text:p>
          </table:table-cell>
          <table:table-cell table:formula="of:=([.B157]-[.B156])" office:value-type="float" office:value="977" calcext:value-type="float">
            <text:p>977</text:p>
          </table:table-cell>
        </table:table-row>
        <table:table-row table:style-name="ro1">
          <table:table-cell office:value-type="date" office:date-value="2014-11-01" calcext:value-type="date">
            <text:p>01/11/14</text:p>
          </table:table-cell>
          <table:table-cell office:value-type="float" office:value="140974" calcext:value-type="float">
            <text:p>140974</text:p>
          </table:table-cell>
          <table:table-cell table:formula="of:=([.B158]-[.B157])" office:value-type="float" office:value="907" calcext:value-type="float">
            <text:p>907</text:p>
          </table:table-cell>
        </table:table-row>
        <table:table-row table:style-name="ro1">
          <table:table-cell office:value-type="date" office:date-value="2014-11-02" calcext:value-type="date">
            <text:p>02/11/14</text:p>
          </table:table-cell>
          <table:table-cell office:value-type="float" office:value="141937" calcext:value-type="float">
            <text:p>141937</text:p>
          </table:table-cell>
          <table:table-cell table:formula="of:=([.B159]-[.B158])" office:value-type="float" office:value="963" calcext:value-type="float">
            <text:p>963</text:p>
          </table:table-cell>
        </table:table-row>
        <table:table-row table:style-name="ro1">
          <table:table-cell office:value-type="date" office:date-value="2014-11-03" calcext:value-type="date">
            <text:p>03/11/14</text:p>
          </table:table-cell>
          <table:table-cell office:value-type="float" office:value="142896" calcext:value-type="float">
            <text:p>142896</text:p>
          </table:table-cell>
          <table:table-cell table:formula="of:=([.B160]-[.B159])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14-11-04" calcext:value-type="date">
            <text:p>04/11/14</text:p>
          </table:table-cell>
          <table:table-cell office:value-type="float" office:value="143837" calcext:value-type="float">
            <text:p>143837</text:p>
          </table:table-cell>
          <table:table-cell table:formula="of:=([.B161]-[.B160])" office:value-type="float" office:value="941" calcext:value-type="float">
            <text:p>941</text:p>
          </table:table-cell>
        </table:table-row>
        <table:table-row table:style-name="ro1">
          <table:table-cell office:value-type="date" office:date-value="2014-11-05" calcext:value-type="date">
            <text:p>05/11/14</text:p>
          </table:table-cell>
          <table:table-cell office:value-type="float" office:value="144791" calcext:value-type="float">
            <text:p>144791</text:p>
          </table:table-cell>
          <table:table-cell table:formula="of:=([.B162]-[.B161])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14-11-06" calcext:value-type="date">
            <text:p>06/11/14</text:p>
          </table:table-cell>
          <table:table-cell office:value-type="float" office:value="145795" calcext:value-type="float">
            <text:p>145795</text:p>
          </table:table-cell>
          <table:table-cell table:formula="of:=([.B163]-[.B162])" office:value-type="float" office:value="1004" calcext:value-type="float">
            <text:p>1004</text:p>
          </table:table-cell>
        </table:table-row>
        <table:table-row table:style-name="ro1">
          <table:table-cell office:value-type="date" office:date-value="2014-11-07" calcext:value-type="date">
            <text:p>07/11/14</text:p>
          </table:table-cell>
          <table:table-cell office:value-type="float" office:value="146744" calcext:value-type="float">
            <text:p>146744</text:p>
          </table:table-cell>
          <table:table-cell table:formula="of:=([.B164]-[.B163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4-11-08" calcext:value-type="date">
            <text:p>08/11/14</text:p>
          </table:table-cell>
          <table:table-cell office:value-type="float" office:value="147696" calcext:value-type="float">
            <text:p>147696</text:p>
          </table:table-cell>
          <table:table-cell table:formula="of:=([.B165]-[.B164])"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14-11-09" calcext:value-type="date">
            <text:p>09/11/14</text:p>
          </table:table-cell>
          <table:table-cell office:value-type="float" office:value="148594" calcext:value-type="float">
            <text:p>148594</text:p>
          </table:table-cell>
          <table:table-cell table:formula="of:=([.B166]-[.B165])" office:value-type="float" office:value="898" calcext:value-type="float">
            <text:p>898</text:p>
          </table:table-cell>
        </table:table-row>
        <table:table-row table:style-name="ro1">
          <table:table-cell office:value-type="date" office:date-value="2014-11-10" calcext:value-type="date">
            <text:p>10/11/14</text:p>
          </table:table-cell>
          <table:table-cell office:value-type="float" office:value="149566" calcext:value-type="float">
            <text:p>149566</text:p>
          </table:table-cell>
          <table:table-cell table:formula="of:=([.B167]-[.B166])" office:value-type="float" office:value="972" calcext:value-type="float">
            <text:p>972</text:p>
          </table:table-cell>
        </table:table-row>
        <table:table-row table:style-name="ro1">
          <table:table-cell office:value-type="date" office:date-value="2014-11-11" calcext:value-type="date">
            <text:p>11/11/14</text:p>
          </table:table-cell>
          <table:table-cell office:value-type="float" office:value="150511" calcext:value-type="float">
            <text:p>150511</text:p>
          </table:table-cell>
          <table:table-cell table:formula="of:=([.B168]-[.B167])" office:value-type="float" office:value="945" calcext:value-type="float">
            <text:p>945</text:p>
          </table:table-cell>
        </table:table-row>
        <table:table-row table:style-name="ro1">
          <table:table-cell office:value-type="date" office:date-value="2014-11-12" calcext:value-type="date">
            <text:p>12/11/14</text:p>
          </table:table-cell>
          <table:table-cell office:value-type="float" office:value="151472" calcext:value-type="float">
            <text:p>151472</text:p>
          </table:table-cell>
          <table:table-cell table:formula="of:=([.B169]-[.B168])" office:value-type="float" office:value="961" calcext:value-type="float">
            <text:p>961</text:p>
          </table:table-cell>
        </table:table-row>
        <table:table-row table:style-name="ro1">
          <table:table-cell office:value-type="date" office:date-value="2014-11-13" calcext:value-type="date">
            <text:p>13/11/14</text:p>
          </table:table-cell>
          <table:table-cell office:value-type="float" office:value="152462" calcext:value-type="float">
            <text:p>152462</text:p>
          </table:table-cell>
          <table:table-cell table:formula="of:=([.B170]-[.B169])" office:value-type="float" office:value="990" calcext:value-type="float">
            <text:p>990</text:p>
          </table:table-cell>
        </table:table-row>
        <table:table-row table:style-name="ro1">
          <table:table-cell office:value-type="date" office:date-value="2014-11-14" calcext:value-type="date">
            <text:p>14/11/14</text:p>
          </table:table-cell>
          <table:table-cell office:value-type="float" office:value="153410" calcext:value-type="float">
            <text:p>153410</text:p>
          </table:table-cell>
          <table:table-cell table:formula="of:=([.B171]-[.B170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4-11-15" calcext:value-type="date">
            <text:p>15/11/14</text:p>
          </table:table-cell>
          <table:table-cell office:value-type="float" office:value="154372" calcext:value-type="float">
            <text:p>154372</text:p>
          </table:table-cell>
          <table:table-cell table:formula="of:=([.B172]-[.B171])" office:value-type="float" office:value="962" calcext:value-type="float">
            <text:p>962</text:p>
          </table:table-cell>
        </table:table-row>
        <table:table-row table:style-name="ro1">
          <table:table-cell office:value-type="date" office:date-value="2014-11-16" calcext:value-type="date">
            <text:p>16/11/14</text:p>
          </table:table-cell>
          <table:table-cell office:value-type="float" office:value="155310" calcext:value-type="float">
            <text:p>155310</text:p>
          </table:table-cell>
          <table:table-cell table:formula="of:=([.B173]-[.B172])" office:value-type="float" office:value="938" calcext:value-type="float">
            <text:p>938</text:p>
          </table:table-cell>
        </table:table-row>
        <table:table-row table:style-name="ro1">
          <table:table-cell office:value-type="date" office:date-value="2014-11-17" calcext:value-type="date">
            <text:p>17/11/14</text:p>
          </table:table-cell>
          <table:table-cell office:value-type="float" office:value="156249" calcext:value-type="float">
            <text:p>156249</text:p>
          </table:table-cell>
          <table:table-cell table:formula="of:=([.B174]-[.B173])" office:value-type="float" office:value="939" calcext:value-type="float">
            <text:p>939</text:p>
          </table:table-cell>
        </table:table-row>
        <table:table-row table:style-name="ro1">
          <table:table-cell office:value-type="date" office:date-value="2014-11-18" calcext:value-type="date">
            <text:p>18/11/14</text:p>
          </table:table-cell>
          <table:table-cell office:value-type="float" office:value="157168" calcext:value-type="float">
            <text:p>157168</text:p>
          </table:table-cell>
          <table:table-cell table:formula="of:=([.B175]-[.B174])" office:value-type="float" office:value="919" calcext:value-type="float">
            <text:p>919</text:p>
          </table:table-cell>
        </table:table-row>
        <table:table-row table:style-name="ro1">
          <table:table-cell office:value-type="date" office:date-value="2014-11-19" calcext:value-type="date">
            <text:p>19/11/14</text:p>
          </table:table-cell>
          <table:table-cell office:value-type="float" office:value="158115" calcext:value-type="float">
            <text:p>158115</text:p>
          </table:table-cell>
          <table:table-cell table:formula="of:=([.B176]-[.B175])" office:value-type="float" office:value="947" calcext:value-type="float">
            <text:p>947</text:p>
          </table:table-cell>
        </table:table-row>
        <table:table-row table:style-name="ro1">
          <table:table-cell office:value-type="date" office:date-value="2014-11-20" calcext:value-type="date">
            <text:p>20/11/14</text:p>
          </table:table-cell>
          <table:table-cell office:value-type="float" office:value="159061" calcext:value-type="float">
            <text:p>159061</text:p>
          </table:table-cell>
          <table:table-cell table:formula="of:=([.B177]-[.B176])" office:value-type="float" office:value="946" calcext:value-type="float">
            <text:p>946</text:p>
          </table:table-cell>
        </table:table-row>
        <table:table-row table:style-name="ro1">
          <table:table-cell office:value-type="date" office:date-value="2014-11-21" calcext:value-type="date">
            <text:p>21/11/14</text:p>
          </table:table-cell>
          <table:table-cell office:value-type="float" office:value="159965" calcext:value-type="float">
            <text:p>159965</text:p>
          </table:table-cell>
          <table:table-cell table:formula="of:=([.B178]-[.B177])" office:value-type="float" office:value="904" calcext:value-type="float">
            <text:p>904</text:p>
          </table:table-cell>
        </table:table-row>
        <table:table-row table:style-name="ro1">
          <table:table-cell office:value-type="date" office:date-value="2014-11-22" calcext:value-type="date">
            <text:p>22/11/14</text:p>
          </table:table-cell>
          <table:table-cell office:value-type="float" office:value="160981" calcext:value-type="float">
            <text:p>160981</text:p>
          </table:table-cell>
          <table:table-cell table:formula="of:=([.B179]-[.B178])" office:value-type="float" office:value="1016" calcext:value-type="float">
            <text:p>1016</text:p>
          </table:table-cell>
        </table:table-row>
        <table:table-row table:style-name="ro1">
          <table:table-cell office:value-type="date" office:date-value="2014-11-23" calcext:value-type="date">
            <text:p>23/11/14</text:p>
          </table:table-cell>
          <table:table-cell office:value-type="float" office:value="161929" calcext:value-type="float">
            <text:p>161929</text:p>
          </table:table-cell>
          <table:table-cell table:formula="of:=([.B180]-[.B179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4-11-24" calcext:value-type="date">
            <text:p>24/11/14</text:p>
          </table:table-cell>
          <table:table-cell office:value-type="float" office:value="162878" calcext:value-type="float">
            <text:p>162878</text:p>
          </table:table-cell>
          <table:table-cell table:formula="of:=([.B181]-[.B180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4-11-25" calcext:value-type="date">
            <text:p>25/11/14</text:p>
          </table:table-cell>
          <table:table-cell office:value-type="float" office:value="163844" calcext:value-type="float">
            <text:p>163844</text:p>
          </table:table-cell>
          <table:table-cell table:formula="of:=([.B182]-[.B181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4-11-26" calcext:value-type="date">
            <text:p>26/11/14</text:p>
          </table:table-cell>
          <table:table-cell office:value-type="float" office:value="164810" calcext:value-type="float">
            <text:p>164810</text:p>
          </table:table-cell>
          <table:table-cell table:formula="of:=([.B183]-[.B182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4-11-27" calcext:value-type="date">
            <text:p>27/11/14</text:p>
          </table:table-cell>
          <table:table-cell office:value-type="float" office:value="165798" calcext:value-type="float">
            <text:p>165798</text:p>
          </table:table-cell>
          <table:table-cell table:formula="of:=([.B184]-[.B183])" office:value-type="float" office:value="988" calcext:value-type="float">
            <text:p>988</text:p>
          </table:table-cell>
        </table:table-row>
        <table:table-row table:style-name="ro1">
          <table:table-cell office:value-type="date" office:date-value="2014-11-28" calcext:value-type="date">
            <text:p>28/11/14</text:p>
          </table:table-cell>
          <table:table-cell office:value-type="float" office:value="166758" calcext:value-type="float">
            <text:p>166758</text:p>
          </table:table-cell>
          <table:table-cell table:formula="of:=([.B185]-[.B184])"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14-11-29" calcext:value-type="date">
            <text:p>29/11/14</text:p>
          </table:table-cell>
          <table:table-cell office:value-type="float" office:value="167696" calcext:value-type="float">
            <text:p>167696</text:p>
          </table:table-cell>
          <table:table-cell table:formula="of:=([.B186]-[.B185])" office:value-type="float" office:value="938" calcext:value-type="float">
            <text:p>938</text:p>
          </table:table-cell>
        </table:table-row>
        <table:table-row table:style-name="ro1">
          <table:table-cell office:value-type="date" office:date-value="2014-11-30" calcext:value-type="date">
            <text:p>30/11/14</text:p>
          </table:table-cell>
          <table:table-cell office:value-type="float" office:value="168638" calcext:value-type="float">
            <text:p>168638</text:p>
          </table:table-cell>
          <table:table-cell table:formula="of:=([.B187]-[.B186])" office:value-type="float" office:value="942" calcext:value-type="float">
            <text:p>942</text:p>
          </table:table-cell>
        </table:table-row>
        <table:table-row table:style-name="ro1">
          <table:table-cell office:value-type="date" office:date-value="2014-12-01" calcext:value-type="date">
            <text:p>01/12/14</text:p>
          </table:table-cell>
          <table:table-cell office:value-type="float" office:value="169598" calcext:value-type="float">
            <text:p>169598</text:p>
          </table:table-cell>
          <table:table-cell table:formula="of:=([.B188]-[.B187])"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14-12-02" calcext:value-type="date">
            <text:p>02/12/14</text:p>
          </table:table-cell>
          <table:table-cell office:value-type="float" office:value="170565" calcext:value-type="float">
            <text:p>170565</text:p>
          </table:table-cell>
          <table:table-cell table:formula="of:=([.B189]-[.B188])" office:value-type="float" office:value="967" calcext:value-type="float">
            <text:p>967</text:p>
          </table:table-cell>
        </table:table-row>
        <table:table-row table:style-name="ro1">
          <table:table-cell office:value-type="date" office:date-value="2014-12-03" calcext:value-type="date">
            <text:p>03/12/14</text:p>
          </table:table-cell>
          <table:table-cell office:value-type="float" office:value="171522" calcext:value-type="float">
            <text:p>171522</text:p>
          </table:table-cell>
          <table:table-cell table:formula="of:=([.B190]-[.B189])" office:value-type="float" office:value="957" calcext:value-type="float">
            <text:p>957</text:p>
          </table:table-cell>
        </table:table-row>
        <table:table-row table:style-name="ro1">
          <table:table-cell office:value-type="date" office:date-value="2014-12-04" calcext:value-type="date">
            <text:p>04/12/14</text:p>
          </table:table-cell>
          <table:table-cell office:value-type="float" office:value="172459" calcext:value-type="float">
            <text:p>172459</text:p>
          </table:table-cell>
          <table:table-cell table:formula="of:=([.B191]-[.B190])" office:value-type="float" office:value="937" calcext:value-type="float">
            <text:p>937</text:p>
          </table:table-cell>
        </table:table-row>
        <table:table-row table:style-name="ro1">
          <table:table-cell office:value-type="date" office:date-value="2014-12-05" calcext:value-type="date">
            <text:p>05/12/14</text:p>
          </table:table-cell>
          <table:table-cell office:value-type="float" office:value="173416" calcext:value-type="float">
            <text:p>173416</text:p>
          </table:table-cell>
          <table:table-cell table:formula="of:=([.B192]-[.B191])" office:value-type="float" office:value="957" calcext:value-type="float">
            <text:p>957</text:p>
          </table:table-cell>
        </table:table-row>
        <table:table-row table:style-name="ro1">
          <table:table-cell office:value-type="date" office:date-value="2014-12-06" calcext:value-type="date">
            <text:p>06/12/14</text:p>
          </table:table-cell>
          <table:table-cell office:value-type="float" office:value="174347" calcext:value-type="float">
            <text:p>174347</text:p>
          </table:table-cell>
          <table:table-cell table:formula="of:=([.B193]-[.B192])" office:value-type="float" office:value="931" calcext:value-type="float">
            <text:p>931</text:p>
          </table:table-cell>
        </table:table-row>
        <table:table-row table:style-name="ro1">
          <table:table-cell office:value-type="date" office:date-value="2014-12-07" calcext:value-type="date">
            <text:p>07/12/14</text:p>
          </table:table-cell>
          <table:table-cell office:value-type="float" office:value="175309" calcext:value-type="float">
            <text:p>175309</text:p>
          </table:table-cell>
          <table:table-cell table:formula="of:=([.B194]-[.B193])" office:value-type="float" office:value="962" calcext:value-type="float">
            <text:p>962</text:p>
          </table:table-cell>
        </table:table-row>
        <table:table-row table:style-name="ro1">
          <table:table-cell office:value-type="date" office:date-value="2014-12-08" calcext:value-type="date">
            <text:p>08/12/14</text:p>
          </table:table-cell>
          <table:table-cell office:value-type="float" office:value="176254" calcext:value-type="float">
            <text:p>176254</text:p>
          </table:table-cell>
          <table:table-cell table:formula="of:=([.B195]-[.B194])" office:value-type="float" office:value="945" calcext:value-type="float">
            <text:p>945</text:p>
          </table:table-cell>
        </table:table-row>
        <table:table-row table:style-name="ro1">
          <table:table-cell office:value-type="date" office:date-value="2014-12-09" calcext:value-type="date">
            <text:p>09/12/14</text:p>
          </table:table-cell>
          <table:table-cell office:value-type="float" office:value="177245" calcext:value-type="float">
            <text:p>177245</text:p>
          </table:table-cell>
          <table:table-cell table:formula="of:=([.B196]-[.B195])" office:value-type="float" office:value="991" calcext:value-type="float">
            <text:p>991</text:p>
          </table:table-cell>
        </table:table-row>
        <table:table-row table:style-name="ro1">
          <table:table-cell office:value-type="date" office:date-value="2014-12-10" calcext:value-type="date">
            <text:p>10/12/14</text:p>
          </table:table-cell>
          <table:table-cell office:value-type="float" office:value="178191" calcext:value-type="float">
            <text:p>178191</text:p>
          </table:table-cell>
          <table:table-cell table:formula="of:=([.B197]-[.B196])" office:value-type="float" office:value="946" calcext:value-type="float">
            <text:p>946</text:p>
          </table:table-cell>
        </table:table-row>
        <table:table-row table:style-name="ro1">
          <table:table-cell office:value-type="date" office:date-value="2014-12-11" calcext:value-type="date">
            <text:p>11/12/14</text:p>
          </table:table-cell>
          <table:table-cell office:value-type="float" office:value="179124" calcext:value-type="float">
            <text:p>179124</text:p>
          </table:table-cell>
          <table:table-cell table:formula="of:=([.B198]-[.B197])" office:value-type="float" office:value="933" calcext:value-type="float">
            <text:p>933</text:p>
          </table:table-cell>
        </table:table-row>
        <table:table-row table:style-name="ro1">
          <table:table-cell office:value-type="date" office:date-value="2014-12-12" calcext:value-type="date">
            <text:p>12/12/14</text:p>
          </table:table-cell>
          <table:table-cell office:value-type="float" office:value="179942" calcext:value-type="float">
            <text:p>179942</text:p>
          </table:table-cell>
          <table:table-cell table:formula="of:=([.B199]-[.B198])"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14-12-13" calcext:value-type="date">
            <text:p>13/12/14</text:p>
          </table:table-cell>
          <table:table-cell office:value-type="float" office:value="180738" calcext:value-type="float">
            <text:p>180738</text:p>
          </table:table-cell>
          <table:table-cell table:formula="of:=([.B200]-[.B199])"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14-12-14" calcext:value-type="date">
            <text:p>14/12/14</text:p>
          </table:table-cell>
          <table:table-cell office:value-type="float" office:value="181703" calcext:value-type="float">
            <text:p>181703</text:p>
          </table:table-cell>
          <table:table-cell table:formula="of:=([.B201]-[.B200])" office:value-type="float" office:value="965" calcext:value-type="float">
            <text:p>965</text:p>
          </table:table-cell>
        </table:table-row>
        <table:table-row table:style-name="ro1">
          <table:table-cell office:value-type="date" office:date-value="2014-12-15" calcext:value-type="date">
            <text:p>15/12/14</text:p>
          </table:table-cell>
          <table:table-cell office:value-type="float" office:value="182854" calcext:value-type="float">
            <text:p>182854</text:p>
          </table:table-cell>
          <table:table-cell table:formula="of:=([.B202]-[.B201])" office:value-type="float" office:value="1151" calcext:value-type="float">
            <text:p>1151</text:p>
          </table:table-cell>
        </table:table-row>
        <table:table-row table:style-name="ro1">
          <table:table-cell office:value-type="date" office:date-value="2014-12-16" calcext:value-type="date">
            <text:p>16/12/14</text:p>
          </table:table-cell>
          <table:table-cell office:value-type="float" office:value="183772" calcext:value-type="float">
            <text:p>183772</text:p>
          </table:table-cell>
          <table:table-cell table:formula="of:=([.B203]-[.B202])" office:value-type="float" office:value="918" calcext:value-type="float">
            <text:p>918</text:p>
          </table:table-cell>
        </table:table-row>
        <table:table-row table:style-name="ro1">
          <table:table-cell office:value-type="date" office:date-value="2014-12-17" calcext:value-type="date">
            <text:p>17/12/14</text:p>
          </table:table-cell>
          <table:table-cell office:value-type="float" office:value="184763" calcext:value-type="float">
            <text:p>184763</text:p>
          </table:table-cell>
          <table:table-cell table:formula="of:=([.B204]-[.B203])" office:value-type="float" office:value="991" calcext:value-type="float">
            <text:p>991</text:p>
          </table:table-cell>
        </table:table-row>
        <table:table-row table:style-name="ro1">
          <table:table-cell office:value-type="date" office:date-value="2014-12-18" calcext:value-type="date">
            <text:p>18/12/14</text:p>
          </table:table-cell>
          <table:table-cell office:value-type="float" office:value="185735" calcext:value-type="float">
            <text:p>185735</text:p>
          </table:table-cell>
          <table:table-cell table:formula="of:=([.B205]-[.B204])" office:value-type="float" office:value="972" calcext:value-type="float">
            <text:p>972</text:p>
          </table:table-cell>
        </table:table-row>
        <table:table-row table:style-name="ro1">
          <table:table-cell office:value-type="date" office:date-value="2014-12-19" calcext:value-type="date">
            <text:p>19/12/14</text:p>
          </table:table-cell>
          <table:table-cell office:value-type="float" office:value="186531" calcext:value-type="float">
            <text:p>186531</text:p>
          </table:table-cell>
          <table:table-cell table:formula="of:=([.B206]-[.B205])"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float" office:value="187463" calcext:value-type="float">
            <text:p>187463</text:p>
          </table:table-cell>
          <table:table-cell table:formula="of:=([.B207]-[.B206])" office:value-type="float" office:value="932" calcext:value-type="float">
            <text:p>932</text:p>
          </table:table-cell>
        </table:table-row>
        <table:table-row table:style-name="ro1">
          <table:table-cell office:value-type="date" office:date-value="2014-12-21" calcext:value-type="date">
            <text:p>21/12/14</text:p>
          </table:table-cell>
          <table:table-cell office:value-type="float" office:value="188365" calcext:value-type="float">
            <text:p>188365</text:p>
          </table:table-cell>
          <table:table-cell table:formula="of:=([.B208]-[.B207])" office:value-type="float" office:value="902" calcext:value-type="float">
            <text:p>902</text:p>
          </table:table-cell>
        </table:table-row>
        <table:table-row table:style-name="ro1">
          <table:table-cell office:value-type="date" office:date-value="2014-12-22" calcext:value-type="date">
            <text:p>22/12/14</text:p>
          </table:table-cell>
          <table:table-cell office:value-type="float" office:value="189304" calcext:value-type="float">
            <text:p>189304</text:p>
          </table:table-cell>
          <table:table-cell table:formula="of:=([.B209]-[.B208])" office:value-type="float" office:value="939" calcext:value-type="float">
            <text:p>939</text:p>
          </table:table-cell>
        </table:table-row>
        <table:table-row table:style-name="ro1">
          <table:table-cell office:value-type="date" office:date-value="2014-12-23" calcext:value-type="date">
            <text:p>23/12/14</text:p>
          </table:table-cell>
          <table:table-cell office:value-type="float" office:value="190264" calcext:value-type="float">
            <text:p>190264</text:p>
          </table:table-cell>
          <table:table-cell table:formula="of:=([.B210]-[.B209])"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14-12-24" calcext:value-type="date">
            <text:p>24/12/14</text:p>
          </table:table-cell>
          <table:table-cell office:value-type="float" office:value="191212" calcext:value-type="float">
            <text:p>191212</text:p>
          </table:table-cell>
          <table:table-cell table:formula="of:=([.B211]-[.B210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4-12-25" calcext:value-type="date">
            <text:p>25/12/14</text:p>
          </table:table-cell>
          <table:table-cell office:value-type="float" office:value="192178" calcext:value-type="float">
            <text:p>192178</text:p>
          </table:table-cell>
          <table:table-cell table:formula="of:=([.B212]-[.B211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4-12-26" calcext:value-type="date">
            <text:p>26/12/14</text:p>
          </table:table-cell>
          <table:table-cell office:value-type="float" office:value="193137" calcext:value-type="float">
            <text:p>193137</text:p>
          </table:table-cell>
          <table:table-cell table:formula="of:=([.B213]-[.B212])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14-12-27" calcext:value-type="date">
            <text:p>27/12/14</text:p>
          </table:table-cell>
          <table:table-cell office:value-type="float" office:value="194089" calcext:value-type="float">
            <text:p>194089</text:p>
          </table:table-cell>
          <table:table-cell table:formula="of:=([.B214]-[.B213])"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14-12-28" calcext:value-type="date">
            <text:p>28/12/14</text:p>
          </table:table-cell>
          <table:table-cell office:value-type="float" office:value="195001" calcext:value-type="float">
            <text:p>195001</text:p>
          </table:table-cell>
          <table:table-cell table:formula="of:=([.B215]-[.B214])" office:value-type="float" office:value="912" calcext:value-type="float">
            <text:p>912</text:p>
          </table:table-cell>
        </table:table-row>
        <table:table-row table:style-name="ro1">
          <table:table-cell office:value-type="date" office:date-value="2014-12-29" calcext:value-type="date">
            <text:p>29/12/14</text:p>
          </table:table-cell>
          <table:table-cell office:value-type="float" office:value="195962" calcext:value-type="float">
            <text:p>195962</text:p>
          </table:table-cell>
          <table:table-cell table:formula="of:=([.B216]-[.B215])" office:value-type="float" office:value="961" calcext:value-type="float">
            <text:p>961</text:p>
          </table:table-cell>
        </table:table-row>
        <table:table-row table:style-name="ro1">
          <table:table-cell office:value-type="date" office:date-value="2014-12-30" calcext:value-type="date">
            <text:p>30/12/14</text:p>
          </table:table-cell>
          <table:table-cell office:value-type="float" office:value="196901" calcext:value-type="float">
            <text:p>196901</text:p>
          </table:table-cell>
          <table:table-cell table:formula="of:=([.B217]-[.B216])" office:value-type="float" office:value="939" calcext:value-type="float">
            <text:p>939</text:p>
          </table:table-cell>
        </table:table-row>
        <table:table-row table:style-name="ro1">
          <table:table-cell office:value-type="date" office:date-value="2014-12-31" calcext:value-type="date">
            <text:p>31/12/14</text:p>
          </table:table-cell>
          <table:table-cell office:value-type="float" office:value="198116" calcext:value-type="float">
            <text:p>198116</text:p>
          </table:table-cell>
          <table:table-cell table:formula="of:=([.B218]-[.B217])" office:value-type="float" office:value="1215" calcext:value-type="float">
            <text:p>1215</text:p>
          </table:table-cell>
        </table:table-row>
        <table:table-row table:style-name="ro1">
          <table:table-cell office:value-type="date" office:date-value="2015-01-01" calcext:value-type="date">
            <text:p>01/01/15</text:p>
          </table:table-cell>
          <table:table-cell office:value-type="float" office:value="199132" calcext:value-type="float">
            <text:p>199132</text:p>
          </table:table-cell>
          <table:table-cell table:formula="of:=([.B219]-[.B218])" office:value-type="float" office:value="1016" calcext:value-type="float">
            <text:p>1016</text:p>
          </table:table-cell>
        </table:table-row>
        <table:table-row table:style-name="ro1">
          <table:table-cell office:value-type="date" office:date-value="2015-01-02" calcext:value-type="date">
            <text:p>02/01/15</text:p>
          </table:table-cell>
          <table:table-cell office:value-type="float" office:value="200049" calcext:value-type="float">
            <text:p>200049</text:p>
          </table:table-cell>
          <table:table-cell table:formula="of:=([.B220]-[.B219])" office:value-type="float" office:value="917" calcext:value-type="float">
            <text:p>917</text:p>
          </table:table-cell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float" office:value="200916" calcext:value-type="float">
            <text:p>200916</text:p>
          </table:table-cell>
          <table:table-cell table:formula="of:=([.B221]-[.B220])"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float" office:value="201786" calcext:value-type="float">
            <text:p>201786</text:p>
          </table:table-cell>
          <table:table-cell table:formula="of:=([.B222]-[.B221])"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15-01-05" calcext:value-type="date">
            <text:p>05/01/15</text:p>
          </table:table-cell>
          <table:table-cell office:value-type="float" office:value="202702" calcext:value-type="float">
            <text:p>202702</text:p>
          </table:table-cell>
          <table:table-cell table:formula="of:=([.B223]-[.B222])" office:value-type="float" office:value="916" calcext:value-type="float">
            <text:p>916</text:p>
          </table:table-cell>
        </table:table-row>
        <table:table-row table:style-name="ro1">
          <table:table-cell office:value-type="date" office:date-value="2015-01-06" calcext:value-type="date">
            <text:p>06/01/15</text:p>
          </table:table-cell>
          <table:table-cell office:value-type="float" office:value="203687" calcext:value-type="float">
            <text:p>203687</text:p>
          </table:table-cell>
          <table:table-cell table:formula="of:=([.B224]-[.B223])" office:value-type="float" office:value="985" calcext:value-type="float">
            <text:p>985</text:p>
          </table:table-cell>
        </table:table-row>
        <table:table-row table:style-name="ro1">
          <table:table-cell office:value-type="date" office:date-value="2015-01-07" calcext:value-type="date">
            <text:p>07/01/15</text:p>
          </table:table-cell>
          <table:table-cell office:value-type="float" office:value="204656" calcext:value-type="float">
            <text:p>204656</text:p>
          </table:table-cell>
          <table:table-cell table:formula="of:=([.B225]-[.B224])" office:value-type="float" office:value="969" calcext:value-type="float">
            <text:p>969</text:p>
          </table:table-cell>
        </table:table-row>
        <table:table-row table:style-name="ro1">
          <table:table-cell office:value-type="date" office:date-value="2015-01-08" calcext:value-type="date">
            <text:p>08/01/15</text:p>
          </table:table-cell>
          <table:table-cell office:value-type="float" office:value="205662" calcext:value-type="float">
            <text:p>205662</text:p>
          </table:table-cell>
          <table:table-cell table:formula="of:=([.B226]-[.B225])" office:value-type="float" office:value="1006" calcext:value-type="float">
            <text:p>1006</text:p>
          </table:table-cell>
        </table:table-row>
        <table:table-row table:style-name="ro1">
          <table:table-cell office:value-type="date" office:date-value="2015-01-09" calcext:value-type="date">
            <text:p>09/01/15</text:p>
          </table:table-cell>
          <table:table-cell office:value-type="float" office:value="206717" calcext:value-type="float">
            <text:p>206717</text:p>
          </table:table-cell>
          <table:table-cell table:formula="of:=([.B227]-[.B226])" office:value-type="float" office:value="1055" calcext:value-type="float">
            <text:p>1055</text:p>
          </table:table-cell>
        </table:table-row>
        <table:table-row table:style-name="ro1">
          <table:table-cell office:value-type="date" office:date-value="2015-01-10" calcext:value-type="date">
            <text:p>10/01/15</text:p>
          </table:table-cell>
          <table:table-cell office:value-type="float" office:value="207705" calcext:value-type="float">
            <text:p>207705</text:p>
          </table:table-cell>
          <table:table-cell table:formula="of:=([.B228]-[.B227])" office:value-type="float" office:value="988" calcext:value-type="float">
            <text:p>988</text:p>
          </table:table-cell>
        </table:table-row>
        <table:table-row table:style-name="ro1">
          <table:table-cell office:value-type="date" office:date-value="2015-01-11" calcext:value-type="date">
            <text:p>11/01/15</text:p>
          </table:table-cell>
          <table:table-cell office:value-type="float" office:value="208651" calcext:value-type="float">
            <text:p>208651</text:p>
          </table:table-cell>
          <table:table-cell table:formula="of:=([.B229]-[.B228])" office:value-type="float" office:value="946" calcext:value-type="float">
            <text:p>946</text:p>
          </table:table-cell>
        </table:table-row>
        <table:table-row table:style-name="ro1">
          <table:table-cell office:value-type="date" office:date-value="2015-01-12" calcext:value-type="date">
            <text:p>12/01/15</text:p>
          </table:table-cell>
          <table:table-cell office:value-type="float" office:value="209635" calcext:value-type="float">
            <text:p>209635</text:p>
          </table:table-cell>
          <table:table-cell table:formula="of:=([.B230]-[.B229])" office:value-type="float" office:value="984" calcext:value-type="float">
            <text:p>984</text:p>
          </table:table-cell>
        </table:table-row>
        <table:table-row table:style-name="ro1">
          <table:table-cell office:value-type="date" office:date-value="2015-01-13" calcext:value-type="date">
            <text:p>13/01/15</text:p>
          </table:table-cell>
          <table:table-cell office:value-type="float" office:value="210563" calcext:value-type="float">
            <text:p>210563</text:p>
          </table:table-cell>
          <table:table-cell table:formula="of:=([.B231]-[.B230])" office:value-type="float" office:value="928" calcext:value-type="float">
            <text:p>928</text:p>
          </table:table-cell>
        </table:table-row>
        <table:table-row table:style-name="ro1">
          <table:table-cell office:value-type="date" office:date-value="2015-01-14" calcext:value-type="date">
            <text:p>14/01/15</text:p>
          </table:table-cell>
          <table:table-cell office:value-type="float" office:value="211489" calcext:value-type="float">
            <text:p>211489</text:p>
          </table:table-cell>
          <table:table-cell table:formula="of:=([.B232]-[.B231])" office:value-type="float" office:value="926" calcext:value-type="float">
            <text:p>926</text:p>
          </table:table-cell>
        </table:table-row>
        <table:table-row table:style-name="ro1">
          <table:table-cell office:value-type="date" office:date-value="2015-01-15" calcext:value-type="date">
            <text:p>15/01/15</text:p>
          </table:table-cell>
          <table:table-cell office:value-type="float" office:value="212474" calcext:value-type="float">
            <text:p>212474</text:p>
          </table:table-cell>
          <table:table-cell table:formula="of:=([.B233]-[.B232])" office:value-type="float" office:value="985" calcext:value-type="float">
            <text:p>985</text:p>
          </table:table-cell>
        </table:table-row>
        <table:table-row table:style-name="ro1">
          <table:table-cell office:value-type="date" office:date-value="2015-01-16" calcext:value-type="date">
            <text:p>16/01/15</text:p>
          </table:table-cell>
          <table:table-cell office:value-type="float" office:value="213372" calcext:value-type="float">
            <text:p>213372</text:p>
          </table:table-cell>
          <table:table-cell table:formula="of:=([.B234]-[.B233])" office:value-type="float" office:value="898" calcext:value-type="float">
            <text:p>898</text:p>
          </table:table-cell>
        </table:table-row>
        <table:table-row table:style-name="ro1">
          <table:table-cell office:value-type="date" office:date-value="2015-01-17" calcext:value-type="date">
            <text:p>17/01/15</text:p>
          </table:table-cell>
          <table:table-cell office:value-type="float" office:value="214394" calcext:value-type="float">
            <text:p>214394</text:p>
          </table:table-cell>
          <table:table-cell table:formula="of:=([.B235]-[.B234])" office:value-type="float" office:value="1022" calcext:value-type="float">
            <text:p>1022</text:p>
          </table:table-cell>
        </table:table-row>
        <table:table-row table:style-name="ro1">
          <table:table-cell office:value-type="date" office:date-value="2015-01-18" calcext:value-type="date">
            <text:p>18/01/15</text:p>
          </table:table-cell>
          <table:table-cell office:value-type="float" office:value="215324" calcext:value-type="float">
            <text:p>215324</text:p>
          </table:table-cell>
          <table:table-cell table:formula="of:=([.B236]-[.B235])" office:value-type="float" office:value="930" calcext:value-type="float">
            <text:p>930</text:p>
          </table:table-cell>
        </table:table-row>
        <table:table-row table:style-name="ro1">
          <table:table-cell office:value-type="date" office:date-value="2015-01-19" calcext:value-type="date">
            <text:p>19/01/15</text:p>
          </table:table-cell>
          <table:table-cell office:value-type="float" office:value="216297" calcext:value-type="float">
            <text:p>216297</text:p>
          </table:table-cell>
          <table:table-cell table:formula="of:=([.B237]-[.B236])" office:value-type="float" office:value="973" calcext:value-type="float">
            <text:p>973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float" office:value="217189" calcext:value-type="float">
            <text:p>217189</text:p>
          </table:table-cell>
          <table:table-cell table:formula="of:=([.B238]-[.B237])" office:value-type="float" office:value="892" calcext:value-type="float">
            <text:p>892</text:p>
          </table:table-cell>
        </table:table-row>
        <table:table-row table:style-name="ro1">
          <table:table-cell office:value-type="date" office:date-value="2015-01-21" calcext:value-type="date">
            <text:p>21/01/15</text:p>
          </table:table-cell>
          <table:table-cell office:value-type="float" office:value="218141" calcext:value-type="float">
            <text:p>218141</text:p>
          </table:table-cell>
          <table:table-cell table:formula="of:=([.B239]-[.B238])"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15-01-22" calcext:value-type="date">
            <text:p>22/01/15</text:p>
          </table:table-cell>
          <table:table-cell office:value-type="float" office:value="219100" calcext:value-type="float">
            <text:p>219100</text:p>
          </table:table-cell>
          <table:table-cell table:formula="of:=([.B240]-[.B239])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15-01-23" calcext:value-type="date">
            <text:p>23/01/15</text:p>
          </table:table-cell>
          <table:table-cell office:value-type="float" office:value="220021" calcext:value-type="float">
            <text:p>220021</text:p>
          </table:table-cell>
          <table:table-cell table:formula="of:=([.B241]-[.B240])" office:value-type="float" office:value="921" calcext:value-type="float">
            <text:p>921</text:p>
          </table:table-cell>
        </table:table-row>
        <table:table-row table:style-name="ro1">
          <table:table-cell office:value-type="date" office:date-value="2015-01-24" calcext:value-type="date">
            <text:p>24/01/15</text:p>
          </table:table-cell>
          <table:table-cell office:value-type="float" office:value="220978" calcext:value-type="float">
            <text:p>220978</text:p>
          </table:table-cell>
          <table:table-cell table:formula="of:=([.B242]-[.B241])" office:value-type="float" office:value="957" calcext:value-type="float">
            <text:p>957</text:p>
          </table:table-cell>
        </table:table-row>
        <table:table-row table:style-name="ro1">
          <table:table-cell office:value-type="date" office:date-value="2015-01-25" calcext:value-type="date">
            <text:p>25/01/15</text:p>
          </table:table-cell>
          <table:table-cell office:value-type="float" office:value="221904" calcext:value-type="float">
            <text:p>221904</text:p>
          </table:table-cell>
          <table:table-cell table:formula="of:=([.B243]-[.B242])" office:value-type="float" office:value="926" calcext:value-type="float">
            <text:p>926</text:p>
          </table:table-cell>
        </table:table-row>
        <table:table-row table:style-name="ro1">
          <table:table-cell office:value-type="date" office:date-value="2015-01-26" calcext:value-type="date">
            <text:p>26/01/15</text:p>
          </table:table-cell>
          <table:table-cell office:value-type="float" office:value="222870" calcext:value-type="float">
            <text:p>222870</text:p>
          </table:table-cell>
          <table:table-cell table:formula="of:=([.B244]-[.B243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5-01-27" calcext:value-type="date">
            <text:p>27/01/15</text:p>
          </table:table-cell>
          <table:table-cell office:value-type="float" office:value="223901" calcext:value-type="float">
            <text:p>223901</text:p>
          </table:table-cell>
          <table:table-cell table:formula="of:=([.B245]-[.B244])" office:value-type="float" office:value="1031" calcext:value-type="float">
            <text:p>1031</text:p>
          </table:table-cell>
        </table:table-row>
        <table:table-row table:style-name="ro1">
          <table:table-cell office:value-type="date" office:date-value="2015-01-28" calcext:value-type="date">
            <text:p>28/01/15</text:p>
          </table:table-cell>
          <table:table-cell office:value-type="float" office:value="224831" calcext:value-type="float">
            <text:p>224831</text:p>
          </table:table-cell>
          <table:table-cell table:formula="of:=([.B246]-[.B245])" office:value-type="float" office:value="930" calcext:value-type="float">
            <text:p>930</text:p>
          </table:table-cell>
        </table:table-row>
        <table:table-row table:style-name="ro1">
          <table:table-cell office:value-type="date" office:date-value="2015-01-29" calcext:value-type="date">
            <text:p>29/01/15</text:p>
          </table:table-cell>
          <table:table-cell office:value-type="float" office:value="225826" calcext:value-type="float">
            <text:p>225826</text:p>
          </table:table-cell>
          <table:table-cell table:formula="of:=([.B247]-[.B246])" office:value-type="float" office:value="995" calcext:value-type="float">
            <text:p>995</text:p>
          </table:table-cell>
        </table:table-row>
        <table:table-row table:style-name="ro1">
          <table:table-cell office:value-type="date" office:date-value="2015-01-30" calcext:value-type="date">
            <text:p>30/01/15</text:p>
          </table:table-cell>
          <table:table-cell office:value-type="float" office:value="226738" calcext:value-type="float">
            <text:p>226738</text:p>
          </table:table-cell>
          <table:table-cell table:formula="of:=([.B248]-[.B247])" office:value-type="float" office:value="912" calcext:value-type="float">
            <text:p>912</text:p>
          </table:table-cell>
        </table:table-row>
        <table:table-row table:style-name="ro1">
          <table:table-cell office:value-type="date" office:date-value="2015-01-31" calcext:value-type="date">
            <text:p>31/01/15</text:p>
          </table:table-cell>
          <table:table-cell office:value-type="float" office:value="227713" calcext:value-type="float">
            <text:p>227713</text:p>
          </table:table-cell>
          <table:table-cell table:formula="of:=([.B249]-[.B248])"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15-02-01" calcext:value-type="date">
            <text:p>01/02/15</text:p>
          </table:table-cell>
          <table:table-cell office:value-type="float" office:value="228610" calcext:value-type="float">
            <text:p>228610</text:p>
          </table:table-cell>
          <table:table-cell table:formula="of:=([.B250]-[.B249])" office:value-type="float" office:value="897" calcext:value-type="float">
            <text:p>897</text:p>
          </table:table-cell>
        </table:table-row>
        <table:table-row table:style-name="ro1">
          <table:table-cell office:value-type="date" office:date-value="2015-02-02" calcext:value-type="date">
            <text:p>02/02/15</text:p>
          </table:table-cell>
          <table:table-cell office:value-type="float" office:value="229608" calcext:value-type="float">
            <text:p>229608</text:p>
          </table:table-cell>
          <table:table-cell table:formula="of:=([.B251]-[.B250])" office:value-type="float" office:value="998" calcext:value-type="float">
            <text:p>998</text:p>
          </table:table-cell>
        </table:table-row>
        <table:table-row table:style-name="ro1">
          <table:table-cell office:value-type="date" office:date-value="2015-02-03" calcext:value-type="date">
            <text:p>03/02/15</text:p>
          </table:table-cell>
          <table:table-cell office:value-type="float" office:value="230583" calcext:value-type="float">
            <text:p>230583</text:p>
          </table:table-cell>
          <table:table-cell table:formula="of:=([.B252]-[.B251])"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15-02-04" calcext:value-type="date">
            <text:p>04/02/15</text:p>
          </table:table-cell>
          <table:table-cell office:value-type="float" office:value="231524" calcext:value-type="float">
            <text:p>231524</text:p>
          </table:table-cell>
          <table:table-cell table:formula="of:=([.B253]-[.B252])" office:value-type="float" office:value="941" calcext:value-type="float">
            <text:p>941</text:p>
          </table:table-cell>
        </table:table-row>
        <table:table-row table:style-name="ro1">
          <table:table-cell office:value-type="date" office:date-value="2015-02-05" calcext:value-type="date">
            <text:p>05/02/15</text:p>
          </table:table-cell>
          <table:table-cell office:value-type="float" office:value="232432" calcext:value-type="float">
            <text:p>232432</text:p>
          </table:table-cell>
          <table:table-cell table:formula="of:=([.B254]-[.B253])" office:value-type="float" office:value="908" calcext:value-type="float">
            <text:p>908</text:p>
          </table:table-cell>
        </table:table-row>
        <table:table-row table:style-name="ro1">
          <table:table-cell office:value-type="date" office:date-value="2015-02-06" calcext:value-type="date">
            <text:p>06/02/15</text:p>
          </table:table-cell>
          <table:table-cell office:value-type="float" office:value="233377" calcext:value-type="float">
            <text:p>233377</text:p>
          </table:table-cell>
          <table:table-cell table:formula="of:=([.B255]-[.B254])" office:value-type="float" office:value="945" calcext:value-type="float">
            <text:p>945</text:p>
          </table:table-cell>
        </table:table-row>
        <table:table-row table:style-name="ro1">
          <table:table-cell office:value-type="date" office:date-value="2015-02-07" calcext:value-type="date">
            <text:p>07/02/15</text:p>
          </table:table-cell>
          <table:table-cell office:value-type="float" office:value="234322" calcext:value-type="float">
            <text:p>234322</text:p>
          </table:table-cell>
          <table:table-cell table:formula="of:=([.B256]-[.B255])" office:value-type="float" office:value="945" calcext:value-type="float">
            <text:p>945</text:p>
          </table:table-cell>
        </table:table-row>
        <table:table-row table:style-name="ro1">
          <table:table-cell office:value-type="date" office:date-value="2015-02-08" calcext:value-type="date">
            <text:p>08/02/15</text:p>
          </table:table-cell>
          <table:table-cell office:value-type="float" office:value="235359" calcext:value-type="float">
            <text:p>235359</text:p>
          </table:table-cell>
          <table:table-cell table:formula="of:=([.B257]-[.B256])" office:value-type="float" office:value="1037" calcext:value-type="float">
            <text:p>1037</text:p>
          </table:table-cell>
        </table:table-row>
        <table:table-row table:style-name="ro1">
          <table:table-cell office:value-type="date" office:date-value="2015-02-09" calcext:value-type="date">
            <text:p>09/02/15</text:p>
          </table:table-cell>
          <table:table-cell office:value-type="float" office:value="236300" calcext:value-type="float">
            <text:p>236300</text:p>
          </table:table-cell>
          <table:table-cell table:formula="of:=([.B258]-[.B257])" office:value-type="float" office:value="941" calcext:value-type="float">
            <text:p>941</text:p>
          </table:table-cell>
        </table:table-row>
        <table:table-row table:style-name="ro1">
          <table:table-cell office:value-type="date" office:date-value="2015-02-10" calcext:value-type="date">
            <text:p>10/02/15</text:p>
          </table:table-cell>
          <table:table-cell office:value-type="float" office:value="237249" calcext:value-type="float">
            <text:p>237249</text:p>
          </table:table-cell>
          <table:table-cell table:formula="of:=([.B259]-[.B258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5-02-11" calcext:value-type="date">
            <text:p>11/02/15</text:p>
          </table:table-cell>
          <table:table-cell office:value-type="float" office:value="238245" calcext:value-type="float">
            <text:p>238245</text:p>
          </table:table-cell>
          <table:table-cell table:formula="of:=([.B260]-[.B259])" office:value-type="float" office:value="996" calcext:value-type="float">
            <text:p>996</text:p>
          </table:table-cell>
        </table:table-row>
        <table:table-row table:style-name="ro1">
          <table:table-cell office:value-type="date" office:date-value="2015-02-12" calcext:value-type="date">
            <text:p>12/02/15</text:p>
          </table:table-cell>
          <table:table-cell office:value-type="float" office:value="239169" calcext:value-type="float">
            <text:p>239169</text:p>
          </table:table-cell>
          <table:table-cell table:formula="of:=([.B261]-[.B260])" office:value-type="float" office:value="924" calcext:value-type="float">
            <text:p>924</text:p>
          </table:table-cell>
        </table:table-row>
        <table:table-row table:style-name="ro1">
          <table:table-cell office:value-type="date" office:date-value="2015-02-13" calcext:value-type="date">
            <text:p>13/02/15</text:p>
          </table:table-cell>
          <table:table-cell office:value-type="float" office:value="240143" calcext:value-type="float">
            <text:p>240143</text:p>
          </table:table-cell>
          <table:table-cell table:formula="of:=([.B262]-[.B261])" office:value-type="float" office:value="974" calcext:value-type="float">
            <text:p>974</text:p>
          </table:table-cell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float" office:value="241110" calcext:value-type="float">
            <text:p>241110</text:p>
          </table:table-cell>
          <table:table-cell table:formula="of:=([.B263]-[.B262])" office:value-type="float" office:value="967" calcext:value-type="float">
            <text:p>967</text:p>
          </table:table-cell>
        </table:table-row>
        <table:table-row table:style-name="ro1">
          <table:table-cell office:value-type="date" office:date-value="2015-02-15" calcext:value-type="date">
            <text:p>15/02/15</text:p>
          </table:table-cell>
          <table:table-cell office:value-type="float" office:value="242083" calcext:value-type="float">
            <text:p>242083</text:p>
          </table:table-cell>
          <table:table-cell table:formula="of:=([.B264]-[.B263])" office:value-type="float" office:value="973" calcext:value-type="float">
            <text:p>973</text:p>
          </table:table-cell>
        </table:table-row>
        <table:table-row table:style-name="ro1">
          <table:table-cell office:value-type="date" office:date-value="2015-02-16" calcext:value-type="date">
            <text:p>16/02/15</text:p>
          </table:table-cell>
          <table:table-cell office:value-type="float" office:value="243035" calcext:value-type="float">
            <text:p>243035</text:p>
          </table:table-cell>
          <table:table-cell table:formula="of:=([.B265]-[.B264])"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15-02-17" calcext:value-type="date">
            <text:p>17/02/15</text:p>
          </table:table-cell>
          <table:table-cell office:value-type="float" office:value="243992" calcext:value-type="float">
            <text:p>243992</text:p>
          </table:table-cell>
          <table:table-cell table:formula="of:=([.B266]-[.B265])" office:value-type="float" office:value="957" calcext:value-type="float">
            <text:p>957</text:p>
          </table:table-cell>
        </table:table-row>
        <table:table-row table:style-name="ro1">
          <table:table-cell office:value-type="date" office:date-value="2015-02-18" calcext:value-type="date">
            <text:p>18/02/15</text:p>
          </table:table-cell>
          <table:table-cell office:value-type="float" office:value="244910" calcext:value-type="float">
            <text:p>244910</text:p>
          </table:table-cell>
          <table:table-cell table:formula="of:=([.B267]-[.B266])" office:value-type="float" office:value="918" calcext:value-type="float">
            <text:p>918</text:p>
          </table:table-cell>
        </table:table-row>
        <table:table-row table:style-name="ro1">
          <table:table-cell office:value-type="date" office:date-value="2015-02-19" calcext:value-type="date">
            <text:p>19/02/15</text:p>
          </table:table-cell>
          <table:table-cell office:value-type="float" office:value="245878" calcext:value-type="float">
            <text:p>245878</text:p>
          </table:table-cell>
          <table:table-cell table:formula="of:=([.B268]-[.B267])" office:value-type="float" office:value="968" calcext:value-type="float">
            <text:p>968</text:p>
          </table:table-cell>
        </table:table-row>
        <table:table-row table:style-name="ro1">
          <table:table-cell office:value-type="date" office:date-value="2015-02-20" calcext:value-type="date">
            <text:p>20/02/15</text:p>
          </table:table-cell>
          <table:table-cell office:value-type="float" office:value="246816" calcext:value-type="float">
            <text:p>246816</text:p>
          </table:table-cell>
          <table:table-cell table:formula="of:=([.B269]-[.B268])" office:value-type="float" office:value="938" calcext:value-type="float">
            <text:p>938</text:p>
          </table:table-cell>
        </table:table-row>
        <table:table-row table:style-name="ro1">
          <table:table-cell office:value-type="date" office:date-value="2015-02-21" calcext:value-type="date">
            <text:p>21/02/15</text:p>
          </table:table-cell>
          <table:table-cell office:value-type="float" office:value="247753" calcext:value-type="float">
            <text:p>247753</text:p>
          </table:table-cell>
          <table:table-cell table:formula="of:=([.B270]-[.B269])" office:value-type="float" office:value="937" calcext:value-type="float">
            <text:p>937</text:p>
          </table:table-cell>
        </table:table-row>
        <table:table-row table:style-name="ro1">
          <table:table-cell office:value-type="date" office:date-value="2015-02-22" calcext:value-type="date">
            <text:p>22/02/15</text:p>
          </table:table-cell>
          <table:table-cell office:value-type="float" office:value="248709" calcext:value-type="float">
            <text:p>248709</text:p>
          </table:table-cell>
          <table:table-cell table:formula="of:=([.B271]-[.B270])" office:value-type="float" office:value="956" calcext:value-type="float">
            <text:p>956</text:p>
          </table:table-cell>
        </table:table-row>
        <table:table-row table:style-name="ro1">
          <table:table-cell office:value-type="date" office:date-value="2015-02-23" calcext:value-type="date">
            <text:p>23/02/15</text:p>
          </table:table-cell>
          <table:table-cell office:value-type="float" office:value="249647" calcext:value-type="float">
            <text:p>249647</text:p>
          </table:table-cell>
          <table:table-cell table:formula="of:=([.B272]-[.B271])" office:value-type="float" office:value="938" calcext:value-type="float">
            <text:p>938</text:p>
          </table:table-cell>
        </table:table-row>
        <table:table-row table:style-name="ro1">
          <table:table-cell office:value-type="date" office:date-value="2015-02-24" calcext:value-type="date">
            <text:p>24/02/15</text:p>
          </table:table-cell>
          <table:table-cell office:value-type="float" office:value="250613" calcext:value-type="float">
            <text:p>250613</text:p>
          </table:table-cell>
          <table:table-cell table:formula="of:=([.B273]-[.B272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5-02-25" calcext:value-type="date">
            <text:p>25/02/15</text:p>
          </table:table-cell>
          <table:table-cell office:value-type="float" office:value="251552" calcext:value-type="float">
            <text:p>251552</text:p>
          </table:table-cell>
          <table:table-cell table:formula="of:=([.B274]-[.B273])" office:value-type="float" office:value="939" calcext:value-type="float">
            <text:p>939</text:p>
          </table:table-cell>
        </table:table-row>
        <table:table-row table:style-name="ro1">
          <table:table-cell office:value-type="date" office:date-value="2015-02-26" calcext:value-type="date">
            <text:p>26/02/15</text:p>
          </table:table-cell>
          <table:table-cell office:value-type="float" office:value="252531" calcext:value-type="float">
            <text:p>252531</text:p>
          </table:table-cell>
          <table:table-cell table:formula="of:=([.B275]-[.B274])" office:value-type="float" office:value="979" calcext:value-type="float">
            <text:p>979</text:p>
          </table:table-cell>
        </table:table-row>
        <table:table-row table:style-name="ro1">
          <table:table-cell office:value-type="date" office:date-value="2015-02-27" calcext:value-type="date">
            <text:p>27/02/15</text:p>
          </table:table-cell>
          <table:table-cell office:value-type="float" office:value="253473" calcext:value-type="float">
            <text:p>253473</text:p>
          </table:table-cell>
          <table:table-cell table:formula="of:=([.B276]-[.B275])" office:value-type="float" office:value="942" calcext:value-type="float">
            <text:p>942</text:p>
          </table:table-cell>
        </table:table-row>
        <table:table-row table:style-name="ro1">
          <table:table-cell office:value-type="date" office:date-value="2015-02-28" calcext:value-type="date">
            <text:p>28/02/15</text:p>
          </table:table-cell>
          <table:table-cell office:value-type="float" office:value="254426" calcext:value-type="float">
            <text:p>254426</text:p>
          </table:table-cell>
          <table:table-cell table:formula="of:=([.B277]-[.B276])" office:value-type="float" office:value="953" calcext:value-type="float">
            <text:p>953</text:p>
          </table:table-cell>
        </table:table-row>
        <table:table-row table:style-name="ro1">
          <table:table-cell office:value-type="date" office:date-value="2015-03-01" calcext:value-type="date">
            <text:p>01/03/15</text:p>
          </table:table-cell>
          <table:table-cell office:value-type="float" office:value="255283" calcext:value-type="float">
            <text:p>255283</text:p>
          </table:table-cell>
          <table:table-cell table:formula="of:=([.B278]-[.B277])"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15-03-02" calcext:value-type="date">
            <text:p>02/03/15</text:p>
          </table:table-cell>
          <table:table-cell office:value-type="float" office:value="256259" calcext:value-type="float">
            <text:p>256259</text:p>
          </table:table-cell>
          <table:table-cell table:formula="of:=([.B279]-[.B278])" office:value-type="float" office:value="976" calcext:value-type="float">
            <text:p>976</text:p>
          </table:table-cell>
        </table:table-row>
        <table:table-row table:style-name="ro1">
          <table:table-cell office:value-type="date" office:date-value="2015-03-03" calcext:value-type="date">
            <text:p>03/03/15</text:p>
          </table:table-cell>
          <table:table-cell office:value-type="float" office:value="257225" calcext:value-type="float">
            <text:p>257225</text:p>
          </table:table-cell>
          <table:table-cell table:formula="of:=([.B280]-[.B279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5-03-04" calcext:value-type="date">
            <text:p>04/03/15</text:p>
          </table:table-cell>
          <table:table-cell office:value-type="float" office:value="258154" calcext:value-type="float">
            <text:p>258154</text:p>
          </table:table-cell>
          <table:table-cell table:formula="of:=([.B281]-[.B280])" office:value-type="float" office:value="929" calcext:value-type="float">
            <text:p>929</text:p>
          </table:table-cell>
        </table:table-row>
        <table:table-row table:style-name="ro1">
          <table:table-cell office:value-type="date" office:date-value="2015-03-05" calcext:value-type="date">
            <text:p>05/03/15</text:p>
          </table:table-cell>
          <table:table-cell office:value-type="float" office:value="259108" calcext:value-type="float">
            <text:p>259108</text:p>
          </table:table-cell>
          <table:table-cell table:formula="of:=([.B282]-[.B281])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15-03-06" calcext:value-type="date">
            <text:p>06/03/15</text:p>
          </table:table-cell>
          <table:table-cell office:value-type="float" office:value="260064" calcext:value-type="float">
            <text:p>260064</text:p>
          </table:table-cell>
          <table:table-cell table:formula="of:=([.B283]-[.B282])" office:value-type="float" office:value="956" calcext:value-type="float">
            <text:p>956</text:p>
          </table:table-cell>
        </table:table-row>
        <table:table-row table:style-name="ro1">
          <table:table-cell office:value-type="date" office:date-value="2015-03-07" calcext:value-type="date">
            <text:p>07/03/15</text:p>
          </table:table-cell>
          <table:table-cell office:value-type="float" office:value="261054" calcext:value-type="float">
            <text:p>261054</text:p>
          </table:table-cell>
          <table:table-cell table:formula="of:=([.B284]-[.B283])" office:value-type="float" office:value="990" calcext:value-type="float">
            <text:p>990</text:p>
          </table:table-cell>
        </table:table-row>
        <table:table-row table:style-name="ro1">
          <table:table-cell office:value-type="date" office:date-value="2015-03-08" calcext:value-type="date">
            <text:p>08/03/15</text:p>
          </table:table-cell>
          <table:table-cell office:value-type="float" office:value="262018" calcext:value-type="float">
            <text:p>262018</text:p>
          </table:table-cell>
          <table:table-cell table:formula="of:=([.B285]-[.B284])" office:value-type="float" office:value="964" calcext:value-type="float">
            <text:p>964</text:p>
          </table:table-cell>
        </table:table-row>
        <table:table-row table:style-name="ro1">
          <table:table-cell office:value-type="date" office:date-value="2015-03-09" calcext:value-type="date">
            <text:p>09/03/15</text:p>
          </table:table-cell>
          <table:table-cell office:value-type="float" office:value="262945" calcext:value-type="float">
            <text:p>262945</text:p>
          </table:table-cell>
          <table:table-cell table:formula="of:=([.B286]-[.B285])" office:value-type="float" office:value="927" calcext:value-type="float">
            <text:p>927</text:p>
          </table:table-cell>
        </table:table-row>
        <table:table-row table:style-name="ro1">
          <table:table-cell office:value-type="date" office:date-value="2015-03-10" calcext:value-type="date">
            <text:p>10/03/15</text:p>
          </table:table-cell>
          <table:table-cell office:value-type="float" office:value="263920" calcext:value-type="float">
            <text:p>263920</text:p>
          </table:table-cell>
          <table:table-cell table:formula="of:=([.B287]-[.B286])"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15-03-11" calcext:value-type="date">
            <text:p>11/03/15</text:p>
          </table:table-cell>
          <table:table-cell office:value-type="float" office:value="264874" calcext:value-type="float">
            <text:p>264874</text:p>
          </table:table-cell>
          <table:table-cell table:formula="of:=([.B288]-[.B287])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15-03-12" calcext:value-type="date">
            <text:p>12/03/15</text:p>
          </table:table-cell>
          <table:table-cell office:value-type="float" office:value="265866" calcext:value-type="float">
            <text:p>265866</text:p>
          </table:table-cell>
          <table:table-cell table:formula="of:=([.B289]-[.B288])" office:value-type="float" office:value="992" calcext:value-type="float">
            <text:p>992</text:p>
          </table:table-cell>
        </table:table-row>
        <table:table-row table:style-name="ro1">
          <table:table-cell office:value-type="date" office:date-value="2015-03-13" calcext:value-type="date">
            <text:p>13/03/15</text:p>
          </table:table-cell>
          <table:table-cell office:value-type="float" office:value="266782" calcext:value-type="float">
            <text:p>266782</text:p>
          </table:table-cell>
          <table:table-cell table:formula="of:=([.B290]-[.B289])" office:value-type="float" office:value="916" calcext:value-type="float">
            <text:p>916</text:p>
          </table:table-cell>
        </table:table-row>
        <table:table-row table:style-name="ro1">
          <table:table-cell office:value-type="date" office:date-value="2015-03-14" calcext:value-type="date">
            <text:p>14/03/15</text:p>
          </table:table-cell>
          <table:table-cell office:value-type="float" office:value="267770" calcext:value-type="float">
            <text:p>267770</text:p>
          </table:table-cell>
          <table:table-cell table:formula="of:=([.B291]-[.B290])" office:value-type="float" office:value="988" calcext:value-type="float">
            <text:p>988</text:p>
          </table:table-cell>
        </table:table-row>
        <table:table-row table:style-name="ro1">
          <table:table-cell office:value-type="date" office:date-value="2015-03-15" calcext:value-type="date">
            <text:p>15/03/15</text:p>
          </table:table-cell>
          <table:table-cell office:value-type="float" office:value="268671" calcext:value-type="float">
            <text:p>268671</text:p>
          </table:table-cell>
          <table:table-cell table:formula="of:=([.B292]-[.B291])" office:value-type="float" office:value="901" calcext:value-type="float">
            <text:p>901</text:p>
          </table:table-cell>
        </table:table-row>
        <table:table-row table:style-name="ro1">
          <table:table-cell office:value-type="date" office:date-value="2015-03-16" calcext:value-type="date">
            <text:p>16/03/15</text:p>
          </table:table-cell>
          <table:table-cell office:value-type="float" office:value="269646" calcext:value-type="float">
            <text:p>269646</text:p>
          </table:table-cell>
          <table:table-cell table:formula="of:=([.B293]-[.B292])"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float" office:value="270599" calcext:value-type="float">
            <text:p>270599</text:p>
          </table:table-cell>
          <table:table-cell table:formula="of:=([.B294]-[.B293])" office:value-type="float" office:value="953" calcext:value-type="float">
            <text:p>953</text:p>
          </table:table-cell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float" office:value="271582" calcext:value-type="float">
            <text:p>271582</text:p>
          </table:table-cell>
          <table:table-cell table:formula="of:=([.B295]-[.B294])" office:value-type="float" office:value="983" calcext:value-type="float">
            <text:p>983</text:p>
          </table:table-cell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float" office:value="272526" calcext:value-type="float">
            <text:p>272526</text:p>
          </table:table-cell>
          <table:table-cell table:formula="of:=([.B296]-[.B295])" office:value-type="float" office:value="944" calcext:value-type="float">
            <text:p>944</text:p>
          </table:table-cell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float" office:value="273399" calcext:value-type="float">
            <text:p>273399</text:p>
          </table:table-cell>
          <table:table-cell table:formula="of:=([.B297]-[.B296])"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float" office:value="274379" calcext:value-type="float">
            <text:p>274379</text:p>
          </table:table-cell>
          <table:table-cell table:formula="of:=([.B298]-[.B297])" office:value-type="float" office:value="980" calcext:value-type="float">
            <text:p>980</text:p>
          </table:table-cell>
        </table:table-row>
        <table:table-row table:style-name="ro1">
          <table:table-cell office:value-type="date" office:date-value="2015-03-22" calcext:value-type="date">
            <text:p>22/03/15</text:p>
          </table:table-cell>
          <table:table-cell office:value-type="float" office:value="275382" calcext:value-type="float">
            <text:p>275382</text:p>
          </table:table-cell>
          <table:table-cell table:formula="of:=([.B299]-[.B298])" office:value-type="float" office:value="1003" calcext:value-type="float">
            <text:p>1003</text:p>
          </table:table-cell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float" office:value="276418" calcext:value-type="float">
            <text:p>276418</text:p>
          </table:table-cell>
          <table:table-cell table:formula="of:=([.B300]-[.B299])" office:value-type="float" office:value="1036" calcext:value-type="float">
            <text:p>1036</text:p>
          </table:table-cell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float" office:value="277361" calcext:value-type="float">
            <text:p>277361</text:p>
          </table:table-cell>
          <table:table-cell table:formula="of:=([.B301]-[.B300])" office:value-type="float" office:value="943" calcext:value-type="float">
            <text:p>943</text:p>
          </table:table-cell>
        </table:table-row>
        <table:table-row table:style-name="ro1">
          <table:table-cell office:value-type="date" office:date-value="2015-03-25" calcext:value-type="date">
            <text:p>25/03/15</text:p>
          </table:table-cell>
          <table:table-cell office:value-type="float" office:value="278364" calcext:value-type="float">
            <text:p>278364</text:p>
          </table:table-cell>
          <table:table-cell table:formula="of:=([.B302]-[.B301])" office:value-type="float" office:value="1003" calcext:value-type="float">
            <text:p>1003</text:p>
          </table:table-cell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float" office:value="279399" calcext:value-type="float">
            <text:p>279399</text:p>
          </table:table-cell>
          <table:table-cell table:formula="of:=([.B303]-[.B302])" office:value-type="float" office:value="1035" calcext:value-type="float">
            <text:p>1035</text:p>
          </table:table-cell>
        </table:table-row>
        <table:table-row table:style-name="ro1">
          <table:table-cell office:value-type="date" office:date-value="2015-03-27" calcext:value-type="date">
            <text:p>27/03/15</text:p>
          </table:table-cell>
          <table:table-cell office:value-type="float" office:value="280373" calcext:value-type="float">
            <text:p>280373</text:p>
          </table:table-cell>
          <table:table-cell table:formula="of:=([.B304]-[.B303])" office:value-type="float" office:value="974" calcext:value-type="float">
            <text:p>974</text:p>
          </table:table-cell>
        </table:table-row>
        <table:table-row table:style-name="ro1">
          <table:table-cell office:value-type="date" office:date-value="2015-03-28" calcext:value-type="date">
            <text:p>28/03/15</text:p>
          </table:table-cell>
          <table:table-cell office:value-type="float" office:value="281319" calcext:value-type="float">
            <text:p>281319</text:p>
          </table:table-cell>
          <table:table-cell table:formula="of:=([.B305]-[.B304])" office:value-type="float" office:value="946" calcext:value-type="float">
            <text:p>946</text:p>
          </table:table-cell>
        </table:table-row>
        <table:table-row table:style-name="ro1">
          <table:table-cell office:value-type="date" office:date-value="2015-03-29" calcext:value-type="date">
            <text:p>29/03/15</text:p>
          </table:table-cell>
          <table:table-cell office:value-type="float" office:value="282268" calcext:value-type="float">
            <text:p>282268</text:p>
          </table:table-cell>
          <table:table-cell table:formula="of:=([.B306]-[.B305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float" office:value="283208" calcext:value-type="float">
            <text:p>283208</text:p>
          </table:table-cell>
          <table:table-cell table:formula="of:=([.B307]-[.B306])" office:value-type="float" office:value="940" calcext:value-type="float">
            <text:p>940</text:p>
          </table:table-cell>
        </table:table-row>
        <table:table-row table:style-name="ro1">
          <table:table-cell office:value-type="date" office:date-value="2015-03-31" calcext:value-type="date">
            <text:p>31/03/15</text:p>
          </table:table-cell>
          <table:table-cell office:value-type="float" office:value="284113" calcext:value-type="float">
            <text:p>284113</text:p>
          </table:table-cell>
          <table:table-cell table:formula="of:=([.B308]-[.B307])" office:value-type="float" office:value="905" calcext:value-type="float">
            <text:p>905</text:p>
          </table:table-cell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285083" calcext:value-type="float">
            <text:p>285083</text:p>
          </table:table-cell>
          <table:table-cell table:formula="of:=([.B309]-[.B308])" office:value-type="float" office:value="970" calcext:value-type="float">
            <text:p>970</text:p>
          </table:table-cell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office:value-type="float" office:value="286006" calcext:value-type="float">
            <text:p>286006</text:p>
          </table:table-cell>
          <table:table-cell table:formula="of:=([.B310]-[.B309])" office:value-type="float" office:value="923" calcext:value-type="float">
            <text:p>923</text:p>
          </table:table-cell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286918" calcext:value-type="float">
            <text:p>286918</text:p>
          </table:table-cell>
          <table:table-cell table:formula="of:=([.B311]-[.B310])" office:value-type="float" office:value="912" calcext:value-type="float">
            <text:p>912</text:p>
          </table:table-cell>
        </table:table-row>
        <table:table-row table:style-name="ro1">
          <table:table-cell office:value-type="date" office:date-value="2015-04-04" calcext:value-type="date">
            <text:p>04/04/15</text:p>
          </table:table-cell>
          <table:table-cell office:value-type="float" office:value="287840" calcext:value-type="float">
            <text:p>287840</text:p>
          </table:table-cell>
          <table:table-cell table:formula="of:=([.B312]-[.B311])" office:value-type="float" office:value="922" calcext:value-type="float">
            <text:p>922</text:p>
          </table:table-cell>
        </table:table-row>
        <table:table-row table:style-name="ro1">
          <table:table-cell office:value-type="date" office:date-value="2015-04-05" calcext:value-type="date">
            <text:p>05/04/15</text:p>
          </table:table-cell>
          <table:table-cell office:value-type="float" office:value="288868" calcext:value-type="float">
            <text:p>288868</text:p>
          </table:table-cell>
          <table:table-cell table:formula="of:=([.B313]-[.B312])" office:value-type="float" office:value="1028" calcext:value-type="float">
            <text:p>1028</text:p>
          </table:table-cell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289817" calcext:value-type="float">
            <text:p>289817</text:p>
          </table:table-cell>
          <table:table-cell table:formula="of:=([.B314]-[.B313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5-04-07" calcext:value-type="date">
            <text:p>07/04/15</text:p>
          </table:table-cell>
          <table:table-cell office:value-type="float" office:value="290717" calcext:value-type="float">
            <text:p>290717</text:p>
          </table:table-cell>
          <table:table-cell table:formula="of:=([.B315]-[.B314])"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15-04-08" calcext:value-type="date">
            <text:p>08/04/15</text:p>
          </table:table-cell>
          <table:table-cell office:value-type="float" office:value="291692" calcext:value-type="float">
            <text:p>291692</text:p>
          </table:table-cell>
          <table:table-cell table:formula="of:=([.B316]-[.B315])"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15-04-09" calcext:value-type="date">
            <text:p>09/04/15</text:p>
          </table:table-cell>
          <table:table-cell office:value-type="float" office:value="292575" calcext:value-type="float">
            <text:p>292575</text:p>
          </table:table-cell>
          <table:table-cell table:formula="of:=([.B317]-[.B316])"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15-04-10" calcext:value-type="date">
            <text:p>10/04/15</text:p>
          </table:table-cell>
          <table:table-cell office:value-type="float" office:value="293544" calcext:value-type="float">
            <text:p>293544</text:p>
          </table:table-cell>
          <table:table-cell table:formula="of:=([.B318]-[.B317])" office:value-type="float" office:value="969" calcext:value-type="float">
            <text:p>969</text:p>
          </table:table-cell>
        </table:table-row>
        <table:table-row table:style-name="ro1">
          <table:table-cell office:value-type="date" office:date-value="2015-04-11" calcext:value-type="date">
            <text:p>11/04/15</text:p>
          </table:table-cell>
          <table:table-cell office:value-type="float" office:value="294473" calcext:value-type="float">
            <text:p>294473</text:p>
          </table:table-cell>
          <table:table-cell table:formula="of:=([.B319]-[.B318])" office:value-type="float" office:value="929" calcext:value-type="float">
            <text:p>929</text:p>
          </table:table-cell>
        </table:table-row>
        <table:table-row table:style-name="ro1">
          <table:table-cell office:value-type="date" office:date-value="2015-04-12" calcext:value-type="date">
            <text:p>12/04/15</text:p>
          </table:table-cell>
          <table:table-cell office:value-type="float" office:value="295363" calcext:value-type="float">
            <text:p>295363</text:p>
          </table:table-cell>
          <table:table-cell table:formula="of:=([.B320]-[.B319])" office:value-type="float" office:value="890" calcext:value-type="float">
            <text:p>890</text:p>
          </table:table-cell>
        </table:table-row>
        <table:table-row table:style-name="ro1">
          <table:table-cell office:value-type="date" office:date-value="2015-04-13" calcext:value-type="date">
            <text:p>13/04/15</text:p>
          </table:table-cell>
          <table:table-cell office:value-type="float" office:value="296409" calcext:value-type="float">
            <text:p>296409</text:p>
          </table:table-cell>
          <table:table-cell table:formula="of:=([.B321]-[.B320])" office:value-type="float" office:value="1046" calcext:value-type="float">
            <text:p>1046</text:p>
          </table:table-cell>
        </table:table-row>
        <table:table-row table:style-name="ro1">
          <table:table-cell office:value-type="date" office:date-value="2015-04-14" calcext:value-type="date">
            <text:p>14/04/15</text:p>
          </table:table-cell>
          <table:table-cell office:value-type="float" office:value="297304" calcext:value-type="float">
            <text:p>297304</text:p>
          </table:table-cell>
          <table:table-cell table:formula="of:=([.B322]-[.B321])" office:value-type="float" office:value="895" calcext:value-type="float">
            <text:p>895</text:p>
          </table:table-cell>
        </table:table-row>
        <table:table-row table:style-name="ro1">
          <table:table-cell office:value-type="date" office:date-value="2015-04-15" calcext:value-type="date">
            <text:p>15/04/15</text:p>
          </table:table-cell>
          <table:table-cell office:value-type="float" office:value="298276" calcext:value-type="float">
            <text:p>298276</text:p>
          </table:table-cell>
          <table:table-cell table:formula="of:=([.B323]-[.B322])" office:value-type="float" office:value="972" calcext:value-type="float">
            <text:p>972</text:p>
          </table:table-cell>
        </table:table-row>
        <table:table-row table:style-name="ro1">
          <table:table-cell office:value-type="date" office:date-value="2015-04-16" calcext:value-type="date">
            <text:p>16/04/15</text:p>
          </table:table-cell>
          <table:table-cell office:value-type="float" office:value="299203" calcext:value-type="float">
            <text:p>299203</text:p>
          </table:table-cell>
          <table:table-cell table:formula="of:=([.B324]-[.B323])" office:value-type="float" office:value="927" calcext:value-type="float">
            <text:p>927</text:p>
          </table:table-cell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float" office:value="300183" calcext:value-type="float">
            <text:p>300183</text:p>
          </table:table-cell>
          <table:table-cell table:formula="of:=([.B325]-[.B324])" office:value-type="float" office:value="980" calcext:value-type="float">
            <text:p>980</text:p>
          </table:table-cell>
        </table:table-row>
        <table:table-row table:style-name="ro1">
          <table:table-cell office:value-type="date" office:date-value="2015-04-18" calcext:value-type="date">
            <text:p>18/04/15</text:p>
          </table:table-cell>
          <table:table-cell office:value-type="float" office:value="301130" calcext:value-type="float">
            <text:p>301130</text:p>
          </table:table-cell>
          <table:table-cell table:formula="of:=([.B326]-[.B325])" office:value-type="float" office:value="947" calcext:value-type="float">
            <text:p>947</text:p>
          </table:table-cell>
        </table:table-row>
        <table:table-row table:style-name="ro1">
          <table:table-cell office:value-type="date" office:date-value="2015-04-19" calcext:value-type="date">
            <text:p>19/04/15</text:p>
          </table:table-cell>
          <table:table-cell office:value-type="float" office:value="302078" calcext:value-type="float">
            <text:p>302078</text:p>
          </table:table-cell>
          <table:table-cell table:formula="of:=([.B327]-[.B326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5-04-20" calcext:value-type="date">
            <text:p>20/04/15</text:p>
          </table:table-cell>
          <table:table-cell office:value-type="float" office:value="302999" calcext:value-type="float">
            <text:p>302999</text:p>
          </table:table-cell>
          <table:table-cell table:formula="of:=([.B328]-[.B327])" office:value-type="float" office:value="921" calcext:value-type="float">
            <text:p>921</text:p>
          </table:table-cell>
        </table:table-row>
        <table:table-row table:style-name="ro1">
          <table:table-cell office:value-type="date" office:date-value="2015-04-21" calcext:value-type="date">
            <text:p>21/04/15</text:p>
          </table:table-cell>
          <table:table-cell office:value-type="float" office:value="303979" calcext:value-type="float">
            <text:p>303979</text:p>
          </table:table-cell>
          <table:table-cell table:formula="of:=([.B329]-[.B328])" office:value-type="float" office:value="980" calcext:value-type="float">
            <text:p>980</text:p>
          </table:table-cell>
        </table:table-row>
        <table:table-row table:style-name="ro1">
          <table:table-cell office:value-type="date" office:date-value="2015-04-22" calcext:value-type="date">
            <text:p>22/04/15</text:p>
          </table:table-cell>
          <table:table-cell office:value-type="float" office:value="304939" calcext:value-type="float">
            <text:p>304939</text:p>
          </table:table-cell>
          <table:table-cell table:formula="of:=([.B330]-[.B329])"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15-04-23" calcext:value-type="date">
            <text:p>23/04/15</text:p>
          </table:table-cell>
          <table:table-cell office:value-type="float" office:value="305867" calcext:value-type="float">
            <text:p>305867</text:p>
          </table:table-cell>
          <table:table-cell table:formula="of:=([.B331]-[.B330])" office:value-type="float" office:value="928" calcext:value-type="float">
            <text:p>928</text:p>
          </table:table-cell>
        </table:table-row>
        <table:table-row table:style-name="ro1">
          <table:table-cell office:value-type="date" office:date-value="2015-04-24" calcext:value-type="date">
            <text:p>24/04/15</text:p>
          </table:table-cell>
          <table:table-cell office:value-type="float" office:value="306866" calcext:value-type="float">
            <text:p>306866</text:p>
          </table:table-cell>
          <table:table-cell table:formula="of:=([.B332]-[.B331])" office:value-type="float" office:value="999" calcext:value-type="float">
            <text:p>999</text:p>
          </table:table-cell>
        </table:table-row>
        <table:table-row table:style-name="ro1">
          <table:table-cell office:value-type="date" office:date-value="2015-04-25" calcext:value-type="date">
            <text:p>25/04/15</text:p>
          </table:table-cell>
          <table:table-cell office:value-type="float" office:value="307873" calcext:value-type="float">
            <text:p>307873</text:p>
          </table:table-cell>
          <table:table-cell table:formula="of:=([.B333]-[.B332])" office:value-type="float" office:value="1007" calcext:value-type="float">
            <text:p>1007</text:p>
          </table:table-cell>
        </table:table-row>
        <table:table-row table:style-name="ro1">
          <table:table-cell office:value-type="date" office:date-value="2015-04-26" calcext:value-type="date">
            <text:p>26/04/15</text:p>
          </table:table-cell>
          <table:table-cell office:value-type="float" office:value="308824" calcext:value-type="float">
            <text:p>308824</text:p>
          </table:table-cell>
          <table:table-cell table:formula="of:=([.B334]-[.B333])" office:value-type="float" office:value="951" calcext:value-type="float">
            <text:p>951</text:p>
          </table:table-cell>
        </table:table-row>
        <table:table-row table:style-name="ro1">
          <table:table-cell office:value-type="date" office:date-value="2015-04-27" calcext:value-type="date">
            <text:p>27/04/15</text:p>
          </table:table-cell>
          <table:table-cell office:value-type="float" office:value="309883" calcext:value-type="float">
            <text:p>309883</text:p>
          </table:table-cell>
          <table:table-cell table:formula="of:=([.B335]-[.B334])" office:value-type="float" office:value="1059" calcext:value-type="float">
            <text:p>1059</text:p>
          </table:table-cell>
        </table:table-row>
        <table:table-row table:style-name="ro1">
          <table:table-cell office:value-type="date" office:date-value="2015-04-28" calcext:value-type="date">
            <text:p>28/04/15</text:p>
          </table:table-cell>
          <table:table-cell office:value-type="float" office:value="310868" calcext:value-type="float">
            <text:p>310868</text:p>
          </table:table-cell>
          <table:table-cell table:formula="of:=([.B336]-[.B335])" office:value-type="float" office:value="985" calcext:value-type="float">
            <text:p>985</text:p>
          </table:table-cell>
        </table:table-row>
        <table:table-row table:style-name="ro1">
          <table:table-cell office:value-type="date" office:date-value="2015-04-29" calcext:value-type="date">
            <text:p>29/04/15</text:p>
          </table:table-cell>
          <table:table-cell office:value-type="float" office:value="311831" calcext:value-type="float">
            <text:p>311831</text:p>
          </table:table-cell>
          <table:table-cell table:formula="of:=([.B337]-[.B336])" office:value-type="float" office:value="963" calcext:value-type="float">
            <text:p>963</text:p>
          </table:table-cell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float" office:value="312790" calcext:value-type="float">
            <text:p>312790</text:p>
          </table:table-cell>
          <table:table-cell table:formula="of:=([.B338]-[.B337])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313769" calcext:value-type="float">
            <text:p>313769</text:p>
          </table:table-cell>
          <table:table-cell table:formula="of:=([.B339]-[.B338])" office:value-type="float" office:value="979" calcext:value-type="float">
            <text:p>979</text:p>
          </table:table-cell>
        </table:table-row>
        <table:table-row table:style-name="ro1">
          <table:table-cell office:value-type="date" office:date-value="2015-05-02" calcext:value-type="date">
            <text:p>02/05/15</text:p>
          </table:table-cell>
          <table:table-cell office:value-type="float" office:value="314720" calcext:value-type="float">
            <text:p>314720</text:p>
          </table:table-cell>
          <table:table-cell table:formula="of:=([.B340]-[.B339])" office:value-type="float" office:value="951" calcext:value-type="float">
            <text:p>951</text:p>
          </table:table-cell>
        </table:table-row>
        <table:table-row table:style-name="ro1">
          <table:table-cell office:value-type="date" office:date-value="2015-05-03" calcext:value-type="date">
            <text:p>03/05/15</text:p>
          </table:table-cell>
          <table:table-cell office:value-type="float" office:value="315705" calcext:value-type="float">
            <text:p>315705</text:p>
          </table:table-cell>
          <table:table-cell table:formula="of:=([.B341]-[.B340])" office:value-type="float" office:value="985" calcext:value-type="float">
            <text:p>985</text:p>
          </table:table-cell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float" office:value="316626" calcext:value-type="float">
            <text:p>316626</text:p>
          </table:table-cell>
          <table:table-cell table:formula="of:=([.B342]-[.B341])" office:value-type="float" office:value="921" calcext:value-type="float">
            <text:p>921</text:p>
          </table:table-cell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float" office:value="317727" calcext:value-type="float">
            <text:p>317727</text:p>
          </table:table-cell>
          <table:table-cell table:formula="of:=([.B343]-[.B342])" office:value-type="float" office:value="1101" calcext:value-type="float">
            <text:p>1101</text:p>
          </table:table-cell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float" office:value="318786" calcext:value-type="float">
            <text:p>318786</text:p>
          </table:table-cell>
          <table:table-cell table:formula="of:=([.B344]-[.B343])" office:value-type="float" office:value="1059" calcext:value-type="float">
            <text:p>1059</text:p>
          </table:table-cell>
        </table:table-row>
        <table:table-row table:style-name="ro1">
          <table:table-cell office:value-type="date" office:date-value="2015-05-07" calcext:value-type="date">
            <text:p>07/05/15</text:p>
          </table:table-cell>
          <table:table-cell office:value-type="float" office:value="319889" calcext:value-type="float">
            <text:p>319889</text:p>
          </table:table-cell>
          <table:table-cell table:formula="of:=([.B345]-[.B344])" office:value-type="float" office:value="1103" calcext:value-type="float">
            <text:p>1103</text:p>
          </table:table-cell>
        </table:table-row>
        <table:table-row table:style-name="ro1">
          <table:table-cell office:value-type="date" office:date-value="2015-05-08" calcext:value-type="date">
            <text:p>08/05/15</text:p>
          </table:table-cell>
          <table:table-cell office:value-type="float" office:value="321016" calcext:value-type="float">
            <text:p>321016</text:p>
          </table:table-cell>
          <table:table-cell table:formula="of:=([.B346]-[.B345])" office:value-type="float" office:value="1127" calcext:value-type="float">
            <text:p>1127</text:p>
          </table:table-cell>
        </table:table-row>
        <table:table-row table:style-name="ro1">
          <table:table-cell office:value-type="date" office:date-value="2015-05-09" calcext:value-type="date">
            <text:p>09/05/15</text:p>
          </table:table-cell>
          <table:table-cell office:value-type="float" office:value="322161" calcext:value-type="float">
            <text:p>322161</text:p>
          </table:table-cell>
          <table:table-cell table:formula="of:=([.B347]-[.B346])" office:value-type="float" office:value="1145" calcext:value-type="float">
            <text:p>1145</text:p>
          </table:table-cell>
        </table:table-row>
        <table:table-row table:style-name="ro1">
          <table:table-cell office:value-type="date" office:date-value="2015-05-10" calcext:value-type="date">
            <text:p>10/05/15</text:p>
          </table:table-cell>
          <table:table-cell office:value-type="float" office:value="323309" calcext:value-type="float">
            <text:p>323309</text:p>
          </table:table-cell>
          <table:table-cell table:formula="of:=([.B348]-[.B347])" office:value-type="float" office:value="1148" calcext:value-type="float">
            <text:p>1148</text:p>
          </table:table-cell>
        </table:table-row>
        <table:table-row table:style-name="ro1">
          <table:table-cell office:value-type="date" office:date-value="2015-05-11" calcext:value-type="date">
            <text:p>11/05/15</text:p>
          </table:table-cell>
          <table:table-cell office:value-type="float" office:value="324496" calcext:value-type="float">
            <text:p>324496</text:p>
          </table:table-cell>
          <table:table-cell table:formula="of:=([.B349]-[.B348])" office:value-type="float" office:value="1187" calcext:value-type="float">
            <text:p>1187</text:p>
          </table:table-cell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float" office:value="325661" calcext:value-type="float">
            <text:p>325661</text:p>
          </table:table-cell>
          <table:table-cell table:formula="of:=([.B350]-[.B349])" office:value-type="float" office:value="1165" calcext:value-type="float">
            <text:p>1165</text:p>
          </table:table-cell>
        </table:table-row>
        <table:table-row table:style-name="ro1">
          <table:table-cell office:value-type="date" office:date-value="2015-05-13" calcext:value-type="date">
            <text:p>13/05/15</text:p>
          </table:table-cell>
          <table:table-cell office:value-type="float" office:value="326841" calcext:value-type="float">
            <text:p>326841</text:p>
          </table:table-cell>
          <table:table-cell table:formula="of:=([.B351]-[.B350])" office:value-type="float" office:value="1180" calcext:value-type="float">
            <text:p>1180</text:p>
          </table:table-cell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float" office:value="327937" calcext:value-type="float">
            <text:p>327937</text:p>
          </table:table-cell>
          <table:table-cell table:formula="of:=([.B352]-[.B351])" office:value-type="float" office:value="1096" calcext:value-type="float">
            <text:p>1096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float" office:value="328963" calcext:value-type="float">
            <text:p>328963</text:p>
          </table:table-cell>
          <table:table-cell table:formula="of:=([.B353]-[.B352])" office:value-type="float" office:value="1026" calcext:value-type="float">
            <text:p>1026</text:p>
          </table:table-cell>
        </table:table-row>
        <table:table-row table:style-name="ro1">
          <table:table-cell office:value-type="date" office:date-value="2015-05-16" calcext:value-type="date">
            <text:p>16/05/15</text:p>
          </table:table-cell>
          <table:table-cell office:value-type="float" office:value="330363" calcext:value-type="float">
            <text:p>330363</text:p>
          </table:table-cell>
          <table:table-cell table:formula="of:=([.B354]-[.B353])" office:value-type="float" office:value="1400" calcext:value-type="float">
            <text:p>1400</text:p>
          </table:table-cell>
        </table:table-row>
        <table:table-row table:style-name="ro1">
          <table:table-cell office:value-type="date" office:date-value="2015-05-17" calcext:value-type="date">
            <text:p>17/05/15</text:p>
          </table:table-cell>
          <table:table-cell office:value-type="float" office:value="331693" calcext:value-type="float">
            <text:p>331693</text:p>
          </table:table-cell>
          <table:table-cell table:formula="of:=([.B355]-[.B354])" office:value-type="float" office:value="1330" calcext:value-type="float">
            <text:p>1330</text:p>
          </table:table-cell>
        </table:table-row>
        <table:table-row table:style-name="ro1">
          <table:table-cell office:value-type="date" office:date-value="2015-05-18" calcext:value-type="date">
            <text:p>18/05/15</text:p>
          </table:table-cell>
          <table:table-cell office:value-type="float" office:value="332810" calcext:value-type="float">
            <text:p>332810</text:p>
          </table:table-cell>
          <table:table-cell table:formula="of:=([.B356]-[.B355])" office:value-type="float" office:value="1117" calcext:value-type="float">
            <text:p>1117</text:p>
          </table:table-cell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float" office:value="334028" calcext:value-type="float">
            <text:p>334028</text:p>
          </table:table-cell>
          <table:table-cell table:formula="of:=([.B357]-[.B356])" office:value-type="float" office:value="1218" calcext:value-type="float">
            <text:p>1218</text:p>
          </table:table-cell>
        </table:table-row>
        <table:table-row table:style-name="ro1">
          <table:table-cell office:value-type="date" office:date-value="2015-05-20" calcext:value-type="date">
            <text:p>20/05/15</text:p>
          </table:table-cell>
          <table:table-cell office:value-type="float" office:value="335333" calcext:value-type="float">
            <text:p>335333</text:p>
          </table:table-cell>
          <table:table-cell table:formula="of:=([.B358]-[.B357])" office:value-type="float" office:value="1305" calcext:value-type="float">
            <text:p>1305</text:p>
          </table:table-cell>
        </table:table-row>
        <table:table-row table:style-name="ro1">
          <table:table-cell office:value-type="date" office:date-value="2015-05-21" calcext:value-type="date">
            <text:p>21/05/15</text:p>
          </table:table-cell>
          <table:table-cell office:value-type="float" office:value="336356" calcext:value-type="float">
            <text:p>336356</text:p>
          </table:table-cell>
          <table:table-cell table:formula="of:=([.B359]-[.B358])" office:value-type="float" office:value="1023" calcext:value-type="float">
            <text:p>1023</text:p>
          </table:table-cell>
        </table:table-row>
        <table:table-row table:style-name="ro1">
          <table:table-cell office:value-type="date" office:date-value="2015-05-22" calcext:value-type="date">
            <text:p>22/05/15</text:p>
          </table:table-cell>
          <table:table-cell office:value-type="float" office:value="337213" calcext:value-type="float">
            <text:p>337213</text:p>
          </table:table-cell>
          <table:table-cell table:formula="of:=([.B360]-[.B359])"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15-05-23" calcext:value-type="date">
            <text:p>23/05/15</text:p>
          </table:table-cell>
          <table:table-cell office:value-type="float" office:value="337692" calcext:value-type="float">
            <text:p>337692</text:p>
          </table:table-cell>
          <table:table-cell table:formula="of:=([.B361]-[.B360])"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15-05-24" calcext:value-type="date">
            <text:p>24/05/15</text:p>
          </table:table-cell>
          <table:table-cell office:value-type="float" office:value="338785" calcext:value-type="float">
            <text:p>338785</text:p>
          </table:table-cell>
          <table:table-cell table:formula="of:=([.B362]-[.B361])" office:value-type="float" office:value="1093" calcext:value-type="float">
            <text:p>1093</text:p>
          </table:table-cell>
        </table:table-row>
        <table:table-row table:style-name="ro1">
          <table:table-cell office:value-type="date" office:date-value="2015-05-25" calcext:value-type="date">
            <text:p>25/05/15</text:p>
          </table:table-cell>
          <table:table-cell office:value-type="float" office:value="339761" calcext:value-type="float">
            <text:p>339761</text:p>
          </table:table-cell>
          <table:table-cell table:formula="of:=([.B363]-[.B362])" office:value-type="float" office:value="976" calcext:value-type="float">
            <text:p>976</text:p>
          </table:table-cell>
        </table:table-row>
        <table:table-row table:style-name="ro1">
          <table:table-cell office:value-type="date" office:date-value="2015-05-26" calcext:value-type="date">
            <text:p>26/05/15</text:p>
          </table:table-cell>
          <table:table-cell office:value-type="float" office:value="340725" calcext:value-type="float">
            <text:p>340725</text:p>
          </table:table-cell>
          <table:table-cell table:formula="of:=([.B364]-[.B363])" office:value-type="float" office:value="964" calcext:value-type="float">
            <text:p>964</text:p>
          </table:table-cell>
        </table:table-row>
        <table:table-row table:style-name="ro1">
          <table:table-cell office:value-type="date" office:date-value="2015-05-27" calcext:value-type="date">
            <text:p>27/05/15</text:p>
          </table:table-cell>
          <table:table-cell office:value-type="float" office:value="341635" calcext:value-type="float">
            <text:p>341635</text:p>
          </table:table-cell>
          <table:table-cell table:formula="of:=([.B365]-[.B364])" office:value-type="float" office:value="910" calcext:value-type="float">
            <text:p>910</text:p>
          </table:table-cell>
        </table:table-row>
        <table:table-row table:style-name="ro1">
          <table:table-cell office:value-type="date" office:date-value="2015-05-28" calcext:value-type="date">
            <text:p>28/05/15</text:p>
          </table:table-cell>
          <table:table-cell office:value-type="float" office:value="342841" calcext:value-type="float">
            <text:p>342841</text:p>
          </table:table-cell>
          <table:table-cell table:formula="of:=([.B366]-[.B365])" office:value-type="float" office:value="1206" calcext:value-type="float">
            <text:p>1206</text:p>
          </table:table-cell>
        </table:table-row>
        <table:table-row table:style-name="ro1">
          <table:table-cell office:value-type="date" office:date-value="2015-05-29" calcext:value-type="date">
            <text:p>29/05/15</text:p>
          </table:table-cell>
          <table:table-cell office:value-type="float" office:value="343792" calcext:value-type="float">
            <text:p>343792</text:p>
          </table:table-cell>
          <table:table-cell table:formula="of:=([.B367]-[.B366])" office:value-type="float" office:value="951" calcext:value-type="float">
            <text:p>951</text:p>
          </table:table-cell>
        </table:table-row>
        <table:table-row table:style-name="ro1">
          <table:table-cell office:value-type="date" office:date-value="2015-05-30" calcext:value-type="date">
            <text:p>30/05/15</text:p>
          </table:table-cell>
          <table:table-cell office:value-type="float" office:value="344750" calcext:value-type="float">
            <text:p>344750</text:p>
          </table:table-cell>
          <table:table-cell table:formula="of:=([.B368]-[.B367])" office:value-type="float" office:value="958" calcext:value-type="float">
            <text:p>958</text:p>
          </table:table-cell>
        </table:table-row>
        <table:table-row table:style-name="ro1">
          <table:table-cell office:value-type="date" office:date-value="2015-05-31" calcext:value-type="date">
            <text:p>31/05/15</text:p>
          </table:table-cell>
          <table:table-cell office:value-type="float" office:value="345687" calcext:value-type="float">
            <text:p>345687</text:p>
          </table:table-cell>
          <table:table-cell table:formula="of:=([.B369]-[.B368])" office:value-type="float" office:value="937" calcext:value-type="float">
            <text:p>937</text:p>
          </table:table-cell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346655" calcext:value-type="float">
            <text:p>346655</text:p>
          </table:table-cell>
          <table:table-cell table:formula="of:=([.B370]-[.B369])" office:value-type="float" office:value="968" calcext:value-type="float">
            <text:p>968</text:p>
          </table:table-cell>
        </table:table-row>
        <table:table-row table:style-name="ro1">
          <table:table-cell office:value-type="date" office:date-value="2015-06-02" calcext:value-type="date">
            <text:p>02/06/15</text:p>
          </table:table-cell>
          <table:table-cell office:value-type="float" office:value="347623" calcext:value-type="float">
            <text:p>347623</text:p>
          </table:table-cell>
          <table:table-cell table:formula="of:=([.B371]-[.B370])" office:value-type="float" office:value="968" calcext:value-type="float">
            <text:p>968</text:p>
          </table:table-cell>
        </table:table-row>
        <table:table-row table:style-name="ro1">
          <table:table-cell office:value-type="date" office:date-value="2015-06-03" calcext:value-type="date">
            <text:p>03/06/15</text:p>
          </table:table-cell>
          <table:table-cell office:value-type="float" office:value="348481" calcext:value-type="float">
            <text:p>348481</text:p>
          </table:table-cell>
          <table:table-cell table:formula="of:=([.B372]-[.B371])"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15-06-04" calcext:value-type="date">
            <text:p>04/06/15</text:p>
          </table:table-cell>
          <table:table-cell office:value-type="float" office:value="349504" calcext:value-type="float">
            <text:p>349504</text:p>
          </table:table-cell>
          <table:table-cell table:formula="of:=([.B373]-[.B372])" office:value-type="float" office:value="1023" calcext:value-type="float">
            <text:p>1023</text:p>
          </table:table-cell>
        </table:table-row>
        <table:table-row table:style-name="ro1">
          <table:table-cell office:value-type="date" office:date-value="2015-06-05" calcext:value-type="date">
            <text:p>05/06/15</text:p>
          </table:table-cell>
          <table:table-cell office:value-type="float" office:value="350408" calcext:value-type="float">
            <text:p>350408</text:p>
          </table:table-cell>
          <table:table-cell table:formula="of:=([.B374]-[.B373])" office:value-type="float" office:value="904" calcext:value-type="float">
            <text:p>904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float" office:value="351338" calcext:value-type="float">
            <text:p>351338</text:p>
          </table:table-cell>
          <table:table-cell table:formula="of:=([.B375]-[.B374])" office:value-type="float" office:value="930" calcext:value-type="float">
            <text:p>930</text:p>
          </table:table-cell>
        </table:table-row>
        <table:table-row table:style-name="ro1">
          <table:table-cell office:value-type="date" office:date-value="2015-06-07" calcext:value-type="date">
            <text:p>07/06/15</text:p>
          </table:table-cell>
          <table:table-cell office:value-type="float" office:value="352354" calcext:value-type="float">
            <text:p>352354</text:p>
          </table:table-cell>
          <table:table-cell table:formula="of:=([.B376]-[.B375])" office:value-type="float" office:value="1016" calcext:value-type="float">
            <text:p>1016</text:p>
          </table:table-cell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float" office:value="353274" calcext:value-type="float">
            <text:p>353274</text:p>
          </table:table-cell>
          <table:table-cell table:formula="of:=([.B377]-[.B376])" office:value-type="float" office:value="920" calcext:value-type="float">
            <text:p>920</text:p>
          </table:table-cell>
        </table:table-row>
        <table:table-row table:style-name="ro1">
          <table:table-cell office:value-type="date" office:date-value="2015-06-09" calcext:value-type="date">
            <text:p>09/06/15</text:p>
          </table:table-cell>
          <table:table-cell office:value-type="float" office:value="354254" calcext:value-type="float">
            <text:p>354254</text:p>
          </table:table-cell>
          <table:table-cell table:formula="of:=([.B378]-[.B377])" office:value-type="float" office:value="980" calcext:value-type="float">
            <text:p>980</text:p>
          </table:table-cell>
        </table:table-row>
        <table:table-row table:style-name="ro1">
          <table:table-cell office:value-type="date" office:date-value="2015-06-10" calcext:value-type="date">
            <text:p>10/06/15</text:p>
          </table:table-cell>
          <table:table-cell office:value-type="float" office:value="355190" calcext:value-type="float">
            <text:p>355190</text:p>
          </table:table-cell>
          <table:table-cell table:formula="of:=([.B379]-[.B378])" office:value-type="float" office:value="936" calcext:value-type="float">
            <text:p>936</text:p>
          </table:table-cell>
        </table:table-row>
        <table:table-row table:style-name="ro1">
          <table:table-cell office:value-type="date" office:date-value="2015-06-11" calcext:value-type="date">
            <text:p>11/06/15</text:p>
          </table:table-cell>
          <table:table-cell office:value-type="float" office:value="356167" calcext:value-type="float">
            <text:p>356167</text:p>
          </table:table-cell>
          <table:table-cell table:formula="of:=([.B380]-[.B379])" office:value-type="float" office:value="977" calcext:value-type="float">
            <text:p>977</text:p>
          </table:table-cell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float" office:value="357112" calcext:value-type="float">
            <text:p>357112</text:p>
          </table:table-cell>
          <table:table-cell table:formula="of:=([.B381]-[.B380])" office:value-type="float" office:value="945" calcext:value-type="float">
            <text:p>945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float" office:value="358055" calcext:value-type="float">
            <text:p>358055</text:p>
          </table:table-cell>
          <table:table-cell table:formula="of:=([.B382]-[.B381])" office:value-type="float" office:value="943" calcext:value-type="float">
            <text:p>943</text:p>
          </table:table-cell>
        </table:table-row>
        <table:table-row table:style-name="ro1">
          <table:table-cell office:value-type="date" office:date-value="2015-06-14" calcext:value-type="date">
            <text:p>14/06/15</text:p>
          </table:table-cell>
          <table:table-cell office:value-type="float" office:value="359011" calcext:value-type="float">
            <text:p>359011</text:p>
          </table:table-cell>
          <table:table-cell table:formula="of:=([.B383]-[.B382])" office:value-type="float" office:value="956" calcext:value-type="float">
            <text:p>956</text:p>
          </table:table-cell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float" office:value="359956" calcext:value-type="float">
            <text:p>359956</text:p>
          </table:table-cell>
          <table:table-cell table:formula="of:=([.B384]-[.B383])" office:value-type="float" office:value="945" calcext:value-type="float">
            <text:p>945</text:p>
          </table:table-cell>
        </table:table-row>
        <table:table-row table:style-name="ro1">
          <table:table-cell office:value-type="date" office:date-value="2015-06-16" calcext:value-type="date">
            <text:p>16/06/15</text:p>
          </table:table-cell>
          <table:table-cell office:value-type="float" office:value="360883" calcext:value-type="float">
            <text:p>360883</text:p>
          </table:table-cell>
          <table:table-cell table:formula="of:=([.B385]-[.B384])" office:value-type="float" office:value="927" calcext:value-type="float">
            <text:p>927</text:p>
          </table:table-cell>
        </table:table-row>
        <table:table-row table:style-name="ro1">
          <table:table-cell office:value-type="date" office:date-value="2015-06-17" calcext:value-type="date">
            <text:p>17/06/15</text:p>
          </table:table-cell>
          <table:table-cell office:value-type="float" office:value="361813" calcext:value-type="float">
            <text:p>361813</text:p>
          </table:table-cell>
          <table:table-cell table:formula="of:=([.B386]-[.B385])" office:value-type="float" office:value="930" calcext:value-type="float">
            <text:p>930</text:p>
          </table:table-cell>
        </table:table-row>
        <table:table-row table:style-name="ro1">
          <table:table-cell office:value-type="date" office:date-value="2015-06-18" calcext:value-type="date">
            <text:p>18/06/15</text:p>
          </table:table-cell>
          <table:table-cell office:value-type="float" office:value="362362" calcext:value-type="float">
            <text:p>362362</text:p>
          </table:table-cell>
          <table:table-cell table:formula="of:=([.B387]-[.B386])"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float" office:value="363344" calcext:value-type="float">
            <text:p>363344</text:p>
          </table:table-cell>
          <table:table-cell table:formula="of:=([.B388]-[.B387])" office:value-type="float" office:value="982" calcext:value-type="float">
            <text:p>982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float" office:value="364254" calcext:value-type="float">
            <text:p>364254</text:p>
          </table:table-cell>
          <table:table-cell table:formula="of:=([.B389]-[.B388])" office:value-type="float" office:value="910" calcext:value-type="float">
            <text:p>910</text:p>
          </table:table-cell>
        </table:table-row>
        <table:table-row table:style-name="ro1">
          <table:table-cell office:value-type="date" office:date-value="2015-06-21" calcext:value-type="date">
            <text:p>21/06/15</text:p>
          </table:table-cell>
          <table:table-cell office:value-type="float" office:value="365227" calcext:value-type="float">
            <text:p>365227</text:p>
          </table:table-cell>
          <table:table-cell table:formula="of:=([.B390]-[.B389])" office:value-type="float" office:value="973" calcext:value-type="float">
            <text:p>973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float" office:value="366178" calcext:value-type="float">
            <text:p>366178</text:p>
          </table:table-cell>
          <table:table-cell table:formula="of:=([.B391]-[.B390])" office:value-type="float" office:value="951" calcext:value-type="float">
            <text:p>951</text:p>
          </table:table-cell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float" office:value="367142" calcext:value-type="float">
            <text:p>367142</text:p>
          </table:table-cell>
          <table:table-cell table:formula="of:=([.B392]-[.B391])" office:value-type="float" office:value="964" calcext:value-type="float">
            <text:p>964</text:p>
          </table:table-cell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float" office:value="368079" calcext:value-type="float">
            <text:p>368079</text:p>
          </table:table-cell>
          <table:table-cell table:formula="of:=([.B393]-[.B392])" office:value-type="float" office:value="937" calcext:value-type="float">
            <text:p>937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float" office:value="369046" calcext:value-type="float">
            <text:p>369046</text:p>
          </table:table-cell>
          <table:table-cell table:formula="of:=([.B394]-[.B393])" office:value-type="float" office:value="967" calcext:value-type="float">
            <text:p>967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float" office:value="369994" calcext:value-type="float">
            <text:p>369994</text:p>
          </table:table-cell>
          <table:table-cell table:formula="of:=([.B395]-[.B394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5-06-27" calcext:value-type="date">
            <text:p>27/06/15</text:p>
          </table:table-cell>
          <table:table-cell office:value-type="float" office:value="370950" calcext:value-type="float">
            <text:p>370950</text:p>
          </table:table-cell>
          <table:table-cell table:formula="of:=([.B396]-[.B395])" office:value-type="float" office:value="956" calcext:value-type="float">
            <text:p>956</text:p>
          </table:table-cell>
        </table:table-row>
        <table:table-row table:style-name="ro1">
          <table:table-cell office:value-type="date" office:date-value="2015-06-28" calcext:value-type="date">
            <text:p>28/06/15</text:p>
          </table:table-cell>
          <table:table-cell office:value-type="float" office:value="371899" calcext:value-type="float">
            <text:p>371899</text:p>
          </table:table-cell>
          <table:table-cell table:formula="of:=([.B397]-[.B396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5-06-29" calcext:value-type="date">
            <text:p>29/06/15</text:p>
          </table:table-cell>
          <table:table-cell office:value-type="float" office:value="372867" calcext:value-type="float">
            <text:p>372867</text:p>
          </table:table-cell>
          <table:table-cell table:formula="of:=([.B398]-[.B397])" office:value-type="float" office:value="968" calcext:value-type="float">
            <text:p>968</text:p>
          </table:table-cell>
        </table:table-row>
        <table:table-row table:style-name="ro1">
          <table:table-cell office:value-type="date" office:date-value="2015-06-30" calcext:value-type="date">
            <text:p>30/06/15</text:p>
          </table:table-cell>
          <table:table-cell office:value-type="float" office:value="373808" calcext:value-type="float">
            <text:p>373808</text:p>
          </table:table-cell>
          <table:table-cell table:formula="of:=([.B399]-[.B398])" office:value-type="float" office:value="941" calcext:value-type="float">
            <text:p>941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float" office:value="374768" calcext:value-type="float">
            <text:p>374768</text:p>
          </table:table-cell>
          <table:table-cell table:formula="of:=([.B400]-[.B399])"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float" office:value="375725" calcext:value-type="float">
            <text:p>375725</text:p>
          </table:table-cell>
          <table:table-cell table:formula="of:=([.B401]-[.B400])" office:value-type="float" office:value="957" calcext:value-type="float">
            <text:p>957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float" office:value="376686" calcext:value-type="float">
            <text:p>376686</text:p>
          </table:table-cell>
          <table:table-cell table:formula="of:=([.B402]-[.B401])" office:value-type="float" office:value="961" calcext:value-type="float">
            <text:p>961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float" office:value="377652" calcext:value-type="float">
            <text:p>377652</text:p>
          </table:table-cell>
          <table:table-cell table:formula="of:=([.B403]-[.B402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5-07-05" calcext:value-type="date">
            <text:p>05/07/15</text:p>
          </table:table-cell>
          <table:table-cell office:value-type="float" office:value="378603" calcext:value-type="float">
            <text:p>378603</text:p>
          </table:table-cell>
          <table:table-cell table:formula="of:=([.B404]-[.B403])" office:value-type="float" office:value="951" calcext:value-type="float">
            <text:p>951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float" office:value="379536" calcext:value-type="float">
            <text:p>379536</text:p>
          </table:table-cell>
          <table:table-cell table:formula="of:=([.B405]-[.B404])" office:value-type="float" office:value="933" calcext:value-type="float">
            <text:p>933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float" office:value="380506" calcext:value-type="float">
            <text:p>380506</text:p>
          </table:table-cell>
          <table:table-cell table:formula="of:=([.B406]-[.B405])" office:value-type="float" office:value="970" calcext:value-type="float">
            <text:p>970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float" office:value="381444" calcext:value-type="float">
            <text:p>381444</text:p>
          </table:table-cell>
          <table:table-cell table:formula="of:=([.B407]-[.B406])" office:value-type="float" office:value="938" calcext:value-type="float">
            <text:p>938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float" office:value="382458" calcext:value-type="float">
            <text:p>382458</text:p>
          </table:table-cell>
          <table:table-cell table:formula="of:=([.B408]-[.B407])" office:value-type="float" office:value="1014" calcext:value-type="float">
            <text:p>1014</text:p>
          </table:table-cell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float" office:value="383360" calcext:value-type="float">
            <text:p>383360</text:p>
          </table:table-cell>
          <table:table-cell table:formula="of:=([.B409]-[.B408])" office:value-type="float" office:value="902" calcext:value-type="float">
            <text:p>902</text:p>
          </table:table-cell>
        </table:table-row>
        <table:table-row table:style-name="ro1">
          <table:table-cell office:value-type="date" office:date-value="2015-07-11" calcext:value-type="date">
            <text:p>11/07/15</text:p>
          </table:table-cell>
          <table:table-cell office:value-type="float" office:value="384307" calcext:value-type="float">
            <text:p>384307</text:p>
          </table:table-cell>
          <table:table-cell table:formula="of:=([.B410]-[.B409])" office:value-type="float" office:value="947" calcext:value-type="float">
            <text:p>947</text:p>
          </table:table-cell>
        </table:table-row>
        <table:table-row table:style-name="ro1">
          <table:table-cell office:value-type="date" office:date-value="2015-07-12" calcext:value-type="date">
            <text:p>12/07/15</text:p>
          </table:table-cell>
          <table:table-cell office:value-type="float" office:value="385295" calcext:value-type="float">
            <text:p>385295</text:p>
          </table:table-cell>
          <table:table-cell table:formula="of:=([.B411]-[.B410])" office:value-type="float" office:value="988" calcext:value-type="float">
            <text:p>988</text:p>
          </table:table-cell>
        </table:table-row>
        <table:table-row table:style-name="ro1">
          <table:table-cell office:value-type="date" office:date-value="2015-07-13" calcext:value-type="date">
            <text:p>13/07/15</text:p>
          </table:table-cell>
          <table:table-cell office:value-type="float" office:value="386266" calcext:value-type="float">
            <text:p>386266</text:p>
          </table:table-cell>
          <table:table-cell table:formula="of:=([.B412]-[.B411])" office:value-type="float" office:value="971" calcext:value-type="float">
            <text:p>971</text:p>
          </table:table-cell>
        </table:table-row>
        <table:table-row table:style-name="ro1">
          <table:table-cell office:value-type="date" office:date-value="2015-07-14" calcext:value-type="date">
            <text:p>14/07/15</text:p>
          </table:table-cell>
          <table:table-cell office:value-type="float" office:value="387095" calcext:value-type="float">
            <text:p>387095</text:p>
          </table:table-cell>
          <table:table-cell table:formula="of:=([.B413]-[.B412])"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15-07-15" calcext:value-type="date">
            <text:p>15/07/15</text:p>
          </table:table-cell>
          <table:table-cell office:value-type="float" office:value="388166" calcext:value-type="float">
            <text:p>388166</text:p>
          </table:table-cell>
          <table:table-cell table:formula="of:=([.B414]-[.B413])" office:value-type="float" office:value="1071" calcext:value-type="float">
            <text:p>1071</text:p>
          </table:table-cell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float" office:value="389100" calcext:value-type="float">
            <text:p>389100</text:p>
          </table:table-cell>
          <table:table-cell table:formula="of:=([.B415]-[.B414])" office:value-type="float" office:value="934" calcext:value-type="float">
            <text:p>934</text:p>
          </table:table-cell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 office:value-type="float" office:value="390028" calcext:value-type="float">
            <text:p>390028</text:p>
          </table:table-cell>
          <table:table-cell table:formula="of:=([.B416]-[.B415])" office:value-type="float" office:value="928" calcext:value-type="float">
            <text:p>928</text:p>
          </table:table-cell>
        </table:table-row>
        <table:table-row table:style-name="ro1">
          <table:table-cell office:value-type="date" office:date-value="2015-07-18" calcext:value-type="date">
            <text:p>18/07/15</text:p>
          </table:table-cell>
          <table:table-cell office:value-type="float" office:value="390998" calcext:value-type="float">
            <text:p>390998</text:p>
          </table:table-cell>
          <table:table-cell table:formula="of:=([.B417]-[.B416])" office:value-type="float" office:value="970" calcext:value-type="float">
            <text:p>970</text:p>
          </table:table-cell>
        </table:table-row>
        <table:table-row table:style-name="ro1">
          <table:table-cell office:value-type="date" office:date-value="2015-07-19" calcext:value-type="date">
            <text:p>19/07/15</text:p>
          </table:table-cell>
          <table:table-cell office:value-type="float" office:value="391947" calcext:value-type="float">
            <text:p>391947</text:p>
          </table:table-cell>
          <table:table-cell table:formula="of:=([.B418]-[.B417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5-07-20" calcext:value-type="date">
            <text:p>20/07/15</text:p>
          </table:table-cell>
          <table:table-cell office:value-type="float" office:value="392899" calcext:value-type="float">
            <text:p>392899</text:p>
          </table:table-cell>
          <table:table-cell table:formula="of:=([.B419]-[.B418])"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15-07-21" calcext:value-type="date">
            <text:p>21/07/15</text:p>
          </table:table-cell>
          <table:table-cell office:value-type="float" office:value="393865" calcext:value-type="float">
            <text:p>393865</text:p>
          </table:table-cell>
          <table:table-cell table:formula="of:=([.B420]-[.B419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5-07-22" calcext:value-type="date">
            <text:p>22/07/15</text:p>
          </table:table-cell>
          <table:table-cell office:value-type="float" office:value="394851" calcext:value-type="float">
            <text:p>394851</text:p>
          </table:table-cell>
          <table:table-cell table:formula="of:=([.B421]-[.B420])" office:value-type="float" office:value="986" calcext:value-type="float">
            <text:p>986</text:p>
          </table:table-cell>
        </table:table-row>
        <table:table-row table:style-name="ro1">
          <table:table-cell office:value-type="date" office:date-value="2015-07-23" calcext:value-type="date">
            <text:p>23/07/15</text:p>
          </table:table-cell>
          <table:table-cell office:value-type="float" office:value="395755" calcext:value-type="float">
            <text:p>395755</text:p>
          </table:table-cell>
          <table:table-cell table:formula="of:=([.B422]-[.B421])" office:value-type="float" office:value="904" calcext:value-type="float">
            <text:p>904</text:p>
          </table:table-cell>
        </table:table-row>
        <table:table-row table:style-name="ro1">
          <table:table-cell office:value-type="date" office:date-value="2015-07-24" calcext:value-type="date">
            <text:p>24/07/15</text:p>
          </table:table-cell>
          <table:table-cell office:value-type="float" office:value="396719" calcext:value-type="float">
            <text:p>396719</text:p>
          </table:table-cell>
          <table:table-cell table:formula="of:=([.B423]-[.B422])" office:value-type="float" office:value="964" calcext:value-type="float">
            <text:p>964</text:p>
          </table:table-cell>
        </table:table-row>
        <table:table-row table:style-name="ro1">
          <table:table-cell office:value-type="date" office:date-value="2015-07-25" calcext:value-type="date">
            <text:p>25/07/15</text:p>
          </table:table-cell>
          <table:table-cell office:value-type="float" office:value="397661" calcext:value-type="float">
            <text:p>397661</text:p>
          </table:table-cell>
          <table:table-cell table:formula="of:=([.B424]-[.B423])" office:value-type="float" office:value="942" calcext:value-type="float">
            <text:p>942</text:p>
          </table:table-cell>
        </table:table-row>
        <table:table-row table:style-name="ro1">
          <table:table-cell office:value-type="date" office:date-value="2015-07-26" calcext:value-type="date">
            <text:p>26/07/15</text:p>
          </table:table-cell>
          <table:table-cell office:value-type="float" office:value="398639" calcext:value-type="float">
            <text:p>398639</text:p>
          </table:table-cell>
          <table:table-cell table:formula="of:=([.B425]-[.B424])" office:value-type="float" office:value="978" calcext:value-type="float">
            <text:p>978</text:p>
          </table:table-cell>
        </table:table-row>
        <table:table-row table:style-name="ro1">
          <table:table-cell office:value-type="date" office:date-value="2015-07-27" calcext:value-type="date">
            <text:p>27/07/15</text:p>
          </table:table-cell>
          <table:table-cell office:value-type="float" office:value="399616" calcext:value-type="float">
            <text:p>399616</text:p>
          </table:table-cell>
          <table:table-cell table:formula="of:=([.B426]-[.B425])" office:value-type="float" office:value="977" calcext:value-type="float">
            <text:p>977</text:p>
          </table:table-cell>
        </table:table-row>
        <table:table-row table:style-name="ro1">
          <table:table-cell office:value-type="date" office:date-value="2015-07-28" calcext:value-type="date">
            <text:p>28/07/15</text:p>
          </table:table-cell>
          <table:table-cell office:value-type="float" office:value="400568" calcext:value-type="float">
            <text:p>400568</text:p>
          </table:table-cell>
          <table:table-cell table:formula="of:=([.B427]-[.B426])"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15-07-29" calcext:value-type="date">
            <text:p>29/07/15</text:p>
          </table:table-cell>
          <table:table-cell office:value-type="float" office:value="401498" calcext:value-type="float">
            <text:p>401498</text:p>
          </table:table-cell>
          <table:table-cell table:formula="of:=([.B428]-[.B427])" office:value-type="float" office:value="930" calcext:value-type="float">
            <text:p>930</text:p>
          </table:table-cell>
        </table:table-row>
        <table:table-row table:style-name="ro1">
          <table:table-cell office:value-type="date" office:date-value="2015-07-30" calcext:value-type="date">
            <text:p>30/07/15</text:p>
          </table:table-cell>
          <table:table-cell office:value-type="float" office:value="402429" calcext:value-type="float">
            <text:p>402429</text:p>
          </table:table-cell>
          <table:table-cell table:formula="of:=([.B429]-[.B428])" office:value-type="float" office:value="931" calcext:value-type="float">
            <text:p>931</text:p>
          </table:table-cell>
        </table:table-row>
        <table:table-row table:style-name="ro1">
          <table:table-cell office:value-type="date" office:date-value="2015-07-31" calcext:value-type="date">
            <text:p>31/07/15</text:p>
          </table:table-cell>
          <table:table-cell office:value-type="float" office:value="403343" calcext:value-type="float">
            <text:p>403343</text:p>
          </table:table-cell>
          <table:table-cell table:formula="of:=([.B430]-[.B429])" office:value-type="float" office:value="914" calcext:value-type="float">
            <text:p>914</text:p>
          </table:table-cell>
        </table:table-row>
        <table:table-row table:style-name="ro1">
          <table:table-cell office:value-type="date" office:date-value="2015-08-01" calcext:value-type="date">
            <text:p>01/08/15</text:p>
          </table:table-cell>
          <table:table-cell office:value-type="float" office:value="404292" calcext:value-type="float">
            <text:p>404292</text:p>
          </table:table-cell>
          <table:table-cell table:formula="of:=([.B431]-[.B430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5-08-02" calcext:value-type="date">
            <text:p>02/08/15</text:p>
          </table:table-cell>
          <table:table-cell office:value-type="float" office:value="405216" calcext:value-type="float">
            <text:p>405216</text:p>
          </table:table-cell>
          <table:table-cell table:formula="of:=([.B432]-[.B431])" office:value-type="float" office:value="924" calcext:value-type="float">
            <text:p>924</text:p>
          </table:table-cell>
        </table:table-row>
        <table:table-row table:style-name="ro1">
          <table:table-cell office:value-type="date" office:date-value="2015-08-03" calcext:value-type="date">
            <text:p>03/08/15</text:p>
          </table:table-cell>
          <table:table-cell office:value-type="float" office:value="406182" calcext:value-type="float">
            <text:p>406182</text:p>
          </table:table-cell>
          <table:table-cell table:formula="of:=([.B433]-[.B432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5-08-04" calcext:value-type="date">
            <text:p>04/08/15</text:p>
          </table:table-cell>
          <table:table-cell office:value-type="float" office:value="407157" calcext:value-type="float">
            <text:p>407157</text:p>
          </table:table-cell>
          <table:table-cell table:formula="of:=([.B434]-[.B433])"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15-08-05" calcext:value-type="date">
            <text:p>05/08/15</text:p>
          </table:table-cell>
          <table:table-cell office:value-type="float" office:value="408112" calcext:value-type="float">
            <text:p>408112</text:p>
          </table:table-cell>
          <table:table-cell table:formula="of:=([.B435]-[.B434])" office:value-type="float" office:value="955" calcext:value-type="float">
            <text:p>955</text:p>
          </table:table-cell>
        </table:table-row>
        <table:table-row table:style-name="ro1">
          <table:table-cell office:value-type="date" office:date-value="2015-08-06" calcext:value-type="date">
            <text:p>06/08/15</text:p>
          </table:table-cell>
          <table:table-cell office:value-type="float" office:value="409063" calcext:value-type="float">
            <text:p>409063</text:p>
          </table:table-cell>
          <table:table-cell table:formula="of:=([.B436]-[.B435])" office:value-type="float" office:value="951" calcext:value-type="float">
            <text:p>951</text:p>
          </table:table-cell>
        </table:table-row>
        <table:table-row table:style-name="ro1">
          <table:table-cell office:value-type="date" office:date-value="2015-08-07" calcext:value-type="date">
            <text:p>07/08/15</text:p>
          </table:table-cell>
          <table:table-cell office:value-type="float" office:value="410060" calcext:value-type="float">
            <text:p>410060</text:p>
          </table:table-cell>
          <table:table-cell table:formula="of:=([.B437]-[.B436])" office:value-type="float" office:value="997" calcext:value-type="float">
            <text:p>997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float" office:value="411017" calcext:value-type="float">
            <text:p>411017</text:p>
          </table:table-cell>
          <table:table-cell table:formula="of:=([.B438]-[.B437])" office:value-type="float" office:value="957" calcext:value-type="float">
            <text:p>957</text:p>
          </table:table-cell>
        </table:table-row>
        <table:table-row table:style-name="ro1">
          <table:table-cell office:value-type="date" office:date-value="2015-08-09" calcext:value-type="date">
            <text:p>09/08/15</text:p>
          </table:table-cell>
          <table:table-cell office:value-type="float" office:value="411975" calcext:value-type="float">
            <text:p>411975</text:p>
          </table:table-cell>
          <table:table-cell table:formula="of:=([.B439]-[.B438])" office:value-type="float" office:value="958" calcext:value-type="float">
            <text:p>958</text:p>
          </table:table-cell>
        </table:table-row>
        <table:table-row table:style-name="ro1">
          <table:table-cell office:value-type="date" office:date-value="2015-08-10" calcext:value-type="date">
            <text:p>10/08/15</text:p>
          </table:table-cell>
          <table:table-cell office:value-type="float" office:value="412906" calcext:value-type="float">
            <text:p>412906</text:p>
          </table:table-cell>
          <table:table-cell table:formula="of:=([.B440]-[.B439])" office:value-type="float" office:value="931" calcext:value-type="float">
            <text:p>931</text:p>
          </table:table-cell>
        </table:table-row>
        <table:table-row table:style-name="ro1">
          <table:table-cell office:value-type="date" office:date-value="2015-08-11" calcext:value-type="date">
            <text:p>11/08/15</text:p>
          </table:table-cell>
          <table:table-cell office:value-type="float" office:value="413920" calcext:value-type="float">
            <text:p>413920</text:p>
          </table:table-cell>
          <table:table-cell table:formula="of:=([.B441]-[.B440])" office:value-type="float" office:value="1014" calcext:value-type="float">
            <text:p>1014</text:p>
          </table:table-cell>
        </table:table-row>
        <table:table-row table:style-name="ro1">
          <table:table-cell office:value-type="date" office:date-value="2015-08-12" calcext:value-type="date">
            <text:p>12/08/15</text:p>
          </table:table-cell>
          <table:table-cell office:value-type="float" office:value="414845" calcext:value-type="float">
            <text:p>414845</text:p>
          </table:table-cell>
          <table:table-cell table:formula="of:=([.B442]-[.B441])" office:value-type="float" office:value="925" calcext:value-type="float">
            <text:p>925</text:p>
          </table:table-cell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float" office:value="415733" calcext:value-type="float">
            <text:p>415733</text:p>
          </table:table-cell>
          <table:table-cell table:formula="of:=([.B443]-[.B442])"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15-08-14" calcext:value-type="date">
            <text:p>14/08/15</text:p>
          </table:table-cell>
          <table:table-cell office:value-type="float" office:value="416538" calcext:value-type="float">
            <text:p>416538</text:p>
          </table:table-cell>
          <table:table-cell table:formula="of:=([.B444]-[.B443])"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15-08-15" calcext:value-type="date">
            <text:p>15/08/15</text:p>
          </table:table-cell>
          <table:table-cell office:value-type="float" office:value="417258" calcext:value-type="float">
            <text:p>417258</text:p>
          </table:table-cell>
          <table:table-cell table:formula="of:=([.B445]-[.B444])"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15-08-16" calcext:value-type="date">
            <text:p>16/08/15</text:p>
          </table:table-cell>
          <table:table-cell office:value-type="float" office:value="418492" calcext:value-type="float">
            <text:p>418492</text:p>
          </table:table-cell>
          <table:table-cell table:formula="of:=([.B446]-[.B445])" office:value-type="float" office:value="1234" calcext:value-type="float">
            <text:p>1234</text:p>
          </table:table-cell>
        </table:table-row>
        <table:table-row table:style-name="ro1">
          <table:table-cell office:value-type="date" office:date-value="2015-08-17" calcext:value-type="date">
            <text:p>17/08/15</text:p>
          </table:table-cell>
          <table:table-cell office:value-type="float" office:value="419448" calcext:value-type="float">
            <text:p>419448</text:p>
          </table:table-cell>
          <table:table-cell table:formula="of:=([.B447]-[.B446])" office:value-type="float" office:value="956" calcext:value-type="float">
            <text:p>956</text:p>
          </table:table-cell>
        </table:table-row>
        <table:table-row table:style-name="ro1">
          <table:table-cell office:value-type="date" office:date-value="2015-08-18" calcext:value-type="date">
            <text:p>18/08/15</text:p>
          </table:table-cell>
          <table:table-cell office:value-type="float" office:value="420431" calcext:value-type="float">
            <text:p>420431</text:p>
          </table:table-cell>
          <table:table-cell table:formula="of:=([.B448]-[.B447])" office:value-type="float" office:value="983" calcext:value-type="float">
            <text:p>983</text:p>
          </table:table-cell>
        </table:table-row>
        <table:table-row table:style-name="ro1">
          <table:table-cell office:value-type="date" office:date-value="2015-08-19" calcext:value-type="date">
            <text:p>19/08/15</text:p>
          </table:table-cell>
          <table:table-cell office:value-type="float" office:value="421355" calcext:value-type="float">
            <text:p>421355</text:p>
          </table:table-cell>
          <table:table-cell table:formula="of:=([.B449]-[.B448])" office:value-type="float" office:value="924" calcext:value-type="float">
            <text:p>924</text:p>
          </table:table-cell>
        </table:table-row>
        <table:table-row table:style-name="ro1">
          <table:table-cell office:value-type="date" office:date-value="2015-08-20" calcext:value-type="date">
            <text:p>20/08/15</text:p>
          </table:table-cell>
          <table:table-cell office:value-type="float" office:value="422360" calcext:value-type="float">
            <text:p>422360</text:p>
          </table:table-cell>
          <table:table-cell table:formula="of:=([.B450]-[.B449])" office:value-type="float" office:value="1005" calcext:value-type="float">
            <text:p>1005</text:p>
          </table:table-cell>
        </table:table-row>
        <table:table-row table:style-name="ro1">
          <table:table-cell office:value-type="date" office:date-value="2015-08-21" calcext:value-type="date">
            <text:p>21/08/15</text:p>
          </table:table-cell>
          <table:table-cell office:value-type="float" office:value="423336" calcext:value-type="float">
            <text:p>423336</text:p>
          </table:table-cell>
          <table:table-cell table:formula="of:=([.B451]-[.B450])" office:value-type="float" office:value="976" calcext:value-type="float">
            <text:p>976</text:p>
          </table:table-cell>
        </table:table-row>
        <table:table-row table:style-name="ro1">
          <table:table-cell office:value-type="date" office:date-value="2015-08-22" calcext:value-type="date">
            <text:p>22/08/15</text:p>
          </table:table-cell>
          <table:table-cell office:value-type="float" office:value="424249" calcext:value-type="float">
            <text:p>424249</text:p>
          </table:table-cell>
          <table:table-cell table:formula="of:=([.B452]-[.B451])" office:value-type="float" office:value="913" calcext:value-type="float">
            <text:p>913</text:p>
          </table:table-cell>
        </table:table-row>
        <table:table-row table:style-name="ro1">
          <table:table-cell office:value-type="date" office:date-value="2015-08-23" calcext:value-type="date">
            <text:p>23/08/15</text:p>
          </table:table-cell>
          <table:table-cell office:value-type="float" office:value="425248" calcext:value-type="float">
            <text:p>425248</text:p>
          </table:table-cell>
          <table:table-cell table:formula="of:=([.B453]-[.B452])" office:value-type="float" office:value="999" calcext:value-type="float">
            <text:p>999</text:p>
          </table:table-cell>
        </table:table-row>
        <table:table-row table:style-name="ro1">
          <table:table-cell office:value-type="date" office:date-value="2015-08-24" calcext:value-type="date">
            <text:p>24/08/15</text:p>
          </table:table-cell>
          <table:table-cell office:value-type="float" office:value="426176" calcext:value-type="float">
            <text:p>426176</text:p>
          </table:table-cell>
          <table:table-cell table:formula="of:=([.B454]-[.B453])" office:value-type="float" office:value="928" calcext:value-type="float">
            <text:p>928</text:p>
          </table:table-cell>
        </table:table-row>
        <table:table-row table:style-name="ro1">
          <table:table-cell office:value-type="date" office:date-value="2015-08-25" calcext:value-type="date">
            <text:p>25/08/15</text:p>
          </table:table-cell>
          <table:table-cell office:value-type="float" office:value="427062" calcext:value-type="float">
            <text:p>427062</text:p>
          </table:table-cell>
          <table:table-cell table:formula="of:=([.B455]-[.B454])"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15-08-26" calcext:value-type="date">
            <text:p>26/08/15</text:p>
          </table:table-cell>
          <table:table-cell office:value-type="float" office:value="428010" calcext:value-type="float">
            <text:p>428010</text:p>
          </table:table-cell>
          <table:table-cell table:formula="of:=([.B456]-[.B455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5-08-27" calcext:value-type="date">
            <text:p>27/08/15</text:p>
          </table:table-cell>
          <table:table-cell office:value-type="float" office:value="428956" calcext:value-type="float">
            <text:p>428956</text:p>
          </table:table-cell>
          <table:table-cell table:formula="of:=([.B457]-[.B456])" office:value-type="float" office:value="946" calcext:value-type="float">
            <text:p>946</text:p>
          </table:table-cell>
        </table:table-row>
        <table:table-row table:style-name="ro1">
          <table:table-cell office:value-type="date" office:date-value="2015-08-28" calcext:value-type="date">
            <text:p>28/08/15</text:p>
          </table:table-cell>
          <table:table-cell office:value-type="float" office:value="429787" calcext:value-type="float">
            <text:p>429787</text:p>
          </table:table-cell>
          <table:table-cell table:formula="of:=([.B458]-[.B457])"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15-08-29" calcext:value-type="date">
            <text:p>29/08/15</text:p>
          </table:table-cell>
          <table:table-cell office:value-type="float" office:value="430751" calcext:value-type="float">
            <text:p>430751</text:p>
          </table:table-cell>
          <table:table-cell table:formula="of:=([.B459]-[.B458])" office:value-type="float" office:value="964" calcext:value-type="float">
            <text:p>964</text:p>
          </table:table-cell>
        </table:table-row>
        <table:table-row table:style-name="ro1">
          <table:table-cell office:value-type="date" office:date-value="2015-08-30" calcext:value-type="date">
            <text:p>30/08/15</text:p>
          </table:table-cell>
          <table:table-cell office:value-type="float" office:value="431667" calcext:value-type="float">
            <text:p>431667</text:p>
          </table:table-cell>
          <table:table-cell table:formula="of:=([.B460]-[.B459])" office:value-type="float" office:value="916" calcext:value-type="float">
            <text:p>916</text:p>
          </table:table-cell>
        </table:table-row>
        <table:table-row table:style-name="ro1">
          <table:table-cell office:value-type="date" office:date-value="2015-08-31" calcext:value-type="date">
            <text:p>31/08/15</text:p>
          </table:table-cell>
          <table:table-cell office:value-type="float" office:value="432597" calcext:value-type="float">
            <text:p>432597</text:p>
          </table:table-cell>
          <table:table-cell table:formula="of:=([.B461]-[.B460])" office:value-type="float" office:value="930" calcext:value-type="float">
            <text:p>930</text:p>
          </table:table-cell>
        </table:table-row>
        <table:table-row table:style-name="ro1">
          <table:table-cell office:value-type="date" office:date-value="2015-09-01" calcext:value-type="date">
            <text:p>01/09/15</text:p>
          </table:table-cell>
          <table:table-cell office:value-type="float" office:value="433630" calcext:value-type="float">
            <text:p>433630</text:p>
          </table:table-cell>
          <table:table-cell table:formula="of:=([.B462]-[.B461])" office:value-type="float" office:value="1033" calcext:value-type="float">
            <text:p>1033</text:p>
          </table:table-cell>
        </table:table-row>
        <table:table-row table:style-name="ro1">
          <table:table-cell office:value-type="date" office:date-value="2015-09-02" calcext:value-type="date">
            <text:p>02/09/15</text:p>
          </table:table-cell>
          <table:table-cell office:value-type="float" office:value="434578" calcext:value-type="float">
            <text:p>434578</text:p>
          </table:table-cell>
          <table:table-cell table:formula="of:=([.B463]-[.B462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5-09-03" calcext:value-type="date">
            <text:p>03/09/15</text:p>
          </table:table-cell>
          <table:table-cell office:value-type="float" office:value="435567" calcext:value-type="float">
            <text:p>435567</text:p>
          </table:table-cell>
          <table:table-cell table:formula="of:=([.B464]-[.B463])" office:value-type="float" office:value="989" calcext:value-type="float">
            <text:p>989</text:p>
          </table:table-cell>
        </table:table-row>
        <table:table-row table:style-name="ro1">
          <table:table-cell office:value-type="date" office:date-value="2015-09-04" calcext:value-type="date">
            <text:p>04/09/15</text:p>
          </table:table-cell>
          <table:table-cell office:value-type="float" office:value="436481" calcext:value-type="float">
            <text:p>436481</text:p>
          </table:table-cell>
          <table:table-cell table:formula="of:=([.B465]-[.B464])" office:value-type="float" office:value="914" calcext:value-type="float">
            <text:p>914</text:p>
          </table:table-cell>
        </table:table-row>
        <table:table-row table:style-name="ro1">
          <table:table-cell office:value-type="date" office:date-value="2015-09-05" calcext:value-type="date">
            <text:p>05/09/15</text:p>
          </table:table-cell>
          <table:table-cell office:value-type="float" office:value="437407" calcext:value-type="float">
            <text:p>437407</text:p>
          </table:table-cell>
          <table:table-cell table:formula="of:=([.B466]-[.B465])" office:value-type="float" office:value="926" calcext:value-type="float">
            <text:p>926</text:p>
          </table:table-cell>
        </table:table-row>
        <table:table-row table:style-name="ro1">
          <table:table-cell office:value-type="date" office:date-value="2015-09-06" calcext:value-type="date">
            <text:p>06/09/15</text:p>
          </table:table-cell>
          <table:table-cell office:value-type="float" office:value="438386" calcext:value-type="float">
            <text:p>438386</text:p>
          </table:table-cell>
          <table:table-cell table:formula="of:=([.B467]-[.B466])" office:value-type="float" office:value="979" calcext:value-type="float">
            <text:p>979</text:p>
          </table:table-cell>
        </table:table-row>
        <table:table-row table:style-name="ro1">
          <table:table-cell office:value-type="date" office:date-value="2015-09-07" calcext:value-type="date">
            <text:p>07/09/15</text:p>
          </table:table-cell>
          <table:table-cell office:value-type="float" office:value="439319" calcext:value-type="float">
            <text:p>439319</text:p>
          </table:table-cell>
          <table:table-cell table:formula="of:=([.B468]-[.B467])" office:value-type="float" office:value="933" calcext:value-type="float">
            <text:p>933</text:p>
          </table:table-cell>
        </table:table-row>
        <table:table-row table:style-name="ro1">
          <table:table-cell office:value-type="date" office:date-value="2015-09-08" calcext:value-type="date">
            <text:p>08/09/15</text:p>
          </table:table-cell>
          <table:table-cell office:value-type="float" office:value="440296" calcext:value-type="float">
            <text:p>440296</text:p>
          </table:table-cell>
          <table:table-cell table:formula="of:=([.B469]-[.B468])" office:value-type="float" office:value="977" calcext:value-type="float">
            <text:p>977</text:p>
          </table:table-cell>
        </table:table-row>
        <table:table-row table:style-name="ro1">
          <table:table-cell office:value-type="date" office:date-value="2015-09-09" calcext:value-type="date">
            <text:p>09/09/15</text:p>
          </table:table-cell>
          <table:table-cell office:value-type="float" office:value="441222" calcext:value-type="float">
            <text:p>441222</text:p>
          </table:table-cell>
          <table:table-cell table:formula="of:=([.B470]-[.B469])" office:value-type="float" office:value="926" calcext:value-type="float">
            <text:p>926</text:p>
          </table:table-cell>
        </table:table-row>
        <table:table-row table:style-name="ro1">
          <table:table-cell office:value-type="date" office:date-value="2015-09-10" calcext:value-type="date">
            <text:p>10/09/15</text:p>
          </table:table-cell>
          <table:table-cell office:value-type="float" office:value="442212" calcext:value-type="float">
            <text:p>442212</text:p>
          </table:table-cell>
          <table:table-cell table:formula="of:=([.B471]-[.B470])" office:value-type="float" office:value="990" calcext:value-type="float">
            <text:p>990</text:p>
          </table:table-cell>
        </table:table-row>
        <table:table-row table:style-name="ro1">
          <table:table-cell office:value-type="date" office:date-value="2015-09-11" calcext:value-type="date">
            <text:p>11/09/15</text:p>
          </table:table-cell>
          <table:table-cell office:value-type="float" office:value="443154" calcext:value-type="float">
            <text:p>443154</text:p>
          </table:table-cell>
          <table:table-cell table:formula="of:=([.B472]-[.B471])" office:value-type="float" office:value="942" calcext:value-type="float">
            <text:p>942</text:p>
          </table:table-cell>
        </table:table-row>
        <table:table-row table:style-name="ro1">
          <table:table-cell office:value-type="date" office:date-value="2015-09-12" calcext:value-type="date">
            <text:p>12/09/15</text:p>
          </table:table-cell>
          <table:table-cell office:value-type="float" office:value="444075" calcext:value-type="float">
            <text:p>444075</text:p>
          </table:table-cell>
          <table:table-cell table:formula="of:=([.B473]-[.B472])" office:value-type="float" office:value="921" calcext:value-type="float">
            <text:p>921</text:p>
          </table:table-cell>
        </table:table-row>
        <table:table-row table:style-name="ro1">
          <table:table-cell office:value-type="date" office:date-value="2015-09-13" calcext:value-type="date">
            <text:p>13/09/15</text:p>
          </table:table-cell>
          <table:table-cell office:value-type="float" office:value="445041" calcext:value-type="float">
            <text:p>445041</text:p>
          </table:table-cell>
          <table:table-cell table:formula="of:=([.B474]-[.B473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5-09-14" calcext:value-type="date">
            <text:p>14/09/15</text:p>
          </table:table-cell>
          <table:table-cell office:value-type="float" office:value="446030" calcext:value-type="float">
            <text:p>446030</text:p>
          </table:table-cell>
          <table:table-cell table:formula="of:=([.B475]-[.B474])" office:value-type="float" office:value="989" calcext:value-type="float">
            <text:p>989</text:p>
          </table:table-cell>
        </table:table-row>
        <table:table-row table:style-name="ro1">
          <table:table-cell office:value-type="date" office:date-value="2015-09-15" calcext:value-type="date">
            <text:p>15/09/15</text:p>
          </table:table-cell>
          <table:table-cell office:value-type="float" office:value="446976" calcext:value-type="float">
            <text:p>446976</text:p>
          </table:table-cell>
          <table:table-cell table:formula="of:=([.B476]-[.B475])" office:value-type="float" office:value="946" calcext:value-type="float">
            <text:p>946</text:p>
          </table:table-cell>
        </table:table-row>
        <table:table-row table:style-name="ro1">
          <table:table-cell office:value-type="date" office:date-value="2015-09-16" calcext:value-type="date">
            <text:p>16/09/15</text:p>
          </table:table-cell>
          <table:table-cell office:value-type="float" office:value="447956" calcext:value-type="float">
            <text:p>447956</text:p>
          </table:table-cell>
          <table:table-cell table:formula="of:=([.B477]-[.B476])" office:value-type="float" office:value="980" calcext:value-type="float">
            <text:p>980</text:p>
          </table:table-cell>
        </table:table-row>
        <table:table-row table:style-name="ro1">
          <table:table-cell office:value-type="date" office:date-value="2015-09-17" calcext:value-type="date">
            <text:p>17/09/15</text:p>
          </table:table-cell>
          <table:table-cell office:value-type="float" office:value="448965" calcext:value-type="float">
            <text:p>448965</text:p>
          </table:table-cell>
          <table:table-cell table:formula="of:=([.B478]-[.B477])" office:value-type="float" office:value="1009" calcext:value-type="float">
            <text:p>1009</text:p>
          </table:table-cell>
        </table:table-row>
        <table:table-row table:style-name="ro1">
          <table:table-cell office:value-type="date" office:date-value="2015-09-18" calcext:value-type="date">
            <text:p>18/09/15</text:p>
          </table:table-cell>
          <table:table-cell office:value-type="float" office:value="449928" calcext:value-type="float">
            <text:p>449928</text:p>
          </table:table-cell>
          <table:table-cell table:formula="of:=([.B479]-[.B478])" office:value-type="float" office:value="963" calcext:value-type="float">
            <text:p>963</text:p>
          </table:table-cell>
        </table:table-row>
        <table:table-row table:style-name="ro1">
          <table:table-cell office:value-type="date" office:date-value="2015-09-19" calcext:value-type="date">
            <text:p>19/09/15</text:p>
          </table:table-cell>
          <table:table-cell office:value-type="float" office:value="450859" calcext:value-type="float">
            <text:p>450859</text:p>
          </table:table-cell>
          <table:table-cell table:formula="of:=([.B480]-[.B479])" office:value-type="float" office:value="931" calcext:value-type="float">
            <text:p>931</text:p>
          </table:table-cell>
        </table:table-row>
        <table:table-row table:style-name="ro1">
          <table:table-cell office:value-type="date" office:date-value="2015-09-20" calcext:value-type="date">
            <text:p>20/09/15</text:p>
          </table:table-cell>
          <table:table-cell office:value-type="float" office:value="451795" calcext:value-type="float">
            <text:p>451795</text:p>
          </table:table-cell>
          <table:table-cell table:formula="of:=([.B481]-[.B480])" office:value-type="float" office:value="936" calcext:value-type="float">
            <text:p>936</text:p>
          </table:table-cell>
        </table:table-row>
        <table:table-row table:style-name="ro1">
          <table:table-cell office:value-type="date" office:date-value="2015-09-21" calcext:value-type="date">
            <text:p>21/09/15</text:p>
          </table:table-cell>
          <table:table-cell office:value-type="float" office:value="452711" calcext:value-type="float">
            <text:p>452711</text:p>
          </table:table-cell>
          <table:table-cell table:formula="of:=([.B482]-[.B481])" office:value-type="float" office:value="916" calcext:value-type="float">
            <text:p>916</text:p>
          </table:table-cell>
        </table:table-row>
        <table:table-row table:style-name="ro1">
          <table:table-cell office:value-type="date" office:date-value="2015-09-22" calcext:value-type="date">
            <text:p>22/09/15</text:p>
          </table:table-cell>
          <table:table-cell office:value-type="float" office:value="453658" calcext:value-type="float">
            <text:p>453658</text:p>
          </table:table-cell>
          <table:table-cell table:formula="of:=([.B483]-[.B482])" office:value-type="float" office:value="947" calcext:value-type="float">
            <text:p>947</text:p>
          </table:table-cell>
        </table:table-row>
        <table:table-row table:style-name="ro1">
          <table:table-cell office:value-type="date" office:date-value="2015-09-23" calcext:value-type="date">
            <text:p>23/09/15</text:p>
          </table:table-cell>
          <table:table-cell office:value-type="float" office:value="454575" calcext:value-type="float">
            <text:p>454575</text:p>
          </table:table-cell>
          <table:table-cell table:formula="of:=([.B484]-[.B483])" office:value-type="float" office:value="917" calcext:value-type="float">
            <text:p>917</text:p>
          </table:table-cell>
        </table:table-row>
        <table:table-row table:style-name="ro1">
          <table:table-cell office:value-type="date" office:date-value="2015-09-24" calcext:value-type="date">
            <text:p>24/09/15</text:p>
          </table:table-cell>
          <table:table-cell office:value-type="float" office:value="455535" calcext:value-type="float">
            <text:p>455535</text:p>
          </table:table-cell>
          <table:table-cell table:formula="of:=([.B485]-[.B484])"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15-09-25" calcext:value-type="date">
            <text:p>25/09/15</text:p>
          </table:table-cell>
          <table:table-cell office:value-type="float" office:value="456486" calcext:value-type="float">
            <text:p>456486</text:p>
          </table:table-cell>
          <table:table-cell table:formula="of:=([.B486]-[.B485])" office:value-type="float" office:value="951" calcext:value-type="float">
            <text:p>951</text:p>
          </table:table-cell>
        </table:table-row>
        <table:table-row table:style-name="ro1">
          <table:table-cell office:value-type="date" office:date-value="2015-09-26" calcext:value-type="date">
            <text:p>26/09/15</text:p>
          </table:table-cell>
          <table:table-cell office:value-type="float" office:value="457402" calcext:value-type="float">
            <text:p>457402</text:p>
          </table:table-cell>
          <table:table-cell table:formula="of:=([.B487]-[.B486])" office:value-type="float" office:value="916" calcext:value-type="float">
            <text:p>916</text:p>
          </table:table-cell>
        </table:table-row>
        <table:table-row table:style-name="ro1">
          <table:table-cell office:value-type="date" office:date-value="2015-09-27" calcext:value-type="date">
            <text:p>27/09/15</text:p>
          </table:table-cell>
          <table:table-cell office:value-type="float" office:value="458377" calcext:value-type="float">
            <text:p>458377</text:p>
          </table:table-cell>
          <table:table-cell table:formula="of:=([.B488]-[.B487])"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15-09-28" calcext:value-type="date">
            <text:p>28/09/15</text:p>
          </table:table-cell>
          <table:table-cell office:value-type="float" office:value="459337" calcext:value-type="float">
            <text:p>459337</text:p>
          </table:table-cell>
          <table:table-cell table:formula="of:=([.B489]-[.B488])"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15-09-29" calcext:value-type="date">
            <text:p>29/09/15</text:p>
          </table:table-cell>
          <table:table-cell office:value-type="float" office:value="460262" calcext:value-type="float">
            <text:p>460262</text:p>
          </table:table-cell>
          <table:table-cell table:formula="of:=([.B490]-[.B489])" office:value-type="float" office:value="925" calcext:value-type="float">
            <text:p>925</text:p>
          </table:table-cell>
        </table:table-row>
        <table:table-row table:style-name="ro1">
          <table:table-cell office:value-type="date" office:date-value="2015-09-30" calcext:value-type="date">
            <text:p>30/09/15</text:p>
          </table:table-cell>
          <table:table-cell office:value-type="float" office:value="461235" calcext:value-type="float">
            <text:p>461235</text:p>
          </table:table-cell>
          <table:table-cell table:formula="of:=([.B491]-[.B490])" office:value-type="float" office:value="973" calcext:value-type="float">
            <text:p>973</text:p>
          </table:table-cell>
        </table:table-row>
        <table:table-row table:style-name="ro1">
          <table:table-cell office:value-type="date" office:date-value="2015-10-01" calcext:value-type="date">
            <text:p>01/10/15</text:p>
          </table:table-cell>
          <table:table-cell office:value-type="float" office:value="462243" calcext:value-type="float">
            <text:p>462243</text:p>
          </table:table-cell>
          <table:table-cell table:formula="of:=([.B492]-[.B491])" office:value-type="float" office:value="1008" calcext:value-type="float">
            <text:p>1008</text:p>
          </table:table-cell>
        </table:table-row>
        <table:table-row table:style-name="ro1">
          <table:table-cell office:value-type="date" office:date-value="2015-10-02" calcext:value-type="date">
            <text:p>02/10/15</text:p>
          </table:table-cell>
          <table:table-cell office:value-type="float" office:value="463222" calcext:value-type="float">
            <text:p>463222</text:p>
          </table:table-cell>
          <table:table-cell table:formula="of:=([.B493]-[.B492])" office:value-type="float" office:value="979" calcext:value-type="float">
            <text:p>979</text:p>
          </table:table-cell>
        </table:table-row>
        <table:table-row table:style-name="ro1">
          <table:table-cell office:value-type="date" office:date-value="2015-10-03" calcext:value-type="date">
            <text:p>03/10/15</text:p>
          </table:table-cell>
          <table:table-cell office:value-type="float" office:value="464173" calcext:value-type="float">
            <text:p>464173</text:p>
          </table:table-cell>
          <table:table-cell table:formula="of:=([.B494]-[.B493])" office:value-type="float" office:value="951" calcext:value-type="float">
            <text:p>951</text:p>
          </table:table-cell>
        </table:table-row>
        <table:table-row table:style-name="ro1">
          <table:table-cell office:value-type="date" office:date-value="2015-10-04" calcext:value-type="date">
            <text:p>04/10/15</text:p>
          </table:table-cell>
          <table:table-cell office:value-type="float" office:value="465117" calcext:value-type="float">
            <text:p>465117</text:p>
          </table:table-cell>
          <table:table-cell table:formula="of:=([.B495]-[.B494])" office:value-type="float" office:value="944" calcext:value-type="float">
            <text:p>944</text:p>
          </table:table-cell>
        </table:table-row>
        <table:table-row table:style-name="ro1">
          <table:table-cell office:value-type="date" office:date-value="2015-10-05" calcext:value-type="date">
            <text:p>05/10/15</text:p>
          </table:table-cell>
          <table:table-cell office:value-type="float" office:value="466044" calcext:value-type="float">
            <text:p>466044</text:p>
          </table:table-cell>
          <table:table-cell table:formula="of:=([.B496]-[.B495])" office:value-type="float" office:value="927" calcext:value-type="float">
            <text:p>927</text:p>
          </table:table-cell>
        </table:table-row>
        <table:table-row table:style-name="ro1">
          <table:table-cell office:value-type="date" office:date-value="2015-10-06" calcext:value-type="date">
            <text:p>06/10/15</text:p>
          </table:table-cell>
          <table:table-cell office:value-type="float" office:value="466980" calcext:value-type="float">
            <text:p>466980</text:p>
          </table:table-cell>
          <table:table-cell table:formula="of:=([.B497]-[.B496])" office:value-type="float" office:value="936" calcext:value-type="float">
            <text:p>936</text:p>
          </table:table-cell>
        </table:table-row>
        <table:table-row table:style-name="ro1">
          <table:table-cell office:value-type="date" office:date-value="2015-10-07" calcext:value-type="date">
            <text:p>07/10/15</text:p>
          </table:table-cell>
          <table:table-cell office:value-type="float" office:value="467932" calcext:value-type="float">
            <text:p>467932</text:p>
          </table:table-cell>
          <table:table-cell table:formula="of:=([.B498]-[.B497])"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15-10-08" calcext:value-type="date">
            <text:p>08/10/15</text:p>
          </table:table-cell>
          <table:table-cell office:value-type="float" office:value="468926" calcext:value-type="float">
            <text:p>468926</text:p>
          </table:table-cell>
          <table:table-cell table:formula="of:=([.B499]-[.B498])" office:value-type="float" office:value="994" calcext:value-type="float">
            <text:p>994</text:p>
          </table:table-cell>
        </table:table-row>
        <table:table-row table:style-name="ro1">
          <table:table-cell office:value-type="date" office:date-value="2015-10-09" calcext:value-type="date">
            <text:p>09/10/15</text:p>
          </table:table-cell>
          <table:table-cell office:value-type="float" office:value="469862" calcext:value-type="float">
            <text:p>469862</text:p>
          </table:table-cell>
          <table:table-cell table:formula="of:=([.B500]-[.B499])" office:value-type="float" office:value="936" calcext:value-type="float">
            <text:p>936</text:p>
          </table:table-cell>
        </table:table-row>
        <table:table-row table:style-name="ro1">
          <table:table-cell office:value-type="date" office:date-value="2015-10-10" calcext:value-type="date">
            <text:p>10/10/15</text:p>
          </table:table-cell>
          <table:table-cell office:value-type="float" office:value="470748" calcext:value-type="float">
            <text:p>470748</text:p>
          </table:table-cell>
          <table:table-cell table:formula="of:=([.B501]-[.B500])"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15-10-11" calcext:value-type="date">
            <text:p>11/10/15</text:p>
          </table:table-cell>
          <table:table-cell office:value-type="float" office:value="471899" calcext:value-type="float">
            <text:p>471899</text:p>
          </table:table-cell>
          <table:table-cell table:formula="of:=([.B502]-[.B501])" office:value-type="float" office:value="1151" calcext:value-type="float">
            <text:p>1151</text:p>
          </table:table-cell>
        </table:table-row>
        <table:table-row table:style-name="ro1">
          <table:table-cell office:value-type="date" office:date-value="2015-10-12" calcext:value-type="date">
            <text:p>12/10/15</text:p>
          </table:table-cell>
          <table:table-cell office:value-type="float" office:value="472850" calcext:value-type="float">
            <text:p>472850</text:p>
          </table:table-cell>
          <table:table-cell table:formula="of:=([.B503]-[.B502])" office:value-type="float" office:value="951" calcext:value-type="float">
            <text:p>951</text:p>
          </table:table-cell>
        </table:table-row>
        <table:table-row table:style-name="ro1">
          <table:table-cell office:value-type="date" office:date-value="2015-10-13" calcext:value-type="date">
            <text:p>13/10/15</text:p>
          </table:table-cell>
          <table:table-cell office:value-type="float" office:value="473683" calcext:value-type="float">
            <text:p>473683</text:p>
          </table:table-cell>
          <table:table-cell table:formula="of:=([.B504]-[.B503])" office:value-type="float" office:value="833" calcext:value-type="float">
            <text:p>833</text:p>
          </table:table-cell>
        </table:table-row>
        <table:table-row table:style-name="ro1">
          <table:table-cell office:value-type="date" office:date-value="2015-10-14" calcext:value-type="date">
            <text:p>14/10/15</text:p>
          </table:table-cell>
          <table:table-cell office:value-type="float" office:value="474577" calcext:value-type="float">
            <text:p>474577</text:p>
          </table:table-cell>
          <table:table-cell table:formula="of:=([.B505]-[.B504])" office:value-type="float" office:value="894" calcext:value-type="float">
            <text:p>894</text:p>
          </table:table-cell>
        </table:table-row>
        <table:table-row table:style-name="ro1">
          <table:table-cell office:value-type="date" office:date-value="2015-10-15" calcext:value-type="date">
            <text:p>15/10/15</text:p>
          </table:table-cell>
          <table:table-cell office:value-type="float" office:value="475508" calcext:value-type="float">
            <text:p>475508</text:p>
          </table:table-cell>
          <table:table-cell table:formula="of:=([.B506]-[.B505])" office:value-type="float" office:value="931" calcext:value-type="float">
            <text:p>931</text:p>
          </table:table-cell>
        </table:table-row>
        <table:table-row table:style-name="ro1">
          <table:table-cell office:value-type="date" office:date-value="2015-10-16" calcext:value-type="date">
            <text:p>16/10/15</text:p>
          </table:table-cell>
          <table:table-cell office:value-type="float" office:value="476499" calcext:value-type="float">
            <text:p>476499</text:p>
          </table:table-cell>
          <table:table-cell table:formula="of:=([.B507]-[.B506])" office:value-type="float" office:value="991" calcext:value-type="float">
            <text:p>991</text:p>
          </table:table-cell>
        </table:table-row>
        <table:table-row table:style-name="ro1">
          <table:table-cell office:value-type="date" office:date-value="2015-10-17" calcext:value-type="date">
            <text:p>17/10/15</text:p>
          </table:table-cell>
          <table:table-cell office:value-type="float" office:value="477423" calcext:value-type="float">
            <text:p>477423</text:p>
          </table:table-cell>
          <table:table-cell table:formula="of:=([.B508]-[.B507])" office:value-type="float" office:value="924" calcext:value-type="float">
            <text:p>924</text:p>
          </table:table-cell>
        </table:table-row>
        <table:table-row table:style-name="ro1">
          <table:table-cell office:value-type="date" office:date-value="2015-10-18" calcext:value-type="date">
            <text:p>18/10/15</text:p>
          </table:table-cell>
          <table:table-cell office:value-type="float" office:value="478363" calcext:value-type="float">
            <text:p>478363</text:p>
          </table:table-cell>
          <table:table-cell table:formula="of:=([.B509]-[.B508])" office:value-type="float" office:value="940" calcext:value-type="float">
            <text:p>940</text:p>
          </table:table-cell>
        </table:table-row>
        <table:table-row table:style-name="ro1">
          <table:table-cell office:value-type="date" office:date-value="2015-10-19" calcext:value-type="date">
            <text:p>19/10/15</text:p>
          </table:table-cell>
          <table:table-cell office:value-type="float" office:value="479314" calcext:value-type="float">
            <text:p>479314</text:p>
          </table:table-cell>
          <table:table-cell table:formula="of:=([.B510]-[.B509])" office:value-type="float" office:value="951" calcext:value-type="float">
            <text:p>951</text:p>
          </table:table-cell>
        </table:table-row>
        <table:table-row table:style-name="ro1">
          <table:table-cell office:value-type="date" office:date-value="2015-10-20" calcext:value-type="date">
            <text:p>20/10/15</text:p>
          </table:table-cell>
          <table:table-cell office:value-type="float" office:value="480283" calcext:value-type="float">
            <text:p>480283</text:p>
          </table:table-cell>
          <table:table-cell table:formula="of:=([.B511]-[.B510])" office:value-type="float" office:value="969" calcext:value-type="float">
            <text:p>969</text:p>
          </table:table-cell>
        </table:table-row>
        <table:table-row table:style-name="ro1">
          <table:table-cell office:value-type="date" office:date-value="2015-10-21" calcext:value-type="date">
            <text:p>21/10/15</text:p>
          </table:table-cell>
          <table:table-cell office:value-type="float" office:value="481239" calcext:value-type="float">
            <text:p>481239</text:p>
          </table:table-cell>
          <table:table-cell table:formula="of:=([.B512]-[.B511])" office:value-type="float" office:value="956" calcext:value-type="float">
            <text:p>956</text:p>
          </table:table-cell>
        </table:table-row>
        <table:table-row table:style-name="ro1">
          <table:table-cell office:value-type="date" office:date-value="2015-10-22" calcext:value-type="date">
            <text:p>22/10/15</text:p>
          </table:table-cell>
          <table:table-cell office:value-type="float" office:value="482179" calcext:value-type="float">
            <text:p>482179</text:p>
          </table:table-cell>
          <table:table-cell table:formula="of:=([.B513]-[.B512])" office:value-type="float" office:value="940" calcext:value-type="float">
            <text:p>940</text:p>
          </table:table-cell>
        </table:table-row>
        <table:table-row table:style-name="ro1">
          <table:table-cell office:value-type="date" office:date-value="2015-10-23" calcext:value-type="date">
            <text:p>23/10/15</text:p>
          </table:table-cell>
          <table:table-cell office:value-type="float" office:value="483120" calcext:value-type="float">
            <text:p>483120</text:p>
          </table:table-cell>
          <table:table-cell table:formula="of:=([.B514]-[.B513])" office:value-type="float" office:value="941" calcext:value-type="float">
            <text:p>941</text:p>
          </table:table-cell>
        </table:table-row>
        <table:table-row table:style-name="ro1">
          <table:table-cell office:value-type="date" office:date-value="2015-10-24" calcext:value-type="date">
            <text:p>24/10/15</text:p>
          </table:table-cell>
          <table:table-cell office:value-type="float" office:value="484134" calcext:value-type="float">
            <text:p>484134</text:p>
          </table:table-cell>
          <table:table-cell table:formula="of:=([.B515]-[.B514])" office:value-type="float" office:value="1014" calcext:value-type="float">
            <text:p>1014</text:p>
          </table:table-cell>
        </table:table-row>
        <table:table-row table:style-name="ro1">
          <table:table-cell office:value-type="date" office:date-value="2015-10-25" calcext:value-type="date">
            <text:p>25/10/15</text:p>
          </table:table-cell>
          <table:table-cell office:value-type="float" office:value="485071" calcext:value-type="float">
            <text:p>485071</text:p>
          </table:table-cell>
          <table:table-cell table:formula="of:=([.B516]-[.B515])" office:value-type="float" office:value="937" calcext:value-type="float">
            <text:p>937</text:p>
          </table:table-cell>
        </table:table-row>
        <table:table-row table:style-name="ro1">
          <table:table-cell office:value-type="date" office:date-value="2015-10-26" calcext:value-type="date">
            <text:p>26/10/15</text:p>
          </table:table-cell>
          <table:table-cell office:value-type="float" office:value="486040" calcext:value-type="float">
            <text:p>486040</text:p>
          </table:table-cell>
          <table:table-cell table:formula="of:=([.B517]-[.B516])" office:value-type="float" office:value="969" calcext:value-type="float">
            <text:p>969</text:p>
          </table:table-cell>
        </table:table-row>
        <table:table-row table:style-name="ro1">
          <table:table-cell office:value-type="date" office:date-value="2015-10-27" calcext:value-type="date">
            <text:p>27/10/15</text:p>
          </table:table-cell>
          <table:table-cell office:value-type="float" office:value="487123" calcext:value-type="float">
            <text:p>487123</text:p>
          </table:table-cell>
          <table:table-cell table:formula="of:=([.B518]-[.B517])" office:value-type="float" office:value="1083" calcext:value-type="float">
            <text:p>1083</text:p>
          </table:table-cell>
        </table:table-row>
        <table:table-row table:style-name="ro1">
          <table:table-cell office:value-type="date" office:date-value="2015-10-28" calcext:value-type="date">
            <text:p>28/10/15</text:p>
          </table:table-cell>
          <table:table-cell office:value-type="float" office:value="487939" calcext:value-type="float">
            <text:p>487939</text:p>
          </table:table-cell>
          <table:table-cell table:formula="of:=([.B519]-[.B518])"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15-10-29" calcext:value-type="date">
            <text:p>29/10/15</text:p>
          </table:table-cell>
          <table:table-cell office:value-type="float" office:value="488846" calcext:value-type="float">
            <text:p>488846</text:p>
          </table:table-cell>
          <table:table-cell table:formula="of:=([.B520]-[.B519])" office:value-type="float" office:value="907" calcext:value-type="float">
            <text:p>907</text:p>
          </table:table-cell>
        </table:table-row>
        <table:table-row table:style-name="ro1">
          <table:table-cell office:value-type="date" office:date-value="2015-10-30" calcext:value-type="date">
            <text:p>30/10/15</text:p>
          </table:table-cell>
          <table:table-cell office:value-type="float" office:value="489809" calcext:value-type="float">
            <text:p>489809</text:p>
          </table:table-cell>
          <table:table-cell table:formula="of:=([.B521]-[.B520])" office:value-type="float" office:value="963" calcext:value-type="float">
            <text:p>963</text:p>
          </table:table-cell>
        </table:table-row>
        <table:table-row table:style-name="ro1">
          <table:table-cell office:value-type="date" office:date-value="2015-10-31" calcext:value-type="date">
            <text:p>31/10/15</text:p>
          </table:table-cell>
          <table:table-cell office:value-type="float" office:value="490787" calcext:value-type="float">
            <text:p>490787</text:p>
          </table:table-cell>
          <table:table-cell table:formula="of:=([.B522]-[.B521])" office:value-type="float" office:value="978" calcext:value-type="float">
            <text:p>978</text:p>
          </table:table-cell>
        </table:table-row>
        <table:table-row table:style-name="ro1">
          <table:table-cell office:value-type="date" office:date-value="2015-11-01" calcext:value-type="date">
            <text:p>01/11/15</text:p>
          </table:table-cell>
          <table:table-cell office:value-type="float" office:value="491689" calcext:value-type="float">
            <text:p>491689</text:p>
          </table:table-cell>
          <table:table-cell table:formula="of:=([.B523]-[.B522])" office:value-type="float" office:value="902" calcext:value-type="float">
            <text:p>902</text:p>
          </table:table-cell>
        </table:table-row>
        <table:table-row table:style-name="ro1">
          <table:table-cell office:value-type="date" office:date-value="2015-11-02" calcext:value-type="date">
            <text:p>02/11/15</text:p>
          </table:table-cell>
          <table:table-cell office:value-type="float" office:value="492672" calcext:value-type="float">
            <text:p>492672</text:p>
          </table:table-cell>
          <table:table-cell table:formula="of:=([.B524]-[.B523])" office:value-type="float" office:value="983" calcext:value-type="float">
            <text:p>983</text:p>
          </table:table-cell>
        </table:table-row>
        <table:table-row table:style-name="ro1">
          <table:table-cell office:value-type="date" office:date-value="2015-11-03" calcext:value-type="date">
            <text:p>03/11/15</text:p>
          </table:table-cell>
          <table:table-cell office:value-type="float" office:value="493685" calcext:value-type="float">
            <text:p>493685</text:p>
          </table:table-cell>
          <table:table-cell table:formula="of:=([.B525]-[.B524])" office:value-type="float" office:value="1013" calcext:value-type="float">
            <text:p>1013</text:p>
          </table:table-cell>
        </table:table-row>
        <table:table-row table:style-name="ro1">
          <table:table-cell office:value-type="date" office:date-value="2015-11-04" calcext:value-type="date">
            <text:p>04/11/15</text:p>
          </table:table-cell>
          <table:table-cell office:value-type="float" office:value="494745" calcext:value-type="float">
            <text:p>494745</text:p>
          </table:table-cell>
          <table:table-cell table:formula="of:=([.B526]-[.B525])" office:value-type="float" office:value="1060" calcext:value-type="float">
            <text:p>1060</text:p>
          </table:table-cell>
        </table:table-row>
        <table:table-row table:style-name="ro1">
          <table:table-cell office:value-type="date" office:date-value="2015-11-05" calcext:value-type="date">
            <text:p>05/11/15</text:p>
          </table:table-cell>
          <table:table-cell office:value-type="float" office:value="495684" calcext:value-type="float">
            <text:p>495684</text:p>
          </table:table-cell>
          <table:table-cell table:formula="of:=([.B527]-[.B526])" office:value-type="float" office:value="939" calcext:value-type="float">
            <text:p>939</text:p>
          </table:table-cell>
        </table:table-row>
        <table:table-row table:style-name="ro1">
          <table:table-cell office:value-type="date" office:date-value="2015-11-06" calcext:value-type="date">
            <text:p>06/11/15</text:p>
          </table:table-cell>
          <table:table-cell office:value-type="float" office:value="496668" calcext:value-type="float">
            <text:p>496668</text:p>
          </table:table-cell>
          <table:table-cell table:formula="of:=([.B528]-[.B527])" office:value-type="float" office:value="984" calcext:value-type="float">
            <text:p>984</text:p>
          </table:table-cell>
        </table:table-row>
        <table:table-row table:style-name="ro1">
          <table:table-cell office:value-type="date" office:date-value="2015-11-07" calcext:value-type="date">
            <text:p>07/11/15</text:p>
          </table:table-cell>
          <table:table-cell office:value-type="float" office:value="497622" calcext:value-type="float">
            <text:p>497622</text:p>
          </table:table-cell>
          <table:table-cell table:formula="of:=([.B529]-[.B528])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15-11-08" calcext:value-type="date">
            <text:p>08/11/15</text:p>
          </table:table-cell>
          <table:table-cell office:value-type="float" office:value="498573" calcext:value-type="float">
            <text:p>498573</text:p>
          </table:table-cell>
          <table:table-cell table:formula="of:=([.B530]-[.B529])" office:value-type="float" office:value="951" calcext:value-type="float">
            <text:p>951</text:p>
          </table:table-cell>
        </table:table-row>
        <table:table-row table:style-name="ro1">
          <table:table-cell office:value-type="date" office:date-value="2015-11-09" calcext:value-type="date">
            <text:p>09/11/15</text:p>
          </table:table-cell>
          <table:table-cell office:value-type="float" office:value="499530" calcext:value-type="float">
            <text:p>499530</text:p>
          </table:table-cell>
          <table:table-cell table:formula="of:=([.B531]-[.B530])" office:value-type="float" office:value="957" calcext:value-type="float">
            <text:p>957</text:p>
          </table:table-cell>
        </table:table-row>
        <table:table-row table:style-name="ro1">
          <table:table-cell office:value-type="date" office:date-value="2015-11-10" calcext:value-type="date">
            <text:p>10/11/15</text:p>
          </table:table-cell>
          <table:table-cell office:value-type="float" office:value="500474" calcext:value-type="float">
            <text:p>500474</text:p>
          </table:table-cell>
          <table:table-cell table:formula="of:=([.B532]-[.B531])" office:value-type="float" office:value="944" calcext:value-type="float">
            <text:p>944</text:p>
          </table:table-cell>
        </table:table-row>
        <table:table-row table:style-name="ro1">
          <table:table-cell office:value-type="date" office:date-value="2015-11-11" calcext:value-type="date">
            <text:p>11/11/15</text:p>
          </table:table-cell>
          <table:table-cell office:value-type="float" office:value="501450" calcext:value-type="float">
            <text:p>501450</text:p>
          </table:table-cell>
          <table:table-cell table:formula="of:=([.B533]-[.B532])" office:value-type="float" office:value="976" calcext:value-type="float">
            <text:p>976</text:p>
          </table:table-cell>
        </table:table-row>
        <table:table-row table:style-name="ro1">
          <table:table-cell office:value-type="date" office:date-value="2015-11-12" calcext:value-type="date">
            <text:p>12/11/15</text:p>
          </table:table-cell>
          <table:table-cell office:value-type="float" office:value="502371" calcext:value-type="float">
            <text:p>502371</text:p>
          </table:table-cell>
          <table:table-cell table:formula="of:=([.B534]-[.B533])" office:value-type="float" office:value="921" calcext:value-type="float">
            <text:p>921</text:p>
          </table:table-cell>
        </table:table-row>
        <table:table-row table:style-name="ro1">
          <table:table-cell office:value-type="date" office:date-value="2015-11-13" calcext:value-type="date">
            <text:p>13/11/15</text:p>
          </table:table-cell>
          <table:table-cell office:value-type="float" office:value="503357" calcext:value-type="float">
            <text:p>503357</text:p>
          </table:table-cell>
          <table:table-cell table:formula="of:=([.B535]-[.B534])" office:value-type="float" office:value="986" calcext:value-type="float">
            <text:p>986</text:p>
          </table:table-cell>
        </table:table-row>
        <table:table-row table:style-name="ro1">
          <table:table-cell office:value-type="date" office:date-value="2015-11-14" calcext:value-type="date">
            <text:p>14/11/15</text:p>
          </table:table-cell>
          <table:table-cell office:value-type="float" office:value="504202" calcext:value-type="float">
            <text:p>504202</text:p>
          </table:table-cell>
          <table:table-cell table:formula="of:=([.B536]-[.B535])" office:value-type="float" office:value="845" calcext:value-type="float">
            <text:p>845</text:p>
          </table:table-cell>
        </table:table-row>
        <table:table-row table:style-name="ro1">
          <table:table-cell office:value-type="date" office:date-value="2015-11-15" calcext:value-type="date">
            <text:p>15/11/15</text:p>
          </table:table-cell>
          <table:table-cell office:value-type="float" office:value="505113" calcext:value-type="float">
            <text:p>505113</text:p>
          </table:table-cell>
          <table:table-cell table:formula="of:=([.B537]-[.B536])" office:value-type="float" office:value="911" calcext:value-type="float">
            <text:p>911</text:p>
          </table:table-cell>
        </table:table-row>
        <table:table-row table:style-name="ro1">
          <table:table-cell office:value-type="date" office:date-value="2015-11-16" calcext:value-type="date">
            <text:p>16/11/15</text:p>
          </table:table-cell>
          <table:table-cell office:value-type="float" office:value="506113" calcext:value-type="float">
            <text:p>506113</text:p>
          </table:table-cell>
          <table:table-cell table:formula="of:=([.B538]-[.B537])"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5-11-17" calcext:value-type="date">
            <text:p>17/11/15</text:p>
          </table:table-cell>
          <table:table-cell office:value-type="float" office:value="507050" calcext:value-type="float">
            <text:p>507050</text:p>
          </table:table-cell>
          <table:table-cell table:formula="of:=([.B539]-[.B538])" office:value-type="float" office:value="937" calcext:value-type="float">
            <text:p>937</text:p>
          </table:table-cell>
        </table:table-row>
        <table:table-row table:style-name="ro1">
          <table:table-cell office:value-type="date" office:date-value="2015-11-18" calcext:value-type="date">
            <text:p>18/11/15</text:p>
          </table:table-cell>
          <table:table-cell office:value-type="float" office:value="508014" calcext:value-type="float">
            <text:p>508014</text:p>
          </table:table-cell>
          <table:table-cell table:formula="of:=([.B540]-[.B539])" office:value-type="float" office:value="964" calcext:value-type="float">
            <text:p>964</text:p>
          </table:table-cell>
        </table:table-row>
        <table:table-row table:style-name="ro1">
          <table:table-cell office:value-type="date" office:date-value="2015-11-19" calcext:value-type="date">
            <text:p>19/11/15</text:p>
          </table:table-cell>
          <table:table-cell office:value-type="float" office:value="508924" calcext:value-type="float">
            <text:p>508924</text:p>
          </table:table-cell>
          <table:table-cell table:formula="of:=([.B541]-[.B540])" office:value-type="float" office:value="910" calcext:value-type="float">
            <text:p>910</text:p>
          </table:table-cell>
        </table:table-row>
        <table:table-row table:style-name="ro1">
          <table:table-cell office:value-type="date" office:date-value="2015-11-20" calcext:value-type="date">
            <text:p>20/11/15</text:p>
          </table:table-cell>
          <table:table-cell office:value-type="float" office:value="509848" calcext:value-type="float">
            <text:p>509848</text:p>
          </table:table-cell>
          <table:table-cell table:formula="of:=([.B542]-[.B541])" office:value-type="float" office:value="924" calcext:value-type="float">
            <text:p>924</text:p>
          </table:table-cell>
        </table:table-row>
        <table:table-row table:style-name="ro1">
          <table:table-cell office:value-type="date" office:date-value="2015-11-21" calcext:value-type="date">
            <text:p>21/11/15</text:p>
          </table:table-cell>
          <table:table-cell office:value-type="float" office:value="510838" calcext:value-type="float">
            <text:p>510838</text:p>
          </table:table-cell>
          <table:table-cell table:formula="of:=([.B543]-[.B542])" office:value-type="float" office:value="990" calcext:value-type="float">
            <text:p>990</text:p>
          </table:table-cell>
        </table:table-row>
        <table:table-row table:style-name="ro1">
          <table:table-cell office:value-type="date" office:date-value="2015-11-22" calcext:value-type="date">
            <text:p>22/11/15</text:p>
          </table:table-cell>
          <table:table-cell office:value-type="float" office:value="511773" calcext:value-type="float">
            <text:p>511773</text:p>
          </table:table-cell>
          <table:table-cell table:formula="of:=([.B544]-[.B543])" office:value-type="float" office:value="935" calcext:value-type="float">
            <text:p>935</text:p>
          </table:table-cell>
        </table:table-row>
        <table:table-row table:style-name="ro1">
          <table:table-cell office:value-type="date" office:date-value="2015-11-23" calcext:value-type="date">
            <text:p>23/11/15</text:p>
          </table:table-cell>
          <table:table-cell office:value-type="float" office:value="512690" calcext:value-type="float">
            <text:p>512690</text:p>
          </table:table-cell>
          <table:table-cell table:formula="of:=([.B545]-[.B544])" office:value-type="float" office:value="917" calcext:value-type="float">
            <text:p>917</text:p>
          </table:table-cell>
        </table:table-row>
        <table:table-row table:style-name="ro1">
          <table:table-cell office:value-type="date" office:date-value="2015-11-24" calcext:value-type="date">
            <text:p>24/11/15</text:p>
          </table:table-cell>
          <table:table-cell office:value-type="float" office:value="513603" calcext:value-type="float">
            <text:p>513603</text:p>
          </table:table-cell>
          <table:table-cell table:formula="of:=([.B546]-[.B545])" office:value-type="float" office:value="913" calcext:value-type="float">
            <text:p>913</text:p>
          </table:table-cell>
        </table:table-row>
        <table:table-row table:style-name="ro1">
          <table:table-cell office:value-type="date" office:date-value="2015-11-25" calcext:value-type="date">
            <text:p>25/11/15</text:p>
          </table:table-cell>
          <table:table-cell office:value-type="float" office:value="514589" calcext:value-type="float">
            <text:p>514589</text:p>
          </table:table-cell>
          <table:table-cell table:formula="of:=([.B547]-[.B546])" office:value-type="float" office:value="986" calcext:value-type="float">
            <text:p>986</text:p>
          </table:table-cell>
        </table:table-row>
        <table:table-row table:style-name="ro1">
          <table:table-cell office:value-type="date" office:date-value="2015-11-26" calcext:value-type="date">
            <text:p>26/11/15</text:p>
          </table:table-cell>
          <table:table-cell office:value-type="float" office:value="515582" calcext:value-type="float">
            <text:p>515582</text:p>
          </table:table-cell>
          <table:table-cell table:formula="of:=([.B548]-[.B547])" office:value-type="float" office:value="993" calcext:value-type="float">
            <text:p>993</text:p>
          </table:table-cell>
        </table:table-row>
        <table:table-row table:style-name="ro1">
          <table:table-cell office:value-type="date" office:date-value="2015-11-27" calcext:value-type="date">
            <text:p>27/11/15</text:p>
          </table:table-cell>
          <table:table-cell office:value-type="float" office:value="516493" calcext:value-type="float">
            <text:p>516493</text:p>
          </table:table-cell>
          <table:table-cell table:formula="of:=([.B549]-[.B548])" office:value-type="float" office:value="911" calcext:value-type="float">
            <text:p>911</text:p>
          </table:table-cell>
        </table:table-row>
        <table:table-row table:style-name="ro1">
          <table:table-cell office:value-type="date" office:date-value="2015-11-28" calcext:value-type="date">
            <text:p>28/11/15</text:p>
          </table:table-cell>
          <table:table-cell office:value-type="float" office:value="517426" calcext:value-type="float">
            <text:p>517426</text:p>
          </table:table-cell>
          <table:table-cell table:formula="of:=([.B550]-[.B549])" office:value-type="float" office:value="933" calcext:value-type="float">
            <text:p>933</text:p>
          </table:table-cell>
        </table:table-row>
        <table:table-row table:style-name="ro1">
          <table:table-cell office:value-type="date" office:date-value="2015-11-29" calcext:value-type="date">
            <text:p>29/11/15</text:p>
          </table:table-cell>
          <table:table-cell office:value-type="float" office:value="518373" calcext:value-type="float">
            <text:p>518373</text:p>
          </table:table-cell>
          <table:table-cell table:formula="of:=([.B551]-[.B550])" office:value-type="float" office:value="947" calcext:value-type="float">
            <text:p>947</text:p>
          </table:table-cell>
        </table:table-row>
        <table:table-row table:style-name="ro1">
          <table:table-cell office:value-type="date" office:date-value="2015-11-30" calcext:value-type="date">
            <text:p>30/11/15</text:p>
          </table:table-cell>
          <table:table-cell office:value-type="float" office:value="519373" calcext:value-type="float">
            <text:p>519373</text:p>
          </table:table-cell>
          <table:table-cell table:formula="of:=([.B552]-[.B551])"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5-12-01" calcext:value-type="date">
            <text:p>01/12/15</text:p>
          </table:table-cell>
          <table:table-cell office:value-type="float" office:value="520318" calcext:value-type="float">
            <text:p>520318</text:p>
          </table:table-cell>
          <table:table-cell table:formula="of:=([.B553]-[.B552])" office:value-type="float" office:value="945" calcext:value-type="float">
            <text:p>945</text:p>
          </table:table-cell>
        </table:table-row>
        <table:table-row table:style-name="ro1">
          <table:table-cell office:value-type="date" office:date-value="2015-12-02" calcext:value-type="date">
            <text:p>02/12/15</text:p>
          </table:table-cell>
          <table:table-cell office:value-type="float" office:value="521098" calcext:value-type="float">
            <text:p>521098</text:p>
          </table:table-cell>
          <table:table-cell table:formula="of:=([.B554]-[.B553])"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float" office:value="521275" calcext:value-type="float">
            <text:p>521275</text:p>
          </table:table-cell>
          <table:table-cell table:formula="of:=([.B555]-[.B554])"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15-12-04" calcext:value-type="date">
            <text:p>04/12/15</text:p>
          </table:table-cell>
          <table:table-cell office:value-type="float" office:value="521427" calcext:value-type="float">
            <text:p>521427</text:p>
          </table:table-cell>
          <table:table-cell table:formula="of:=([.B556]-[.B555])"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15-12-05" calcext:value-type="date">
            <text:p>05/12/15</text:p>
          </table:table-cell>
          <table:table-cell office:value-type="float" office:value="522364" calcext:value-type="float">
            <text:p>522364</text:p>
          </table:table-cell>
          <table:table-cell table:formula="of:=([.B557]-[.B556])" office:value-type="float" office:value="937" calcext:value-type="float">
            <text:p>937</text:p>
          </table:table-cell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float" office:value="523342" calcext:value-type="float">
            <text:p>523342</text:p>
          </table:table-cell>
          <table:table-cell table:formula="of:=([.B558]-[.B557])" office:value-type="float" office:value="978" calcext:value-type="float">
            <text:p>978</text:p>
          </table:table-cell>
        </table:table-row>
        <table:table-row table:style-name="ro1">
          <table:table-cell office:value-type="date" office:date-value="2015-12-07" calcext:value-type="date">
            <text:p>07/12/15</text:p>
          </table:table-cell>
          <table:table-cell office:value-type="float" office:value="524303" calcext:value-type="float">
            <text:p>524303</text:p>
          </table:table-cell>
          <table:table-cell table:formula="of:=([.B559]-[.B558])" office:value-type="float" office:value="961" calcext:value-type="float">
            <text:p>961</text:p>
          </table:table-cell>
        </table:table-row>
        <table:table-row table:style-name="ro1">
          <table:table-cell office:value-type="date" office:date-value="2015-12-08" calcext:value-type="date">
            <text:p>08/12/15</text:p>
          </table:table-cell>
          <table:table-cell office:value-type="float" office:value="525263" calcext:value-type="float">
            <text:p>525263</text:p>
          </table:table-cell>
          <table:table-cell table:formula="of:=([.B560]-[.B559])"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15-12-09" calcext:value-type="date">
            <text:p>09/12/15</text:p>
          </table:table-cell>
          <table:table-cell office:value-type="float" office:value="526188" calcext:value-type="float">
            <text:p>526188</text:p>
          </table:table-cell>
          <table:table-cell table:formula="of:=([.B561]-[.B560])" office:value-type="float" office:value="925" calcext:value-type="float">
            <text:p>925</text:p>
          </table:table-cell>
        </table:table-row>
        <table:table-row table:style-name="ro1">
          <table:table-cell office:value-type="date" office:date-value="2015-12-10" calcext:value-type="date">
            <text:p>10/12/15</text:p>
          </table:table-cell>
          <table:table-cell office:value-type="float" office:value="527198" calcext:value-type="float">
            <text:p>527198</text:p>
          </table:table-cell>
          <table:table-cell table:formula="of:=([.B562]-[.B561])" office:value-type="float" office:value="1010" calcext:value-type="float">
            <text:p>1010</text:p>
          </table:table-cell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float" office:value="528101" calcext:value-type="float">
            <text:p>528101</text:p>
          </table:table-cell>
          <table:table-cell table:formula="of:=([.B563]-[.B562])" office:value-type="float" office:value="903" calcext:value-type="float">
            <text:p>903</text:p>
          </table:table-cell>
        </table:table-row>
        <table:table-row table:style-name="ro1">
          <table:table-cell office:value-type="date" office:date-value="2015-12-12" calcext:value-type="date">
            <text:p>12/12/15</text:p>
          </table:table-cell>
          <table:table-cell office:value-type="float" office:value="529022" calcext:value-type="float">
            <text:p>529022</text:p>
          </table:table-cell>
          <table:table-cell table:formula="of:=([.B564]-[.B563])" office:value-type="float" office:value="921" calcext:value-type="float">
            <text:p>921</text:p>
          </table:table-cell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float" office:value="529999" calcext:value-type="float">
            <text:p>529999</text:p>
          </table:table-cell>
          <table:table-cell table:formula="of:=([.B565]-[.B564])" office:value-type="float" office:value="977" calcext:value-type="float">
            <text:p>977</text:p>
          </table:table-cell>
        </table:table-row>
        <table:table-row table:style-name="ro1">
          <table:table-cell office:value-type="date" office:date-value="2015-12-14" calcext:value-type="date">
            <text:p>14/12/15</text:p>
          </table:table-cell>
          <table:table-cell office:value-type="float" office:value="530978" calcext:value-type="float">
            <text:p>530978</text:p>
          </table:table-cell>
          <table:table-cell table:formula="of:=([.B566]-[.B565])" office:value-type="float" office:value="979" calcext:value-type="float">
            <text:p>979</text:p>
          </table:table-cell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float" office:value="531899" calcext:value-type="float">
            <text:p>531899</text:p>
          </table:table-cell>
          <table:table-cell table:formula="of:=([.B567]-[.B566])" office:value-type="float" office:value="921" calcext:value-type="float">
            <text:p>921</text:p>
          </table:table-cell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float" office:value="532870" calcext:value-type="float">
            <text:p>532870</text:p>
          </table:table-cell>
          <table:table-cell table:formula="of:=([.B568]-[.B567])" office:value-type="float" office:value="971" calcext:value-type="float">
            <text:p>971</text:p>
          </table:table-cell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float" office:value="533811" calcext:value-type="float">
            <text:p>533811</text:p>
          </table:table-cell>
          <table:table-cell table:formula="of:=([.B569]-[.B568])" office:value-type="float" office:value="941" calcext:value-type="float">
            <text:p>941</text:p>
          </table:table-cell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float" office:value="534706" calcext:value-type="float">
            <text:p>534706</text:p>
          </table:table-cell>
          <table:table-cell table:formula="of:=([.B570]-[.B569])" office:value-type="float" office:value="895" calcext:value-type="float">
            <text:p>895</text:p>
          </table:table-cell>
        </table:table-row>
        <table:table-row table:style-name="ro1">
          <table:table-cell office:value-type="date" office:date-value="2015-12-19" calcext:value-type="date">
            <text:p>19/12/15</text:p>
          </table:table-cell>
          <table:table-cell office:value-type="float" office:value="535715" calcext:value-type="float">
            <text:p>535715</text:p>
          </table:table-cell>
          <table:table-cell table:formula="of:=([.B571]-[.B570])" office:value-type="float" office:value="1009" calcext:value-type="float">
            <text:p>1009</text:p>
          </table:table-cell>
        </table:table-row>
        <table:table-row table:style-name="ro1">
          <table:table-cell office:value-type="date" office:date-value="2015-12-20" calcext:value-type="date">
            <text:p>20/12/15</text:p>
          </table:table-cell>
          <table:table-cell office:value-type="float" office:value="536669" calcext:value-type="float">
            <text:p>536669</text:p>
          </table:table-cell>
          <table:table-cell table:formula="of:=([.B572]-[.B571])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15-12-21" calcext:value-type="date">
            <text:p>21/12/15</text:p>
          </table:table-cell>
          <table:table-cell office:value-type="float" office:value="537659" calcext:value-type="float">
            <text:p>537659</text:p>
          </table:table-cell>
          <table:table-cell table:formula="of:=([.B573]-[.B572])" office:value-type="float" office:value="990" calcext:value-type="float">
            <text:p>990</text:p>
          </table:table-cell>
        </table:table-row>
        <table:table-row table:style-name="ro1">
          <table:table-cell office:value-type="date" office:date-value="2015-12-22" calcext:value-type="date">
            <text:p>22/12/15</text:p>
          </table:table-cell>
          <table:table-cell office:value-type="float" office:value="538645" calcext:value-type="float">
            <text:p>538645</text:p>
          </table:table-cell>
          <table:table-cell table:formula="of:=([.B574]-[.B573])" office:value-type="float" office:value="986" calcext:value-type="float">
            <text:p>986</text:p>
          </table:table-cell>
        </table:table-row>
        <table:table-row table:style-name="ro1">
          <table:table-cell office:value-type="date" office:date-value="2015-12-23" calcext:value-type="date">
            <text:p>23/12/15</text:p>
          </table:table-cell>
          <table:table-cell office:value-type="float" office:value="539523" calcext:value-type="float">
            <text:p>539523</text:p>
          </table:table-cell>
          <table:table-cell table:formula="of:=([.B575]-[.B574])"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float" office:value="540485" calcext:value-type="float">
            <text:p>540485</text:p>
          </table:table-cell>
          <table:table-cell table:formula="of:=([.B576]-[.B575])" office:value-type="float" office:value="962" calcext:value-type="float">
            <text:p>962</text:p>
          </table:table-cell>
        </table:table-row>
        <table:table-row table:style-name="ro1">
          <table:table-cell office:value-type="date" office:date-value="2015-12-25" calcext:value-type="date">
            <text:p>25/12/15</text:p>
          </table:table-cell>
          <table:table-cell office:value-type="float" office:value="541433" calcext:value-type="float">
            <text:p>541433</text:p>
          </table:table-cell>
          <table:table-cell table:formula="of:=([.B577]-[.B576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5-12-26" calcext:value-type="date">
            <text:p>26/12/15</text:p>
          </table:table-cell>
          <table:table-cell office:value-type="float" office:value="542374" calcext:value-type="float">
            <text:p>542374</text:p>
          </table:table-cell>
          <table:table-cell table:formula="of:=([.B578]-[.B577])" office:value-type="float" office:value="941" calcext:value-type="float">
            <text:p>941</text:p>
          </table:table-cell>
        </table:table-row>
        <table:table-row table:style-name="ro1">
          <table:table-cell office:value-type="date" office:date-value="2015-12-27" calcext:value-type="date">
            <text:p>27/12/15</text:p>
          </table:table-cell>
          <table:table-cell office:value-type="float" office:value="543341" calcext:value-type="float">
            <text:p>543341</text:p>
          </table:table-cell>
          <table:table-cell table:formula="of:=([.B579]-[.B578])" office:value-type="float" office:value="967" calcext:value-type="float">
            <text:p>967</text:p>
          </table:table-cell>
        </table:table-row>
        <table:table-row table:style-name="ro1">
          <table:table-cell office:value-type="date" office:date-value="2015-12-28" calcext:value-type="date">
            <text:p>28/12/15</text:p>
          </table:table-cell>
          <table:table-cell office:value-type="float" office:value="544293" calcext:value-type="float">
            <text:p>544293</text:p>
          </table:table-cell>
          <table:table-cell table:formula="of:=([.B580]-[.B579])"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15-12-29" calcext:value-type="date">
            <text:p>29/12/15</text:p>
          </table:table-cell>
          <table:table-cell office:value-type="float" office:value="545252" calcext:value-type="float">
            <text:p>545252</text:p>
          </table:table-cell>
          <table:table-cell table:formula="of:=([.B581]-[.B580])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15-12-30" calcext:value-type="date">
            <text:p>30/12/15</text:p>
          </table:table-cell>
          <table:table-cell office:value-type="float" office:value="546161" calcext:value-type="float">
            <text:p>546161</text:p>
          </table:table-cell>
          <table:table-cell table:formula="of:=([.B582]-[.B581])" office:value-type="float" office:value="909" calcext:value-type="float">
            <text:p>909</text:p>
          </table:table-cell>
        </table:table-row>
        <table:table-row table:style-name="ro1">
          <table:table-cell office:value-type="date" office:date-value="2015-12-31" calcext:value-type="date">
            <text:p>31/12/15</text:p>
          </table:table-cell>
          <table:table-cell office:value-type="float" office:value="547133" calcext:value-type="float">
            <text:p>547133</text:p>
          </table:table-cell>
          <table:table-cell table:formula="of:=([.B583]-[.B582])" office:value-type="float" office:value="972" calcext:value-type="float">
            <text:p>972</text:p>
          </table:table-cell>
        </table:table-row>
        <table:table-row table:style-name="ro1">
          <table:table-cell office:value-type="date" office:date-value="2016-01-01" calcext:value-type="date">
            <text:p>01/01/16</text:p>
          </table:table-cell>
          <table:table-cell office:value-type="float" office:value="548109" calcext:value-type="float">
            <text:p>548109</text:p>
          </table:table-cell>
          <table:table-cell table:formula="of:=([.B584]-[.B583])" office:value-type="float" office:value="976" calcext:value-type="float">
            <text:p>976</text:p>
          </table:table-cell>
        </table:table-row>
        <table:table-row table:style-name="ro1">
          <table:table-cell office:value-type="date" office:date-value="2016-01-02" calcext:value-type="date">
            <text:p>02/01/16</text:p>
          </table:table-cell>
          <table:table-cell office:value-type="float" office:value="549032" calcext:value-type="float">
            <text:p>549032</text:p>
          </table:table-cell>
          <table:table-cell table:formula="of:=([.B585]-[.B584])" office:value-type="float" office:value="923" calcext:value-type="float">
            <text:p>923</text:p>
          </table:table-cell>
        </table:table-row>
        <table:table-row table:style-name="ro1">
          <table:table-cell office:value-type="date" office:date-value="2016-01-03" calcext:value-type="date">
            <text:p>03/01/16</text:p>
          </table:table-cell>
          <table:table-cell office:value-type="float" office:value="549997" calcext:value-type="float">
            <text:p>549997</text:p>
          </table:table-cell>
          <table:table-cell table:formula="of:=([.B586]-[.B585])" office:value-type="float" office:value="965" calcext:value-type="float">
            <text:p>965</text:p>
          </table:table-cell>
        </table:table-row>
        <table:table-row table:style-name="ro1">
          <table:table-cell office:value-type="date" office:date-value="2016-01-04" calcext:value-type="date">
            <text:p>04/01/16</text:p>
          </table:table-cell>
          <table:table-cell office:value-type="float" office:value="550945" calcext:value-type="float">
            <text:p>550945</text:p>
          </table:table-cell>
          <table:table-cell table:formula="of:=([.B587]-[.B586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float" office:value="551907" calcext:value-type="float">
            <text:p>551907</text:p>
          </table:table-cell>
          <table:table-cell table:formula="of:=([.B588]-[.B587])" office:value-type="float" office:value="962" calcext:value-type="float">
            <text:p>962</text:p>
          </table:table-cell>
        </table:table-row>
        <table:table-row table:style-name="ro1">
          <table:table-cell office:value-type="date" office:date-value="2016-01-06" calcext:value-type="date">
            <text:p>06/01/16</text:p>
          </table:table-cell>
          <table:table-cell office:value-type="float" office:value="552844" calcext:value-type="float">
            <text:p>552844</text:p>
          </table:table-cell>
          <table:table-cell table:formula="of:=([.B589]-[.B588])" office:value-type="float" office:value="937" calcext:value-type="float">
            <text:p>937</text:p>
          </table:table-cell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float" office:value="553940" calcext:value-type="float">
            <text:p>553940</text:p>
          </table:table-cell>
          <table:table-cell table:formula="of:=([.B590]-[.B589])" office:value-type="float" office:value="1096" calcext:value-type="float">
            <text:p>1096</text:p>
          </table:table-cell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float" office:value="554950" calcext:value-type="float">
            <text:p>554950</text:p>
          </table:table-cell>
          <table:table-cell table:formula="of:=([.B591]-[.B590])" office:value-type="float" office:value="1010" calcext:value-type="float">
            <text:p>1010</text:p>
          </table:table-cell>
        </table:table-row>
        <table:table-row table:style-name="ro1">
          <table:table-cell office:value-type="date" office:date-value="2016-01-09" calcext:value-type="date">
            <text:p>09/01/16</text:p>
          </table:table-cell>
          <table:table-cell office:value-type="float" office:value="555927" calcext:value-type="float">
            <text:p>555927</text:p>
          </table:table-cell>
          <table:table-cell table:formula="of:=([.B592]-[.B591])" office:value-type="float" office:value="977" calcext:value-type="float">
            <text:p>977</text:p>
          </table:table-cell>
        </table:table-row>
        <table:table-row table:style-name="ro1">
          <table:table-cell office:value-type="date" office:date-value="2016-01-10" calcext:value-type="date">
            <text:p>10/01/16</text:p>
          </table:table-cell>
          <table:table-cell office:value-type="float" office:value="556828" calcext:value-type="float">
            <text:p>556828</text:p>
          </table:table-cell>
          <table:table-cell table:formula="of:=([.B593]-[.B592])" office:value-type="float" office:value="901" calcext:value-type="float">
            <text:p>901</text:p>
          </table:table-cell>
        </table:table-row>
        <table:table-row table:style-name="ro1">
          <table:table-cell office:value-type="date" office:date-value="2016-01-11" calcext:value-type="date">
            <text:p>11/01/16</text:p>
          </table:table-cell>
          <table:table-cell office:value-type="float" office:value="557769" calcext:value-type="float">
            <text:p>557769</text:p>
          </table:table-cell>
          <table:table-cell table:formula="of:=([.B594]-[.B593])" office:value-type="float" office:value="941" calcext:value-type="float">
            <text:p>941</text:p>
          </table:table-cell>
        </table:table-row>
        <table:table-row table:style-name="ro1">
          <table:table-cell office:value-type="date" office:date-value="2016-01-12" calcext:value-type="date">
            <text:p>12/01/16</text:p>
          </table:table-cell>
          <table:table-cell office:value-type="float" office:value="558715" calcext:value-type="float">
            <text:p>558715</text:p>
          </table:table-cell>
          <table:table-cell table:formula="of:=([.B595]-[.B594])" office:value-type="float" office:value="946" calcext:value-type="float">
            <text:p>946</text:p>
          </table:table-cell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float" office:value="559682" calcext:value-type="float">
            <text:p>559682</text:p>
          </table:table-cell>
          <table:table-cell table:formula="of:=([.B596]-[.B595])" office:value-type="float" office:value="967" calcext:value-type="float">
            <text:p>967</text:p>
          </table:table-cell>
        </table:table-row>
        <table:table-row table:style-name="ro1">
          <table:table-cell office:value-type="date" office:date-value="2016-01-14" calcext:value-type="date">
            <text:p>14/01/16</text:p>
          </table:table-cell>
          <table:table-cell office:value-type="float" office:value="560628" calcext:value-type="float">
            <text:p>560628</text:p>
          </table:table-cell>
          <table:table-cell table:formula="of:=([.B597]-[.B596])" office:value-type="float" office:value="946" calcext:value-type="float">
            <text:p>946</text:p>
          </table:table-cell>
        </table:table-row>
        <table:table-row table:style-name="ro1">
          <table:table-cell office:value-type="date" office:date-value="2016-01-15" calcext:value-type="date">
            <text:p>15/01/16</text:p>
          </table:table-cell>
          <table:table-cell office:value-type="float" office:value="561512" calcext:value-type="float">
            <text:p>561512</text:p>
          </table:table-cell>
          <table:table-cell table:formula="of:=([.B598]-[.B597])"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float" office:value="562528" calcext:value-type="float">
            <text:p>562528</text:p>
          </table:table-cell>
          <table:table-cell table:formula="of:=([.B599]-[.B598])" office:value-type="float" office:value="1016" calcext:value-type="float">
            <text:p>1016</text:p>
          </table:table-cell>
        </table:table-row>
        <table:table-row table:style-name="ro1">
          <table:table-cell office:value-type="date" office:date-value="2016-01-17" calcext:value-type="date">
            <text:p>17/01/16</text:p>
          </table:table-cell>
          <table:table-cell office:value-type="float" office:value="563487" calcext:value-type="float">
            <text:p>563487</text:p>
          </table:table-cell>
          <table:table-cell table:formula="of:=([.B600]-[.B599])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16-01-18" calcext:value-type="date">
            <text:p>18/01/16</text:p>
          </table:table-cell>
          <table:table-cell office:value-type="float" office:value="564338" calcext:value-type="float">
            <text:p>564338</text:p>
          </table:table-cell>
          <table:table-cell table:formula="of:=([.B601]-[.B600])" office:value-type="float" office:value="851" calcext:value-type="float">
            <text:p>851</text:p>
          </table:table-cell>
        </table:table-row>
        <table:table-row table:style-name="ro1">
          <table:table-cell office:value-type="date" office:date-value="2016-01-19" calcext:value-type="date">
            <text:p>19/01/16</text:p>
          </table:table-cell>
          <table:table-cell office:value-type="float" office:value="565304" calcext:value-type="float">
            <text:p>565304</text:p>
          </table:table-cell>
          <table:table-cell table:formula="of:=([.B602]-[.B601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float" office:value="566288" calcext:value-type="float">
            <text:p>566288</text:p>
          </table:table-cell>
          <table:table-cell table:formula="of:=([.B603]-[.B602])" office:value-type="float" office:value="984" calcext:value-type="float">
            <text:p>984</text:p>
          </table:table-cell>
        </table:table-row>
        <table:table-row table:style-name="ro1">
          <table:table-cell office:value-type="date" office:date-value="2016-01-21" calcext:value-type="date">
            <text:p>21/01/16</text:p>
          </table:table-cell>
          <table:table-cell office:value-type="float" office:value="567180" calcext:value-type="float">
            <text:p>567180</text:p>
          </table:table-cell>
          <table:table-cell table:formula="of:=([.B604]-[.B603])" office:value-type="float" office:value="892" calcext:value-type="float">
            <text:p>892</text:p>
          </table:table-cell>
        </table:table-row>
        <table:table-row table:style-name="ro1">
          <table:table-cell office:value-type="date" office:date-value="2016-01-22" calcext:value-type="date">
            <text:p>22/01/16</text:p>
          </table:table-cell>
          <table:table-cell office:value-type="float" office:value="568145" calcext:value-type="float">
            <text:p>568145</text:p>
          </table:table-cell>
          <table:table-cell table:formula="of:=([.B605]-[.B604])" office:value-type="float" office:value="965" calcext:value-type="float">
            <text:p>965</text:p>
          </table:table-cell>
        </table:table-row>
        <table:table-row table:style-name="ro1">
          <table:table-cell office:value-type="date" office:date-value="2016-01-23" calcext:value-type="date">
            <text:p>23/01/16</text:p>
          </table:table-cell>
          <table:table-cell office:value-type="float" office:value="568741" calcext:value-type="float">
            <text:p>568741</text:p>
          </table:table-cell>
          <table:table-cell table:formula="of:=([.B606]-[.B605])"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16-01-24" calcext:value-type="date">
            <text:p>24/01/16</text:p>
          </table:table-cell>
          <table:table-cell office:value-type="float" office:value="569620" calcext:value-type="float">
            <text:p>569620</text:p>
          </table:table-cell>
          <table:table-cell table:formula="of:=([.B607]-[.B606])"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16-01-25" calcext:value-type="date">
            <text:p>25/01/16</text:p>
          </table:table-cell>
          <table:table-cell office:value-type="float" office:value="570380" calcext:value-type="float">
            <text:p>570380</text:p>
          </table:table-cell>
          <table:table-cell table:formula="of:=([.B608]-[.B607])"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float" office:value="570737" calcext:value-type="float">
            <text:p>570737</text:p>
          </table:table-cell>
          <table:table-cell table:formula="of:=([.B609]-[.B608])"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16-01-27" calcext:value-type="date">
            <text:p>27/01/16</text:p>
          </table:table-cell>
          <table:table-cell office:value-type="float" office:value="570918" calcext:value-type="float">
            <text:p>570918</text:p>
          </table:table-cell>
          <table:table-cell table:formula="of:=([.B610]-[.B609])"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16-01-28" calcext:value-type="date">
            <text:p>28/01/16</text:p>
          </table:table-cell>
          <table:table-cell office:value-type="float" office:value="571294" calcext:value-type="float">
            <text:p>571294</text:p>
          </table:table-cell>
          <table:table-cell table:formula="of:=([.B611]-[.B610])"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16-01-29" calcext:value-type="date">
            <text:p>29/01/16</text:p>
          </table:table-cell>
          <table:table-cell office:value-type="float" office:value="571715" calcext:value-type="float">
            <text:p>571715</text:p>
          </table:table-cell>
          <table:table-cell table:formula="of:=([.B612]-[.B611])"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16-01-30" calcext:value-type="date">
            <text:p>30/01/16</text:p>
          </table:table-cell>
          <table:table-cell office:value-type="float" office:value="572767" calcext:value-type="float">
            <text:p>572767</text:p>
          </table:table-cell>
          <table:table-cell table:formula="of:=([.B613]-[.B612])" office:value-type="float" office:value="1052" calcext:value-type="float">
            <text:p>1052</text:p>
          </table:table-cell>
        </table:table-row>
        <table:table-row table:style-name="ro1">
          <table:table-cell office:value-type="date" office:date-value="2016-01-31" calcext:value-type="date">
            <text:p>31/01/16</text:p>
          </table:table-cell>
          <table:table-cell office:value-type="float" office:value="573882" calcext:value-type="float">
            <text:p>573882</text:p>
          </table:table-cell>
          <table:table-cell table:formula="of:=([.B614]-[.B613])" office:value-type="float" office:value="1115" calcext:value-type="float">
            <text:p>1115</text:p>
          </table:table-cell>
        </table:table-row>
        <table:table-row table:style-name="ro1">
          <table:table-cell office:value-type="date" office:date-value="2016-02-01" calcext:value-type="date">
            <text:p>01/02/16</text:p>
          </table:table-cell>
          <table:table-cell office:value-type="float" office:value="574656" calcext:value-type="float">
            <text:p>574656</text:p>
          </table:table-cell>
          <table:table-cell table:formula="of:=([.B615]-[.B614])" office:value-type="float" office:value="774" calcext:value-type="float">
            <text:p>774</text:p>
          </table:table-cell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float" office:value="575594" calcext:value-type="float">
            <text:p>575594</text:p>
          </table:table-cell>
          <table:table-cell table:formula="of:=([.B616]-[.B615])" office:value-type="float" office:value="938" calcext:value-type="float">
            <text:p>938</text:p>
          </table:table-cell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float" office:value="576503" calcext:value-type="float">
            <text:p>576503</text:p>
          </table:table-cell>
          <table:table-cell table:formula="of:=([.B617]-[.B616])" office:value-type="float" office:value="909" calcext:value-type="float">
            <text:p>909</text:p>
          </table:table-cell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float" office:value="577443" calcext:value-type="float">
            <text:p>577443</text:p>
          </table:table-cell>
          <table:table-cell table:formula="of:=([.B618]-[.B617])" office:value-type="float" office:value="940" calcext:value-type="float">
            <text:p>940</text:p>
          </table:table-cell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float" office:value="578387" calcext:value-type="float">
            <text:p>578387</text:p>
          </table:table-cell>
          <table:table-cell table:formula="of:=([.B619]-[.B618])" office:value-type="float" office:value="944" calcext:value-type="float">
            <text:p>944</text:p>
          </table:table-cell>
        </table:table-row>
        <table:table-row table:style-name="ro1">
          <table:table-cell office:value-type="date" office:date-value="2016-02-06" calcext:value-type="date">
            <text:p>06/02/16</text:p>
          </table:table-cell>
          <table:table-cell office:value-type="float" office:value="579531" calcext:value-type="float">
            <text:p>579531</text:p>
          </table:table-cell>
          <table:table-cell table:formula="of:=([.B620]-[.B619])" office:value-type="float" office:value="1144" calcext:value-type="float">
            <text:p>1144</text:p>
          </table:table-cell>
        </table:table-row>
        <table:table-row table:style-name="ro1">
          <table:table-cell office:value-type="date" office:date-value="2016-02-07" calcext:value-type="date">
            <text:p>07/02/16</text:p>
          </table:table-cell>
          <table:table-cell office:value-type="float" office:value="580423" calcext:value-type="float">
            <text:p>580423</text:p>
          </table:table-cell>
          <table:table-cell table:formula="of:=([.B621]-[.B620])" office:value-type="float" office:value="892" calcext:value-type="float">
            <text:p>892</text:p>
          </table:table-cell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float" office:value="581392" calcext:value-type="float">
            <text:p>581392</text:p>
          </table:table-cell>
          <table:table-cell table:formula="of:=([.B622]-[.B621])" office:value-type="float" office:value="969" calcext:value-type="float">
            <text:p>969</text:p>
          </table:table-cell>
        </table:table-row>
        <table:table-row table:style-name="ro1">
          <table:table-cell office:value-type="date" office:date-value="2016-02-09" calcext:value-type="date">
            <text:p>09/02/16</text:p>
          </table:table-cell>
          <table:table-cell office:value-type="float" office:value="582360" calcext:value-type="float">
            <text:p>582360</text:p>
          </table:table-cell>
          <table:table-cell table:formula="of:=([.B623]-[.B622])" office:value-type="float" office:value="968" calcext:value-type="float">
            <text:p>968</text:p>
          </table:table-cell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float" office:value="583239" calcext:value-type="float">
            <text:p>583239</text:p>
          </table:table-cell>
          <table:table-cell table:formula="of:=([.B624]-[.B623])"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float" office:value="584202" calcext:value-type="float">
            <text:p>584202</text:p>
          </table:table-cell>
          <table:table-cell table:formula="of:=([.B625]-[.B624])" office:value-type="float" office:value="963" calcext:value-type="float">
            <text:p>963</text:p>
          </table:table-cell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float" office:value="585120" calcext:value-type="float">
            <text:p>585120</text:p>
          </table:table-cell>
          <table:table-cell table:formula="of:=([.B626]-[.B625])" office:value-type="float" office:value="918" calcext:value-type="float">
            <text:p>918</text:p>
          </table:table-cell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float" office:value="585892" calcext:value-type="float">
            <text:p>585892</text:p>
          </table:table-cell>
          <table:table-cell table:formula="of:=([.B627]-[.B626])"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16-02-14" calcext:value-type="date">
            <text:p>14/02/16</text:p>
          </table:table-cell>
          <table:table-cell office:value-type="float" office:value="586833" calcext:value-type="float">
            <text:p>586833</text:p>
          </table:table-cell>
          <table:table-cell table:formula="of:=([.B628]-[.B627])" office:value-type="float" office:value="941" calcext:value-type="float">
            <text:p>941</text:p>
          </table:table-cell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float" office:value="587455" calcext:value-type="float">
            <text:p>587455</text:p>
          </table:table-cell>
          <table:table-cell table:formula="of:=([.B629]-[.B628])" office:value-type="float" office:value="622" calcext:value-type="float">
            <text:p>622</text:p>
          </table:table-cell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float" office:value="588275" calcext:value-type="float">
            <text:p>588275</text:p>
          </table:table-cell>
          <table:table-cell table:formula="of:=([.B630]-[.B629])"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float" office:value="588895" calcext:value-type="float">
            <text:p>588895</text:p>
          </table:table-cell>
          <table:table-cell table:formula="of:=([.B631]-[.B630])"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float" office:value="589162" calcext:value-type="float">
            <text:p>589162</text:p>
          </table:table-cell>
          <table:table-cell table:formula="of:=([.B632]-[.B631])"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float" office:value="589846" calcext:value-type="float">
            <text:p>589846</text:p>
          </table:table-cell>
          <table:table-cell table:formula="of:=([.B633]-[.B632])"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float" office:value="590562" calcext:value-type="float">
            <text:p>590562</text:p>
          </table:table-cell>
          <table:table-cell table:formula="of:=([.B634]-[.B633])"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float" office:value="591434" calcext:value-type="float">
            <text:p>591434</text:p>
          </table:table-cell>
          <table:table-cell table:formula="of:=([.B635]-[.B634])"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float" office:value="591674" calcext:value-type="float">
            <text:p>591674</text:p>
          </table:table-cell>
          <table:table-cell table:formula="of:=([.B636]-[.B635]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float" office:value="591936" calcext:value-type="float">
            <text:p>591936</text:p>
          </table:table-cell>
          <table:table-cell table:formula="of:=([.B637]-[.B636])"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float" office:value="592330" calcext:value-type="float">
            <text:p>592330</text:p>
          </table:table-cell>
          <table:table-cell table:formula="of:=([.B638]-[.B637])"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float" office:value="593552" calcext:value-type="float">
            <text:p>593552</text:p>
          </table:table-cell>
          <table:table-cell table:formula="of:=([.B639]-[.B638])" office:value-type="float" office:value="1222" calcext:value-type="float">
            <text:p>1222</text:p>
          </table:table-cell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float" office:value="594530" calcext:value-type="float">
            <text:p>594530</text:p>
          </table:table-cell>
          <table:table-cell table:formula="of:=([.B640]-[.B639])" office:value-type="float" office:value="978" calcext:value-type="float">
            <text:p>978</text:p>
          </table:table-cell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float" office:value="595473" calcext:value-type="float">
            <text:p>595473</text:p>
          </table:table-cell>
          <table:table-cell table:formula="of:=([.B641]-[.B640])" office:value-type="float" office:value="943" calcext:value-type="float">
            <text:p>943</text:p>
          </table:table-cell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float" office:value="596417" calcext:value-type="float">
            <text:p>596417</text:p>
          </table:table-cell>
          <table:table-cell table:formula="of:=([.B642]-[.B641])" office:value-type="float" office:value="944" calcext:value-type="float">
            <text:p>944</text:p>
          </table:table-cell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float" office:value="597382" calcext:value-type="float">
            <text:p>597382</text:p>
          </table:table-cell>
          <table:table-cell table:formula="of:=([.B643]-[.B642])" office:value-type="float" office:value="965" calcext:value-type="float">
            <text:p>965</text:p>
          </table:table-cell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float" office:value="598337" calcext:value-type="float">
            <text:p>598337</text:p>
          </table:table-cell>
          <table:table-cell table:formula="of:=([.B644]-[.B643])" office:value-type="float" office:value="955" calcext:value-type="float">
            <text:p>955</text:p>
          </table:table-cell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float" office:value="599222" calcext:value-type="float">
            <text:p>599222</text:p>
          </table:table-cell>
          <table:table-cell table:formula="of:=([.B645]-[.B644])"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float" office:value="600210" calcext:value-type="float">
            <text:p>600210</text:p>
          </table:table-cell>
          <table:table-cell table:formula="of:=([.B646]-[.B645])" office:value-type="float" office:value="988" calcext:value-type="float">
            <text:p>988</text:p>
          </table:table-cell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float" office:value="601151" calcext:value-type="float">
            <text:p>601151</text:p>
          </table:table-cell>
          <table:table-cell table:formula="of:=([.B647]-[.B646])" office:value-type="float" office:value="941" calcext:value-type="float">
            <text:p>941</text:p>
          </table:table-cell>
        </table:table-row>
        <table:table-row table:style-name="ro1">
          <table:table-cell office:value-type="date" office:date-value="2016-03-05" calcext:value-type="date">
            <text:p>05/03/16</text:p>
          </table:table-cell>
          <table:table-cell office:value-type="float" office:value="602058" calcext:value-type="float">
            <text:p>602058</text:p>
          </table:table-cell>
          <table:table-cell table:formula="of:=([.B648]-[.B647])" office:value-type="float" office:value="907" calcext:value-type="float">
            <text:p>907</text:p>
          </table:table-cell>
        </table:table-row>
        <table:table-row table:style-name="ro1">
          <table:table-cell office:value-type="date" office:date-value="2016-03-06" calcext:value-type="date">
            <text:p>06/03/16</text:p>
          </table:table-cell>
          <table:table-cell office:value-type="float" office:value="602877" calcext:value-type="float">
            <text:p>602877</text:p>
          </table:table-cell>
          <table:table-cell table:formula="of:=([.B649]-[.B648])"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float" office:value="603925" calcext:value-type="float">
            <text:p>603925</text:p>
          </table:table-cell>
          <table:table-cell table:formula="of:=([.B650]-[.B649])" office:value-type="float" office:value="1048" calcext:value-type="float">
            <text:p>1048</text:p>
          </table:table-cell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float" office:value="604920" calcext:value-type="float">
            <text:p>604920</text:p>
          </table:table-cell>
          <table:table-cell table:formula="of:=([.B651]-[.B650])" office:value-type="float" office:value="995" calcext:value-type="float">
            <text:p>995</text:p>
          </table:table-cell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float" office:value="605880" calcext:value-type="float">
            <text:p>605880</text:p>
          </table:table-cell>
          <table:table-cell table:formula="of:=([.B652]-[.B651])"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float" office:value="606855" calcext:value-type="float">
            <text:p>606855</text:p>
          </table:table-cell>
          <table:table-cell table:formula="of:=([.B653]-[.B652])"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float" office:value="607814" calcext:value-type="float">
            <text:p>607814</text:p>
          </table:table-cell>
          <table:table-cell table:formula="of:=([.B654]-[.B653])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16-03-12" calcext:value-type="date">
            <text:p>12/03/16</text:p>
          </table:table-cell>
          <table:table-cell office:value-type="float" office:value="608738" calcext:value-type="float">
            <text:p>608738</text:p>
          </table:table-cell>
          <table:table-cell table:formula="of:=([.B655]-[.B654])" office:value-type="float" office:value="924" calcext:value-type="float">
            <text:p>924</text:p>
          </table:table-cell>
        </table:table-row>
        <table:table-row table:style-name="ro1">
          <table:table-cell office:value-type="date" office:date-value="2016-03-13" calcext:value-type="date">
            <text:p>13/03/16</text:p>
          </table:table-cell>
          <table:table-cell office:value-type="float" office:value="609554" calcext:value-type="float">
            <text:p>609554</text:p>
          </table:table-cell>
          <table:table-cell table:formula="of:=([.B656]-[.B655])"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float" office:value="610629" calcext:value-type="float">
            <text:p>610629</text:p>
          </table:table-cell>
          <table:table-cell table:formula="of:=([.B657]-[.B656])" office:value-type="float" office:value="1075" calcext:value-type="float">
            <text:p>1075</text:p>
          </table:table-cell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 office:value-type="float" office:value="611643" calcext:value-type="float">
            <text:p>611643</text:p>
          </table:table-cell>
          <table:table-cell table:formula="of:=([.B658]-[.B657])" office:value-type="float" office:value="1014" calcext:value-type="float">
            <text:p>1014</text:p>
          </table:table-cell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float" office:value="612788" calcext:value-type="float">
            <text:p>612788</text:p>
          </table:table-cell>
          <table:table-cell table:formula="of:=([.B659]-[.B658])" office:value-type="float" office:value="1145" calcext:value-type="float">
            <text:p>1145</text:p>
          </table:table-cell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float" office:value="613855" calcext:value-type="float">
            <text:p>613855</text:p>
          </table:table-cell>
          <table:table-cell table:formula="of:=([.B660]-[.B659])" office:value-type="float" office:value="1067" calcext:value-type="float">
            <text:p>1067</text:p>
          </table:table-cell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float" office:value="614743" calcext:value-type="float">
            <text:p>614743</text:p>
          </table:table-cell>
          <table:table-cell table:formula="of:=([.B661]-[.B660])"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16-03-19" calcext:value-type="date">
            <text:p>19/03/16</text:p>
          </table:table-cell>
          <table:table-cell office:value-type="float" office:value="615779" calcext:value-type="float">
            <text:p>615779</text:p>
          </table:table-cell>
          <table:table-cell table:formula="of:=([.B662]-[.B661])" office:value-type="float" office:value="1036" calcext:value-type="float">
            <text:p>1036</text:p>
          </table:table-cell>
        </table:table-row>
        <table:table-row table:style-name="ro1">
          <table:table-cell office:value-type="date" office:date-value="2016-03-20" calcext:value-type="date">
            <text:p>20/03/16</text:p>
          </table:table-cell>
          <table:table-cell office:value-type="float" office:value="616697" calcext:value-type="float">
            <text:p>616697</text:p>
          </table:table-cell>
          <table:table-cell table:formula="of:=([.B663]-[.B662])" office:value-type="float" office:value="918" calcext:value-type="float">
            <text:p>918</text:p>
          </table:table-cell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float" office:value="617625" calcext:value-type="float">
            <text:p>617625</text:p>
          </table:table-cell>
          <table:table-cell table:formula="of:=([.B664]-[.B663])" office:value-type="float" office:value="928" calcext:value-type="float">
            <text:p>928</text:p>
          </table:table-cell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float" office:value="618579" calcext:value-type="float">
            <text:p>618579</text:p>
          </table:table-cell>
          <table:table-cell table:formula="of:=([.B665]-[.B664])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float" office:value="619444" calcext:value-type="float">
            <text:p>619444</text:p>
          </table:table-cell>
          <table:table-cell table:formula="of:=([.B666]-[.B665])"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16-03-24" calcext:value-type="date">
            <text:p>24/03/16</text:p>
          </table:table-cell>
          <table:table-cell office:value-type="float" office:value="620413" calcext:value-type="float">
            <text:p>620413</text:p>
          </table:table-cell>
          <table:table-cell table:formula="of:=([.B667]-[.B666])" office:value-type="float" office:value="969" calcext:value-type="float">
            <text:p>969</text:p>
          </table:table-cell>
        </table:table-row>
        <table:table-row table:style-name="ro1">
          <table:table-cell office:value-type="date" office:date-value="2016-03-25" calcext:value-type="date">
            <text:p>25/03/16</text:p>
          </table:table-cell>
          <table:table-cell office:value-type="float" office:value="621446" calcext:value-type="float">
            <text:p>621446</text:p>
          </table:table-cell>
          <table:table-cell table:formula="of:=([.B668]-[.B667])" office:value-type="float" office:value="1033" calcext:value-type="float">
            <text:p>1033</text:p>
          </table:table-cell>
        </table:table-row>
        <table:table-row table:style-name="ro1">
          <table:table-cell office:value-type="date" office:date-value="2016-03-26" calcext:value-type="date">
            <text:p>26/03/16</text:p>
          </table:table-cell>
          <table:table-cell office:value-type="float" office:value="622358" calcext:value-type="float">
            <text:p>622358</text:p>
          </table:table-cell>
          <table:table-cell table:formula="of:=([.B669]-[.B668])" office:value-type="float" office:value="912" calcext:value-type="float">
            <text:p>912</text:p>
          </table:table-cell>
        </table:table-row>
        <table:table-row table:style-name="ro1">
          <table:table-cell office:value-type="date" office:date-value="2016-03-27" calcext:value-type="date">
            <text:p>27/03/16</text:p>
          </table:table-cell>
          <table:table-cell office:value-type="float" office:value="623382" calcext:value-type="float">
            <text:p>623382</text:p>
          </table:table-cell>
          <table:table-cell table:formula="of:=([.B670]-[.B669])" office:value-type="float" office:value="1024" calcext:value-type="float">
            <text:p>1024</text:p>
          </table:table-cell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float" office:value="624236" calcext:value-type="float">
            <text:p>624236</text:p>
          </table:table-cell>
          <table:table-cell table:formula="of:=([.B671]-[.B670])" office:value-type="float" office:value="854" calcext:value-type="float">
            <text:p>854</text:p>
          </table:table-cell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float" office:value="625212" calcext:value-type="float">
            <text:p>625212</text:p>
          </table:table-cell>
          <table:table-cell table:formula="of:=([.B672]-[.B671])" office:value-type="float" office:value="976" calcext:value-type="float">
            <text:p>976</text:p>
          </table:table-cell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float" office:value="626024" calcext:value-type="float">
            <text:p>626024</text:p>
          </table:table-cell>
          <table:table-cell table:formula="of:=([.B673]-[.B672])"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float" office:value="627029" calcext:value-type="float">
            <text:p>627029</text:p>
          </table:table-cell>
          <table:table-cell table:formula="of:=([.B674]-[.B673])" office:value-type="float" office:value="1005" calcext:value-type="float">
            <text:p>1005</text:p>
          </table:table-cell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float" office:value="627886" calcext:value-type="float">
            <text:p>627886</text:p>
          </table:table-cell>
          <table:table-cell table:formula="of:=([.B675]-[.B674])"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16-04-02" calcext:value-type="date">
            <text:p>02/04/16</text:p>
          </table:table-cell>
          <table:table-cell office:value-type="float" office:value="628954" calcext:value-type="float">
            <text:p>628954</text:p>
          </table:table-cell>
          <table:table-cell table:formula="of:=([.B676]-[.B675])" office:value-type="float" office:value="1068" calcext:value-type="float">
            <text:p>1068</text:p>
          </table:table-cell>
        </table:table-row>
        <table:table-row table:style-name="ro1">
          <table:table-cell office:value-type="date" office:date-value="2016-04-03" calcext:value-type="date">
            <text:p>03/04/16</text:p>
          </table:table-cell>
          <table:table-cell office:value-type="float" office:value="629875" calcext:value-type="float">
            <text:p>629875</text:p>
          </table:table-cell>
          <table:table-cell table:formula="of:=([.B677]-[.B676])" office:value-type="float" office:value="921" calcext:value-type="float">
            <text:p>921</text:p>
          </table:table-cell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float" office:value="630782" calcext:value-type="float">
            <text:p>630782</text:p>
          </table:table-cell>
          <table:table-cell table:formula="of:=([.B678]-[.B677])" office:value-type="float" office:value="907" calcext:value-type="float">
            <text:p>907</text:p>
          </table:table-cell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float" office:value="631677" calcext:value-type="float">
            <text:p>631677</text:p>
          </table:table-cell>
          <table:table-cell table:formula="of:=([.B679]-[.B678])" office:value-type="float" office:value="895" calcext:value-type="float">
            <text:p>895</text:p>
          </table:table-cell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float" office:value="632665" calcext:value-type="float">
            <text:p>632665</text:p>
          </table:table-cell>
          <table:table-cell table:formula="of:=([.B680]-[.B679])" office:value-type="float" office:value="988" calcext:value-type="float">
            <text:p>988</text:p>
          </table:table-cell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float" office:value="633595" calcext:value-type="float">
            <text:p>633595</text:p>
          </table:table-cell>
          <table:table-cell table:formula="of:=([.B681]-[.B680])" office:value-type="float" office:value="930" calcext:value-type="float">
            <text:p>930</text:p>
          </table:table-cell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float" office:value="634554" calcext:value-type="float">
            <text:p>634554</text:p>
          </table:table-cell>
          <table:table-cell table:formula="of:=([.B682]-[.B681])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16-04-09" calcext:value-type="date">
            <text:p>09/04/16</text:p>
          </table:table-cell>
          <table:table-cell office:value-type="float" office:value="635515" calcext:value-type="float">
            <text:p>635515</text:p>
          </table:table-cell>
          <table:table-cell table:formula="of:=([.B683]-[.B682])" office:value-type="float" office:value="961" calcext:value-type="float">
            <text:p>961</text:p>
          </table:table-cell>
        </table:table-row>
        <table:table-row table:style-name="ro1">
          <table:table-cell office:value-type="date" office:date-value="2016-04-10" calcext:value-type="date">
            <text:p>10/04/16</text:p>
          </table:table-cell>
          <table:table-cell office:value-type="float" office:value="636464" calcext:value-type="float">
            <text:p>636464</text:p>
          </table:table-cell>
          <table:table-cell table:formula="of:=([.B684]-[.B683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float" office:value="637460" calcext:value-type="float">
            <text:p>637460</text:p>
          </table:table-cell>
          <table:table-cell table:formula="of:=([.B685]-[.B684])" office:value-type="float" office:value="996" calcext:value-type="float">
            <text:p>996</text:p>
          </table:table-cell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float" office:value="638367" calcext:value-type="float">
            <text:p>638367</text:p>
          </table:table-cell>
          <table:table-cell table:formula="of:=([.B686]-[.B685])" office:value-type="float" office:value="907" calcext:value-type="float">
            <text:p>907</text:p>
          </table:table-cell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float" office:value="639374" calcext:value-type="float">
            <text:p>639374</text:p>
          </table:table-cell>
          <table:table-cell table:formula="of:=([.B687]-[.B686])" office:value-type="float" office:value="1007" calcext:value-type="float">
            <text:p>1007</text:p>
          </table:table-cell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float" office:value="640262" calcext:value-type="float">
            <text:p>640262</text:p>
          </table:table-cell>
          <table:table-cell table:formula="of:=([.B688]-[.B687])"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float" office:value="641232" calcext:value-type="float">
            <text:p>641232</text:p>
          </table:table-cell>
          <table:table-cell table:formula="of:=([.B689]-[.B688])" office:value-type="float" office:value="970" calcext:value-type="float">
            <text:p>970</text:p>
          </table:table-cell>
        </table:table-row>
        <table:table-row table:style-name="ro1">
          <table:table-cell office:value-type="date" office:date-value="2016-04-16" calcext:value-type="date">
            <text:p>16/04/16</text:p>
          </table:table-cell>
          <table:table-cell office:value-type="float" office:value="642177" calcext:value-type="float">
            <text:p>642177</text:p>
          </table:table-cell>
          <table:table-cell table:formula="of:=([.B690]-[.B689])" office:value-type="float" office:value="945" calcext:value-type="float">
            <text:p>945</text:p>
          </table:table-cell>
        </table:table-row>
        <table:table-row table:style-name="ro1">
          <table:table-cell office:value-type="date" office:date-value="2016-04-17" calcext:value-type="date">
            <text:p>17/04/16</text:p>
          </table:table-cell>
          <table:table-cell office:value-type="float" office:value="643140" calcext:value-type="float">
            <text:p>643140</text:p>
          </table:table-cell>
          <table:table-cell table:formula="of:=([.B691]-[.B690])" office:value-type="float" office:value="963" calcext:value-type="float">
            <text:p>963</text:p>
          </table:table-cell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float" office:value="644118" calcext:value-type="float">
            <text:p>644118</text:p>
          </table:table-cell>
          <table:table-cell table:formula="of:=([.B692]-[.B691])" office:value-type="float" office:value="978" calcext:value-type="float">
            <text:p>978</text:p>
          </table:table-cell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float" office:value="645045" calcext:value-type="float">
            <text:p>645045</text:p>
          </table:table-cell>
          <table:table-cell table:formula="of:=([.B693]-[.B692])" office:value-type="float" office:value="927" calcext:value-type="float">
            <text:p>927</text:p>
          </table:table-cell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float" office:value="645972" calcext:value-type="float">
            <text:p>645972</text:p>
          </table:table-cell>
          <table:table-cell table:formula="of:=([.B694]-[.B693])" office:value-type="float" office:value="927" calcext:value-type="float">
            <text:p>927</text:p>
          </table:table-cell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float" office:value="646889" calcext:value-type="float">
            <text:p>646889</text:p>
          </table:table-cell>
          <table:table-cell table:formula="of:=([.B695]-[.B694])" office:value-type="float" office:value="917" calcext:value-type="float">
            <text:p>917</text:p>
          </table:table-cell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float" office:value="647795" calcext:value-type="float">
            <text:p>647795</text:p>
          </table:table-cell>
          <table:table-cell table:formula="of:=([.B696]-[.B695])" office:value-type="float" office:value="906" calcext:value-type="float">
            <text:p>906</text:p>
          </table:table-cell>
        </table:table-row>
        <table:table-row table:style-name="ro1">
          <table:table-cell office:value-type="date" office:date-value="2016-04-23" calcext:value-type="date">
            <text:p>23/04/16</text:p>
          </table:table-cell>
          <table:table-cell office:value-type="float" office:value="648668" calcext:value-type="float">
            <text:p>648668</text:p>
          </table:table-cell>
          <table:table-cell table:formula="of:=([.B697]-[.B696])"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16-04-24" calcext:value-type="date">
            <text:p>24/04/16</text:p>
          </table:table-cell>
          <table:table-cell office:value-type="float" office:value="649610" calcext:value-type="float">
            <text:p>649610</text:p>
          </table:table-cell>
          <table:table-cell table:formula="of:=([.B698]-[.B697])" office:value-type="float" office:value="942" calcext:value-type="float">
            <text:p>942</text:p>
          </table:table-cell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float" office:value="650386" calcext:value-type="float">
            <text:p>650386</text:p>
          </table:table-cell>
          <table:table-cell table:formula="of:=([.B699]-[.B698])"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float" office:value="651400" calcext:value-type="float">
            <text:p>651400</text:p>
          </table:table-cell>
          <table:table-cell table:formula="of:=([.B700]-[.B699])" office:value-type="float" office:value="1014" calcext:value-type="float">
            <text:p>1014</text:p>
          </table:table-cell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float" office:value="652203" calcext:value-type="float">
            <text:p>652203</text:p>
          </table:table-cell>
          <table:table-cell table:formula="of:=([.B701]-[.B700])"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float" office:value="653223" calcext:value-type="float">
            <text:p>653223</text:p>
          </table:table-cell>
          <table:table-cell table:formula="of:=([.B702]-[.B701])" office:value-type="float" office:value="1020" calcext:value-type="float">
            <text:p>1020</text:p>
          </table:table-cell>
        </table:table-row>
        <table:table-row table:style-name="ro1">
          <table:table-cell office:value-type="date" office:date-value="2016-04-29" calcext:value-type="date">
            <text:p>29/04/16</text:p>
          </table:table-cell>
          <table:table-cell office:value-type="float" office:value="654081" calcext:value-type="float">
            <text:p>654081</text:p>
          </table:table-cell>
          <table:table-cell table:formula="of:=([.B703]-[.B702])"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16-04-30" calcext:value-type="date">
            <text:p>30/04/16</text:p>
          </table:table-cell>
          <table:table-cell office:value-type="float" office:value="655053" calcext:value-type="float">
            <text:p>655053</text:p>
          </table:table-cell>
          <table:table-cell table:formula="of:=([.B704]-[.B703])" office:value-type="float" office:value="972" calcext:value-type="float">
            <text:p>972</text:p>
          </table:table-cell>
        </table:table-row>
        <table:table-row table:style-name="ro1">
          <table:table-cell office:value-type="date" office:date-value="2016-05-01" calcext:value-type="date">
            <text:p>01/05/16</text:p>
          </table:table-cell>
          <table:table-cell office:value-type="float" office:value="656038" calcext:value-type="float">
            <text:p>656038</text:p>
          </table:table-cell>
          <table:table-cell table:formula="of:=([.B705]-[.B704])" office:value-type="float" office:value="985" calcext:value-type="float">
            <text:p>985</text:p>
          </table:table-cell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float" office:value="656955" calcext:value-type="float">
            <text:p>656955</text:p>
          </table:table-cell>
          <table:table-cell table:formula="of:=([.B706]-[.B705])" office:value-type="float" office:value="917" calcext:value-type="float">
            <text:p>917</text:p>
          </table:table-cell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office:value-type="float" office:value="657515" calcext:value-type="float">
            <text:p>657515</text:p>
          </table:table-cell>
          <table:table-cell table:formula="of:=([.B707]-[.B706])"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float" office:value="658305" calcext:value-type="float">
            <text:p>658305</text:p>
          </table:table-cell>
          <table:table-cell table:formula="of:=([.B708]-[.B707])"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float" office:value="659295" calcext:value-type="float">
            <text:p>659295</text:p>
          </table:table-cell>
          <table:table-cell table:formula="of:=([.B709]-[.B708])" office:value-type="float" office:value="990" calcext:value-type="float">
            <text:p>99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float" office:value="660218" calcext:value-type="float">
            <text:p>660218</text:p>
          </table:table-cell>
          <table:table-cell table:formula="of:=([.B710]-[.B709])" office:value-type="float" office:value="923" calcext:value-type="float">
            <text:p>923</text:p>
          </table:table-cell>
        </table:table-row>
        <table:table-row table:style-name="ro1">
          <table:table-cell office:value-type="date" office:date-value="2016-05-07" calcext:value-type="date">
            <text:p>07/05/16</text:p>
          </table:table-cell>
          <table:table-cell office:value-type="float" office:value="661217" calcext:value-type="float">
            <text:p>661217</text:p>
          </table:table-cell>
          <table:table-cell table:formula="of:=([.B711]-[.B710])" office:value-type="float" office:value="999" calcext:value-type="float">
            <text:p>999</text:p>
          </table:table-cell>
        </table:table-row>
        <table:table-row table:style-name="ro1">
          <table:table-cell office:value-type="date" office:date-value="2016-05-08" calcext:value-type="date">
            <text:p>08/05/16</text:p>
          </table:table-cell>
          <table:table-cell office:value-type="float" office:value="662117" calcext:value-type="float">
            <text:p>662117</text:p>
          </table:table-cell>
          <table:table-cell table:formula="of:=([.B712]-[.B711])"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float" office:value="663099" calcext:value-type="float">
            <text:p>663099</text:p>
          </table:table-cell>
          <table:table-cell table:formula="of:=([.B713]-[.B712])" office:value-type="float" office:value="982" calcext:value-type="float">
            <text:p>982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float" office:value="664051" calcext:value-type="float">
            <text:p>664051</text:p>
          </table:table-cell>
          <table:table-cell table:formula="of:=([.B714]-[.B713])"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float" office:value="664945" calcext:value-type="float">
            <text:p>664945</text:p>
          </table:table-cell>
          <table:table-cell table:formula="of:=([.B715]-[.B714])" office:value-type="float" office:value="894" calcext:value-type="float">
            <text:p>894</text:p>
          </table:table-cell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float" office:value="665960" calcext:value-type="float">
            <text:p>665960</text:p>
          </table:table-cell>
          <table:table-cell table:formula="of:=([.B716]-[.B715])" office:value-type="float" office:value="1015" calcext:value-type="float">
            <text:p>1015</text:p>
          </table:table-cell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float" office:value="666865" calcext:value-type="float">
            <text:p>666865</text:p>
          </table:table-cell>
          <table:table-cell table:formula="of:=([.B717]-[.B716])" office:value-type="float" office:value="905" calcext:value-type="float">
            <text:p>905</text:p>
          </table:table-cell>
        </table:table-row>
        <table:table-row table:style-name="ro1">
          <table:table-cell office:value-type="date" office:date-value="2016-05-14" calcext:value-type="date">
            <text:p>14/05/16</text:p>
          </table:table-cell>
          <table:table-cell office:value-type="float" office:value="667782" calcext:value-type="float">
            <text:p>667782</text:p>
          </table:table-cell>
          <table:table-cell table:formula="of:=([.B718]-[.B717])" office:value-type="float" office:value="917" calcext:value-type="float">
            <text:p>917</text:p>
          </table:table-cell>
        </table:table-row>
        <table:table-row table:style-name="ro1">
          <table:table-cell office:value-type="date" office:date-value="2016-05-15" calcext:value-type="date">
            <text:p>15/05/16</text:p>
          </table:table-cell>
          <table:table-cell office:value-type="float" office:value="668761" calcext:value-type="float">
            <text:p>668761</text:p>
          </table:table-cell>
          <table:table-cell table:formula="of:=([.B719]-[.B718])" office:value-type="float" office:value="979" calcext:value-type="float">
            <text:p>979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float" office:value="669683" calcext:value-type="float">
            <text:p>669683</text:p>
          </table:table-cell>
          <table:table-cell table:formula="of:=([.B720]-[.B719])" office:value-type="float" office:value="922" calcext:value-type="float">
            <text:p>922</text:p>
          </table:table-cell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float" office:value="670655" calcext:value-type="float">
            <text:p>670655</text:p>
          </table:table-cell>
          <table:table-cell table:formula="of:=([.B721]-[.B720])" office:value-type="float" office:value="972" calcext:value-type="float">
            <text:p>972</text:p>
          </table:table-cell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float" office:value="671530" calcext:value-type="float">
            <text:p>671530</text:p>
          </table:table-cell>
          <table:table-cell table:formula="of:=([.B722]-[.B721])"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float" office:value="672537" calcext:value-type="float">
            <text:p>672537</text:p>
          </table:table-cell>
          <table:table-cell table:formula="of:=([.B723]-[.B722])" office:value-type="float" office:value="1007" calcext:value-type="float">
            <text:p>1007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float" office:value="673414" calcext:value-type="float">
            <text:p>673414</text:p>
          </table:table-cell>
          <table:table-cell table:formula="of:=([.B724]-[.B723])"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16-05-21" calcext:value-type="date">
            <text:p>21/05/16</text:p>
          </table:table-cell>
          <table:table-cell office:value-type="float" office:value="674359" calcext:value-type="float">
            <text:p>674359</text:p>
          </table:table-cell>
          <table:table-cell table:formula="of:=([.B725]-[.B724])" office:value-type="float" office:value="945" calcext:value-type="float">
            <text:p>945</text:p>
          </table:table-cell>
        </table:table-row>
        <table:table-row table:style-name="ro1">
          <table:table-cell office:value-type="date" office:date-value="2016-05-22" calcext:value-type="date">
            <text:p>22/05/16</text:p>
          </table:table-cell>
          <table:table-cell office:value-type="float" office:value="675324" calcext:value-type="float">
            <text:p>675324</text:p>
          </table:table-cell>
          <table:table-cell table:formula="of:=([.B726]-[.B725])" office:value-type="float" office:value="965" calcext:value-type="float">
            <text:p>965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 office:value-type="float" office:value="676028" calcext:value-type="float">
            <text:p>676028</text:p>
          </table:table-cell>
          <table:table-cell table:formula="of:=([.B727]-[.B726])"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 office:value-type="float" office:value="676976" calcext:value-type="float">
            <text:p>676976</text:p>
          </table:table-cell>
          <table:table-cell table:formula="of:=([.B728]-[.B727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6-05-25" calcext:value-type="date">
            <text:p>25/05/16</text:p>
          </table:table-cell>
          <table:table-cell office:value-type="float" office:value="677931" calcext:value-type="float">
            <text:p>677931</text:p>
          </table:table-cell>
          <table:table-cell table:formula="of:=([.B729]-[.B728])" office:value-type="float" office:value="955" calcext:value-type="float">
            <text:p>955</text:p>
          </table:table-cell>
        </table:table-row>
        <table:table-row table:style-name="ro1">
          <table:table-cell office:value-type="date" office:date-value="2016-05-26" calcext:value-type="date">
            <text:p>26/05/16</text:p>
          </table:table-cell>
          <table:table-cell office:value-type="float" office:value="678828" calcext:value-type="float">
            <text:p>678828</text:p>
          </table:table-cell>
          <table:table-cell table:formula="of:=([.B730]-[.B729])" office:value-type="float" office:value="897" calcext:value-type="float">
            <text:p>897</text:p>
          </table:table-cell>
        </table:table-row>
        <table:table-row table:style-name="ro1">
          <table:table-cell office:value-type="date" office:date-value="2016-05-27" calcext:value-type="date">
            <text:p>27/05/16</text:p>
          </table:table-cell>
          <table:table-cell office:value-type="float" office:value="679904" calcext:value-type="float">
            <text:p>679904</text:p>
          </table:table-cell>
          <table:table-cell table:formula="of:=([.B731]-[.B730])" office:value-type="float" office:value="1076" calcext:value-type="float">
            <text:p>1076</text:p>
          </table:table-cell>
        </table:table-row>
        <table:table-row table:style-name="ro1">
          <table:table-cell office:value-type="date" office:date-value="2016-05-28" calcext:value-type="date">
            <text:p>28/05/16</text:p>
          </table:table-cell>
          <table:table-cell office:value-type="float" office:value="680796" calcext:value-type="float">
            <text:p>680796</text:p>
          </table:table-cell>
          <table:table-cell table:formula="of:=([.B732]-[.B731])" office:value-type="float" office:value="892" calcext:value-type="float">
            <text:p>892</text:p>
          </table:table-cell>
        </table:table-row>
        <table:table-row table:style-name="ro1">
          <table:table-cell office:value-type="date" office:date-value="2016-05-29" calcext:value-type="date">
            <text:p>29/05/16</text:p>
          </table:table-cell>
          <table:table-cell office:value-type="float" office:value="681909" calcext:value-type="float">
            <text:p>681909</text:p>
          </table:table-cell>
          <table:table-cell table:formula="of:=([.B733]-[.B732])" office:value-type="float" office:value="1113" calcext:value-type="float">
            <text:p>1113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 office:value-type="float" office:value="682849" calcext:value-type="float">
            <text:p>682849</text:p>
          </table:table-cell>
          <table:table-cell table:formula="of:=([.B734]-[.B733])" office:value-type="float" office:value="940" calcext:value-type="float">
            <text:p>940</text:p>
          </table:table-cell>
        </table:table-row>
        <table:table-row table:style-name="ro1">
          <table:table-cell office:value-type="date" office:date-value="2016-05-31" calcext:value-type="date">
            <text:p>31/05/16</text:p>
          </table:table-cell>
          <table:table-cell office:value-type="float" office:value="683695" calcext:value-type="float">
            <text:p>683695</text:p>
          </table:table-cell>
          <table:table-cell table:formula="of:=([.B735]-[.B734])"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16-06-01" calcext:value-type="date">
            <text:p>01/06/16</text:p>
          </table:table-cell>
          <table:table-cell office:value-type="float" office:value="684601" calcext:value-type="float">
            <text:p>684601</text:p>
          </table:table-cell>
          <table:table-cell table:formula="of:=([.B736]-[.B735])" office:value-type="float" office:value="906" calcext:value-type="float">
            <text:p>906</text:p>
          </table:table-cell>
        </table:table-row>
        <table:table-row table:style-name="ro1">
          <table:table-cell office:value-type="date" office:date-value="2016-06-02" calcext:value-type="date">
            <text:p>02/06/16</text:p>
          </table:table-cell>
          <table:table-cell office:value-type="float" office:value="685737" calcext:value-type="float">
            <text:p>685737</text:p>
          </table:table-cell>
          <table:table-cell table:formula="of:=([.B737]-[.B736])" office:value-type="float" office:value="1136" calcext:value-type="float">
            <text:p>1136</text:p>
          </table:table-cell>
        </table:table-row>
        <table:table-row table:style-name="ro1">
          <table:table-cell office:value-type="date" office:date-value="2016-06-03" calcext:value-type="date">
            <text:p>03/06/16</text:p>
          </table:table-cell>
          <table:table-cell office:value-type="float" office:value="686533" calcext:value-type="float">
            <text:p>686533</text:p>
          </table:table-cell>
          <table:table-cell table:formula="of:=([.B738]-[.B737])"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16-06-04" calcext:value-type="date">
            <text:p>04/06/16</text:p>
          </table:table-cell>
          <table:table-cell office:value-type="float" office:value="687281" calcext:value-type="float">
            <text:p>687281</text:p>
          </table:table-cell>
          <table:table-cell table:formula="of:=([.B739]-[.B738])"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16-06-05" calcext:value-type="date">
            <text:p>05/06/16</text:p>
          </table:table-cell>
          <table:table-cell office:value-type="float" office:value="688532" calcext:value-type="float">
            <text:p>688532</text:p>
          </table:table-cell>
          <table:table-cell table:formula="of:=([.B740]-[.B739])" office:value-type="float" office:value="1251" calcext:value-type="float">
            <text:p>1251</text:p>
          </table:table-cell>
        </table:table-row>
        <table:table-row table:style-name="ro1">
          <table:table-cell office:value-type="date" office:date-value="2016-06-06" calcext:value-type="date">
            <text:p>06/06/16</text:p>
          </table:table-cell>
          <table:table-cell office:value-type="float" office:value="689517" calcext:value-type="float">
            <text:p>689517</text:p>
          </table:table-cell>
          <table:table-cell table:formula="of:=([.B741]-[.B740])" office:value-type="float" office:value="985" calcext:value-type="float">
            <text:p>985</text:p>
          </table:table-cell>
        </table:table-row>
        <table:table-row table:style-name="ro1">
          <table:table-cell office:value-type="date" office:date-value="2016-06-07" calcext:value-type="date">
            <text:p>07/06/16</text:p>
          </table:table-cell>
          <table:table-cell office:value-type="float" office:value="690364" calcext:value-type="float">
            <text:p>690364</text:p>
          </table:table-cell>
          <table:table-cell table:formula="of:=([.B742]-[.B741])"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16-06-08" calcext:value-type="date">
            <text:p>08/06/16</text:p>
          </table:table-cell>
          <table:table-cell office:value-type="float" office:value="691359" calcext:value-type="float">
            <text:p>691359</text:p>
          </table:table-cell>
          <table:table-cell table:formula="of:=([.B743]-[.B742])" office:value-type="float" office:value="995" calcext:value-type="float">
            <text:p>995</text:p>
          </table:table-cell>
        </table:table-row>
        <table:table-row table:style-name="ro1">
          <table:table-cell office:value-type="date" office:date-value="2016-06-09" calcext:value-type="date">
            <text:p>09/06/16</text:p>
          </table:table-cell>
          <table:table-cell office:value-type="float" office:value="692143" calcext:value-type="float">
            <text:p>692143</text:p>
          </table:table-cell>
          <table:table-cell table:formula="of:=([.B744]-[.B743])"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16-06-10" calcext:value-type="date">
            <text:p>10/06/16</text:p>
          </table:table-cell>
          <table:table-cell office:value-type="float" office:value="693053" calcext:value-type="float">
            <text:p>693053</text:p>
          </table:table-cell>
          <table:table-cell table:formula="of:=([.B745]-[.B744])" office:value-type="float" office:value="910" calcext:value-type="float">
            <text:p>910</text:p>
          </table:table-cell>
        </table:table-row>
        <table:table-row table:style-name="ro1">
          <table:table-cell office:value-type="date" office:date-value="2016-06-11" calcext:value-type="date">
            <text:p>11/06/16</text:p>
          </table:table-cell>
          <table:table-cell office:value-type="float" office:value="694046" calcext:value-type="float">
            <text:p>694046</text:p>
          </table:table-cell>
          <table:table-cell table:formula="of:=([.B746]-[.B745])" office:value-type="float" office:value="993" calcext:value-type="float">
            <text:p>993</text:p>
          </table:table-cell>
        </table:table-row>
        <table:table-row table:style-name="ro1">
          <table:table-cell office:value-type="date" office:date-value="2016-06-12" calcext:value-type="date">
            <text:p>12/06/16</text:p>
          </table:table-cell>
          <table:table-cell office:value-type="float" office:value="695090" calcext:value-type="float">
            <text:p>695090</text:p>
          </table:table-cell>
          <table:table-cell table:formula="of:=([.B747]-[.B746])" office:value-type="float" office:value="1044" calcext:value-type="float">
            <text:p>1044</text:p>
          </table:table-cell>
        </table:table-row>
        <table:table-row table:style-name="ro1">
          <table:table-cell office:value-type="date" office:date-value="2016-06-13" calcext:value-type="date">
            <text:p>13/06/16</text:p>
          </table:table-cell>
          <table:table-cell office:value-type="float" office:value="695977" calcext:value-type="float">
            <text:p>695977</text:p>
          </table:table-cell>
          <table:table-cell table:formula="of:=([.B748]-[.B747])"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16-06-14" calcext:value-type="date">
            <text:p>14/06/16</text:p>
          </table:table-cell>
          <table:table-cell office:value-type="float" office:value="696977" calcext:value-type="float">
            <text:p>696977</text:p>
          </table:table-cell>
          <table:table-cell table:formula="of:=([.B749]-[.B748])"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6-06-15" calcext:value-type="date">
            <text:p>15/06/16</text:p>
          </table:table-cell>
          <table:table-cell office:value-type="float" office:value="697670" calcext:value-type="float">
            <text:p>697670</text:p>
          </table:table-cell>
          <table:table-cell table:formula="of:=([.B750]-[.B749])" office:value-type="float" office:value="693" calcext:value-type="float">
            <text:p>693</text:p>
          </table:table-cell>
        </table:table-row>
        <table:table-row table:style-name="ro1">
          <table:table-cell office:value-type="date" office:date-value="2016-06-16" calcext:value-type="date">
            <text:p>16/06/16</text:p>
          </table:table-cell>
          <table:table-cell office:value-type="float" office:value="698645" calcext:value-type="float">
            <text:p>698645</text:p>
          </table:table-cell>
          <table:table-cell table:formula="of:=([.B751]-[.B750])"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16-06-17" calcext:value-type="date">
            <text:p>17/06/16</text:p>
          </table:table-cell>
          <table:table-cell office:value-type="float" office:value="699601" calcext:value-type="float">
            <text:p>699601</text:p>
          </table:table-cell>
          <table:table-cell table:formula="of:=([.B752]-[.B751])" office:value-type="float" office:value="956" calcext:value-type="float">
            <text:p>956</text:p>
          </table:table-cell>
        </table:table-row>
        <table:table-row table:style-name="ro1">
          <table:table-cell office:value-type="date" office:date-value="2016-06-18" calcext:value-type="date">
            <text:p>18/06/16</text:p>
          </table:table-cell>
          <table:table-cell office:value-type="float" office:value="700609" calcext:value-type="float">
            <text:p>700609</text:p>
          </table:table-cell>
          <table:table-cell table:formula="of:=([.B753]-[.B752])" office:value-type="float" office:value="1008" calcext:value-type="float">
            <text:p>1008</text:p>
          </table:table-cell>
        </table:table-row>
        <table:table-row table:style-name="ro1">
          <table:table-cell office:value-type="date" office:date-value="2016-06-19" calcext:value-type="date">
            <text:p>19/06/16</text:p>
          </table:table-cell>
          <table:table-cell office:value-type="float" office:value="701679" calcext:value-type="float">
            <text:p>701679</text:p>
          </table:table-cell>
          <table:table-cell table:formula="of:=([.B754]-[.B753])" office:value-type="float" office:value="1070" calcext:value-type="float">
            <text:p>1070</text:p>
          </table:table-cell>
        </table:table-row>
        <table:table-row table:style-name="ro1">
          <table:table-cell office:value-type="date" office:date-value="2016-06-20" calcext:value-type="date">
            <text:p>20/06/16</text:p>
          </table:table-cell>
          <table:table-cell office:value-type="float" office:value="702568" calcext:value-type="float">
            <text:p>702568</text:p>
          </table:table-cell>
          <table:table-cell table:formula="of:=([.B755]-[.B754])" office:value-type="float" office:value="889" calcext:value-type="float">
            <text:p>889</text:p>
          </table:table-cell>
        </table:table-row>
        <table:table-row table:style-name="ro1">
          <table:table-cell office:value-type="date" office:date-value="2016-06-21" calcext:value-type="date">
            <text:p>21/06/16</text:p>
          </table:table-cell>
          <table:table-cell office:value-type="float" office:value="703389" calcext:value-type="float">
            <text:p>703389</text:p>
          </table:table-cell>
          <table:table-cell table:formula="of:=([.B756]-[.B755])"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16-06-22" calcext:value-type="date">
            <text:p>22/06/16</text:p>
          </table:table-cell>
          <table:table-cell office:value-type="float" office:value="704334" calcext:value-type="float">
            <text:p>704334</text:p>
          </table:table-cell>
          <table:table-cell table:formula="of:=([.B757]-[.B756])" office:value-type="float" office:value="945" calcext:value-type="float">
            <text:p>945</text:p>
          </table:table-cell>
        </table:table-row>
        <table:table-row table:style-name="ro1">
          <table:table-cell office:value-type="date" office:date-value="2016-06-23" calcext:value-type="date">
            <text:p>23/06/16</text:p>
          </table:table-cell>
          <table:table-cell office:value-type="float" office:value="705262" calcext:value-type="float">
            <text:p>705262</text:p>
          </table:table-cell>
          <table:table-cell table:formula="of:=([.B758]-[.B757])" office:value-type="float" office:value="928" calcext:value-type="float">
            <text:p>928</text:p>
          </table:table-cell>
        </table:table-row>
        <table:table-row table:style-name="ro1">
          <table:table-cell office:value-type="date" office:date-value="2016-06-24" calcext:value-type="date">
            <text:p>24/06/16</text:p>
          </table:table-cell>
          <table:table-cell office:value-type="float" office:value="706044" calcext:value-type="float">
            <text:p>706044</text:p>
          </table:table-cell>
          <table:table-cell table:formula="of:=([.B759]-[.B758])"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16-06-25" calcext:value-type="date">
            <text:p>25/06/16</text:p>
          </table:table-cell>
          <table:table-cell office:value-type="float" office:value="707023" calcext:value-type="float">
            <text:p>707023</text:p>
          </table:table-cell>
          <table:table-cell table:formula="of:=([.B760]-[.B759])" office:value-type="float" office:value="979" calcext:value-type="float">
            <text:p>979</text:p>
          </table:table-cell>
        </table:table-row>
        <table:table-row table:style-name="ro1">
          <table:table-cell office:value-type="date" office:date-value="2016-06-26" calcext:value-type="date">
            <text:p>26/06/16</text:p>
          </table:table-cell>
          <table:table-cell office:value-type="float" office:value="707839" calcext:value-type="float">
            <text:p>707839</text:p>
          </table:table-cell>
          <table:table-cell table:formula="of:=([.B761]-[.B760])"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16-06-27" calcext:value-type="date">
            <text:p>27/06/16</text:p>
          </table:table-cell>
          <table:table-cell office:value-type="float" office:value="708880" calcext:value-type="float">
            <text:p>708880</text:p>
          </table:table-cell>
          <table:table-cell table:formula="of:=([.B762]-[.B761])" office:value-type="float" office:value="1041" calcext:value-type="float">
            <text:p>1041</text:p>
          </table:table-cell>
        </table:table-row>
        <table:table-row table:style-name="ro1">
          <table:table-cell office:value-type="date" office:date-value="2016-06-28" calcext:value-type="date">
            <text:p>28/06/16</text:p>
          </table:table-cell>
          <table:table-cell office:value-type="float" office:value="709788" calcext:value-type="float">
            <text:p>709788</text:p>
          </table:table-cell>
          <table:table-cell table:formula="of:=([.B763]-[.B762])" office:value-type="float" office:value="908" calcext:value-type="float">
            <text:p>908</text:p>
          </table:table-cell>
        </table:table-row>
        <table:table-row table:style-name="ro1">
          <table:table-cell office:value-type="date" office:date-value="2016-06-29" calcext:value-type="date">
            <text:p>29/06/16</text:p>
          </table:table-cell>
          <table:table-cell office:value-type="float" office:value="710713" calcext:value-type="float">
            <text:p>710713</text:p>
          </table:table-cell>
          <table:table-cell table:formula="of:=([.B764]-[.B763])" office:value-type="float" office:value="925" calcext:value-type="float">
            <text:p>925</text:p>
          </table:table-cell>
        </table:table-row>
        <table:table-row table:style-name="ro1">
          <table:table-cell office:value-type="date" office:date-value="2016-06-30" calcext:value-type="date">
            <text:p>30/06/16</text:p>
          </table:table-cell>
          <table:table-cell office:value-type="float" office:value="711738" calcext:value-type="float">
            <text:p>711738</text:p>
          </table:table-cell>
          <table:table-cell table:formula="of:=([.B765]-[.B764])" office:value-type="float" office:value="1025" calcext:value-type="float">
            <text:p>1025</text:p>
          </table:table-cell>
        </table:table-row>
        <table:table-row table:style-name="ro1">
          <table:table-cell office:value-type="date" office:date-value="2016-07-01" calcext:value-type="date">
            <text:p>01/07/16</text:p>
          </table:table-cell>
          <table:table-cell office:value-type="float" office:value="712756" calcext:value-type="float">
            <text:p>712756</text:p>
          </table:table-cell>
          <table:table-cell table:formula="of:=([.B766]-[.B765])" office:value-type="float" office:value="1018" calcext:value-type="float">
            <text:p>1018</text:p>
          </table:table-cell>
        </table:table-row>
        <table:table-row table:style-name="ro1">
          <table:table-cell office:value-type="date" office:date-value="2016-07-02" calcext:value-type="date">
            <text:p>02/07/16</text:p>
          </table:table-cell>
          <table:table-cell office:value-type="float" office:value="713734" calcext:value-type="float">
            <text:p>713734</text:p>
          </table:table-cell>
          <table:table-cell table:formula="of:=([.B767]-[.B766])" office:value-type="float" office:value="978" calcext:value-type="float">
            <text:p>978</text:p>
          </table:table-cell>
        </table:table-row>
        <table:table-row table:style-name="ro1">
          <table:table-cell office:value-type="date" office:date-value="2016-07-03" calcext:value-type="date">
            <text:p>03/07/16</text:p>
          </table:table-cell>
          <table:table-cell office:value-type="float" office:value="714692" calcext:value-type="float">
            <text:p>714692</text:p>
          </table:table-cell>
          <table:table-cell table:formula="of:=([.B768]-[.B767])" office:value-type="float" office:value="958" calcext:value-type="float">
            <text:p>958</text:p>
          </table:table-cell>
        </table:table-row>
        <table:table-row table:style-name="ro1">
          <table:table-cell office:value-type="date" office:date-value="2016-07-04" calcext:value-type="date">
            <text:p>04/07/16</text:p>
          </table:table-cell>
          <table:table-cell office:value-type="float" office:value="715607" calcext:value-type="float">
            <text:p>715607</text:p>
          </table:table-cell>
          <table:table-cell table:formula="of:=([.B769]-[.B768])" office:value-type="float" office:value="915" calcext:value-type="float">
            <text:p>915</text:p>
          </table:table-cell>
        </table:table-row>
        <table:table-row table:style-name="ro1">
          <table:table-cell office:value-type="date" office:date-value="2016-07-05" calcext:value-type="date">
            <text:p>05/07/16</text:p>
          </table:table-cell>
          <table:table-cell office:value-type="float" office:value="716503" calcext:value-type="float">
            <text:p>716503</text:p>
          </table:table-cell>
          <table:table-cell table:formula="of:=([.B770]-[.B769])" office:value-type="float" office:value="896" calcext:value-type="float">
            <text:p>896</text:p>
          </table:table-cell>
        </table:table-row>
        <table:table-row table:style-name="ro1">
          <table:table-cell office:value-type="date" office:date-value="2016-07-06" calcext:value-type="date">
            <text:p>06/07/16</text:p>
          </table:table-cell>
          <table:table-cell office:value-type="float" office:value="717352" calcext:value-type="float">
            <text:p>717352</text:p>
          </table:table-cell>
          <table:table-cell table:formula="of:=([.B771]-[.B770])"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16-07-07" calcext:value-type="date">
            <text:p>07/07/16</text:p>
          </table:table-cell>
          <table:table-cell office:value-type="float" office:value="718322" calcext:value-type="float">
            <text:p>718322</text:p>
          </table:table-cell>
          <table:table-cell table:formula="of:=([.B772]-[.B771])" office:value-type="float" office:value="970" calcext:value-type="float">
            <text:p>970</text:p>
          </table:table-cell>
        </table:table-row>
        <table:table-row table:style-name="ro1">
          <table:table-cell office:value-type="date" office:date-value="2016-07-08" calcext:value-type="date">
            <text:p>08/07/16</text:p>
          </table:table-cell>
          <table:table-cell office:value-type="float" office:value="719348" calcext:value-type="float">
            <text:p>719348</text:p>
          </table:table-cell>
          <table:table-cell table:formula="of:=([.B773]-[.B772])" office:value-type="float" office:value="1026" calcext:value-type="float">
            <text:p>1026</text:p>
          </table:table-cell>
        </table:table-row>
        <table:table-row table:style-name="ro1">
          <table:table-cell office:value-type="date" office:date-value="2016-07-09" calcext:value-type="date">
            <text:p>09/07/16</text:p>
          </table:table-cell>
          <table:table-cell office:value-type="float" office:value="720235" calcext:value-type="float">
            <text:p>720235</text:p>
          </table:table-cell>
          <table:table-cell table:formula="of:=([.B774]-[.B773])"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16-07-10" calcext:value-type="date">
            <text:p>10/07/16</text:p>
          </table:table-cell>
          <table:table-cell office:value-type="float" office:value="721251" calcext:value-type="float">
            <text:p>721251</text:p>
          </table:table-cell>
          <table:table-cell table:formula="of:=([.B775]-[.B774])" office:value-type="float" office:value="1016" calcext:value-type="float">
            <text:p>1016</text:p>
          </table:table-cell>
        </table:table-row>
        <table:table-row table:style-name="ro1">
          <table:table-cell office:value-type="date" office:date-value="2016-07-11" calcext:value-type="date">
            <text:p>11/07/16</text:p>
          </table:table-cell>
          <table:table-cell office:value-type="float" office:value="722098" calcext:value-type="float">
            <text:p>722098</text:p>
          </table:table-cell>
          <table:table-cell table:formula="of:=([.B776]-[.B775])"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16-07-12" calcext:value-type="date">
            <text:p>12/07/16</text:p>
          </table:table-cell>
          <table:table-cell office:value-type="float" office:value="723064" calcext:value-type="float">
            <text:p>723064</text:p>
          </table:table-cell>
          <table:table-cell table:formula="of:=([.B777]-[.B776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6-07-13" calcext:value-type="date">
            <text:p>13/07/16</text:p>
          </table:table-cell>
          <table:table-cell office:value-type="float" office:value="723858" calcext:value-type="float">
            <text:p>723858</text:p>
          </table:table-cell>
          <table:table-cell table:formula="of:=([.B778]-[.B777])"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16-07-14" calcext:value-type="date">
            <text:p>14/07/16</text:p>
          </table:table-cell>
          <table:table-cell office:value-type="float" office:value="724724" calcext:value-type="float">
            <text:p>724724</text:p>
          </table:table-cell>
          <table:table-cell table:formula="of:=([.B779]-[.B778])"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16-07-15" calcext:value-type="date">
            <text:p>15/07/16</text:p>
          </table:table-cell>
          <table:table-cell office:value-type="float" office:value="725497" calcext:value-type="float">
            <text:p>725497</text:p>
          </table:table-cell>
          <table:table-cell table:formula="of:=([.B780]-[.B779])"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16-07-16" calcext:value-type="date">
            <text:p>16/07/16</text:p>
          </table:table-cell>
          <table:table-cell office:value-type="float" office:value="726528" calcext:value-type="float">
            <text:p>726528</text:p>
          </table:table-cell>
          <table:table-cell table:formula="of:=([.B781]-[.B780])" office:value-type="float" office:value="1031" calcext:value-type="float">
            <text:p>1031</text:p>
          </table:table-cell>
        </table:table-row>
        <table:table-row table:style-name="ro1">
          <table:table-cell office:value-type="date" office:date-value="2016-07-17" calcext:value-type="date">
            <text:p>17/07/16</text:p>
          </table:table-cell>
          <table:table-cell office:value-type="float" office:value="727346" calcext:value-type="float">
            <text:p>727346</text:p>
          </table:table-cell>
          <table:table-cell table:formula="of:=([.B782]-[.B781])"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16-07-18" calcext:value-type="date">
            <text:p>18/07/16</text:p>
          </table:table-cell>
          <table:table-cell office:value-type="float" office:value="727473" calcext:value-type="float">
            <text:p>727473</text:p>
          </table:table-cell>
          <table:table-cell table:formula="of:=([.B783]-[.B782])"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16-07-19" calcext:value-type="date">
            <text:p>19/07/16</text:p>
          </table:table-cell>
          <table:table-cell office:value-type="float" office:value="727930" calcext:value-type="float">
            <text:p>727930</text:p>
          </table:table-cell>
          <table:table-cell table:formula="of:=([.B784]-[.B783])"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16-07-20" calcext:value-type="date">
            <text:p>20/07/16</text:p>
          </table:table-cell>
          <table:table-cell office:value-type="float" office:value="728571" calcext:value-type="float">
            <text:p>728571</text:p>
          </table:table-cell>
          <table:table-cell table:formula="of:=([.B785]-[.B784])"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16-07-21" calcext:value-type="date">
            <text:p>21/07/16</text:p>
          </table:table-cell>
          <table:table-cell office:value-type="float" office:value="729196" calcext:value-type="float">
            <text:p>729196</text:p>
          </table:table-cell>
          <table:table-cell table:formula="of:=([.B786]-[.B785])" office:value-type="float" office:value="625" calcext:value-type="float">
            <text:p>625</text:p>
          </table:table-cell>
        </table:table-row>
        <table:table-row table:style-name="ro1">
          <table:table-cell office:value-type="date" office:date-value="2016-07-22" calcext:value-type="date">
            <text:p>22/07/16</text:p>
          </table:table-cell>
          <table:table-cell office:value-type="float" office:value="730441" calcext:value-type="float">
            <text:p>730441</text:p>
          </table:table-cell>
          <table:table-cell table:formula="of:=([.B787]-[.B786])" office:value-type="float" office:value="1245" calcext:value-type="float">
            <text:p>1245</text:p>
          </table:table-cell>
        </table:table-row>
        <table:table-row table:style-name="ro1">
          <table:table-cell office:value-type="date" office:date-value="2016-07-23" calcext:value-type="date">
            <text:p>23/07/16</text:p>
          </table:table-cell>
          <table:table-cell office:value-type="float" office:value="730903" calcext:value-type="float">
            <text:p>730903</text:p>
          </table:table-cell>
          <table:table-cell table:formula="of:=([.B788]-[.B787])" office:value-type="float" office:value="462" calcext:value-type="float">
            <text:p>462</text:p>
          </table:table-cell>
        </table:table-row>
        <table:table-row table:style-name="ro1">
          <table:table-cell office:value-type="date" office:date-value="2016-07-24" calcext:value-type="date">
            <text:p>24/07/16</text:p>
          </table:table-cell>
          <table:table-cell office:value-type="float" office:value="731630" calcext:value-type="float">
            <text:p>731630</text:p>
          </table:table-cell>
          <table:table-cell table:formula="of:=([.B789]-[.B788])"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16-07-25" calcext:value-type="date">
            <text:p>25/07/16</text:p>
          </table:table-cell>
          <table:table-cell office:value-type="float" office:value="732652" calcext:value-type="float">
            <text:p>732652</text:p>
          </table:table-cell>
          <table:table-cell table:formula="of:=([.B790]-[.B789])" office:value-type="float" office:value="1022" calcext:value-type="float">
            <text:p>1022</text:p>
          </table:table-cell>
        </table:table-row>
        <table:table-row table:style-name="ro1">
          <table:table-cell office:value-type="date" office:date-value="2016-07-26" calcext:value-type="date">
            <text:p>26/07/16</text:p>
          </table:table-cell>
          <table:table-cell office:value-type="float" office:value="733601" calcext:value-type="float">
            <text:p>733601</text:p>
          </table:table-cell>
          <table:table-cell table:formula="of:=([.B791]-[.B790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6-07-27" calcext:value-type="date">
            <text:p>27/07/16</text:p>
          </table:table-cell>
          <table:table-cell office:value-type="float" office:value="734404" calcext:value-type="float">
            <text:p>734404</text:p>
          </table:table-cell>
          <table:table-cell table:formula="of:=([.B792]-[.B791])"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16-07-28" calcext:value-type="date">
            <text:p>28/07/16</text:p>
          </table:table-cell>
          <table:table-cell office:value-type="float" office:value="735714" calcext:value-type="float">
            <text:p>735714</text:p>
          </table:table-cell>
          <table:table-cell table:formula="of:=([.B793]-[.B792])" office:value-type="float" office:value="1310" calcext:value-type="float">
            <text:p>1310</text:p>
          </table:table-cell>
        </table:table-row>
        <table:table-row table:style-name="ro1">
          <table:table-cell office:value-type="date" office:date-value="2016-07-29" calcext:value-type="date">
            <text:p>29/07/16</text:p>
          </table:table-cell>
          <table:table-cell office:value-type="float" office:value="736022" calcext:value-type="float">
            <text:p>736022</text:p>
          </table:table-cell>
          <table:table-cell table:formula="of:=([.B794]-[.B793])"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16-07-30" calcext:value-type="date">
            <text:p>30/07/16</text:p>
          </table:table-cell>
          <table:table-cell office:value-type="float" office:value="737070" calcext:value-type="float">
            <text:p>737070</text:p>
          </table:table-cell>
          <table:table-cell table:formula="of:=([.B795]-[.B794])" office:value-type="float" office:value="1048" calcext:value-type="float">
            <text:p>1048</text:p>
          </table:table-cell>
        </table:table-row>
        <table:table-row table:style-name="ro1">
          <table:table-cell office:value-type="date" office:date-value="2016-07-31" calcext:value-type="date">
            <text:p>31/07/16</text:p>
          </table:table-cell>
          <table:table-cell office:value-type="float" office:value="737948" calcext:value-type="float">
            <text:p>737948</text:p>
          </table:table-cell>
          <table:table-cell table:formula="of:=([.B796]-[.B795])"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16-08-01" calcext:value-type="date">
            <text:p>01/08/16</text:p>
          </table:table-cell>
          <table:table-cell office:value-type="float" office:value="738802" calcext:value-type="float">
            <text:p>738802</text:p>
          </table:table-cell>
          <table:table-cell table:formula="of:=([.B797]-[.B796])" office:value-type="float" office:value="854" calcext:value-type="float">
            <text:p>854</text:p>
          </table:table-cell>
        </table:table-row>
        <table:table-row table:style-name="ro1">
          <table:table-cell office:value-type="date" office:date-value="2016-08-02" calcext:value-type="date">
            <text:p>02/08/16</text:p>
          </table:table-cell>
          <table:table-cell office:value-type="float" office:value="740000" calcext:value-type="float">
            <text:p>740000</text:p>
          </table:table-cell>
          <table:table-cell table:formula="of:=([.B798]-[.B797])" office:value-type="float" office:value="1198" calcext:value-type="float">
            <text:p>1198</text:p>
          </table:table-cell>
        </table:table-row>
        <table:table-row table:style-name="ro1">
          <table:table-cell office:value-type="date" office:date-value="2016-08-03" calcext:value-type="date">
            <text:p>03/08/16</text:p>
          </table:table-cell>
          <table:table-cell office:value-type="float" office:value="740840" calcext:value-type="float">
            <text:p>740840</text:p>
          </table:table-cell>
          <table:table-cell table:formula="of:=([.B799]-[.B798])"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float" office:value="741658" calcext:value-type="float">
            <text:p>741658</text:p>
          </table:table-cell>
          <table:table-cell table:formula="of:=([.B800]-[.B799])"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16-08-05" calcext:value-type="date">
            <text:p>05/08/16</text:p>
          </table:table-cell>
          <table:table-cell office:value-type="float" office:value="742286" calcext:value-type="float">
            <text:p>742286</text:p>
          </table:table-cell>
          <table:table-cell table:formula="of:=([.B801]-[.B800])"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16-08-06" calcext:value-type="date">
            <text:p>06/08/16</text:p>
          </table:table-cell>
          <table:table-cell office:value-type="float" office:value="742742" calcext:value-type="float">
            <text:p>742742</text:p>
          </table:table-cell>
          <table:table-cell table:formula="of:=([.B802]-[.B801])"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16-08-07" calcext:value-type="date">
            <text:p>07/08/16</text:p>
          </table:table-cell>
          <table:table-cell office:value-type="float" office:value="743737" calcext:value-type="float">
            <text:p>743737</text:p>
          </table:table-cell>
          <table:table-cell table:formula="of:=([.B803]-[.B802])" office:value-type="float" office:value="995" calcext:value-type="float">
            <text:p>995</text:p>
          </table:table-cell>
        </table:table-row>
        <table:table-row table:style-name="ro1">
          <table:table-cell office:value-type="date" office:date-value="2016-08-08" calcext:value-type="date">
            <text:p>08/08/16</text:p>
          </table:table-cell>
          <table:table-cell office:value-type="float" office:value="744725" calcext:value-type="float">
            <text:p>744725</text:p>
          </table:table-cell>
          <table:table-cell table:formula="of:=([.B804]-[.B803])" office:value-type="float" office:value="988" calcext:value-type="float">
            <text:p>988</text:p>
          </table:table-cell>
        </table:table-row>
        <table:table-row table:style-name="ro1">
          <table:table-cell office:value-type="date" office:date-value="2016-08-09" calcext:value-type="date">
            <text:p>09/08/16</text:p>
          </table:table-cell>
          <table:table-cell office:value-type="float" office:value="745963" calcext:value-type="float">
            <text:p>745963</text:p>
          </table:table-cell>
          <table:table-cell table:formula="of:=([.B805]-[.B804])" office:value-type="float" office:value="1238" calcext:value-type="float">
            <text:p>1238</text:p>
          </table:table-cell>
        </table:table-row>
        <table:table-row table:style-name="ro1">
          <table:table-cell office:value-type="date" office:date-value="2016-08-10" calcext:value-type="date">
            <text:p>10/08/16</text:p>
          </table:table-cell>
          <table:table-cell office:value-type="float" office:value="746903" calcext:value-type="float">
            <text:p>746903</text:p>
          </table:table-cell>
          <table:table-cell table:formula="of:=([.B806]-[.B805])" office:value-type="float" office:value="940" calcext:value-type="float">
            <text:p>940</text:p>
          </table:table-cell>
        </table:table-row>
        <table:table-row table:style-name="ro1">
          <table:table-cell office:value-type="date" office:date-value="2016-08-11" calcext:value-type="date">
            <text:p>11/08/16</text:p>
          </table:table-cell>
          <table:table-cell office:value-type="float" office:value="747829" calcext:value-type="float">
            <text:p>747829</text:p>
          </table:table-cell>
          <table:table-cell table:formula="of:=([.B807]-[.B806])" office:value-type="float" office:value="926" calcext:value-type="float">
            <text:p>926</text:p>
          </table:table-cell>
        </table:table-row>
        <table:table-row table:style-name="ro1">
          <table:table-cell office:value-type="date" office:date-value="2016-08-12" calcext:value-type="date">
            <text:p>12/08/16</text:p>
          </table:table-cell>
          <table:table-cell office:value-type="float" office:value="748730" calcext:value-type="float">
            <text:p>748730</text:p>
          </table:table-cell>
          <table:table-cell table:formula="of:=([.B808]-[.B807])" office:value-type="float" office:value="901" calcext:value-type="float">
            <text:p>901</text:p>
          </table:table-cell>
        </table:table-row>
        <table:table-row table:style-name="ro1">
          <table:table-cell office:value-type="date" office:date-value="2016-08-13" calcext:value-type="date">
            <text:p>13/08/16</text:p>
          </table:table-cell>
          <table:table-cell office:value-type="float" office:value="749699" calcext:value-type="float">
            <text:p>749699</text:p>
          </table:table-cell>
          <table:table-cell table:formula="of:=([.B809]-[.B808])" office:value-type="float" office:value="969" calcext:value-type="float">
            <text:p>969</text:p>
          </table:table-cell>
        </table:table-row>
        <table:table-row table:style-name="ro1">
          <table:table-cell office:value-type="date" office:date-value="2016-08-14" calcext:value-type="date">
            <text:p>14/08/16</text:p>
          </table:table-cell>
          <table:table-cell office:value-type="float" office:value="750578" calcext:value-type="float">
            <text:p>750578</text:p>
          </table:table-cell>
          <table:table-cell table:formula="of:=([.B810]-[.B809])"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16-08-15" calcext:value-type="date">
            <text:p>15/08/16</text:p>
          </table:table-cell>
          <table:table-cell office:value-type="float" office:value="751370" calcext:value-type="float">
            <text:p>751370</text:p>
          </table:table-cell>
          <table:table-cell table:formula="of:=([.B811]-[.B810])" office:value-type="float" office:value="792" calcext:value-type="float">
            <text:p>792</text:p>
          </table:table-cell>
        </table:table-row>
        <table:table-row table:style-name="ro1">
          <table:table-cell office:value-type="date" office:date-value="2016-08-16" calcext:value-type="date">
            <text:p>16/08/16</text:p>
          </table:table-cell>
          <table:table-cell office:value-type="float" office:value="752293" calcext:value-type="float">
            <text:p>752293</text:p>
          </table:table-cell>
          <table:table-cell table:formula="of:=([.B812]-[.B811])" office:value-type="float" office:value="923" calcext:value-type="float">
            <text:p>923</text:p>
          </table:table-cell>
        </table:table-row>
        <table:table-row table:style-name="ro1">
          <table:table-cell office:value-type="date" office:date-value="2016-08-17" calcext:value-type="date">
            <text:p>17/08/16</text:p>
          </table:table-cell>
          <table:table-cell office:value-type="float" office:value="753306" calcext:value-type="float">
            <text:p>753306</text:p>
          </table:table-cell>
          <table:table-cell table:formula="of:=([.B813]-[.B812])" office:value-type="float" office:value="1013" calcext:value-type="float">
            <text:p>1013</text:p>
          </table:table-cell>
        </table:table-row>
        <table:table-row table:style-name="ro1">
          <table:table-cell office:value-type="date" office:date-value="2016-08-18" calcext:value-type="date">
            <text:p>18/08/16</text:p>
          </table:table-cell>
          <table:table-cell office:value-type="float" office:value="754105" calcext:value-type="float">
            <text:p>754105</text:p>
          </table:table-cell>
          <table:table-cell table:formula="of:=([.B814]-[.B813])"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16-08-19" calcext:value-type="date">
            <text:p>19/08/16</text:p>
          </table:table-cell>
          <table:table-cell office:value-type="float" office:value="755080" calcext:value-type="float">
            <text:p>755080</text:p>
          </table:table-cell>
          <table:table-cell table:formula="of:=([.B815]-[.B814])"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16-08-20" calcext:value-type="date">
            <text:p>20/08/16</text:p>
          </table:table-cell>
          <table:table-cell office:value-type="float" office:value="755879" calcext:value-type="float">
            <text:p>755879</text:p>
          </table:table-cell>
          <table:table-cell table:formula="of:=([.B816]-[.B815])"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16-08-21" calcext:value-type="date">
            <text:p>21/08/16</text:p>
          </table:table-cell>
          <table:table-cell office:value-type="float" office:value="756819" calcext:value-type="float">
            <text:p>756819</text:p>
          </table:table-cell>
          <table:table-cell table:formula="of:=([.B817]-[.B816])" office:value-type="float" office:value="940" calcext:value-type="float">
            <text:p>940</text:p>
          </table:table-cell>
        </table:table-row>
        <table:table-row table:style-name="ro1">
          <table:table-cell office:value-type="date" office:date-value="2016-08-22" calcext:value-type="date">
            <text:p>22/08/16</text:p>
          </table:table-cell>
          <table:table-cell office:value-type="float" office:value="757823" calcext:value-type="float">
            <text:p>757823</text:p>
          </table:table-cell>
          <table:table-cell table:formula="of:=([.B818]-[.B817])" office:value-type="float" office:value="1004" calcext:value-type="float">
            <text:p>1004</text:p>
          </table:table-cell>
        </table:table-row>
        <table:table-row table:style-name="ro1">
          <table:table-cell office:value-type="date" office:date-value="2016-08-23" calcext:value-type="date">
            <text:p>23/08/16</text:p>
          </table:table-cell>
          <table:table-cell office:value-type="float" office:value="758491" calcext:value-type="float">
            <text:p>758491</text:p>
          </table:table-cell>
          <table:table-cell table:formula="of:=([.B819]-[.B818])"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16-08-24" calcext:value-type="date">
            <text:p>24/08/16</text:p>
          </table:table-cell>
          <table:table-cell office:value-type="float" office:value="759303" calcext:value-type="float">
            <text:p>759303</text:p>
          </table:table-cell>
          <table:table-cell table:formula="of:=([.B820]-[.B819])"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16-08-25" calcext:value-type="date">
            <text:p>25/08/16</text:p>
          </table:table-cell>
          <table:table-cell office:value-type="float" office:value="759884" calcext:value-type="float">
            <text:p>759884</text:p>
          </table:table-cell>
          <table:table-cell table:formula="of:=([.B821]-[.B820])"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16-08-26" calcext:value-type="date">
            <text:p>26/08/16</text:p>
          </table:table-cell>
          <table:table-cell office:value-type="float" office:value="760898" calcext:value-type="float">
            <text:p>760898</text:p>
          </table:table-cell>
          <table:table-cell table:formula="of:=([.B822]-[.B821])" office:value-type="float" office:value="1014" calcext:value-type="float">
            <text:p>1014</text:p>
          </table:table-cell>
        </table:table-row>
        <table:table-row table:style-name="ro1">
          <table:table-cell office:value-type="date" office:date-value="2016-08-27" calcext:value-type="date">
            <text:p>27/08/16</text:p>
          </table:table-cell>
          <table:table-cell office:value-type="float" office:value="761848" calcext:value-type="float">
            <text:p>761848</text:p>
          </table:table-cell>
          <table:table-cell table:formula="of:=([.B823]-[.B822])" office:value-type="float" office:value="950" calcext:value-type="float">
            <text:p>950</text:p>
          </table:table-cell>
        </table:table-row>
        <table:table-row table:style-name="ro1">
          <table:table-cell office:value-type="date" office:date-value="2016-08-28" calcext:value-type="date">
            <text:p>28/08/16</text:p>
          </table:table-cell>
          <table:table-cell office:value-type="float" office:value="762755" calcext:value-type="float">
            <text:p>762755</text:p>
          </table:table-cell>
          <table:table-cell table:formula="of:=([.B824]-[.B823])" office:value-type="float" office:value="907" calcext:value-type="float">
            <text:p>907</text:p>
          </table:table-cell>
        </table:table-row>
        <table:table-row table:style-name="ro1">
          <table:table-cell office:value-type="date" office:date-value="2016-08-29" calcext:value-type="date">
            <text:p>29/08/16</text:p>
          </table:table-cell>
          <table:table-cell office:value-type="float" office:value="763715" calcext:value-type="float">
            <text:p>763715</text:p>
          </table:table-cell>
          <table:table-cell table:formula="of:=([.B825]-[.B824])"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16-08-30" calcext:value-type="date">
            <text:p>30/08/16</text:p>
          </table:table-cell>
          <table:table-cell office:value-type="float" office:value="764678" calcext:value-type="float">
            <text:p>764678</text:p>
          </table:table-cell>
          <table:table-cell table:formula="of:=([.B826]-[.B825])" office:value-type="float" office:value="963" calcext:value-type="float">
            <text:p>963</text:p>
          </table:table-cell>
        </table:table-row>
        <table:table-row table:style-name="ro1">
          <table:table-cell office:value-type="date" office:date-value="2016-08-31" calcext:value-type="date">
            <text:p>31/08/16</text:p>
          </table:table-cell>
          <table:table-cell office:value-type="float" office:value="765614" calcext:value-type="float">
            <text:p>765614</text:p>
          </table:table-cell>
          <table:table-cell table:formula="of:=([.B827]-[.B826])" office:value-type="float" office:value="936" calcext:value-type="float">
            <text:p>936</text:p>
          </table:table-cell>
        </table:table-row>
        <table:table-row table:style-name="ro1">
          <table:table-cell office:value-type="date" office:date-value="2016-09-01" calcext:value-type="date">
            <text:p>01/09/16</text:p>
          </table:table-cell>
          <table:table-cell office:value-type="float" office:value="766526" calcext:value-type="float">
            <text:p>766526</text:p>
          </table:table-cell>
          <table:table-cell table:formula="of:=([.B828]-[.B827])" office:value-type="float" office:value="912" calcext:value-type="float">
            <text:p>912</text:p>
          </table:table-cell>
        </table:table-row>
        <table:table-row table:style-name="ro1">
          <table:table-cell office:value-type="date" office:date-value="2016-09-02" calcext:value-type="date">
            <text:p>02/09/16</text:p>
          </table:table-cell>
          <table:table-cell office:value-type="float" office:value="767431" calcext:value-type="float">
            <text:p>767431</text:p>
          </table:table-cell>
          <table:table-cell table:formula="of:=([.B829]-[.B828])" office:value-type="float" office:value="905" calcext:value-type="float">
            <text:p>905</text:p>
          </table:table-cell>
        </table:table-row>
        <table:table-row table:style-name="ro1">
          <table:table-cell office:value-type="date" office:date-value="2016-09-03" calcext:value-type="date">
            <text:p>03/09/16</text:p>
          </table:table-cell>
          <table:table-cell office:value-type="float" office:value="768467" calcext:value-type="float">
            <text:p>768467</text:p>
          </table:table-cell>
          <table:table-cell table:formula="of:=([.B830]-[.B829])" office:value-type="float" office:value="1036" calcext:value-type="float">
            <text:p>1036</text:p>
          </table:table-cell>
        </table:table-row>
        <table:table-row table:style-name="ro1">
          <table:table-cell office:value-type="date" office:date-value="2016-09-04" calcext:value-type="date">
            <text:p>04/09/16</text:p>
          </table:table-cell>
          <table:table-cell office:value-type="float" office:value="769397" calcext:value-type="float">
            <text:p>769397</text:p>
          </table:table-cell>
          <table:table-cell table:formula="of:=([.B831]-[.B830])" office:value-type="float" office:value="930" calcext:value-type="float">
            <text:p>930</text:p>
          </table:table-cell>
        </table:table-row>
        <table:table-row table:style-name="ro1">
          <table:table-cell office:value-type="date" office:date-value="2016-09-05" calcext:value-type="date">
            <text:p>05/09/16</text:p>
          </table:table-cell>
          <table:table-cell office:value-type="float" office:value="770337" calcext:value-type="float">
            <text:p>770337</text:p>
          </table:table-cell>
          <table:table-cell table:formula="of:=([.B832]-[.B831])" office:value-type="float" office:value="940" calcext:value-type="float">
            <text:p>940</text:p>
          </table:table-cell>
        </table:table-row>
        <table:table-row table:style-name="ro1">
          <table:table-cell office:value-type="date" office:date-value="2016-09-06" calcext:value-type="date">
            <text:p>06/09/16</text:p>
          </table:table-cell>
          <table:table-cell office:value-type="float" office:value="771330" calcext:value-type="float">
            <text:p>771330</text:p>
          </table:table-cell>
          <table:table-cell table:formula="of:=([.B833]-[.B832])" office:value-type="float" office:value="993" calcext:value-type="float">
            <text:p>993</text:p>
          </table:table-cell>
        </table:table-row>
        <table:table-row table:style-name="ro1">
          <table:table-cell office:value-type="date" office:date-value="2016-09-07" calcext:value-type="date">
            <text:p>07/09/16</text:p>
          </table:table-cell>
          <table:table-cell office:value-type="float" office:value="772272" calcext:value-type="float">
            <text:p>772272</text:p>
          </table:table-cell>
          <table:table-cell table:formula="of:=([.B834]-[.B833])" office:value-type="float" office:value="942" calcext:value-type="float">
            <text:p>942</text:p>
          </table:table-cell>
        </table:table-row>
        <table:table-row table:style-name="ro1">
          <table:table-cell office:value-type="date" office:date-value="2016-09-08" calcext:value-type="date">
            <text:p>08/09/16</text:p>
          </table:table-cell>
          <table:table-cell office:value-type="float" office:value="773166" calcext:value-type="float">
            <text:p>773166</text:p>
          </table:table-cell>
          <table:table-cell table:formula="of:=([.B835]-[.B834])" office:value-type="float" office:value="894" calcext:value-type="float">
            <text:p>894</text:p>
          </table:table-cell>
        </table:table-row>
        <table:table-row table:style-name="ro1">
          <table:table-cell office:value-type="date" office:date-value="2016-09-09" calcext:value-type="date">
            <text:p>09/09/16</text:p>
          </table:table-cell>
          <table:table-cell office:value-type="float" office:value="774080" calcext:value-type="float">
            <text:p>774080</text:p>
          </table:table-cell>
          <table:table-cell table:formula="of:=([.B836]-[.B835])" office:value-type="float" office:value="914" calcext:value-type="float">
            <text:p>914</text:p>
          </table:table-cell>
        </table:table-row>
        <table:table-row table:style-name="ro1">
          <table:table-cell office:value-type="date" office:date-value="2016-09-10" calcext:value-type="date">
            <text:p>10/09/16</text:p>
          </table:table-cell>
          <table:table-cell office:value-type="float" office:value="775029" calcext:value-type="float">
            <text:p>775029</text:p>
          </table:table-cell>
          <table:table-cell table:formula="of:=([.B837]-[.B836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6-09-11" calcext:value-type="date">
            <text:p>11/09/16</text:p>
          </table:table-cell>
          <table:table-cell office:value-type="float" office:value="776121" calcext:value-type="float">
            <text:p>776121</text:p>
          </table:table-cell>
          <table:table-cell table:formula="of:=([.B838]-[.B837])" office:value-type="float" office:value="1092" calcext:value-type="float">
            <text:p>1092</text:p>
          </table:table-cell>
        </table:table-row>
        <table:table-row table:style-name="ro1">
          <table:table-cell office:value-type="date" office:date-value="2016-09-12" calcext:value-type="date">
            <text:p>12/09/16</text:p>
          </table:table-cell>
          <table:table-cell office:value-type="float" office:value="777081" calcext:value-type="float">
            <text:p>777081</text:p>
          </table:table-cell>
          <table:table-cell table:formula="of:=([.B839]-[.B838])"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16-09-13" calcext:value-type="date">
            <text:p>13/09/16</text:p>
          </table:table-cell>
          <table:table-cell office:value-type="float" office:value="777982" calcext:value-type="float">
            <text:p>777982</text:p>
          </table:table-cell>
          <table:table-cell table:formula="of:=([.B840]-[.B839])" office:value-type="float" office:value="901" calcext:value-type="float">
            <text:p>901</text:p>
          </table:table-cell>
        </table:table-row>
        <table:table-row table:style-name="ro1">
          <table:table-cell office:value-type="date" office:date-value="2016-09-14" calcext:value-type="date">
            <text:p>14/09/16</text:p>
          </table:table-cell>
          <table:table-cell office:value-type="float" office:value="778939" calcext:value-type="float">
            <text:p>778939</text:p>
          </table:table-cell>
          <table:table-cell table:formula="of:=([.B841]-[.B840])" office:value-type="float" office:value="957" calcext:value-type="float">
            <text:p>957</text:p>
          </table:table-cell>
        </table:table-row>
        <table:table-row table:style-name="ro1">
          <table:table-cell office:value-type="date" office:date-value="2016-09-15" calcext:value-type="date">
            <text:p>15/09/16</text:p>
          </table:table-cell>
          <table:table-cell office:value-type="float" office:value="779852" calcext:value-type="float">
            <text:p>779852</text:p>
          </table:table-cell>
          <table:table-cell table:formula="of:=([.B842]-[.B841])" office:value-type="float" office:value="913" calcext:value-type="float">
            <text:p>913</text:p>
          </table:table-cell>
        </table:table-row>
        <table:table-row table:style-name="ro1">
          <table:table-cell office:value-type="date" office:date-value="2016-09-16" calcext:value-type="date">
            <text:p>16/09/16</text:p>
          </table:table-cell>
          <table:table-cell office:value-type="float" office:value="780642" calcext:value-type="float">
            <text:p>780642</text:p>
          </table:table-cell>
          <table:table-cell table:formula="of:=([.B843]-[.B842])"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16-09-17" calcext:value-type="date">
            <text:p>17/09/16</text:p>
          </table:table-cell>
          <table:table-cell office:value-type="float" office:value="781486" calcext:value-type="float">
            <text:p>781486</text:p>
          </table:table-cell>
          <table:table-cell table:formula="of:=([.B844]-[.B843])"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16-09-18" calcext:value-type="date">
            <text:p>18/09/16</text:p>
          </table:table-cell>
          <table:table-cell office:value-type="float" office:value="782379" calcext:value-type="float">
            <text:p>782379</text:p>
          </table:table-cell>
          <table:table-cell table:formula="of:=([.B845]-[.B844])" office:value-type="float" office:value="893" calcext:value-type="float">
            <text:p>893</text:p>
          </table:table-cell>
        </table:table-row>
        <table:table-row table:style-name="ro1">
          <table:table-cell office:value-type="date" office:date-value="2016-09-19" calcext:value-type="date">
            <text:p>19/09/16</text:p>
          </table:table-cell>
          <table:table-cell office:value-type="float" office:value="783227" calcext:value-type="float">
            <text:p>783227</text:p>
          </table:table-cell>
          <table:table-cell table:formula="of:=([.B846]-[.B845])"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16-09-20" calcext:value-type="date">
            <text:p>20/09/16</text:p>
          </table:table-cell>
          <table:table-cell office:value-type="float" office:value="783714" calcext:value-type="float">
            <text:p>783714</text:p>
          </table:table-cell>
          <table:table-cell table:formula="of:=([.B847]-[.B846])"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16-09-21" calcext:value-type="date">
            <text:p>21/09/16</text:p>
          </table:table-cell>
          <table:table-cell office:value-type="float" office:value="784224" calcext:value-type="float">
            <text:p>784224</text:p>
          </table:table-cell>
          <table:table-cell table:formula="of:=([.B848]-[.B847])"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16-09-22" calcext:value-type="date">
            <text:p>22/09/16</text:p>
          </table:table-cell>
          <table:table-cell office:value-type="float" office:value="784559" calcext:value-type="float">
            <text:p>784559</text:p>
          </table:table-cell>
          <table:table-cell table:formula="of:=([.B849]-[.B848])"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16-09-23" calcext:value-type="date">
            <text:p>23/09/16</text:p>
          </table:table-cell>
          <table:table-cell office:value-type="float" office:value="784793" calcext:value-type="float">
            <text:p>784793</text:p>
          </table:table-cell>
          <table:table-cell table:formula="of:=([.B850]-[.B849])"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16-09-24" calcext:value-type="date">
            <text:p>24/09/16</text:p>
          </table:table-cell>
          <table:table-cell office:value-type="float" office:value="785186" calcext:value-type="float">
            <text:p>785186</text:p>
          </table:table-cell>
          <table:table-cell table:formula="of:=([.B851]-[.B850])"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16-09-25" calcext:value-type="date">
            <text:p>25/09/16</text:p>
          </table:table-cell>
          <table:table-cell office:value-type="float" office:value="785703" calcext:value-type="float">
            <text:p>785703</text:p>
          </table:table-cell>
          <table:table-cell table:formula="of:=([.B852]-[.B851])"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16-09-26" calcext:value-type="date">
            <text:p>26/09/16</text:p>
          </table:table-cell>
          <table:table-cell office:value-type="float" office:value="785908" calcext:value-type="float">
            <text:p>785908</text:p>
          </table:table-cell>
          <table:table-cell table:formula="of:=([.B853]-[.B852])"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16-09-27" calcext:value-type="date">
            <text:p>27/09/16</text:p>
          </table:table-cell>
          <table:table-cell office:value-type="float" office:value="786131" calcext:value-type="float">
            <text:p>786131</text:p>
          </table:table-cell>
          <table:table-cell table:formula="of:=([.B854]-[.B853])"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16-09-28" calcext:value-type="date">
            <text:p>28/09/16</text:p>
          </table:table-cell>
          <table:table-cell office:value-type="float" office:value="786367" calcext:value-type="float">
            <text:p>786367</text:p>
          </table:table-cell>
          <table:table-cell table:formula="of:=([.B855]-[.B854])"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16-09-29" calcext:value-type="date">
            <text:p>29/09/16</text:p>
          </table:table-cell>
          <table:table-cell office:value-type="float" office:value="786676" calcext:value-type="float">
            <text:p>786676</text:p>
          </table:table-cell>
          <table:table-cell table:formula="of:=([.B856]-[.B855])" office:value-type="float" office:value="309" calcext:value-type="float">
            <text:p>309</text:p>
          </table:table-cell>
        </table:table-row>
        <table:table-row table:style-name="ro1">
          <table:table-cell office:value-type="date" office:date-value="2016-09-30" calcext:value-type="date">
            <text:p>30/09/16</text:p>
          </table:table-cell>
          <table:table-cell office:value-type="float" office:value="787450" calcext:value-type="float">
            <text:p>787450</text:p>
          </table:table-cell>
          <table:table-cell table:formula="of:=([.B857]-[.B856])" office:value-type="float" office:value="774" calcext:value-type="float">
            <text:p>774</text:p>
          </table:table-cell>
        </table:table-row>
        <table:table-row table:style-name="ro1">
          <table:table-cell office:value-type="date" office:date-value="2016-10-01" calcext:value-type="date">
            <text:p>01/10/16</text:p>
          </table:table-cell>
          <table:table-cell office:value-type="float" office:value="788058" calcext:value-type="float">
            <text:p>788058</text:p>
          </table:table-cell>
          <table:table-cell table:formula="of:=([.B858]-[.B857])" office:value-type="float" office:value="608" calcext:value-type="float">
            <text:p>608</text:p>
          </table:table-cell>
        </table:table-row>
        <table:table-row table:style-name="ro1">
          <table:table-cell office:value-type="date" office:date-value="2016-10-02" calcext:value-type="date">
            <text:p>02/10/16</text:p>
          </table:table-cell>
          <table:table-cell office:value-type="float" office:value="788624" calcext:value-type="float">
            <text:p>788624</text:p>
          </table:table-cell>
          <table:table-cell table:formula="of:=([.B859]-[.B858])"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16-10-03" calcext:value-type="date">
            <text:p>03/10/16</text:p>
          </table:table-cell>
          <table:table-cell office:value-type="float" office:value="789214" calcext:value-type="float">
            <text:p>789214</text:p>
          </table:table-cell>
          <table:table-cell table:formula="of:=([.B860]-[.B859])"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16-10-04" calcext:value-type="date">
            <text:p>04/10/16</text:p>
          </table:table-cell>
          <table:table-cell office:value-type="float" office:value="789870" calcext:value-type="float">
            <text:p>789870</text:p>
          </table:table-cell>
          <table:table-cell table:formula="of:=([.B861]-[.B860])"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16-10-05" calcext:value-type="date">
            <text:p>05/10/16</text:p>
          </table:table-cell>
          <table:table-cell office:value-type="float" office:value="790841" calcext:value-type="float">
            <text:p>790841</text:p>
          </table:table-cell>
          <table:table-cell table:formula="of:=([.B862]-[.B861])" office:value-type="float" office:value="971" calcext:value-type="float">
            <text:p>971</text:p>
          </table:table-cell>
        </table:table-row>
        <table:table-row table:style-name="ro1">
          <table:table-cell office:value-type="date" office:date-value="2016-10-06" calcext:value-type="date">
            <text:p>06/10/16</text:p>
          </table:table-cell>
          <table:table-cell office:value-type="float" office:value="791789" calcext:value-type="float">
            <text:p>791789</text:p>
          </table:table-cell>
          <table:table-cell table:formula="of:=([.B863]-[.B862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6-10-07" calcext:value-type="date">
            <text:p>07/10/16</text:p>
          </table:table-cell>
          <table:table-cell office:value-type="float" office:value="792706" calcext:value-type="float">
            <text:p>792706</text:p>
          </table:table-cell>
          <table:table-cell table:formula="of:=([.B864]-[.B863])" office:value-type="float" office:value="917" calcext:value-type="float">
            <text:p>917</text:p>
          </table:table-cell>
        </table:table-row>
        <table:table-row table:style-name="ro1">
          <table:table-cell office:value-type="date" office:date-value="2016-10-08" calcext:value-type="date">
            <text:p>08/10/16</text:p>
          </table:table-cell>
          <table:table-cell office:value-type="float" office:value="793683" calcext:value-type="float">
            <text:p>793683</text:p>
          </table:table-cell>
          <table:table-cell table:formula="of:=([.B865]-[.B864])" office:value-type="float" office:value="977" calcext:value-type="float">
            <text:p>977</text:p>
          </table:table-cell>
        </table:table-row>
        <table:table-row table:style-name="ro1">
          <table:table-cell office:value-type="date" office:date-value="2016-10-09" calcext:value-type="date">
            <text:p>09/10/16</text:p>
          </table:table-cell>
          <table:table-cell office:value-type="float" office:value="794632" calcext:value-type="float">
            <text:p>794632</text:p>
          </table:table-cell>
          <table:table-cell table:formula="of:=([.B866]-[.B865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6-10-10" calcext:value-type="date">
            <text:p>10/10/16</text:p>
          </table:table-cell>
          <table:table-cell office:value-type="float" office:value="795485" calcext:value-type="float">
            <text:p>795485</text:p>
          </table:table-cell>
          <table:table-cell table:formula="of:=([.B867]-[.B866])" office:value-type="float" office:value="853" calcext:value-type="float">
            <text:p>853</text:p>
          </table:table-cell>
        </table:table-row>
        <table:table-row table:style-name="ro1">
          <table:table-cell office:value-type="date" office:date-value="2016-10-11" calcext:value-type="date">
            <text:p>11/10/16</text:p>
          </table:table-cell>
          <table:table-cell office:value-type="float" office:value="796263" calcext:value-type="float">
            <text:p>796263</text:p>
          </table:table-cell>
          <table:table-cell table:formula="of:=([.B868]-[.B867])"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16-10-12" calcext:value-type="date">
            <text:p>12/10/16</text:p>
          </table:table-cell>
          <table:table-cell office:value-type="float" office:value="797132" calcext:value-type="float">
            <text:p>797132</text:p>
          </table:table-cell>
          <table:table-cell table:formula="of:=([.B869]-[.B868])"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16-10-13" calcext:value-type="date">
            <text:p>13/10/16</text:p>
          </table:table-cell>
          <table:table-cell office:value-type="float" office:value="798056" calcext:value-type="float">
            <text:p>798056</text:p>
          </table:table-cell>
          <table:table-cell table:formula="of:=([.B870]-[.B869])" office:value-type="float" office:value="924" calcext:value-type="float">
            <text:p>924</text:p>
          </table:table-cell>
        </table:table-row>
        <table:table-row table:style-name="ro1">
          <table:table-cell office:value-type="date" office:date-value="2016-10-14" calcext:value-type="date">
            <text:p>14/10/16</text:p>
          </table:table-cell>
          <table:table-cell office:value-type="float" office:value="799024" calcext:value-type="float">
            <text:p>799024</text:p>
          </table:table-cell>
          <table:table-cell table:formula="of:=([.B871]-[.B870])" office:value-type="float" office:value="968" calcext:value-type="float">
            <text:p>968</text:p>
          </table:table-cell>
        </table:table-row>
        <table:table-row table:style-name="ro1">
          <table:table-cell office:value-type="date" office:date-value="2016-10-15" calcext:value-type="date">
            <text:p>15/10/16</text:p>
          </table:table-cell>
          <table:table-cell office:value-type="float" office:value="799973" calcext:value-type="float">
            <text:p>799973</text:p>
          </table:table-cell>
          <table:table-cell table:formula="of:=([.B872]-[.B871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6-10-16" calcext:value-type="date">
            <text:p>16/10/16</text:p>
          </table:table-cell>
          <table:table-cell office:value-type="float" office:value="800863" calcext:value-type="float">
            <text:p>800863</text:p>
          </table:table-cell>
          <table:table-cell table:formula="of:=([.B873]-[.B872])" office:value-type="float" office:value="890" calcext:value-type="float">
            <text:p>890</text:p>
          </table:table-cell>
        </table:table-row>
        <table:table-row table:style-name="ro1">
          <table:table-cell office:value-type="date" office:date-value="2016-10-17" calcext:value-type="date">
            <text:p>17/10/16</text:p>
          </table:table-cell>
          <table:table-cell office:value-type="float" office:value="801066" calcext:value-type="float">
            <text:p>801066</text:p>
          </table:table-cell>
          <table:table-cell table:formula="of:=([.B874]-[.B873])"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16-10-18" calcext:value-type="date">
            <text:p>18/10/16</text:p>
          </table:table-cell>
          <table:table-cell office:value-type="float" office:value="801319" calcext:value-type="float">
            <text:p>801319</text:p>
          </table:table-cell>
          <table:table-cell table:formula="of:=([.B875]-[.B874])"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16-10-19" calcext:value-type="date">
            <text:p>19/10/16</text:p>
          </table:table-cell>
          <table:table-cell office:value-type="float" office:value="801622" calcext:value-type="float">
            <text:p>801622</text:p>
          </table:table-cell>
          <table:table-cell table:formula="of:=([.B876]-[.B875])"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16-10-20" calcext:value-type="date">
            <text:p>20/10/16</text:p>
          </table:table-cell>
          <table:table-cell office:value-type="float" office:value="801906" calcext:value-type="float">
            <text:p>801906</text:p>
          </table:table-cell>
          <table:table-cell table:formula="of:=([.B877]-[.B876])"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16-10-21" calcext:value-type="date">
            <text:p>21/10/16</text:p>
          </table:table-cell>
          <table:table-cell office:value-type="float" office:value="802327" calcext:value-type="float">
            <text:p>802327</text:p>
          </table:table-cell>
          <table:table-cell table:formula="of:=([.B878]-[.B877])"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16-10-22" calcext:value-type="date">
            <text:p>22/10/16</text:p>
          </table:table-cell>
          <table:table-cell office:value-type="float" office:value="802700" calcext:value-type="float">
            <text:p>802700</text:p>
          </table:table-cell>
          <table:table-cell table:formula="of:=([.B879]-[.B878])"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16-10-23" calcext:value-type="date">
            <text:p>23/10/16</text:p>
          </table:table-cell>
          <table:table-cell office:value-type="float" office:value="803112" calcext:value-type="float">
            <text:p>803112</text:p>
          </table:table-cell>
          <table:table-cell table:formula="of:=([.B880]-[.B879])"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16-10-24" calcext:value-type="date">
            <text:p>24/10/16</text:p>
          </table:table-cell>
          <table:table-cell office:value-type="float" office:value="803504" calcext:value-type="float">
            <text:p>803504</text:p>
          </table:table-cell>
          <table:table-cell table:formula="of:=([.B881]-[.B880])"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16-10-25" calcext:value-type="date">
            <text:p>25/10/16</text:p>
          </table:table-cell>
          <table:table-cell office:value-type="float" office:value="803783" calcext:value-type="float">
            <text:p>803783</text:p>
          </table:table-cell>
          <table:table-cell table:formula="of:=([.B882]-[.B881])"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16-10-26" calcext:value-type="date">
            <text:p>26/10/16</text:p>
          </table:table-cell>
          <table:table-cell office:value-type="float" office:value="804012" calcext:value-type="float">
            <text:p>804012</text:p>
          </table:table-cell>
          <table:table-cell table:formula="of:=([.B883]-[.B882])"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16-10-27" calcext:value-type="date">
            <text:p>27/10/16</text:p>
          </table:table-cell>
          <table:table-cell office:value-type="float" office:value="804258" calcext:value-type="float">
            <text:p>804258</text:p>
          </table:table-cell>
          <table:table-cell table:formula="of:=([.B884]-[.B883])"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16-10-28" calcext:value-type="date">
            <text:p>28/10/16</text:p>
          </table:table-cell>
          <table:table-cell office:value-type="float" office:value="804530" calcext:value-type="float">
            <text:p>804530</text:p>
          </table:table-cell>
          <table:table-cell table:formula="of:=([.B885]-[.B884])"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16-10-29" calcext:value-type="date">
            <text:p>29/10/16</text:p>
          </table:table-cell>
          <table:table-cell office:value-type="float" office:value="804798" calcext:value-type="float">
            <text:p>804798</text:p>
          </table:table-cell>
          <table:table-cell table:formula="of:=([.B886]-[.B885])"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16-10-30" calcext:value-type="date">
            <text:p>30/10/16</text:p>
          </table:table-cell>
          <table:table-cell office:value-type="float" office:value="805091" calcext:value-type="float">
            <text:p>805091</text:p>
          </table:table-cell>
          <table:table-cell table:formula="of:=([.B887]-[.B886])"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16-10-31" calcext:value-type="date">
            <text:p>31/10/16</text:p>
          </table:table-cell>
          <table:table-cell office:value-type="float" office:value="805364" calcext:value-type="float">
            <text:p>805364</text:p>
          </table:table-cell>
          <table:table-cell table:formula="of:=([.B888]-[.B887])"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16-11-01" calcext:value-type="date">
            <text:p>01/11/16</text:p>
          </table:table-cell>
          <table:table-cell office:value-type="float" office:value="805610" calcext:value-type="float">
            <text:p>805610</text:p>
          </table:table-cell>
          <table:table-cell table:formula="of:=([.B889]-[.B888])"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16-11-02" calcext:value-type="date">
            <text:p>02/11/16</text:p>
          </table:table-cell>
          <table:table-cell office:value-type="float" office:value="805871" calcext:value-type="float">
            <text:p>805871</text:p>
          </table:table-cell>
          <table:table-cell table:formula="of:=([.B890]-[.B889])"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16-11-03" calcext:value-type="date">
            <text:p>03/11/16</text:p>
          </table:table-cell>
          <table:table-cell office:value-type="float" office:value="806164" calcext:value-type="float">
            <text:p>806164</text:p>
          </table:table-cell>
          <table:table-cell table:formula="of:=([.B891]-[.B890])"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float" office:value="806415" calcext:value-type="float">
            <text:p>806415</text:p>
          </table:table-cell>
          <table:table-cell table:formula="of:=([.B892]-[.B891])"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16-11-05" calcext:value-type="date">
            <text:p>05/11/16</text:p>
          </table:table-cell>
          <table:table-cell office:value-type="float" office:value="806654" calcext:value-type="float">
            <text:p>806654</text:p>
          </table:table-cell>
          <table:table-cell table:formula="of:=([.B893]-[.B892])"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16-11-06" calcext:value-type="date">
            <text:p>06/11/16</text:p>
          </table:table-cell>
          <table:table-cell office:value-type="float" office:value="806945" calcext:value-type="float">
            <text:p>806945</text:p>
          </table:table-cell>
          <table:table-cell table:formula="of:=([.B894]-[.B893])"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16-11-07" calcext:value-type="date">
            <text:p>07/11/16</text:p>
          </table:table-cell>
          <table:table-cell office:value-type="float" office:value="807068" calcext:value-type="float">
            <text:p>807068</text:p>
          </table:table-cell>
          <table:table-cell table:formula="of:=([.B895]-[.B894])"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16-11-08" calcext:value-type="date">
            <text:p>08/11/16</text:p>
          </table:table-cell>
          <table:table-cell office:value-type="float" office:value="807196" calcext:value-type="float">
            <text:p>807196</text:p>
          </table:table-cell>
          <table:table-cell table:formula="of:=([.B896]-[.B895])"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16-11-09" calcext:value-type="date">
            <text:p>09/11/16</text:p>
          </table:table-cell>
          <table:table-cell office:value-type="float" office:value="807487" calcext:value-type="float">
            <text:p>807487</text:p>
          </table:table-cell>
          <table:table-cell table:formula="of:=([.B897]-[.B896])"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16-11-10" calcext:value-type="date">
            <text:p>10/11/16</text:p>
          </table:table-cell>
          <table:table-cell office:value-type="float" office:value="807788" calcext:value-type="float">
            <text:p>807788</text:p>
          </table:table-cell>
          <table:table-cell table:formula="of:=([.B898]-[.B897])"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16-11-11" calcext:value-type="date">
            <text:p>11/11/16</text:p>
          </table:table-cell>
          <table:table-cell office:value-type="float" office:value="808196" calcext:value-type="float">
            <text:p>808196</text:p>
          </table:table-cell>
          <table:table-cell table:formula="of:=([.B899]-[.B898])"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16-11-12" calcext:value-type="date">
            <text:p>12/11/16</text:p>
          </table:table-cell>
          <table:table-cell office:value-type="float" office:value="808880" calcext:value-type="float">
            <text:p>808880</text:p>
          </table:table-cell>
          <table:table-cell table:formula="of:=([.B900]-[.B899])"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16-11-13" calcext:value-type="date">
            <text:p>13/11/16</text:p>
          </table:table-cell>
          <table:table-cell office:value-type="float" office:value="809681" calcext:value-type="float">
            <text:p>809681</text:p>
          </table:table-cell>
          <table:table-cell table:formula="of:=([.B901]-[.B900])"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16-11-14" calcext:value-type="date">
            <text:p>14/11/16</text:p>
          </table:table-cell>
          <table:table-cell office:value-type="float" office:value="810566" calcext:value-type="float">
            <text:p>810566</text:p>
          </table:table-cell>
          <table:table-cell table:formula="of:=([.B902]-[.B901])"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16-11-15" calcext:value-type="date">
            <text:p>15/11/16</text:p>
          </table:table-cell>
          <table:table-cell office:value-type="float" office:value="811518" calcext:value-type="float">
            <text:p>811518</text:p>
          </table:table-cell>
          <table:table-cell table:formula="of:=([.B903]-[.B902])"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16-11-16" calcext:value-type="date">
            <text:p>16/11/16</text:p>
          </table:table-cell>
          <table:table-cell office:value-type="float" office:value="812527" calcext:value-type="float">
            <text:p>812527</text:p>
          </table:table-cell>
          <table:table-cell table:formula="of:=([.B904]-[.B903])" office:value-type="float" office:value="1009" calcext:value-type="float">
            <text:p>1009</text:p>
          </table:table-cell>
        </table:table-row>
        <table:table-row table:style-name="ro1">
          <table:table-cell office:value-type="date" office:date-value="2016-11-17" calcext:value-type="date">
            <text:p>17/11/16</text:p>
          </table:table-cell>
          <table:table-cell office:value-type="float" office:value="813487" calcext:value-type="float">
            <text:p>813487</text:p>
          </table:table-cell>
          <table:table-cell table:formula="of:=([.B905]-[.B904])"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16-11-18" calcext:value-type="date">
            <text:p>18/11/16</text:p>
          </table:table-cell>
          <table:table-cell office:value-type="float" office:value="814593" calcext:value-type="float">
            <text:p>814593</text:p>
          </table:table-cell>
          <table:table-cell table:formula="of:=([.B906]-[.B905])" office:value-type="float" office:value="1106" calcext:value-type="float">
            <text:p>1106</text:p>
          </table:table-cell>
        </table:table-row>
        <table:table-row table:style-name="ro1">
          <table:table-cell office:value-type="date" office:date-value="2016-11-19" calcext:value-type="date">
            <text:p>19/11/16</text:p>
          </table:table-cell>
          <table:table-cell office:value-type="float" office:value="815529" calcext:value-type="float">
            <text:p>815529</text:p>
          </table:table-cell>
          <table:table-cell table:formula="of:=([.B907]-[.B906])" office:value-type="float" office:value="936" calcext:value-type="float">
            <text:p>936</text:p>
          </table:table-cell>
        </table:table-row>
        <table:table-row table:style-name="ro1">
          <table:table-cell office:value-type="date" office:date-value="2016-11-20" calcext:value-type="date">
            <text:p>20/11/16</text:p>
          </table:table-cell>
          <table:table-cell office:value-type="float" office:value="816437" calcext:value-type="float">
            <text:p>816437</text:p>
          </table:table-cell>
          <table:table-cell table:formula="of:=([.B908]-[.B907])" office:value-type="float" office:value="908" calcext:value-type="float">
            <text:p>908</text:p>
          </table:table-cell>
        </table:table-row>
        <table:table-row table:style-name="ro1">
          <table:table-cell office:value-type="date" office:date-value="2016-11-21" calcext:value-type="date">
            <text:p>21/11/16</text:p>
          </table:table-cell>
          <table:table-cell office:value-type="float" office:value="817371" calcext:value-type="float">
            <text:p>817371</text:p>
          </table:table-cell>
          <table:table-cell table:formula="of:=([.B909]-[.B908])" office:value-type="float" office:value="934" calcext:value-type="float">
            <text:p>934</text:p>
          </table:table-cell>
        </table:table-row>
        <table:table-row table:style-name="ro1">
          <table:table-cell office:value-type="date" office:date-value="2016-11-22" calcext:value-type="date">
            <text:p>22/11/16</text:p>
          </table:table-cell>
          <table:table-cell office:value-type="float" office:value="818288" calcext:value-type="float">
            <text:p>818288</text:p>
          </table:table-cell>
          <table:table-cell table:formula="of:=([.B910]-[.B909])" office:value-type="float" office:value="917" calcext:value-type="float">
            <text:p>917</text:p>
          </table:table-cell>
        </table:table-row>
        <table:table-row table:style-name="ro1">
          <table:table-cell office:value-type="date" office:date-value="2016-11-23" calcext:value-type="date">
            <text:p>23/11/16</text:p>
          </table:table-cell>
          <table:table-cell office:value-type="float" office:value="819248" calcext:value-type="float">
            <text:p>819248</text:p>
          </table:table-cell>
          <table:table-cell table:formula="of:=([.B911]-[.B910])"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16-11-24" calcext:value-type="date">
            <text:p>24/11/16</text:p>
          </table:table-cell>
          <table:table-cell office:value-type="float" office:value="820153" calcext:value-type="float">
            <text:p>820153</text:p>
          </table:table-cell>
          <table:table-cell table:formula="of:=([.B912]-[.B911])" office:value-type="float" office:value="905" calcext:value-type="float">
            <text:p>905</text:p>
          </table:table-cell>
        </table:table-row>
        <table:table-row table:style-name="ro1">
          <table:table-cell office:value-type="date" office:date-value="2016-11-25" calcext:value-type="date">
            <text:p>25/11/16</text:p>
          </table:table-cell>
          <table:table-cell office:value-type="float" office:value="821078" calcext:value-type="float">
            <text:p>821078</text:p>
          </table:table-cell>
          <table:table-cell table:formula="of:=([.B913]-[.B912])" office:value-type="float" office:value="925" calcext:value-type="float">
            <text:p>925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float" office:value="822154" calcext:value-type="float">
            <text:p>822154</text:p>
          </table:table-cell>
          <table:table-cell table:formula="of:=([.B914]-[.B913])" office:value-type="float" office:value="1076" calcext:value-type="float">
            <text:p>1076</text:p>
          </table:table-cell>
        </table:table-row>
        <table:table-row table:style-name="ro1">
          <table:table-cell office:value-type="date" office:date-value="2016-11-27" calcext:value-type="date">
            <text:p>27/11/16</text:p>
          </table:table-cell>
          <table:table-cell office:value-type="float" office:value="822984" calcext:value-type="float">
            <text:p>822984</text:p>
          </table:table-cell>
          <table:table-cell table:formula="of:=([.B915]-[.B914])"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16-11-28" calcext:value-type="date">
            <text:p>28/11/16</text:p>
          </table:table-cell>
          <table:table-cell office:value-type="float" office:value="823920" calcext:value-type="float">
            <text:p>823920</text:p>
          </table:table-cell>
          <table:table-cell table:formula="of:=([.B916]-[.B915])" office:value-type="float" office:value="936" calcext:value-type="float">
            <text:p>936</text:p>
          </table:table-cell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float" office:value="824921" calcext:value-type="float">
            <text:p>824921</text:p>
          </table:table-cell>
          <table:table-cell table:formula="of:=([.B917]-[.B916])" office:value-type="float" office:value="1001" calcext:value-type="float">
            <text:p>1001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float" office:value="825953" calcext:value-type="float">
            <text:p>825953</text:p>
          </table:table-cell>
          <table:table-cell table:formula="of:=([.B918]-[.B917])" office:value-type="float" office:value="1032" calcext:value-type="float">
            <text:p>1032</text:p>
          </table:table-cell>
        </table:table-row>
        <table:table-row table:style-name="ro1">
          <table:table-cell office:value-type="date" office:date-value="2016-12-01" calcext:value-type="date">
            <text:p>01/12/16</text:p>
          </table:table-cell>
          <table:table-cell office:value-type="float" office:value="826911" calcext:value-type="float">
            <text:p>826911</text:p>
          </table:table-cell>
          <table:table-cell table:formula="of:=([.B919]-[.B918])" office:value-type="float" office:value="958" calcext:value-type="float">
            <text:p>958</text:p>
          </table:table-cell>
        </table:table-row>
        <table:table-row table:style-name="ro1">
          <table:table-cell office:value-type="date" office:date-value="2016-12-02" calcext:value-type="date">
            <text:p>02/12/16</text:p>
          </table:table-cell>
          <table:table-cell office:value-type="float" office:value="827741" calcext:value-type="float">
            <text:p>827741</text:p>
          </table:table-cell>
          <table:table-cell table:formula="of:=([.B920]-[.B919])"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float" office:value="828737" calcext:value-type="float">
            <text:p>828737</text:p>
          </table:table-cell>
          <table:table-cell table:formula="of:=([.B921]-[.B920])" office:value-type="float" office:value="996" calcext:value-type="float">
            <text:p>996</text:p>
          </table:table-cell>
        </table:table-row>
        <table:table-row table:style-name="ro1">
          <table:table-cell office:value-type="date" office:date-value="2016-12-04" calcext:value-type="date">
            <text:p>04/12/16</text:p>
          </table:table-cell>
          <table:table-cell office:value-type="float" office:value="829692" calcext:value-type="float">
            <text:p>829692</text:p>
          </table:table-cell>
          <table:table-cell table:formula="of:=([.B922]-[.B921])" office:value-type="float" office:value="955" calcext:value-type="float">
            <text:p>955</text:p>
          </table:table-cell>
        </table:table-row>
        <table:table-row table:style-name="ro1">
          <table:table-cell office:value-type="date" office:date-value="2016-12-05" calcext:value-type="date">
            <text:p>05/12/16</text:p>
          </table:table-cell>
          <table:table-cell office:value-type="float" office:value="830738" calcext:value-type="float">
            <text:p>830738</text:p>
          </table:table-cell>
          <table:table-cell table:formula="of:=([.B923]-[.B922])" office:value-type="float" office:value="1046" calcext:value-type="float">
            <text:p>1046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float" office:value="831642" calcext:value-type="float">
            <text:p>831642</text:p>
          </table:table-cell>
          <table:table-cell table:formula="of:=([.B924]-[.B923])" office:value-type="float" office:value="904" calcext:value-type="float">
            <text:p>904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float" office:value="832494" calcext:value-type="float">
            <text:p>832494</text:p>
          </table:table-cell>
          <table:table-cell table:formula="of:=([.B925]-[.B924])"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16-12-08" calcext:value-type="date">
            <text:p>08/12/16</text:p>
          </table:table-cell>
          <table:table-cell office:value-type="float" office:value="833569" calcext:value-type="float">
            <text:p>833569</text:p>
          </table:table-cell>
          <table:table-cell table:formula="of:=([.B926]-[.B925])" office:value-type="float" office:value="1075" calcext:value-type="float">
            <text:p>1075</text:p>
          </table:table-cell>
        </table:table-row>
        <table:table-row table:style-name="ro1">
          <table:table-cell office:value-type="date" office:date-value="2016-12-09" calcext:value-type="date">
            <text:p>09/12/16</text:p>
          </table:table-cell>
          <table:table-cell office:value-type="float" office:value="834533" calcext:value-type="float">
            <text:p>834533</text:p>
          </table:table-cell>
          <table:table-cell table:formula="of:=([.B927]-[.B926])" office:value-type="float" office:value="964" calcext:value-type="float">
            <text:p>964</text:p>
          </table:table-cell>
        </table:table-row>
        <table:table-row table:style-name="ro1">
          <table:table-cell office:value-type="date" office:date-value="2016-12-10" calcext:value-type="date">
            <text:p>10/12/16</text:p>
          </table:table-cell>
          <table:table-cell office:value-type="float" office:value="835333" calcext:value-type="float">
            <text:p>835333</text:p>
          </table:table-cell>
          <table:table-cell table:formula="of:=([.B928]-[.B927])"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16-12-11" calcext:value-type="date">
            <text:p>11/12/16</text:p>
          </table:table-cell>
          <table:table-cell office:value-type="float" office:value="836286" calcext:value-type="float">
            <text:p>836286</text:p>
          </table:table-cell>
          <table:table-cell table:formula="of:=([.B929]-[.B928])" office:value-type="float" office:value="953" calcext:value-type="float">
            <text:p>953</text:p>
          </table:table-cell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float" office:value="837361" calcext:value-type="float">
            <text:p>837361</text:p>
          </table:table-cell>
          <table:table-cell table:formula="of:=([.B930]-[.B929])" office:value-type="float" office:value="1075" calcext:value-type="float">
            <text:p>1075</text:p>
          </table:table-cell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float" office:value="838191" calcext:value-type="float">
            <text:p>838191</text:p>
          </table:table-cell>
          <table:table-cell table:formula="of:=([.B931]-[.B930])"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16-12-14" calcext:value-type="date">
            <text:p>14/12/16</text:p>
          </table:table-cell>
          <table:table-cell office:value-type="float" office:value="839201" calcext:value-type="float">
            <text:p>839201</text:p>
          </table:table-cell>
          <table:table-cell table:formula="of:=([.B932]-[.B931])" office:value-type="float" office:value="1010" calcext:value-type="float">
            <text:p>1010</text:p>
          </table:table-cell>
        </table:table-row>
        <table:table-row table:style-name="ro1">
          <table:table-cell office:value-type="date" office:date-value="2016-12-15" calcext:value-type="date">
            <text:p>15/12/16</text:p>
          </table:table-cell>
          <table:table-cell office:value-type="float" office:value="840133" calcext:value-type="float">
            <text:p>840133</text:p>
          </table:table-cell>
          <table:table-cell table:formula="of:=([.B933]-[.B932])" office:value-type="float" office:value="932" calcext:value-type="float">
            <text:p>932</text:p>
          </table:table-cell>
        </table:table-row>
        <table:table-row table:style-name="ro1">
          <table:table-cell office:value-type="date" office:date-value="2016-12-16" calcext:value-type="date">
            <text:p>16/12/16</text:p>
          </table:table-cell>
          <table:table-cell office:value-type="float" office:value="841088" calcext:value-type="float">
            <text:p>841088</text:p>
          </table:table-cell>
          <table:table-cell table:formula="of:=([.B934]-[.B933])" office:value-type="float" office:value="955" calcext:value-type="float">
            <text:p>955</text:p>
          </table:table-cell>
        </table:table-row>
        <table:table-row table:style-name="ro1">
          <table:table-cell office:value-type="date" office:date-value="2016-12-17" calcext:value-type="date">
            <text:p>17/12/16</text:p>
          </table:table-cell>
          <table:table-cell office:value-type="float" office:value="842060" calcext:value-type="float">
            <text:p>842060</text:p>
          </table:table-cell>
          <table:table-cell table:formula="of:=([.B935]-[.B934])" office:value-type="float" office:value="972" calcext:value-type="float">
            <text:p>972</text:p>
          </table:table-cell>
        </table:table-row>
        <table:table-row table:style-name="ro1">
          <table:table-cell office:value-type="date" office:date-value="2016-12-18" calcext:value-type="date">
            <text:p>18/12/16</text:p>
          </table:table-cell>
          <table:table-cell office:value-type="float" office:value="843038" calcext:value-type="float">
            <text:p>843038</text:p>
          </table:table-cell>
          <table:table-cell table:formula="of:=([.B936]-[.B935])" office:value-type="float" office:value="978" calcext:value-type="float">
            <text:p>978</text:p>
          </table:table-cell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float" office:value="844085" calcext:value-type="float">
            <text:p>844085</text:p>
          </table:table-cell>
          <table:table-cell table:formula="of:=([.B937]-[.B936])" office:value-type="float" office:value="1047" calcext:value-type="float">
            <text:p>1047</text:p>
          </table:table-cell>
        </table:table-row>
        <table:table-row table:style-name="ro1">
          <table:table-cell office:value-type="date" office:date-value="2016-12-20" calcext:value-type="date">
            <text:p>20/12/16</text:p>
          </table:table-cell>
          <table:table-cell office:value-type="float" office:value="845175" calcext:value-type="float">
            <text:p>845175</text:p>
          </table:table-cell>
          <table:table-cell table:formula="of:=([.B938]-[.B937])"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16-12-21" calcext:value-type="date">
            <text:p>21/12/16</text:p>
          </table:table-cell>
          <table:table-cell office:value-type="float" office:value="846301" calcext:value-type="float">
            <text:p>846301</text:p>
          </table:table-cell>
          <table:table-cell table:formula="of:=([.B939]-[.B938])" office:value-type="float" office:value="1126" calcext:value-type="float">
            <text:p>1126</text:p>
          </table:table-cell>
        </table:table-row>
        <table:table-row table:style-name="ro1">
          <table:table-cell office:value-type="date" office:date-value="2016-12-22" calcext:value-type="date">
            <text:p>22/12/16</text:p>
          </table:table-cell>
          <table:table-cell office:value-type="float" office:value="847364" calcext:value-type="float">
            <text:p>847364</text:p>
          </table:table-cell>
          <table:table-cell table:formula="of:=([.B940]-[.B939])" office:value-type="float" office:value="1063" calcext:value-type="float">
            <text:p>1063</text:p>
          </table:table-cell>
        </table:table-row>
        <table:table-row table:style-name="ro1">
          <table:table-cell office:value-type="date" office:date-value="2016-12-23" calcext:value-type="date">
            <text:p>23/12/16</text:p>
          </table:table-cell>
          <table:table-cell office:value-type="float" office:value="848381" calcext:value-type="float">
            <text:p>848381</text:p>
          </table:table-cell>
          <table:table-cell table:formula="of:=([.B941]-[.B940])" office:value-type="float" office:value="1017" calcext:value-type="float">
            <text:p>1017</text:p>
          </table:table-cell>
        </table:table-row>
        <table:table-row table:style-name="ro1">
          <table:table-cell office:value-type="date" office:date-value="2016-12-24" calcext:value-type="date">
            <text:p>24/12/16</text:p>
          </table:table-cell>
          <table:table-cell office:value-type="float" office:value="849400" calcext:value-type="float">
            <text:p>849400</text:p>
          </table:table-cell>
          <table:table-cell table:formula="of:=([.B942]-[.B941])" office:value-type="float" office:value="1019" calcext:value-type="float">
            <text:p>1019</text:p>
          </table:table-cell>
        </table:table-row>
        <table:table-row table:style-name="ro1">
          <table:table-cell office:value-type="date" office:date-value="2016-12-25" calcext:value-type="date">
            <text:p>25/12/16</text:p>
          </table:table-cell>
          <table:table-cell office:value-type="float" office:value="850383" calcext:value-type="float">
            <text:p>850383</text:p>
          </table:table-cell>
          <table:table-cell table:formula="of:=([.B943]-[.B942])" office:value-type="float" office:value="983" calcext:value-type="float">
            <text:p>983</text:p>
          </table:table-cell>
        </table:table-row>
        <table:table-row table:style-name="ro1">
          <table:table-cell office:value-type="date" office:date-value="2016-12-26" calcext:value-type="date">
            <text:p>26/12/16</text:p>
          </table:table-cell>
          <table:table-cell office:value-type="float" office:value="851376" calcext:value-type="float">
            <text:p>851376</text:p>
          </table:table-cell>
          <table:table-cell table:formula="of:=([.B944]-[.B943])" office:value-type="float" office:value="993" calcext:value-type="float">
            <text:p>993</text:p>
          </table:table-cell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float" office:value="852445" calcext:value-type="float">
            <text:p>852445</text:p>
          </table:table-cell>
          <table:table-cell table:formula="of:=([.B945]-[.B944])" office:value-type="float" office:value="1069" calcext:value-type="float">
            <text:p>1069</text:p>
          </table:table-cell>
        </table:table-row>
        <table:table-row table:style-name="ro1">
          <table:table-cell office:value-type="date" office:date-value="2016-12-28" calcext:value-type="date">
            <text:p>28/12/16</text:p>
          </table:table-cell>
          <table:table-cell office:value-type="float" office:value="853449" calcext:value-type="float">
            <text:p>853449</text:p>
          </table:table-cell>
          <table:table-cell table:formula="of:=([.B946]-[.B945])" office:value-type="float" office:value="1004" calcext:value-type="float">
            <text:p>1004</text:p>
          </table:table-cell>
        </table:table-row>
        <table:table-row table:style-name="ro1">
          <table:table-cell office:value-type="date" office:date-value="2016-12-29" calcext:value-type="date">
            <text:p>29/12/16</text:p>
          </table:table-cell>
          <table:table-cell office:value-type="float" office:value="854464" calcext:value-type="float">
            <text:p>854464</text:p>
          </table:table-cell>
          <table:table-cell table:formula="of:=([.B947]-[.B946])" office:value-type="float" office:value="1015" calcext:value-type="float">
            <text:p>1015</text:p>
          </table:table-cell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float" office:value="855508" calcext:value-type="float">
            <text:p>855508</text:p>
          </table:table-cell>
          <table:table-cell table:formula="of:=([.B948]-[.B947])" office:value-type="float" office:value="1044" calcext:value-type="float">
            <text:p>1044</text:p>
          </table:table-cell>
        </table:table-row>
        <table:table-row table:style-name="ro1">
          <table:table-cell office:value-type="date" office:date-value="2016-12-31" calcext:value-type="date">
            <text:p>31/12/16</text:p>
          </table:table-cell>
          <table:table-cell office:value-type="float" office:value="856587" calcext:value-type="float">
            <text:p>856587</text:p>
          </table:table-cell>
          <table:table-cell table:formula="of:=([.B949]-[.B948])" office:value-type="float" office:value="1079" calcext:value-type="float">
            <text:p>1079</text:p>
          </table:table-cell>
        </table:table-row>
        <table:table-row table:style-name="ro1">
          <table:table-cell office:value-type="date" office:date-value="2017-01-01" calcext:value-type="date">
            <text:p>01/01/17</text:p>
          </table:table-cell>
          <table:table-cell office:value-type="float" office:value="857592" calcext:value-type="float">
            <text:p>857592</text:p>
          </table:table-cell>
          <table:table-cell table:formula="of:=([.B950]-[.B949])" office:value-type="float" office:value="1005" calcext:value-type="float">
            <text:p>1005</text:p>
          </table:table-cell>
        </table:table-row>
        <table:table-row table:style-name="ro1">
          <table:table-cell office:value-type="date" office:date-value="2017-01-02" calcext:value-type="date">
            <text:p>02/01/17</text:p>
          </table:table-cell>
          <table:table-cell office:value-type="float" office:value="858605" calcext:value-type="float">
            <text:p>858605</text:p>
          </table:table-cell>
          <table:table-cell table:formula="of:=([.B951]-[.B950])" office:value-type="float" office:value="1013" calcext:value-type="float">
            <text:p>1013</text:p>
          </table:table-cell>
        </table:table-row>
        <table:table-row table:style-name="ro1">
          <table:table-cell office:value-type="date" office:date-value="2017-01-03" calcext:value-type="date">
            <text:p>03/01/17</text:p>
          </table:table-cell>
          <table:table-cell office:value-type="float" office:value="859587" calcext:value-type="float">
            <text:p>859587</text:p>
          </table:table-cell>
          <table:table-cell table:formula="of:=([.B952]-[.B951])" office:value-type="float" office:value="982" calcext:value-type="float">
            <text:p>982</text:p>
          </table:table-cell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float" office:value="860592" calcext:value-type="float">
            <text:p>860592</text:p>
          </table:table-cell>
          <table:table-cell table:formula="of:=([.B953]-[.B952])" office:value-type="float" office:value="1005" calcext:value-type="float">
            <text:p>1005</text:p>
          </table:table-cell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float" office:value="861574" calcext:value-type="float">
            <text:p>861574</text:p>
          </table:table-cell>
          <table:table-cell table:formula="of:=([.B954]-[.B953])" office:value-type="float" office:value="982" calcext:value-type="float">
            <text:p>982</text:p>
          </table:table-cell>
        </table:table-row>
        <table:table-row table:style-name="ro1">
          <table:table-cell office:value-type="date" office:date-value="2017-01-06" calcext:value-type="date">
            <text:p>06/01/17</text:p>
          </table:table-cell>
          <table:table-cell office:value-type="float" office:value="862551" calcext:value-type="float">
            <text:p>862551</text:p>
          </table:table-cell>
          <table:table-cell table:formula="of:=([.B955]-[.B954])" office:value-type="float" office:value="977" calcext:value-type="float">
            <text:p>977</text:p>
          </table:table-cell>
        </table:table-row>
        <table:table-row table:style-name="ro1">
          <table:table-cell office:value-type="date" office:date-value="2017-01-07" calcext:value-type="date">
            <text:p>07/01/17</text:p>
          </table:table-cell>
          <table:table-cell office:value-type="float" office:value="863474" calcext:value-type="float">
            <text:p>863474</text:p>
          </table:table-cell>
          <table:table-cell table:formula="of:=([.B956]-[.B955])" office:value-type="float" office:value="923" calcext:value-type="float">
            <text:p>923</text:p>
          </table:table-cell>
        </table:table-row>
        <table:table-row table:style-name="ro1">
          <table:table-cell office:value-type="date" office:date-value="2017-01-08" calcext:value-type="date">
            <text:p>08/01/17</text:p>
          </table:table-cell>
          <table:table-cell office:value-type="float" office:value="864424" calcext:value-type="float">
            <text:p>864424</text:p>
          </table:table-cell>
          <table:table-cell table:formula="of:=([.B957]-[.B956])" office:value-type="float" office:value="950" calcext:value-type="float">
            <text:p>950</text:p>
          </table:table-cell>
        </table:table-row>
        <table:table-row table:style-name="ro1">
          <table:table-cell office:value-type="date" office:date-value="2017-01-09" calcext:value-type="date">
            <text:p>09/01/17</text:p>
          </table:table-cell>
          <table:table-cell office:value-type="float" office:value="865340" calcext:value-type="float">
            <text:p>865340</text:p>
          </table:table-cell>
          <table:table-cell table:formula="of:=([.B958]-[.B957])" office:value-type="float" office:value="916" calcext:value-type="float">
            <text:p>916</text:p>
          </table:table-cell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float" office:value="866290" calcext:value-type="float">
            <text:p>866290</text:p>
          </table:table-cell>
          <table:table-cell table:formula="of:=([.B959]-[.B958])" office:value-type="float" office:value="950" calcext:value-type="float">
            <text:p>950</text:p>
          </table:table-cell>
        </table:table-row>
        <table:table-row table:style-name="ro1">
          <table:table-cell office:value-type="date" office:date-value="2017-01-11" calcext:value-type="date">
            <text:p>11/01/17</text:p>
          </table:table-cell>
          <table:table-cell office:value-type="float" office:value="867245" calcext:value-type="float">
            <text:p>867245</text:p>
          </table:table-cell>
          <table:table-cell table:formula="of:=([.B960]-[.B959])" office:value-type="float" office:value="955" calcext:value-type="float">
            <text:p>955</text:p>
          </table:table-cell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float" office:value="868283" calcext:value-type="float">
            <text:p>868283</text:p>
          </table:table-cell>
          <table:table-cell table:formula="of:=([.B961]-[.B960])" office:value-type="float" office:value="1038" calcext:value-type="float">
            <text:p>1038</text:p>
          </table:table-cell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float" office:value="869394" calcext:value-type="float">
            <text:p>869394</text:p>
          </table:table-cell>
          <table:table-cell table:formula="of:=([.B962]-[.B961])" office:value-type="float" office:value="1111" calcext:value-type="float">
            <text:p>1111</text:p>
          </table:table-cell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float" office:value="870533" calcext:value-type="float">
            <text:p>870533</text:p>
          </table:table-cell>
          <table:table-cell table:formula="of:=([.B963]-[.B962])" office:value-type="float" office:value="1139" calcext:value-type="float">
            <text:p>1139</text:p>
          </table:table-cell>
        </table:table-row>
        <table:table-row table:style-name="ro1">
          <table:table-cell office:value-type="date" office:date-value="2017-01-15" calcext:value-type="date">
            <text:p>15/01/17</text:p>
          </table:table-cell>
          <table:table-cell office:value-type="float" office:value="871704" calcext:value-type="float">
            <text:p>871704</text:p>
          </table:table-cell>
          <table:table-cell table:formula="of:=([.B964]-[.B963])" office:value-type="float" office:value="1171" calcext:value-type="float">
            <text:p>1171</text:p>
          </table:table-cell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float" office:value="872890" calcext:value-type="float">
            <text:p>872890</text:p>
          </table:table-cell>
          <table:table-cell table:formula="of:=([.B965]-[.B964])" office:value-type="float" office:value="1186" calcext:value-type="float">
            <text:p>1186</text:p>
          </table:table-cell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float" office:value="873787" calcext:value-type="float">
            <text:p>873787</text:p>
          </table:table-cell>
          <table:table-cell table:formula="of:=([.B966]-[.B965])" office:value-type="float" office:value="897" calcext:value-type="float">
            <text:p>897</text:p>
          </table:table-cell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float" office:value="874739" calcext:value-type="float">
            <text:p>874739</text:p>
          </table:table-cell>
          <table:table-cell table:formula="of:=([.B967]-[.B966])"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float" office:value="875490" calcext:value-type="float">
            <text:p>875490</text:p>
          </table:table-cell>
          <table:table-cell table:formula="of:=([.B968]-[.B967])" office:value-type="float" office:value="751" calcext:value-type="float">
            <text:p>751</text:p>
          </table:table-cell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float" office:value="876342" calcext:value-type="float">
            <text:p>876342</text:p>
          </table:table-cell>
          <table:table-cell table:formula="of:=([.B969]-[.B968])"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17-01-21" calcext:value-type="date">
            <text:p>21/01/17</text:p>
          </table:table-cell>
          <table:table-cell office:value-type="float" office:value="877068" calcext:value-type="float">
            <text:p>877068</text:p>
          </table:table-cell>
          <table:table-cell table:formula="of:=([.B970]-[.B969])"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17-01-22" calcext:value-type="date">
            <text:p>22/01/17</text:p>
          </table:table-cell>
          <table:table-cell office:value-type="float" office:value="877700" calcext:value-type="float">
            <text:p>877700</text:p>
          </table:table-cell>
          <table:table-cell table:formula="of:=([.B971]-[.B970])"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float" office:value="878405" calcext:value-type="float">
            <text:p>878405</text:p>
          </table:table-cell>
          <table:table-cell table:formula="of:=([.B972]-[.B971])"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float" office:value="879527" calcext:value-type="float">
            <text:p>879527</text:p>
          </table:table-cell>
          <table:table-cell table:formula="of:=([.B973]-[.B972])" office:value-type="float" office:value="1122" calcext:value-type="float">
            <text:p>1122</text:p>
          </table:table-cell>
        </table:table-row>
        <table:table-row table:style-name="ro1">
          <table:table-cell office:value-type="date" office:date-value="2017-01-25" calcext:value-type="date">
            <text:p>25/01/17</text:p>
          </table:table-cell>
          <table:table-cell office:value-type="float" office:value="880471" calcext:value-type="float">
            <text:p>880471</text:p>
          </table:table-cell>
          <table:table-cell table:formula="of:=([.B974]-[.B973])" office:value-type="float" office:value="944" calcext:value-type="float">
            <text:p>944</text:p>
          </table:table-cell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float" office:value="881445" calcext:value-type="float">
            <text:p>881445</text:p>
          </table:table-cell>
          <table:table-cell table:formula="of:=([.B975]-[.B974])" office:value-type="float" office:value="974" calcext:value-type="float">
            <text:p>974</text:p>
          </table:table-cell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float" office:value="882412" calcext:value-type="float">
            <text:p>882412</text:p>
          </table:table-cell>
          <table:table-cell table:formula="of:=([.B976]-[.B975])" office:value-type="float" office:value="967" calcext:value-type="float">
            <text:p>967</text:p>
          </table:table-cell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float" office:value="883405" calcext:value-type="float">
            <text:p>883405</text:p>
          </table:table-cell>
          <table:table-cell table:formula="of:=([.B977]-[.B976])" office:value-type="float" office:value="993" calcext:value-type="float">
            <text:p>993</text:p>
          </table:table-cell>
        </table:table-row>
        <table:table-row table:style-name="ro1">
          <table:table-cell office:value-type="date" office:date-value="2017-01-29" calcext:value-type="date">
            <text:p>29/01/17</text:p>
          </table:table-cell>
          <table:table-cell office:value-type="float" office:value="884447" calcext:value-type="float">
            <text:p>884447</text:p>
          </table:table-cell>
          <table:table-cell table:formula="of:=([.B978]-[.B977])" office:value-type="float" office:value="1042" calcext:value-type="float">
            <text:p>1042</text:p>
          </table:table-cell>
        </table:table-row>
        <table:table-row table:style-name="ro1">
          <table:table-cell office:value-type="date" office:date-value="2017-01-30" calcext:value-type="date">
            <text:p>30/01/17</text:p>
          </table:table-cell>
          <table:table-cell office:value-type="float" office:value="885385" calcext:value-type="float">
            <text:p>885385</text:p>
          </table:table-cell>
          <table:table-cell table:formula="of:=([.B979]-[.B978])" office:value-type="float" office:value="938" calcext:value-type="float">
            <text:p>938</text:p>
          </table:table-cell>
        </table:table-row>
        <table:table-row table:style-name="ro1">
          <table:table-cell office:value-type="date" office:date-value="2017-01-31" calcext:value-type="date">
            <text:p>31/01/17</text:p>
          </table:table-cell>
          <table:table-cell office:value-type="float" office:value="886341" calcext:value-type="float">
            <text:p>886341</text:p>
          </table:table-cell>
          <table:table-cell table:formula="of:=([.B980]-[.B979])" office:value-type="float" office:value="956" calcext:value-type="float">
            <text:p>956</text:p>
          </table:table-cell>
        </table:table-row>
        <table:table-row table:style-name="ro1">
          <table:table-cell office:value-type="date" office:date-value="2017-02-01" calcext:value-type="date">
            <text:p>01/02/17</text:p>
          </table:table-cell>
          <table:table-cell office:value-type="float" office:value="887318" calcext:value-type="float">
            <text:p>887318</text:p>
          </table:table-cell>
          <table:table-cell table:formula="of:=([.B981]-[.B980])" office:value-type="float" office:value="977" calcext:value-type="float">
            <text:p>977</text:p>
          </table:table-cell>
        </table:table-row>
        <table:table-row table:style-name="ro1">
          <table:table-cell office:value-type="date" office:date-value="2017-02-02" calcext:value-type="date">
            <text:p>02/02/17</text:p>
          </table:table-cell>
          <table:table-cell office:value-type="float" office:value="888284" calcext:value-type="float">
            <text:p>888284</text:p>
          </table:table-cell>
          <table:table-cell table:formula="of:=([.B982]-[.B981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7-02-03" calcext:value-type="date">
            <text:p>03/02/17</text:p>
          </table:table-cell>
          <table:table-cell office:value-type="float" office:value="889266" calcext:value-type="float">
            <text:p>889266</text:p>
          </table:table-cell>
          <table:table-cell table:formula="of:=([.B983]-[.B982])" office:value-type="float" office:value="982" calcext:value-type="float">
            <text:p>982</text:p>
          </table:table-cell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float" office:value="890236" calcext:value-type="float">
            <text:p>890236</text:p>
          </table:table-cell>
          <table:table-cell table:formula="of:=([.B984]-[.B983])" office:value-type="float" office:value="970" calcext:value-type="float">
            <text:p>970</text:p>
          </table:table-cell>
        </table:table-row>
        <table:table-row table:style-name="ro1">
          <table:table-cell office:value-type="date" office:date-value="2017-02-05" calcext:value-type="date">
            <text:p>05/02/17</text:p>
          </table:table-cell>
          <table:table-cell office:value-type="float" office:value="891228" calcext:value-type="float">
            <text:p>891228</text:p>
          </table:table-cell>
          <table:table-cell table:formula="of:=([.B985]-[.B984])" office:value-type="float" office:value="992" calcext:value-type="float">
            <text:p>992</text:p>
          </table:table-cell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float" office:value="892261" calcext:value-type="float">
            <text:p>892261</text:p>
          </table:table-cell>
          <table:table-cell table:formula="of:=([.B986]-[.B985])" office:value-type="float" office:value="1033" calcext:value-type="float">
            <text:p>1033</text:p>
          </table:table-cell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float" office:value="893263" calcext:value-type="float">
            <text:p>893263</text:p>
          </table:table-cell>
          <table:table-cell table:formula="of:=([.B987]-[.B986])" office:value-type="float" office:value="1002" calcext:value-type="float">
            <text:p>1002</text:p>
          </table:table-cell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float" office:value="894316" calcext:value-type="float">
            <text:p>894316</text:p>
          </table:table-cell>
          <table:table-cell table:formula="of:=([.B988]-[.B987])" office:value-type="float" office:value="1053" calcext:value-type="float">
            <text:p>1053</text:p>
          </table:table-cell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float" office:value="895266" calcext:value-type="float">
            <text:p>895266</text:p>
          </table:table-cell>
          <table:table-cell table:formula="of:=([.B989]-[.B988])" office:value-type="float" office:value="950" calcext:value-type="float">
            <text:p>950</text:p>
          </table:table-cell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float" office:value="896232" calcext:value-type="float">
            <text:p>896232</text:p>
          </table:table-cell>
          <table:table-cell table:formula="of:=([.B990]-[.B989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float" office:value="897232" calcext:value-type="float">
            <text:p>897232</text:p>
          </table:table-cell>
          <table:table-cell table:formula="of:=([.B991]-[.B990])"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7-02-12" calcext:value-type="date">
            <text:p>12/02/17</text:p>
          </table:table-cell>
          <table:table-cell office:value-type="float" office:value="898311" calcext:value-type="float">
            <text:p>898311</text:p>
          </table:table-cell>
          <table:table-cell table:formula="of:=([.B992]-[.B991])" office:value-type="float" office:value="1079" calcext:value-type="float">
            <text:p>1079</text:p>
          </table:table-cell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float" office:value="899275" calcext:value-type="float">
            <text:p>899275</text:p>
          </table:table-cell>
          <table:table-cell table:formula="of:=([.B993]-[.B992])" office:value-type="float" office:value="964" calcext:value-type="float">
            <text:p>964</text:p>
          </table:table-cell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float" office:value="900181" calcext:value-type="float">
            <text:p>900181</text:p>
          </table:table-cell>
          <table:table-cell table:formula="of:=([.B994]-[.B993])" office:value-type="float" office:value="906" calcext:value-type="float">
            <text:p>906</text:p>
          </table:table-cell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float" office:value="901127" calcext:value-type="float">
            <text:p>901127</text:p>
          </table:table-cell>
          <table:table-cell table:formula="of:=([.B995]-[.B994])" office:value-type="float" office:value="946" calcext:value-type="float">
            <text:p>946</text:p>
          </table:table-cell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float" office:value="902075" calcext:value-type="float">
            <text:p>902075</text:p>
          </table:table-cell>
          <table:table-cell table:formula="of:=([.B996]-[.B995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float" office:value="903046" calcext:value-type="float">
            <text:p>903046</text:p>
          </table:table-cell>
          <table:table-cell table:formula="of:=([.B997]-[.B996])" office:value-type="float" office:value="971" calcext:value-type="float">
            <text:p>971</text:p>
          </table:table-cell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float" office:value="904052" calcext:value-type="float">
            <text:p>904052</text:p>
          </table:table-cell>
          <table:table-cell table:formula="of:=([.B998]-[.B997])" office:value-type="float" office:value="1006" calcext:value-type="float">
            <text:p>1006</text:p>
          </table:table-cell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float" office:value="904997" calcext:value-type="float">
            <text:p>904997</text:p>
          </table:table-cell>
          <table:table-cell table:formula="of:=([.B999]-[.B998])" office:value-type="float" office:value="945" calcext:value-type="float">
            <text:p>945</text:p>
          </table:table-cell>
        </table:table-row>
        <table:table-row table:style-name="ro1">
          <table:table-cell office:value-type="date" office:date-value="2017-02-20" calcext:value-type="date">
            <text:p>20/02/17</text:p>
          </table:table-cell>
          <table:table-cell office:value-type="float" office:value="905928" calcext:value-type="float">
            <text:p>905928</text:p>
          </table:table-cell>
          <table:table-cell table:formula="of:=([.B1000]-[.B999])" office:value-type="float" office:value="931" calcext:value-type="float">
            <text:p>931</text:p>
          </table:table-cell>
        </table:table-row>
        <table:table-row table:style-name="ro1">
          <table:table-cell office:value-type="date" office:date-value="2017-02-21" calcext:value-type="date">
            <text:p>21/02/17</text:p>
          </table:table-cell>
          <table:table-cell office:value-type="float" office:value="906856" calcext:value-type="float">
            <text:p>906856</text:p>
          </table:table-cell>
          <table:table-cell table:formula="of:=([.B1001]-[.B1000])" office:value-type="float" office:value="928" calcext:value-type="float">
            <text:p>928</text:p>
          </table:table-cell>
        </table:table-row>
        <table:table-row table:style-name="ro1">
          <table:table-cell office:value-type="date" office:date-value="2017-02-22" calcext:value-type="date">
            <text:p>22/02/17</text:p>
          </table:table-cell>
          <table:table-cell office:value-type="float" office:value="907797" calcext:value-type="float">
            <text:p>907797</text:p>
          </table:table-cell>
          <table:table-cell table:formula="of:=([.B1002]-[.B1001])" office:value-type="float" office:value="941" calcext:value-type="float">
            <text:p>941</text:p>
          </table:table-cell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float" office:value="908676" calcext:value-type="float">
            <text:p>908676</text:p>
          </table:table-cell>
          <table:table-cell table:formula="of:=([.B1003]-[.B1002])"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float" office:value="909647" calcext:value-type="float">
            <text:p>909647</text:p>
          </table:table-cell>
          <table:table-cell table:formula="of:=([.B1004]-[.B1003])" office:value-type="float" office:value="971" calcext:value-type="float">
            <text:p>971</text:p>
          </table:table-cell>
        </table:table-row>
        <table:table-row table:style-name="ro1">
          <table:table-cell office:value-type="date" office:date-value="2017-02-25" calcext:value-type="date">
            <text:p>25/02/17</text:p>
          </table:table-cell>
          <table:table-cell office:value-type="float" office:value="910778" calcext:value-type="float">
            <text:p>910778</text:p>
          </table:table-cell>
          <table:table-cell table:formula="of:=([.B1005]-[.B1004])" office:value-type="float" office:value="1131" calcext:value-type="float">
            <text:p>1131</text:p>
          </table:table-cell>
        </table:table-row>
        <table:table-row table:style-name="ro1">
          <table:table-cell office:value-type="date" office:date-value="2017-02-26" calcext:value-type="date">
            <text:p>26/02/17</text:p>
          </table:table-cell>
          <table:table-cell office:value-type="float" office:value="911716" calcext:value-type="float">
            <text:p>911716</text:p>
          </table:table-cell>
          <table:table-cell table:formula="of:=([.B1006]-[.B1005])" office:value-type="float" office:value="938" calcext:value-type="float">
            <text:p>938</text:p>
          </table:table-cell>
        </table:table-row>
        <table:table-row table:style-name="ro1">
          <table:table-cell office:value-type="date" office:date-value="2017-02-27" calcext:value-type="date">
            <text:p>27/02/17</text:p>
          </table:table-cell>
          <table:table-cell office:value-type="float" office:value="912607" calcext:value-type="float">
            <text:p>912607</text:p>
          </table:table-cell>
          <table:table-cell table:formula="of:=([.B1007]-[.B1006])" office:value-type="float" office:value="891" calcext:value-type="float">
            <text:p>891</text:p>
          </table:table-cell>
        </table:table-row>
        <table:table-row table:style-name="ro1">
          <table:table-cell office:value-type="date" office:date-value="2017-02-28" calcext:value-type="date">
            <text:p>28/02/17</text:p>
          </table:table-cell>
          <table:table-cell office:value-type="float" office:value="913599" calcext:value-type="float">
            <text:p>913599</text:p>
          </table:table-cell>
          <table:table-cell table:formula="of:=([.B1008]-[.B1007])" office:value-type="float" office:value="992" calcext:value-type="float">
            <text:p>992</text:p>
          </table:table-cell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float" office:value="914458" calcext:value-type="float">
            <text:p>914458</text:p>
          </table:table-cell>
          <table:table-cell table:formula="of:=([.B1009]-[.B1008])"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17-03-02" calcext:value-type="date">
            <text:p>02/03/17</text:p>
          </table:table-cell>
          <table:table-cell office:value-type="float" office:value="915333" calcext:value-type="float">
            <text:p>915333</text:p>
          </table:table-cell>
          <table:table-cell table:formula="of:=([.B1010]-[.B1009])"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float" office:value="916267" calcext:value-type="float">
            <text:p>916267</text:p>
          </table:table-cell>
          <table:table-cell table:formula="of:=([.B1011]-[.B1010])" office:value-type="float" office:value="934" calcext:value-type="float">
            <text:p>934</text:p>
          </table:table-cell>
        </table:table-row>
        <table:table-row table:style-name="ro1">
          <table:table-cell office:value-type="date" office:date-value="2017-03-04" calcext:value-type="date">
            <text:p>04/03/17</text:p>
          </table:table-cell>
          <table:table-cell office:value-type="float" office:value="917207" calcext:value-type="float">
            <text:p>917207</text:p>
          </table:table-cell>
          <table:table-cell table:formula="of:=([.B1012]-[.B1011])" office:value-type="float" office:value="940" calcext:value-type="float">
            <text:p>940</text:p>
          </table:table-cell>
        </table:table-row>
        <table:table-row table:style-name="ro1">
          <table:table-cell office:value-type="date" office:date-value="2017-03-05" calcext:value-type="date">
            <text:p>05/03/17</text:p>
          </table:table-cell>
          <table:table-cell office:value-type="float" office:value="918114" calcext:value-type="float">
            <text:p>918114</text:p>
          </table:table-cell>
          <table:table-cell table:formula="of:=([.B1013]-[.B1012])" office:value-type="float" office:value="907" calcext:value-type="float">
            <text:p>907</text:p>
          </table:table-cell>
        </table:table-row>
        <table:table-row table:style-name="ro1">
          <table:table-cell office:value-type="date" office:date-value="2017-03-06" calcext:value-type="date">
            <text:p>06/03/17</text:p>
          </table:table-cell>
          <table:table-cell office:value-type="float" office:value="919107" calcext:value-type="float">
            <text:p>919107</text:p>
          </table:table-cell>
          <table:table-cell table:formula="of:=([.B1014]-[.B1013])" office:value-type="float" office:value="993" calcext:value-type="float">
            <text:p>993</text:p>
          </table:table-cell>
        </table:table-row>
        <table:table-row table:style-name="ro1">
          <table:table-cell office:value-type="date" office:date-value="2017-03-07" calcext:value-type="date">
            <text:p>07/03/17</text:p>
          </table:table-cell>
          <table:table-cell office:value-type="float" office:value="919981" calcext:value-type="float">
            <text:p>919981</text:p>
          </table:table-cell>
          <table:table-cell table:formula="of:=([.B1015]-[.B1014])"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 office:value-type="float" office:value="920887" calcext:value-type="float">
            <text:p>920887</text:p>
          </table:table-cell>
          <table:table-cell table:formula="of:=([.B1016]-[.B1015])" office:value-type="float" office:value="906" calcext:value-type="float">
            <text:p>906</text:p>
          </table:table-cell>
        </table:table-row>
        <table:table-row table:style-name="ro1">
          <table:table-cell office:value-type="date" office:date-value="2017-03-09" calcext:value-type="date">
            <text:p>09/03/17</text:p>
          </table:table-cell>
          <table:table-cell office:value-type="float" office:value="921852" calcext:value-type="float">
            <text:p>921852</text:p>
          </table:table-cell>
          <table:table-cell table:formula="of:=([.B1017]-[.B1016])" office:value-type="float" office:value="965" calcext:value-type="float">
            <text:p>965</text:p>
          </table:table-cell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 office:value-type="float" office:value="923061" calcext:value-type="float">
            <text:p>923061</text:p>
          </table:table-cell>
          <table:table-cell table:formula="of:=([.B1018]-[.B1017])" office:value-type="float" office:value="1209" calcext:value-type="float">
            <text:p>1209</text:p>
          </table:table-cell>
        </table:table-row>
        <table:table-row table:style-name="ro1">
          <table:table-cell office:value-type="date" office:date-value="2017-03-11" calcext:value-type="date">
            <text:p>11/03/17</text:p>
          </table:table-cell>
          <table:table-cell office:value-type="float" office:value="923923" calcext:value-type="float">
            <text:p>923923</text:p>
          </table:table-cell>
          <table:table-cell table:formula="of:=([.B1019]-[.B1018])" office:value-type="float" office:value="862" calcext:value-type="float">
            <text:p>862</text:p>
          </table:table-cell>
        </table:table-row>
        <table:table-row table:style-name="ro1">
          <table:table-cell office:value-type="date" office:date-value="2017-03-12" calcext:value-type="date">
            <text:p>12/03/17</text:p>
          </table:table-cell>
          <table:table-cell office:value-type="float" office:value="925009" calcext:value-type="float">
            <text:p>925009</text:p>
          </table:table-cell>
          <table:table-cell table:formula="of:=([.B1020]-[.B1019])" office:value-type="float" office:value="1086" calcext:value-type="float">
            <text:p>1086</text:p>
          </table:table-cell>
        </table:table-row>
        <table:table-row table:style-name="ro1">
          <table:table-cell office:value-type="date" office:date-value="2017-03-13" calcext:value-type="date">
            <text:p>13/03/17</text:p>
          </table:table-cell>
          <table:table-cell office:value-type="float" office:value="925788" calcext:value-type="float">
            <text:p>925788</text:p>
          </table:table-cell>
          <table:table-cell table:formula="of:=([.B1021]-[.B1020])" office:value-type="float" office:value="779" calcext:value-type="float">
            <text:p>779</text:p>
          </table:table-cell>
        </table:table-row>
        <table:table-row table:style-name="ro1">
          <table:table-cell office:value-type="date" office:date-value="2017-03-14" calcext:value-type="date">
            <text:p>14/03/17</text:p>
          </table:table-cell>
          <table:table-cell office:value-type="float" office:value="926868" calcext:value-type="float">
            <text:p>926868</text:p>
          </table:table-cell>
          <table:table-cell table:formula="of:=([.B1022]-[.B1021])" office:value-type="float" office:value="1080" calcext:value-type="float">
            <text:p>1080</text:p>
          </table:table-cell>
        </table:table-row>
        <table:table-row table:style-name="ro1">
          <table:table-cell office:value-type="date" office:date-value="2017-03-15" calcext:value-type="date">
            <text:p>15/03/17</text:p>
          </table:table-cell>
          <table:table-cell office:value-type="float" office:value="927693" calcext:value-type="float">
            <text:p>927693</text:p>
          </table:table-cell>
          <table:table-cell table:formula="of:=([.B1023]-[.B1022])"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17-03-16" calcext:value-type="date">
            <text:p>16/03/17</text:p>
          </table:table-cell>
          <table:table-cell office:value-type="float" office:value="928820" calcext:value-type="float">
            <text:p>928820</text:p>
          </table:table-cell>
          <table:table-cell table:formula="of:=([.B1024]-[.B1023])" office:value-type="float" office:value="1127" calcext:value-type="float">
            <text:p>1127</text:p>
          </table:table-cell>
        </table:table-row>
        <table:table-row table:style-name="ro1">
          <table:table-cell office:value-type="date" office:date-value="2017-03-17" calcext:value-type="date">
            <text:p>17/03/17</text:p>
          </table:table-cell>
          <table:table-cell office:value-type="float" office:value="929815" calcext:value-type="float">
            <text:p>929815</text:p>
          </table:table-cell>
          <table:table-cell table:formula="of:=([.B1025]-[.B1024])" office:value-type="float" office:value="995" calcext:value-type="float">
            <text:p>995</text:p>
          </table:table-cell>
        </table:table-row>
        <table:table-row table:style-name="ro1">
          <table:table-cell office:value-type="date" office:date-value="2017-03-18" calcext:value-type="date">
            <text:p>18/03/17</text:p>
          </table:table-cell>
          <table:table-cell office:value-type="float" office:value="930686" calcext:value-type="float">
            <text:p>930686</text:p>
          </table:table-cell>
          <table:table-cell table:formula="of:=([.B1026]-[.B1025])"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17-03-19" calcext:value-type="date">
            <text:p>19/03/17</text:p>
          </table:table-cell>
          <table:table-cell office:value-type="float" office:value="931665" calcext:value-type="float">
            <text:p>931665</text:p>
          </table:table-cell>
          <table:table-cell table:formula="of:=([.B1027]-[.B1026])" office:value-type="float" office:value="979" calcext:value-type="float">
            <text:p>979</text:p>
          </table:table-cell>
        </table:table-row>
        <table:table-row table:style-name="ro1">
          <table:table-cell office:value-type="date" office:date-value="2017-03-20" calcext:value-type="date">
            <text:p>20/03/17</text:p>
          </table:table-cell>
          <table:table-cell office:value-type="float" office:value="932629" calcext:value-type="float">
            <text:p>932629</text:p>
          </table:table-cell>
          <table:table-cell table:formula="of:=([.B1028]-[.B1027])" office:value-type="float" office:value="964" calcext:value-type="float">
            <text:p>964</text:p>
          </table:table-cell>
        </table:table-row>
        <table:table-row table:style-name="ro1">
          <table:table-cell office:value-type="date" office:date-value="2017-03-21" calcext:value-type="date">
            <text:p>21/03/17</text:p>
          </table:table-cell>
          <table:table-cell office:value-type="float" office:value="933467" calcext:value-type="float">
            <text:p>933467</text:p>
          </table:table-cell>
          <table:table-cell table:formula="of:=([.B1029]-[.B1028])"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17-03-22" calcext:value-type="date">
            <text:p>22/03/17</text:p>
          </table:table-cell>
          <table:table-cell office:value-type="float" office:value="934532" calcext:value-type="float">
            <text:p>934532</text:p>
          </table:table-cell>
          <table:table-cell table:formula="of:=([.B1030]-[.B1029])" office:value-type="float" office:value="1065" calcext:value-type="float">
            <text:p>1065</text:p>
          </table:table-cell>
        </table:table-row>
        <table:table-row table:style-name="ro1">
          <table:table-cell office:value-type="date" office:date-value="2017-03-23" calcext:value-type="date">
            <text:p>23/03/17</text:p>
          </table:table-cell>
          <table:table-cell office:value-type="float" office:value="935332" calcext:value-type="float">
            <text:p>935332</text:p>
          </table:table-cell>
          <table:table-cell table:formula="of:=([.B1031]-[.B1030])"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17-03-24" calcext:value-type="date">
            <text:p>24/03/17</text:p>
          </table:table-cell>
          <table:table-cell office:value-type="float" office:value="936238" calcext:value-type="float">
            <text:p>936238</text:p>
          </table:table-cell>
          <table:table-cell table:formula="of:=([.B1032]-[.B1031])" office:value-type="float" office:value="906" calcext:value-type="float">
            <text:p>906</text:p>
          </table:table-cell>
        </table:table-row>
        <table:table-row table:style-name="ro1">
          <table:table-cell office:value-type="date" office:date-value="2017-03-25" calcext:value-type="date">
            <text:p>25/03/17</text:p>
          </table:table-cell>
          <table:table-cell office:value-type="float" office:value="937239" calcext:value-type="float">
            <text:p>937239</text:p>
          </table:table-cell>
          <table:table-cell table:formula="of:=([.B1033]-[.B1032])" office:value-type="float" office:value="1001" calcext:value-type="float">
            <text:p>1001</text:p>
          </table:table-cell>
        </table:table-row>
        <table:table-row table:style-name="ro1">
          <table:table-cell office:value-type="date" office:date-value="2017-03-26" calcext:value-type="date">
            <text:p>26/03/17</text:p>
          </table:table-cell>
          <table:table-cell office:value-type="float" office:value="938144" calcext:value-type="float">
            <text:p>938144</text:p>
          </table:table-cell>
          <table:table-cell table:formula="of:=([.B1034]-[.B1033])" office:value-type="float" office:value="905" calcext:value-type="float">
            <text:p>905</text:p>
          </table:table-cell>
        </table:table-row>
        <table:table-row table:style-name="ro1">
          <table:table-cell office:value-type="date" office:date-value="2017-03-27" calcext:value-type="date">
            <text:p>27/03/17</text:p>
          </table:table-cell>
          <table:table-cell office:value-type="float" office:value="939192" calcext:value-type="float">
            <text:p>939192</text:p>
          </table:table-cell>
          <table:table-cell table:formula="of:=([.B1035]-[.B1034])" office:value-type="float" office:value="1048" calcext:value-type="float">
            <text:p>1048</text:p>
          </table:table-cell>
        </table:table-row>
        <table:table-row table:style-name="ro1">
          <table:table-cell office:value-type="date" office:date-value="2017-03-28" calcext:value-type="date">
            <text:p>28/03/17</text:p>
          </table:table-cell>
          <table:table-cell office:value-type="float" office:value="940191" calcext:value-type="float">
            <text:p>940191</text:p>
          </table:table-cell>
          <table:table-cell table:formula="of:=([.B1036]-[.B1035])" office:value-type="float" office:value="999" calcext:value-type="float">
            <text:p>999</text:p>
          </table:table-cell>
        </table:table-row>
        <table:table-row table:style-name="ro1">
          <table:table-cell office:value-type="date" office:date-value="2017-03-29" calcext:value-type="date">
            <text:p>29/03/17</text:p>
          </table:table-cell>
          <table:table-cell office:value-type="float" office:value="941245" calcext:value-type="float">
            <text:p>941245</text:p>
          </table:table-cell>
          <table:table-cell table:formula="of:=([.B1037]-[.B1036])" office:value-type="float" office:value="1054" calcext:value-type="float">
            <text:p>1054</text:p>
          </table:table-cell>
        </table:table-row>
        <table:table-row table:style-name="ro1">
          <table:table-cell office:value-type="date" office:date-value="2017-03-30" calcext:value-type="date">
            <text:p>30/03/17</text:p>
          </table:table-cell>
          <table:table-cell office:value-type="float" office:value="941964" calcext:value-type="float">
            <text:p>941964</text:p>
          </table:table-cell>
          <table:table-cell table:formula="of:=([.B1038]-[.B1037])" office:value-type="float" office:value="719" calcext:value-type="float">
            <text:p>719</text:p>
          </table:table-cell>
        </table:table-row>
        <table:table-row table:style-name="ro1">
          <table:table-cell office:value-type="date" office:date-value="2017-03-31" calcext:value-type="date">
            <text:p>31/03/17</text:p>
          </table:table-cell>
          <table:table-cell office:value-type="float" office:value="942928" calcext:value-type="float">
            <text:p>942928</text:p>
          </table:table-cell>
          <table:table-cell table:formula="of:=([.B1039]-[.B1038])" office:value-type="float" office:value="964" calcext:value-type="float">
            <text:p>964</text:p>
          </table:table-cell>
        </table:table-row>
        <table:table-row table:style-name="ro1">
          <table:table-cell office:value-type="date" office:date-value="2017-04-01" calcext:value-type="date">
            <text:p>01/04/17</text:p>
          </table:table-cell>
          <table:table-cell office:value-type="float" office:value="943927" calcext:value-type="float">
            <text:p>943927</text:p>
          </table:table-cell>
          <table:table-cell table:formula="of:=([.B1040]-[.B1039])" office:value-type="float" office:value="999" calcext:value-type="float">
            <text:p>999</text:p>
          </table:table-cell>
        </table:table-row>
        <table:table-row table:style-name="ro1">
          <table:table-cell office:value-type="date" office:date-value="2017-04-02" calcext:value-type="date">
            <text:p>02/04/17</text:p>
          </table:table-cell>
          <table:table-cell office:value-type="float" office:value="944970" calcext:value-type="float">
            <text:p>944970</text:p>
          </table:table-cell>
          <table:table-cell table:formula="of:=([.B1041]-[.B1040])" office:value-type="float" office:value="1043" calcext:value-type="float">
            <text:p>1043</text:p>
          </table:table-cell>
        </table:table-row>
        <table:table-row table:style-name="ro1">
          <table:table-cell office:value-type="date" office:date-value="2017-04-03" calcext:value-type="date">
            <text:p>03/04/17</text:p>
          </table:table-cell>
          <table:table-cell office:value-type="float" office:value="945831" calcext:value-type="float">
            <text:p>945831</text:p>
          </table:table-cell>
          <table:table-cell table:formula="of:=([.B1042]-[.B1041])"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17-04-04" calcext:value-type="date">
            <text:p>04/04/17</text:p>
          </table:table-cell>
          <table:table-cell office:value-type="float" office:value="946784" calcext:value-type="float">
            <text:p>946784</text:p>
          </table:table-cell>
          <table:table-cell table:formula="of:=([.B1043]-[.B1042])" office:value-type="float" office:value="953" calcext:value-type="float">
            <text:p>953</text:p>
          </table:table-cell>
        </table:table-row>
        <table:table-row table:style-name="ro1">
          <table:table-cell office:value-type="date" office:date-value="2017-04-05" calcext:value-type="date">
            <text:p>05/04/17</text:p>
          </table:table-cell>
          <table:table-cell office:value-type="float" office:value="947909" calcext:value-type="float">
            <text:p>947909</text:p>
          </table:table-cell>
          <table:table-cell table:formula="of:=([.B1044]-[.B1043])" office:value-type="float" office:value="1125" calcext:value-type="float">
            <text:p>1125</text:p>
          </table:table-cell>
        </table:table-row>
        <table:table-row table:style-name="ro1">
          <table:table-cell office:value-type="date" office:date-value="2017-04-06" calcext:value-type="date">
            <text:p>06/04/17</text:p>
          </table:table-cell>
          <table:table-cell office:value-type="float" office:value="948817" calcext:value-type="float">
            <text:p>948817</text:p>
          </table:table-cell>
          <table:table-cell table:formula="of:=([.B1045]-[.B1044])" office:value-type="float" office:value="908" calcext:value-type="float">
            <text:p>908</text:p>
          </table:table-cell>
        </table:table-row>
        <table:table-row table:style-name="ro1">
          <table:table-cell office:value-type="date" office:date-value="2017-04-07" calcext:value-type="date">
            <text:p>07/04/17</text:p>
          </table:table-cell>
          <table:table-cell office:value-type="float" office:value="949783" calcext:value-type="float">
            <text:p>949783</text:p>
          </table:table-cell>
          <table:table-cell table:formula="of:=([.B1046]-[.B1045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7-04-08" calcext:value-type="date">
            <text:p>08/04/17</text:p>
          </table:table-cell>
          <table:table-cell office:value-type="float" office:value="950720" calcext:value-type="float">
            <text:p>950720</text:p>
          </table:table-cell>
          <table:table-cell table:formula="of:=([.B1047]-[.B1046])" office:value-type="float" office:value="937" calcext:value-type="float">
            <text:p>937</text:p>
          </table:table-cell>
        </table:table-row>
        <table:table-row table:style-name="ro1">
          <table:table-cell office:value-type="date" office:date-value="2017-04-09" calcext:value-type="date">
            <text:p>09/04/17</text:p>
          </table:table-cell>
          <table:table-cell office:value-type="float" office:value="951637" calcext:value-type="float">
            <text:p>951637</text:p>
          </table:table-cell>
          <table:table-cell table:formula="of:=([.B1048]-[.B1047])" office:value-type="float" office:value="917" calcext:value-type="float">
            <text:p>917</text:p>
          </table:table-cell>
        </table:table-row>
        <table:table-row table:style-name="ro1">
          <table:table-cell office:value-type="date" office:date-value="2017-04-10" calcext:value-type="date">
            <text:p>10/04/17</text:p>
          </table:table-cell>
          <table:table-cell office:value-type="float" office:value="952713" calcext:value-type="float">
            <text:p>952713</text:p>
          </table:table-cell>
          <table:table-cell table:formula="of:=([.B1049]-[.B1048])" office:value-type="float" office:value="1076" calcext:value-type="float">
            <text:p>1076</text:p>
          </table:table-cell>
        </table:table-row>
        <table:table-row table:style-name="ro1">
          <table:table-cell office:value-type="date" office:date-value="2017-04-11" calcext:value-type="date">
            <text:p>11/04/17</text:p>
          </table:table-cell>
          <table:table-cell office:value-type="float" office:value="953578" calcext:value-type="float">
            <text:p>953578</text:p>
          </table:table-cell>
          <table:table-cell table:formula="of:=([.B1050]-[.B1049])"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17-04-12" calcext:value-type="date">
            <text:p>12/04/17</text:p>
          </table:table-cell>
          <table:table-cell office:value-type="float" office:value="954558" calcext:value-type="float">
            <text:p>954558</text:p>
          </table:table-cell>
          <table:table-cell table:formula="of:=([.B1051]-[.B1050])" office:value-type="float" office:value="980" calcext:value-type="float">
            <text:p>980</text:p>
          </table:table-cell>
        </table:table-row>
        <table:table-row table:style-name="ro1">
          <table:table-cell office:value-type="date" office:date-value="2017-04-13" calcext:value-type="date">
            <text:p>13/04/17</text:p>
          </table:table-cell>
          <table:table-cell office:value-type="float" office:value="955511" calcext:value-type="float">
            <text:p>955511</text:p>
          </table:table-cell>
          <table:table-cell table:formula="of:=([.B1052]-[.B1051])" office:value-type="float" office:value="953" calcext:value-type="float">
            <text:p>953</text:p>
          </table:table-cell>
        </table:table-row>
        <table:table-row table:style-name="ro1">
          <table:table-cell office:value-type="date" office:date-value="2017-04-14" calcext:value-type="date">
            <text:p>14/04/17</text:p>
          </table:table-cell>
          <table:table-cell office:value-type="float" office:value="956405" calcext:value-type="float">
            <text:p>956405</text:p>
          </table:table-cell>
          <table:table-cell table:formula="of:=([.B1053]-[.B1052])" office:value-type="float" office:value="894" calcext:value-type="float">
            <text:p>894</text:p>
          </table:table-cell>
        </table:table-row>
        <table:table-row table:style-name="ro1">
          <table:table-cell office:value-type="date" office:date-value="2017-04-15" calcext:value-type="date">
            <text:p>15/04/17</text:p>
          </table:table-cell>
          <table:table-cell office:value-type="float" office:value="957383" calcext:value-type="float">
            <text:p>957383</text:p>
          </table:table-cell>
          <table:table-cell table:formula="of:=([.B1054]-[.B1053])" office:value-type="float" office:value="978" calcext:value-type="float">
            <text:p>978</text:p>
          </table:table-cell>
        </table:table-row>
        <table:table-row table:style-name="ro1">
          <table:table-cell office:value-type="date" office:date-value="2017-04-16" calcext:value-type="date">
            <text:p>16/04/17</text:p>
          </table:table-cell>
          <table:table-cell office:value-type="float" office:value="958299" calcext:value-type="float">
            <text:p>958299</text:p>
          </table:table-cell>
          <table:table-cell table:formula="of:=([.B1055]-[.B1054])" office:value-type="float" office:value="916" calcext:value-type="float">
            <text:p>916</text:p>
          </table:table-cell>
        </table:table-row>
        <table:table-row table:style-name="ro1">
          <table:table-cell office:value-type="date" office:date-value="2017-04-17" calcext:value-type="date">
            <text:p>17/04/17</text:p>
          </table:table-cell>
          <table:table-cell office:value-type="float" office:value="959270" calcext:value-type="float">
            <text:p>959270</text:p>
          </table:table-cell>
          <table:table-cell table:formula="of:=([.B1056]-[.B1055])" office:value-type="float" office:value="971" calcext:value-type="float">
            <text:p>971</text:p>
          </table:table-cell>
        </table:table-row>
        <table:table-row table:style-name="ro1">
          <table:table-cell office:value-type="date" office:date-value="2017-04-18" calcext:value-type="date">
            <text:p>18/04/17</text:p>
          </table:table-cell>
          <table:table-cell office:value-type="float" office:value="960219" calcext:value-type="float">
            <text:p>960219</text:p>
          </table:table-cell>
          <table:table-cell table:formula="of:=([.B1057]-[.B1056])" office:value-type="float" office:value="949" calcext:value-type="float">
            <text:p>949</text:p>
          </table:table-cell>
        </table:table-row>
        <table:table-row table:style-name="ro1">
          <table:table-cell office:value-type="date" office:date-value="2017-04-19" calcext:value-type="date">
            <text:p>19/04/17</text:p>
          </table:table-cell>
          <table:table-cell office:value-type="float" office:value="961226" calcext:value-type="float">
            <text:p>961226</text:p>
          </table:table-cell>
          <table:table-cell table:formula="of:=([.B1058]-[.B1057])" office:value-type="float" office:value="1007" calcext:value-type="float">
            <text:p>1007</text:p>
          </table:table-cell>
        </table:table-row>
        <table:table-row table:style-name="ro1">
          <table:table-cell office:value-type="date" office:date-value="2017-04-20" calcext:value-type="date">
            <text:p>20/04/17</text:p>
          </table:table-cell>
          <table:table-cell office:value-type="float" office:value="962113" calcext:value-type="float">
            <text:p>962113</text:p>
          </table:table-cell>
          <table:table-cell table:formula="of:=([.B1059]-[.B1058])"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17-04-21" calcext:value-type="date">
            <text:p>21/04/17</text:p>
          </table:table-cell>
          <table:table-cell office:value-type="float" office:value="963083" calcext:value-type="float">
            <text:p>963083</text:p>
          </table:table-cell>
          <table:table-cell table:formula="of:=([.B1060]-[.B1059])" office:value-type="float" office:value="970" calcext:value-type="float">
            <text:p>970</text:p>
          </table:table-cell>
        </table:table-row>
        <table:table-row table:style-name="ro1">
          <table:table-cell office:value-type="date" office:date-value="2017-04-22" calcext:value-type="date">
            <text:p>22/04/17</text:p>
          </table:table-cell>
          <table:table-cell office:value-type="float" office:value="964026" calcext:value-type="float">
            <text:p>964026</text:p>
          </table:table-cell>
          <table:table-cell table:formula="of:=([.B1061]-[.B1060])" office:value-type="float" office:value="943" calcext:value-type="float">
            <text:p>943</text:p>
          </table:table-cell>
        </table:table-row>
        <table:table-row table:style-name="ro1">
          <table:table-cell office:value-type="date" office:date-value="2017-04-23" calcext:value-type="date">
            <text:p>23/04/17</text:p>
          </table:table-cell>
          <table:table-cell office:value-type="float" office:value="964983" calcext:value-type="float">
            <text:p>964983</text:p>
          </table:table-cell>
          <table:table-cell table:formula="of:=([.B1062]-[.B1061])" office:value-type="float" office:value="957" calcext:value-type="float">
            <text:p>957</text:p>
          </table:table-cell>
        </table:table-row>
        <table:table-row table:style-name="ro1">
          <table:table-cell office:value-type="date" office:date-value="2017-04-24" calcext:value-type="date">
            <text:p>24/04/17</text:p>
          </table:table-cell>
          <table:table-cell office:value-type="float" office:value="965935" calcext:value-type="float">
            <text:p>965935</text:p>
          </table:table-cell>
          <table:table-cell table:formula="of:=([.B1063]-[.B1062])"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17-04-25" calcext:value-type="date">
            <text:p>25/04/17</text:p>
          </table:table-cell>
          <table:table-cell office:value-type="float" office:value="966890" calcext:value-type="float">
            <text:p>966890</text:p>
          </table:table-cell>
          <table:table-cell table:formula="of:=([.B1064]-[.B1063])" office:value-type="float" office:value="955" calcext:value-type="float">
            <text:p>955</text:p>
          </table:table-cell>
        </table:table-row>
        <table:table-row table:style-name="ro1">
          <table:table-cell office:value-type="date" office:date-value="2017-04-26" calcext:value-type="date">
            <text:p>26/04/17</text:p>
          </table:table-cell>
          <table:table-cell office:value-type="float" office:value="967843" calcext:value-type="float">
            <text:p>967843</text:p>
          </table:table-cell>
          <table:table-cell table:formula="of:=([.B1065]-[.B1064])" office:value-type="float" office:value="953" calcext:value-type="float">
            <text:p>953</text:p>
          </table:table-cell>
        </table:table-row>
        <table:table-row table:style-name="ro1">
          <table:table-cell office:value-type="date" office:date-value="2017-04-27" calcext:value-type="date">
            <text:p>27/04/17</text:p>
          </table:table-cell>
          <table:table-cell office:value-type="float" office:value="968775" calcext:value-type="float">
            <text:p>968775</text:p>
          </table:table-cell>
          <table:table-cell table:formula="of:=([.B1066]-[.B1065])" office:value-type="float" office:value="932" calcext:value-type="float">
            <text:p>932</text:p>
          </table:table-cell>
        </table:table-row>
        <table:table-row table:style-name="ro1">
          <table:table-cell office:value-type="date" office:date-value="2017-04-28" calcext:value-type="date">
            <text:p>28/04/17</text:p>
          </table:table-cell>
          <table:table-cell office:value-type="float" office:value="969749" calcext:value-type="float">
            <text:p>969749</text:p>
          </table:table-cell>
          <table:table-cell table:formula="of:=([.B1067]-[.B1066])" office:value-type="float" office:value="974" calcext:value-type="float">
            <text:p>974</text:p>
          </table:table-cell>
        </table:table-row>
        <table:table-row table:style-name="ro1">
          <table:table-cell office:value-type="date" office:date-value="2017-04-29" calcext:value-type="date">
            <text:p>29/04/17</text:p>
          </table:table-cell>
          <table:table-cell office:value-type="float" office:value="970715" calcext:value-type="float">
            <text:p>970715</text:p>
          </table:table-cell>
          <table:table-cell table:formula="of:=([.B1068]-[.B1067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7-04-30" calcext:value-type="date">
            <text:p>30/04/17</text:p>
          </table:table-cell>
          <table:table-cell office:value-type="float" office:value="971630" calcext:value-type="float">
            <text:p>971630</text:p>
          </table:table-cell>
          <table:table-cell table:formula="of:=([.B1069]-[.B1068])" office:value-type="float" office:value="915" calcext:value-type="float">
            <text:p>915</text:p>
          </table:table-cell>
        </table:table-row>
        <table:table-row table:style-name="ro1">
          <table:table-cell office:value-type="date" office:date-value="2017-05-01" calcext:value-type="date">
            <text:p>01/05/17</text:p>
          </table:table-cell>
          <table:table-cell office:value-type="float" office:value="972558" calcext:value-type="float">
            <text:p>972558</text:p>
          </table:table-cell>
          <table:table-cell table:formula="of:=([.B1070]-[.B1069])" office:value-type="float" office:value="928" calcext:value-type="float">
            <text:p>928</text:p>
          </table:table-cell>
        </table:table-row>
        <table:table-row table:style-name="ro1">
          <table:table-cell office:value-type="date" office:date-value="2017-05-02" calcext:value-type="date">
            <text:p>02/05/17</text:p>
          </table:table-cell>
          <table:table-cell office:value-type="float" office:value="973538" calcext:value-type="float">
            <text:p>973538</text:p>
          </table:table-cell>
          <table:table-cell table:formula="of:=([.B1071]-[.B1070])" office:value-type="float" office:value="980" calcext:value-type="float">
            <text:p>980</text:p>
          </table:table-cell>
        </table:table-row>
        <table:table-row table:style-name="ro1">
          <table:table-cell office:value-type="date" office:date-value="2017-05-03" calcext:value-type="date">
            <text:p>03/05/17</text:p>
          </table:table-cell>
          <table:table-cell office:value-type="float" office:value="974460" calcext:value-type="float">
            <text:p>974460</text:p>
          </table:table-cell>
          <table:table-cell table:formula="of:=([.B1072]-[.B1071])" office:value-type="float" office:value="922" calcext:value-type="float">
            <text:p>922</text:p>
          </table:table-cell>
        </table:table-row>
        <table:table-row table:style-name="ro1">
          <table:table-cell office:value-type="date" office:date-value="2017-05-04" calcext:value-type="date">
            <text:p>04/05/17</text:p>
          </table:table-cell>
          <table:table-cell office:value-type="float" office:value="975477" calcext:value-type="float">
            <text:p>975477</text:p>
          </table:table-cell>
          <table:table-cell table:formula="of:=([.B1073]-[.B1072])" office:value-type="float" office:value="1017" calcext:value-type="float">
            <text:p>1017</text:p>
          </table:table-cell>
        </table:table-row>
        <table:table-row table:style-name="ro1">
          <table:table-cell office:value-type="date" office:date-value="2017-05-05" calcext:value-type="date">
            <text:p>05/05/17</text:p>
          </table:table-cell>
          <table:table-cell office:value-type="float" office:value="976383" calcext:value-type="float">
            <text:p>976383</text:p>
          </table:table-cell>
          <table:table-cell table:formula="of:=([.B1074]-[.B1073])" office:value-type="float" office:value="906" calcext:value-type="float">
            <text:p>906</text:p>
          </table:table-cell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float" office:value="977355" calcext:value-type="float">
            <text:p>977355</text:p>
          </table:table-cell>
          <table:table-cell table:formula="of:=([.B1075]-[.B1074])" office:value-type="float" office:value="972" calcext:value-type="float">
            <text:p>972</text:p>
          </table:table-cell>
        </table:table-row>
        <table:table-row table:style-name="ro1">
          <table:table-cell office:value-type="date" office:date-value="2017-05-07" calcext:value-type="date">
            <text:p>07/05/17</text:p>
          </table:table-cell>
          <table:table-cell office:value-type="float" office:value="978272" calcext:value-type="float">
            <text:p>978272</text:p>
          </table:table-cell>
          <table:table-cell table:formula="of:=([.B1076]-[.B1075])" office:value-type="float" office:value="917" calcext:value-type="float">
            <text:p>917</text:p>
          </table:table-cell>
        </table:table-row>
        <table:table-row table:style-name="ro1">
          <table:table-cell office:value-type="date" office:date-value="2017-05-08" calcext:value-type="date">
            <text:p>08/05/17</text:p>
          </table:table-cell>
          <table:table-cell office:value-type="float" office:value="979238" calcext:value-type="float">
            <text:p>979238</text:p>
          </table:table-cell>
          <table:table-cell table:formula="of:=([.B1077]-[.B1076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7-05-09" calcext:value-type="date">
            <text:p>09/05/17</text:p>
          </table:table-cell>
          <table:table-cell office:value-type="float" office:value="980118" calcext:value-type="float">
            <text:p>980118</text:p>
          </table:table-cell>
          <table:table-cell table:formula="of:=([.B1078]-[.B1077])"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17-05-10" calcext:value-type="date">
            <text:p>10/05/17</text:p>
          </table:table-cell>
          <table:table-cell office:value-type="float" office:value="981111" calcext:value-type="float">
            <text:p>981111</text:p>
          </table:table-cell>
          <table:table-cell table:formula="of:=([.B1079]-[.B1078])" office:value-type="float" office:value="993" calcext:value-type="float">
            <text:p>993</text:p>
          </table:table-cell>
        </table:table-row>
        <table:table-row table:style-name="ro1">
          <table:table-cell office:value-type="date" office:date-value="2017-05-11" calcext:value-type="date">
            <text:p>11/05/17</text:p>
          </table:table-cell>
          <table:table-cell office:value-type="float" office:value="982092" calcext:value-type="float">
            <text:p>982092</text:p>
          </table:table-cell>
          <table:table-cell table:formula="of:=([.B1080]-[.B1079])" office:value-type="float" office:value="981" calcext:value-type="float">
            <text:p>981</text:p>
          </table:table-cell>
        </table:table-row>
        <table:table-row table:style-name="ro1">
          <table:table-cell office:value-type="date" office:date-value="2017-05-12" calcext:value-type="date">
            <text:p>12/05/17</text:p>
          </table:table-cell>
          <table:table-cell office:value-type="float" office:value="983030" calcext:value-type="float">
            <text:p>983030</text:p>
          </table:table-cell>
          <table:table-cell table:formula="of:=([.B1081]-[.B1080])" office:value-type="float" office:value="938" calcext:value-type="float">
            <text:p>938</text:p>
          </table:table-cell>
        </table:table-row>
        <table:table-row table:style-name="ro1">
          <table:table-cell office:value-type="date" office:date-value="2017-05-13" calcext:value-type="date">
            <text:p>13/05/17</text:p>
          </table:table-cell>
          <table:table-cell office:value-type="float" office:value="983911" calcext:value-type="float">
            <text:p>983911</text:p>
          </table:table-cell>
          <table:table-cell table:formula="of:=([.B1082]-[.B1081])"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17-05-14" calcext:value-type="date">
            <text:p>14/05/17</text:p>
          </table:table-cell>
          <table:table-cell office:value-type="float" office:value="984835" calcext:value-type="float">
            <text:p>984835</text:p>
          </table:table-cell>
          <table:table-cell table:formula="of:=([.B1083]-[.B1082])" office:value-type="float" office:value="924" calcext:value-type="float">
            <text:p>924</text:p>
          </table:table-cell>
        </table:table-row>
        <table:table-row table:style-name="ro1">
          <table:table-cell office:value-type="date" office:date-value="2017-05-15" calcext:value-type="date">
            <text:p>15/05/17</text:p>
          </table:table-cell>
          <table:table-cell office:value-type="float" office:value="985841" calcext:value-type="float">
            <text:p>985841</text:p>
          </table:table-cell>
          <table:table-cell table:formula="of:=([.B1084]-[.B1083])" office:value-type="float" office:value="1006" calcext:value-type="float">
            <text:p>1006</text:p>
          </table:table-cell>
        </table:table-row>
        <table:table-row table:style-name="ro1">
          <table:table-cell office:value-type="date" office:date-value="2017-05-16" calcext:value-type="date">
            <text:p>16/05/17</text:p>
          </table:table-cell>
          <table:table-cell office:value-type="float" office:value="986834" calcext:value-type="float">
            <text:p>986834</text:p>
          </table:table-cell>
          <table:table-cell table:formula="of:=([.B1085]-[.B1084])" office:value-type="float" office:value="993" calcext:value-type="float">
            <text:p>993</text:p>
          </table:table-cell>
        </table:table-row>
        <table:table-row table:style-name="ro1">
          <table:table-cell office:value-type="date" office:date-value="2017-05-17" calcext:value-type="date">
            <text:p>17/05/17</text:p>
          </table:table-cell>
          <table:table-cell office:value-type="float" office:value="987774" calcext:value-type="float">
            <text:p>987774</text:p>
          </table:table-cell>
          <table:table-cell table:formula="of:=([.B1086]-[.B1085])" office:value-type="float" office:value="940" calcext:value-type="float">
            <text:p>940</text:p>
          </table:table-cell>
        </table:table-row>
        <table:table-row table:style-name="ro1">
          <table:table-cell office:value-type="date" office:date-value="2017-05-18" calcext:value-type="date">
            <text:p>18/05/17</text:p>
          </table:table-cell>
          <table:table-cell office:value-type="float" office:value="988616" calcext:value-type="float">
            <text:p>988616</text:p>
          </table:table-cell>
          <table:table-cell table:formula="of:=([.B1087]-[.B1086])"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17-05-19" calcext:value-type="date">
            <text:p>19/05/17</text:p>
          </table:table-cell>
          <table:table-cell office:value-type="float" office:value="989545" calcext:value-type="float">
            <text:p>989545</text:p>
          </table:table-cell>
          <table:table-cell table:formula="of:=([.B1088]-[.B1087])" office:value-type="float" office:value="929" calcext:value-type="float">
            <text:p>929</text:p>
          </table:table-cell>
        </table:table-row>
        <table:table-row table:style-name="ro1">
          <table:table-cell office:value-type="date" office:date-value="2017-05-20" calcext:value-type="date">
            <text:p>20/05/17</text:p>
          </table:table-cell>
          <table:table-cell office:value-type="float" office:value="990635" calcext:value-type="float">
            <text:p>990635</text:p>
          </table:table-cell>
          <table:table-cell table:formula="of:=([.B1089]-[.B1088])"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17-05-21" calcext:value-type="date">
            <text:p>21/05/17</text:p>
          </table:table-cell>
          <table:table-cell office:value-type="float" office:value="991497" calcext:value-type="float">
            <text:p>991497</text:p>
          </table:table-cell>
          <table:table-cell table:formula="of:=([.B1090]-[.B1089])" office:value-type="float" office:value="862" calcext:value-type="float">
            <text:p>862</text:p>
          </table:table-cell>
        </table:table-row>
        <table:table-row table:style-name="ro1">
          <table:table-cell office:value-type="date" office:date-value="2017-05-22" calcext:value-type="date">
            <text:p>22/05/17</text:p>
          </table:table-cell>
          <table:table-cell office:value-type="float" office:value="992551" calcext:value-type="float">
            <text:p>992551</text:p>
          </table:table-cell>
          <table:table-cell table:formula="of:=([.B1091]-[.B1090])" office:value-type="float" office:value="1054" calcext:value-type="float">
            <text:p>1054</text:p>
          </table:table-cell>
        </table:table-row>
        <table:table-row table:style-name="ro1">
          <table:table-cell office:value-type="date" office:date-value="2017-05-23" calcext:value-type="date">
            <text:p>23/05/17</text:p>
          </table:table-cell>
          <table:table-cell office:value-type="float" office:value="993582" calcext:value-type="float">
            <text:p>993582</text:p>
          </table:table-cell>
          <table:table-cell table:formula="of:=([.B1092]-[.B1091])" office:value-type="float" office:value="1031" calcext:value-type="float">
            <text:p>1031</text:p>
          </table:table-cell>
        </table:table-row>
        <table:table-row table:style-name="ro1">
          <table:table-cell office:value-type="date" office:date-value="2017-05-24" calcext:value-type="date">
            <text:p>24/05/17</text:p>
          </table:table-cell>
          <table:table-cell office:value-type="float" office:value="994489" calcext:value-type="float">
            <text:p>994489</text:p>
          </table:table-cell>
          <table:table-cell table:formula="of:=([.B1093]-[.B1092])" office:value-type="float" office:value="907" calcext:value-type="float">
            <text:p>907</text:p>
          </table:table-cell>
        </table:table-row>
        <table:table-row table:style-name="ro1">
          <table:table-cell office:value-type="date" office:date-value="2017-05-25" calcext:value-type="date">
            <text:p>25/05/17</text:p>
          </table:table-cell>
          <table:table-cell office:value-type="float" office:value="995419" calcext:value-type="float">
            <text:p>995419</text:p>
          </table:table-cell>
          <table:table-cell table:formula="of:=([.B1094]-[.B1093])" office:value-type="float" office:value="930" calcext:value-type="float">
            <text:p>930</text:p>
          </table:table-cell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office:value-type="float" office:value="996403" calcext:value-type="float">
            <text:p>996403</text:p>
          </table:table-cell>
          <table:table-cell table:formula="of:=([.B1095]-[.B1094])" office:value-type="float" office:value="984" calcext:value-type="float">
            <text:p>984</text:p>
          </table:table-cell>
        </table:table-row>
        <table:table-row table:style-name="ro1">
          <table:table-cell office:value-type="date" office:date-value="2017-05-27" calcext:value-type="date">
            <text:p>27/05/17</text:p>
          </table:table-cell>
          <table:table-cell office:value-type="float" office:value="997362" calcext:value-type="float">
            <text:p>997362</text:p>
          </table:table-cell>
          <table:table-cell table:formula="of:=([.B1096]-[.B1095])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17-05-28" calcext:value-type="date">
            <text:p>28/05/17</text:p>
          </table:table-cell>
          <table:table-cell office:value-type="float" office:value="998300" calcext:value-type="float">
            <text:p>998300</text:p>
          </table:table-cell>
          <table:table-cell table:formula="of:=([.B1097]-[.B1096])" office:value-type="float" office:value="938" calcext:value-type="float">
            <text:p>938</text:p>
          </table:table-cell>
        </table:table-row>
        <table:table-row table:style-name="ro1">
          <table:table-cell office:value-type="date" office:date-value="2017-05-29" calcext:value-type="date">
            <text:p>29/05/17</text:p>
          </table:table-cell>
          <table:table-cell office:value-type="float" office:value="999369" calcext:value-type="float">
            <text:p>999369</text:p>
          </table:table-cell>
          <table:table-cell table:formula="of:=([.B1098]-[.B1097])" office:value-type="float" office:value="1069" calcext:value-type="float">
            <text:p>1069</text:p>
          </table:table-cell>
        </table:table-row>
        <table:table-row table:style-name="ro1">
          <table:table-cell office:value-type="date" office:date-value="2017-05-30" calcext:value-type="date">
            <text:p>30/05/17</text:p>
          </table:table-cell>
          <table:table-cell office:value-type="float" office:value="1000216" calcext:value-type="float">
            <text:p>1000216</text:p>
          </table:table-cell>
          <table:table-cell table:formula="of:=([.B1099]-[.B1098])"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17-05-31" calcext:value-type="date">
            <text:p>31/05/17</text:p>
          </table:table-cell>
          <table:table-cell office:value-type="float" office:value="1001192" calcext:value-type="float">
            <text:p>1001192</text:p>
          </table:table-cell>
          <table:table-cell table:formula="of:=([.B1100]-[.B1099])" office:value-type="float" office:value="976" calcext:value-type="float">
            <text:p>976</text:p>
          </table:table-cell>
        </table:table-row>
        <table:table-row table:style-name="ro1">
          <table:table-cell office:value-type="date" office:date-value="2017-06-01" calcext:value-type="date">
            <text:p>01/06/17</text:p>
          </table:table-cell>
          <table:table-cell office:value-type="float" office:value="1002123" calcext:value-type="float">
            <text:p>1002123</text:p>
          </table:table-cell>
          <table:table-cell table:formula="of:=([.B1101]-[.B1100])" office:value-type="float" office:value="931" calcext:value-type="float">
            <text:p>931</text:p>
          </table:table-cell>
        </table:table-row>
        <table:table-row table:style-name="ro1">
          <table:table-cell office:value-type="date" office:date-value="2017-06-02" calcext:value-type="date">
            <text:p>02/06/17</text:p>
          </table:table-cell>
          <table:table-cell office:value-type="float" office:value="1003133" calcext:value-type="float">
            <text:p>1003133</text:p>
          </table:table-cell>
          <table:table-cell table:formula="of:=([.B1102]-[.B1101])" office:value-type="float" office:value="1010" calcext:value-type="float">
            <text:p>1010</text:p>
          </table:table-cell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office:value-type="float" office:value="1004197" calcext:value-type="float">
            <text:p>1004197</text:p>
          </table:table-cell>
          <table:table-cell table:formula="of:=([.B1103]-[.B1102])" office:value-type="float" office:value="1064" calcext:value-type="float">
            <text:p>1064</text:p>
          </table:table-cell>
        </table:table-row>
        <table:table-row table:style-name="ro1">
          <table:table-cell office:value-type="date" office:date-value="2017-06-04" calcext:value-type="date">
            <text:p>04/06/17</text:p>
          </table:table-cell>
          <table:table-cell office:value-type="float" office:value="1005119" calcext:value-type="float">
            <text:p>1005119</text:p>
          </table:table-cell>
          <table:table-cell table:formula="of:=([.B1104]-[.B1103])" office:value-type="float" office:value="922" calcext:value-type="float">
            <text:p>922</text:p>
          </table:table-cell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office:value-type="float" office:value="1006057" calcext:value-type="float">
            <text:p>1006057</text:p>
          </table:table-cell>
          <table:table-cell table:formula="of:=([.B1105]-[.B1104])" office:value-type="float" office:value="938" calcext:value-type="float">
            <text:p>938</text:p>
          </table:table-cell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office:value-type="float" office:value="1007054" calcext:value-type="float">
            <text:p>1007054</text:p>
          </table:table-cell>
          <table:table-cell table:formula="of:=([.B1106]-[.B1105])" office:value-type="float" office:value="997" calcext:value-type="float">
            <text:p>997</text:p>
          </table:table-cell>
        </table:table-row>
        <table:table-row table:style-name="ro1">
          <table:table-cell office:value-type="date" office:date-value="2017-06-07" calcext:value-type="date">
            <text:p>07/06/17</text:p>
          </table:table-cell>
          <table:table-cell office:value-type="float" office:value="1007990" calcext:value-type="float">
            <text:p>1007990</text:p>
          </table:table-cell>
          <table:table-cell table:formula="of:=([.B1107]-[.B1106])" office:value-type="float" office:value="936" calcext:value-type="float">
            <text:p>936</text:p>
          </table:table-cell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office:value-type="float" office:value="1008966" calcext:value-type="float">
            <text:p>1008966</text:p>
          </table:table-cell>
          <table:table-cell table:formula="of:=([.B1108]-[.B1107])" office:value-type="float" office:value="976" calcext:value-type="float">
            <text:p>976</text:p>
          </table:table-cell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office:value-type="float" office:value="1009904" calcext:value-type="float">
            <text:p>1009904</text:p>
          </table:table-cell>
          <table:table-cell table:formula="of:=([.B1109]-[.B1108])" office:value-type="float" office:value="938" calcext:value-type="float">
            <text:p>938</text:p>
          </table:table-cell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office:value-type="float" office:value="1010824" calcext:value-type="float">
            <text:p>1010824</text:p>
          </table:table-cell>
          <table:table-cell table:formula="of:=([.B1110]-[.B1109])" office:value-type="float" office:value="920" calcext:value-type="float">
            <text:p>920</text:p>
          </table:table-cell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office:value-type="float" office:value="1011772" calcext:value-type="float">
            <text:p>1011772</text:p>
          </table:table-cell>
          <table:table-cell table:formula="of:=([.B1111]-[.B1110])"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office:value-type="float" office:value="1012768" calcext:value-type="float">
            <text:p>1012768</text:p>
          </table:table-cell>
          <table:table-cell table:formula="of:=([.B1112]-[.B1111])" office:value-type="float" office:value="996" calcext:value-type="float">
            <text:p>996</text:p>
          </table:table-cell>
        </table:table-row>
        <table:table-row table:style-name="ro1">
          <table:table-cell office:value-type="date" office:date-value="2017-06-13" calcext:value-type="date">
            <text:p>13/06/17</text:p>
          </table:table-cell>
          <table:table-cell office:value-type="float" office:value="1013707" calcext:value-type="float">
            <text:p>1013707</text:p>
          </table:table-cell>
          <table:table-cell table:formula="of:=([.B1113]-[.B1112])" office:value-type="float" office:value="939" calcext:value-type="float">
            <text:p>939</text:p>
          </table:table-cell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office:value-type="float" office:value="1014614" calcext:value-type="float">
            <text:p>1014614</text:p>
          </table:table-cell>
          <table:table-cell table:formula="of:=([.B1114]-[.B1113])" office:value-type="float" office:value="907" calcext:value-type="float">
            <text:p>907</text:p>
          </table:table-cell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office:value-type="float" office:value="1015592" calcext:value-type="float">
            <text:p>1015592</text:p>
          </table:table-cell>
          <table:table-cell table:formula="of:=([.B1115]-[.B1114])" office:value-type="float" office:value="978" calcext:value-type="float">
            <text:p>978</text:p>
          </table:table-cell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office:value-type="float" office:value="1016574" calcext:value-type="float">
            <text:p>1016574</text:p>
          </table:table-cell>
          <table:table-cell table:formula="of:=([.B1116]-[.B1115])" office:value-type="float" office:value="982" calcext:value-type="float">
            <text:p>982</text:p>
          </table:table-cell>
        </table:table-row>
        <table:table-row table:style-name="ro1">
          <table:table-cell office:value-type="date" office:date-value="2017-06-17" calcext:value-type="date">
            <text:p>17/06/17</text:p>
          </table:table-cell>
          <table:table-cell office:value-type="float" office:value="1017460" calcext:value-type="float">
            <text:p>1017460</text:p>
          </table:table-cell>
          <table:table-cell table:formula="of:=([.B1117]-[.B1116])"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17-06-18" calcext:value-type="date">
            <text:p>18/06/17</text:p>
          </table:table-cell>
          <table:table-cell office:value-type="float" office:value="1018343" calcext:value-type="float">
            <text:p>1018343</text:p>
          </table:table-cell>
          <table:table-cell table:formula="of:=([.B1118]-[.B1117])"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17-06-19" calcext:value-type="date">
            <text:p>19/06/17</text:p>
          </table:table-cell>
          <table:table-cell office:value-type="float" office:value="1019324" calcext:value-type="float">
            <text:p>1019324</text:p>
          </table:table-cell>
          <table:table-cell table:formula="of:=([.B1119]-[.B1118])" office:value-type="float" office:value="981" calcext:value-type="float">
            <text:p>981</text:p>
          </table:table-cell>
        </table:table-row>
        <table:table-row table:style-name="ro1">
          <table:table-cell office:value-type="date" office:date-value="2017-06-20" calcext:value-type="date">
            <text:p>20/06/17</text:p>
          </table:table-cell>
          <table:table-cell office:value-type="float" office:value="1020294" calcext:value-type="float">
            <text:p>1020294</text:p>
          </table:table-cell>
          <table:table-cell table:formula="of:=([.B1120]-[.B1119])" office:value-type="float" office:value="970" calcext:value-type="float">
            <text:p>970</text:p>
          </table:table-cell>
        </table:table-row>
        <table:table-row table:style-name="ro1">
          <table:table-cell office:value-type="date" office:date-value="2017-06-21" calcext:value-type="date">
            <text:p>21/06/17</text:p>
          </table:table-cell>
          <table:table-cell office:value-type="float" office:value="1021209" calcext:value-type="float">
            <text:p>1021209</text:p>
          </table:table-cell>
          <table:table-cell table:formula="of:=([.B1121]-[.B1120])" office:value-type="float" office:value="915" calcext:value-type="float">
            <text:p>915</text:p>
          </table:table-cell>
        </table:table-row>
        <table:table-row table:style-name="ro1">
          <table:table-cell office:value-type="date" office:date-value="2017-06-22" calcext:value-type="date">
            <text:p>22/06/17</text:p>
          </table:table-cell>
          <table:table-cell office:value-type="float" office:value="1022146" calcext:value-type="float">
            <text:p>1022146</text:p>
          </table:table-cell>
          <table:table-cell table:formula="of:=([.B1122]-[.B1121])" office:value-type="float" office:value="937" calcext:value-type="float">
            <text:p>937</text:p>
          </table:table-cell>
        </table:table-row>
        <table:table-row table:style-name="ro1">
          <table:table-cell office:value-type="date" office:date-value="2017-06-23" calcext:value-type="date">
            <text:p>23/06/17</text:p>
          </table:table-cell>
          <table:table-cell office:value-type="float" office:value="1023083" calcext:value-type="float">
            <text:p>1023083</text:p>
          </table:table-cell>
          <table:table-cell table:formula="of:=([.B1123]-[.B1122])" office:value-type="float" office:value="937" calcext:value-type="float">
            <text:p>937</text:p>
          </table:table-cell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float" office:value="1023982" calcext:value-type="float">
            <text:p>1023982</text:p>
          </table:table-cell>
          <table:table-cell table:formula="of:=([.B1124]-[.B1123])" office:value-type="float" office:value="899" calcext:value-type="float">
            <text:p>899</text:p>
          </table:table-cell>
        </table:table-row>
        <table:table-row table:style-name="ro1">
          <table:table-cell office:value-type="date" office:date-value="2017-06-25" calcext:value-type="date">
            <text:p>25/06/17</text:p>
          </table:table-cell>
          <table:table-cell office:value-type="float" office:value="1024932" calcext:value-type="float">
            <text:p>1024932</text:p>
          </table:table-cell>
          <table:table-cell table:formula="of:=([.B1125]-[.B1124])" office:value-type="float" office:value="950" calcext:value-type="float">
            <text:p>950</text:p>
          </table:table-cell>
        </table:table-row>
        <table:table-row table:style-name="ro1">
          <table:table-cell office:value-type="date" office:date-value="2017-06-26" calcext:value-type="date">
            <text:p>26/06/17</text:p>
          </table:table-cell>
          <table:table-cell office:value-type="float" office:value="1025933" calcext:value-type="float">
            <text:p>1025933</text:p>
          </table:table-cell>
          <table:table-cell table:formula="of:=([.B1126]-[.B1125])" office:value-type="float" office:value="1001" calcext:value-type="float">
            <text:p>1001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float" office:value="1026873" calcext:value-type="float">
            <text:p>1026873</text:p>
          </table:table-cell>
          <table:table-cell table:formula="of:=([.B1127]-[.B1126])" office:value-type="float" office:value="940" calcext:value-type="float">
            <text:p>940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float" office:value="1027811" calcext:value-type="float">
            <text:p>1027811</text:p>
          </table:table-cell>
          <table:table-cell table:formula="of:=([.B1128]-[.B1127])" office:value-type="float" office:value="938" calcext:value-type="float">
            <text:p>938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float" office:value="1028788" calcext:value-type="float">
            <text:p>1028788</text:p>
          </table:table-cell>
          <table:table-cell table:formula="of:=([.B1129]-[.B1128])" office:value-type="float" office:value="977" calcext:value-type="float">
            <text:p>977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float" office:value="1029735" calcext:value-type="float">
            <text:p>1029735</text:p>
          </table:table-cell>
          <table:table-cell table:formula="of:=([.B1130]-[.B1129])" office:value-type="float" office:value="947" calcext:value-type="float">
            <text:p>947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office:value-type="float" office:value="1030662" calcext:value-type="float">
            <text:p>1030662</text:p>
          </table:table-cell>
          <table:table-cell table:formula="of:=([.B1131]-[.B1130])" office:value-type="float" office:value="927" calcext:value-type="float">
            <text:p>927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 office:value-type="float" office:value="1031661" calcext:value-type="float">
            <text:p>1031661</text:p>
          </table:table-cell>
          <table:table-cell table:formula="of:=([.B1132]-[.B1131])" office:value-type="float" office:value="999" calcext:value-type="float">
            <text:p>999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float" office:value="1032551" calcext:value-type="float">
            <text:p>1032551</text:p>
          </table:table-cell>
          <table:table-cell table:formula="of:=([.B1133]-[.B1132])" office:value-type="float" office:value="890" calcext:value-type="float">
            <text:p>890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float" office:value="1033561" calcext:value-type="float">
            <text:p>1033561</text:p>
          </table:table-cell>
          <table:table-cell table:formula="of:=([.B1134]-[.B1133])" office:value-type="float" office:value="1010" calcext:value-type="float">
            <text:p>1010</text:p>
          </table:table-cell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 office:value-type="float" office:value="1034412" calcext:value-type="float">
            <text:p>1034412</text:p>
          </table:table-cell>
          <table:table-cell table:formula="of:=([.B1135]-[.B1134])" office:value-type="float" office:value="851" calcext:value-type="float">
            <text:p>851</text:p>
          </table:table-cell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float" office:value="1035475" calcext:value-type="float">
            <text:p>1035475</text:p>
          </table:table-cell>
          <table:table-cell table:formula="of:=([.B1136]-[.B1135])" office:value-type="float" office:value="1063" calcext:value-type="float">
            <text:p>1063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float" office:value="1036415" calcext:value-type="float">
            <text:p>1036415</text:p>
          </table:table-cell>
          <table:table-cell table:formula="of:=([.B1137]-[.B1136])" office:value-type="float" office:value="940" calcext:value-type="float">
            <text:p>940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float" office:value="1037327" calcext:value-type="float">
            <text:p>1037327</text:p>
          </table:table-cell>
          <table:table-cell table:formula="of:=([.B1138]-[.B1137])" office:value-type="float" office:value="912" calcext:value-type="float">
            <text:p>912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float" office:value="1038259" calcext:value-type="float">
            <text:p>1038259</text:p>
          </table:table-cell>
          <table:table-cell table:formula="of:=([.B1139]-[.B1138])" office:value-type="float" office:value="932" calcext:value-type="float">
            <text:p>932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float" office:value="1039171" calcext:value-type="float">
            <text:p>1039171</text:p>
          </table:table-cell>
          <table:table-cell table:formula="of:=([.B1140]-[.B1139])" office:value-type="float" office:value="912" calcext:value-type="float">
            <text:p>912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float" office:value="1040198" calcext:value-type="float">
            <text:p>1040198</text:p>
          </table:table-cell>
          <table:table-cell table:formula="of:=([.B1141]-[.B1140])" office:value-type="float" office:value="1027" calcext:value-type="float">
            <text:p>1027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float" office:value="1041204" calcext:value-type="float">
            <text:p>1041204</text:p>
          </table:table-cell>
          <table:table-cell table:formula="of:=([.B1142]-[.B1141])" office:value-type="float" office:value="1006" calcext:value-type="float">
            <text:p>1006</text:p>
          </table:table-cell>
        </table:table-row>
        <table:table-row table:style-name="ro1">
          <table:table-cell office:value-type="date" office:date-value="2017-07-13" calcext:value-type="date">
            <text:p>13/07/17</text:p>
          </table:table-cell>
          <table:table-cell office:value-type="float" office:value="1042124" calcext:value-type="float">
            <text:p>1042124</text:p>
          </table:table-cell>
          <table:table-cell table:formula="of:=([.B1143]-[.B1142])" office:value-type="float" office:value="920" calcext:value-type="float">
            <text:p>920</text:p>
          </table:table-cell>
        </table:table-row>
        <table:table-row table:style-name="ro1">
          <table:table-cell office:value-type="date" office:date-value="2017-07-14" calcext:value-type="date">
            <text:p>14/07/17</text:p>
          </table:table-cell>
          <table:table-cell office:value-type="float" office:value="1043145" calcext:value-type="float">
            <text:p>1043145</text:p>
          </table:table-cell>
          <table:table-cell table:formula="of:=([.B1144]-[.B1143])" office:value-type="float" office:value="1021" calcext:value-type="float">
            <text:p>1021</text:p>
          </table:table-cell>
        </table:table-row>
        <table:table-row table:style-name="ro1">
          <table:table-cell office:value-type="date" office:date-value="2017-07-15" calcext:value-type="date">
            <text:p>15/07/17</text:p>
          </table:table-cell>
          <table:table-cell office:value-type="float" office:value="1044012" calcext:value-type="float">
            <text:p>1044012</text:p>
          </table:table-cell>
          <table:table-cell table:formula="of:=([.B1145]-[.B1144])"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17-07-16" calcext:value-type="date">
            <text:p>16/07/17</text:p>
          </table:table-cell>
          <table:table-cell office:value-type="float" office:value="1045032" calcext:value-type="float">
            <text:p>1045032</text:p>
          </table:table-cell>
          <table:table-cell table:formula="of:=([.B1146]-[.B1145])" office:value-type="float" office:value="1020" calcext:value-type="float">
            <text:p>1020</text:p>
          </table:table-cell>
        </table:table-row>
        <table:table-row table:style-name="ro1">
          <table:table-cell office:value-type="date" office:date-value="2017-07-17" calcext:value-type="date">
            <text:p>17/07/17</text:p>
          </table:table-cell>
          <table:table-cell office:value-type="float" office:value="1045984" calcext:value-type="float">
            <text:p>1045984</text:p>
          </table:table-cell>
          <table:table-cell table:formula="of:=([.B1147]-[.B1146])"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17-07-18" calcext:value-type="date">
            <text:p>18/07/17</text:p>
          </table:table-cell>
          <table:table-cell office:value-type="float" office:value="1046916" calcext:value-type="float">
            <text:p>1046916</text:p>
          </table:table-cell>
          <table:table-cell table:formula="of:=([.B1148]-[.B1147])" office:value-type="float" office:value="932" calcext:value-type="float">
            <text:p>932</text:p>
          </table:table-cell>
        </table:table-row>
        <table:table-row table:style-name="ro1">
          <table:table-cell office:value-type="date" office:date-value="2017-07-19" calcext:value-type="date">
            <text:p>19/07/17</text:p>
          </table:table-cell>
          <table:table-cell office:value-type="float" office:value="1047889" calcext:value-type="float">
            <text:p>1047889</text:p>
          </table:table-cell>
          <table:table-cell table:formula="of:=([.B1149]-[.B1148])" office:value-type="float" office:value="973" calcext:value-type="float">
            <text:p>973</text:p>
          </table:table-cell>
        </table:table-row>
        <table:table-row table:style-name="ro1">
          <table:table-cell office:value-type="date" office:date-value="2017-07-20" calcext:value-type="date">
            <text:p>20/07/17</text:p>
          </table:table-cell>
          <table:table-cell office:value-type="float" office:value="1048875" calcext:value-type="float">
            <text:p>1048875</text:p>
          </table:table-cell>
          <table:table-cell table:formula="of:=([.B1150]-[.B1149])" office:value-type="float" office:value="986" calcext:value-type="float">
            <text:p>986</text:p>
          </table:table-cell>
        </table:table-row>
        <table:table-row table:style-name="ro1">
          <table:table-cell office:value-type="date" office:date-value="2017-07-21" calcext:value-type="date">
            <text:p>21/07/17</text:p>
          </table:table-cell>
          <table:table-cell office:value-type="float" office:value="1049834" calcext:value-type="float">
            <text:p>1049834</text:p>
          </table:table-cell>
          <table:table-cell table:formula="of:=([.B1151]-[.B1150])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17-07-22" calcext:value-type="date">
            <text:p>22/07/17</text:p>
          </table:table-cell>
          <table:table-cell office:value-type="float" office:value="1050752" calcext:value-type="float">
            <text:p>1050752</text:p>
          </table:table-cell>
          <table:table-cell table:formula="of:=([.B1152]-[.B1151])" office:value-type="float" office:value="918" calcext:value-type="float">
            <text:p>918</text:p>
          </table:table-cell>
        </table:table-row>
        <table:table-row table:style-name="ro1">
          <table:table-cell office:value-type="date" office:date-value="2017-07-23" calcext:value-type="date">
            <text:p>23/07/17</text:p>
          </table:table-cell>
          <table:table-cell office:value-type="float" office:value="1051718" calcext:value-type="float">
            <text:p>1051718</text:p>
          </table:table-cell>
          <table:table-cell table:formula="of:=([.B1153]-[.B1152])" office:value-type="float" office:value="966" calcext:value-type="float">
            <text:p>966</text:p>
          </table:table-cell>
        </table:table-row>
        <table:table-row table:style-name="ro1">
          <table:table-cell office:value-type="date" office:date-value="2017-07-24" calcext:value-type="date">
            <text:p>24/07/17</text:p>
          </table:table-cell>
          <table:table-cell office:value-type="float" office:value="1052681" calcext:value-type="float">
            <text:p>1052681</text:p>
          </table:table-cell>
          <table:table-cell table:formula="of:=([.B1154]-[.B1153])" office:value-type="float" office:value="963" calcext:value-type="float">
            <text:p>963</text:p>
          </table:table-cell>
        </table:table-row>
        <table:table-row table:style-name="ro1">
          <table:table-cell office:value-type="date" office:date-value="2017-07-25" calcext:value-type="date">
            <text:p>25/07/17</text:p>
          </table:table-cell>
          <table:table-cell office:value-type="float" office:value="1053646" calcext:value-type="float">
            <text:p>1053646</text:p>
          </table:table-cell>
          <table:table-cell table:formula="of:=([.B1155]-[.B1154])" office:value-type="float" office:value="965" calcext:value-type="float">
            <text:p>965</text:p>
          </table:table-cell>
        </table:table-row>
        <table:table-row table:style-name="ro1">
          <table:table-cell office:value-type="date" office:date-value="2017-07-26" calcext:value-type="date">
            <text:p>26/07/17</text:p>
          </table:table-cell>
          <table:table-cell office:value-type="float" office:value="1054689" calcext:value-type="float">
            <text:p>1054689</text:p>
          </table:table-cell>
          <table:table-cell table:formula="of:=([.B1156]-[.B1155])" office:value-type="float" office:value="1043" calcext:value-type="float">
            <text:p>1043</text:p>
          </table:table-cell>
        </table:table-row>
        <table:table-row table:style-name="ro1">
          <table:table-cell office:value-type="date" office:date-value="2017-07-27" calcext:value-type="date">
            <text:p>27/07/17</text:p>
          </table:table-cell>
          <table:table-cell office:value-type="float" office:value="1055630" calcext:value-type="float">
            <text:p>1055630</text:p>
          </table:table-cell>
          <table:table-cell table:formula="of:=([.B1157]-[.B1156])" office:value-type="float" office:value="941" calcext:value-type="float">
            <text:p>941</text:p>
          </table:table-cell>
        </table:table-row>
        <table:table-row table:style-name="ro1">
          <table:table-cell office:value-type="date" office:date-value="2017-07-28" calcext:value-type="date">
            <text:p>28/07/17</text:p>
          </table:table-cell>
          <table:table-cell office:value-type="float" office:value="1056588" calcext:value-type="float">
            <text:p>1056588</text:p>
          </table:table-cell>
          <table:table-cell table:formula="of:=([.B1158]-[.B1157])" office:value-type="float" office:value="958" calcext:value-type="float">
            <text:p>958</text:p>
          </table:table-cell>
        </table:table-row>
        <table:table-row table:style-name="ro1">
          <table:table-cell office:value-type="date" office:date-value="2017-07-29" calcext:value-type="date">
            <text:p>29/07/17</text:p>
          </table:table-cell>
          <table:table-cell office:value-type="float" office:value="1057599" calcext:value-type="float">
            <text:p>1057599</text:p>
          </table:table-cell>
          <table:table-cell table:formula="of:=([.B1159]-[.B1158])" office:value-type="float" office:value="1011" calcext:value-type="float">
            <text:p>1011</text:p>
          </table:table-cell>
        </table:table-row>
        <table:table-row table:style-name="ro1">
          <table:table-cell office:value-type="date" office:date-value="2017-07-30" calcext:value-type="date">
            <text:p>30/07/17</text:p>
          </table:table-cell>
          <table:table-cell office:value-type="float" office:value="1058477" calcext:value-type="float">
            <text:p>1058477</text:p>
          </table:table-cell>
          <table:table-cell table:formula="of:=([.B1160]-[.B1159])"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17-07-31" calcext:value-type="date">
            <text:p>31/07/17</text:p>
          </table:table-cell>
          <table:table-cell office:value-type="float" office:value="1059304" calcext:value-type="float">
            <text:p>1059304</text:p>
          </table:table-cell>
          <table:table-cell table:formula="of:=([.B1161]-[.B1160])" office:value-type="float" office:value="827" calcext:value-type="float">
            <text:p>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31T12:40:17.907922719</dc:date>
    <meta:editing-duration>PT3M47S</meta:editing-duration>
    <meta:editing-cycles>1</meta:editing-cycles>
    <meta:document-statistic meta:table-count="1" meta:cell-count="3482" meta:object-count="0"/>
    <meta:generator>LibreOffice/5.3.1.2$Linux_X86_64 LibreOffice_project/30m0$Build-2</meta:generator>
  </office:meta>
</office:document-meta>
</file>